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965in"/>
    </style:style>
    <style:style style:name="co2" style:family="table-column">
      <style:table-column-properties fo:break-before="auto" style:column-width="1.41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in"/>
    </style:style>
    <style:style style:name="co5" style:family="table-column">
      <style:table-column-properties fo:break-before="auto" style:column-width="1.5654in"/>
    </style:style>
    <style:style style:name="co6" style:family="table-column">
      <style:table-column-properties fo:break-before="auto" style:column-width="1.0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04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0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 style:data-style-name="N104">
      <style:table-cell-properties fo:background-color="#ffff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balancement daily" table:style-name="ta1">
        <table:shapes>
          <draw:frame draw:z-index="0" draw:style-name="gr1" draw:text-style-name="P1" svg:width="8.678in" svg:height="4.8in" svg:x="4.6803in" svg:y="0.4287in">
            <draw:object draw:notify-on-update-of-ranges="'Rebalancement daily'.B4:'Rebalancement daily'.B4 'Rebalancement daily'.B5:'Rebalancement daily'.B1000 'Rebalancement daily'.C4:'Rebalancement daily'.C4 'Rebalancement daily'.C5:'Rebalancement daily'.C10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APY</text:p>
          </table:table-cell>
          <table:table-cell table:style-name="ce3" office:value-type="percentage" office:value="0.3" calcext:value-type="percentage">
            <text:p>30%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investment</text:p>
          </table:table-cell>
          <table:table-cell table:style-name="ce4" office:value-type="currency" office:currency="USD" office:value="21000" calcext:value-type="currency">
            <text:p>$21,000.00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Jour</text:p>
          </table:table-cell>
          <table:table-cell table:style-name="ce1" office:value-type="string" calcext:value-type="string">
            <text:p>Interêt cumulé ($)</text:p>
          </table:table-cell>
          <table:table-cell table:style-name="ce1" office:value-type="string" calcext:value-type="string">
            <text:p>Linéaire ($)</text:p>
          </table:table-cell>
          <table:table-cell table:style-name="ce6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" office:value-type="float" office:value="21000" calcext:value-type="float">
            <text:p>21000.00</text:p>
          </table:table-cell>
          <table:table-cell table:formula="of:=[.B2]" office:value-type="float" office:value="21000" calcext:value-type="float">
            <text:p>21000.0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]+[.B5]*([.$B$1]/365)" office:value-type="float" office:value="21017.2602739726" calcext:value-type="float">
            <text:p>21017.26</text:p>
          </table:table-cell>
          <table:table-cell table:formula="of:=[.$C$5]+[.$C$5]*([.A6]-1)*[.$B$1]/365" office:value-type="float" office:value="21017.2602739726" calcext:value-type="float">
            <text:p>21017.2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6]+[.B6]*([.$B$1]/365)" office:value-type="float" office:value="21034.5347344718" calcext:value-type="float">
            <text:p>21034.53</text:p>
          </table:table-cell>
          <table:table-cell table:formula="of:=[.$C$5]+[.$C$5]*([.A7]-1)*[.$B$1]/365" office:value-type="float" office:value="21034.5205479452" calcext:value-type="float">
            <text:p>21034.52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]+[.B7]*([.$B$1]/365)" office:value-type="float" office:value="21051.8233931576" calcext:value-type="float">
            <text:p>21051.82</text:p>
          </table:table-cell>
          <table:table-cell table:formula="of:=[.$C$5]+[.$C$5]*([.A8]-1)*[.$B$1]/365" office:value-type="float" office:value="21051.7808219178" calcext:value-type="float">
            <text:p>21051.78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]+[.B8]*([.$B$1]/365)" office:value-type="float" office:value="21069.1262616999" calcext:value-type="float">
            <text:p>21069.13</text:p>
          </table:table-cell>
          <table:table-cell table:formula="of:=[.$C$5]+[.$C$5]*([.A9]-1)*[.$B$1]/365" office:value-type="float" office:value="21069.0410958904" calcext:value-type="float">
            <text:p>21069.04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9]+[.B9]*([.$B$1]/365)" office:value-type="float" office:value="21086.4433517781" calcext:value-type="float">
            <text:p>21086.44</text:p>
          </table:table-cell>
          <table:table-cell table:formula="of:=[.$C$5]+[.$C$5]*([.A10]-1)*[.$B$1]/365" office:value-type="float" office:value="21086.301369863" calcext:value-type="float">
            <text:p>21086.30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0]+[.B10]*([.$B$1]/365)" office:value-type="float" office:value="21103.7746750809" calcext:value-type="float">
            <text:p>21103.77</text:p>
          </table:table-cell>
          <table:table-cell table:formula="of:=[.$C$5]+[.$C$5]*([.A11]-1)*[.$B$1]/365" office:value-type="float" office:value="21103.5616438356" calcext:value-type="float">
            <text:p>21103.56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1]+[.B11]*([.$B$1]/365)" office:value-type="float" office:value="21121.120243307" calcext:value-type="float">
            <text:p>21121.12</text:p>
          </table:table-cell>
          <table:table-cell table:formula="of:=[.$C$5]+[.$C$5]*([.A12]-1)*[.$B$1]/365" office:value-type="float" office:value="21120.8219178082" calcext:value-type="float">
            <text:p>21120.82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2]+[.B12]*([.$B$1]/365)" office:value-type="float" office:value="21138.4800681645" calcext:value-type="float">
            <text:p>21138.48</text:p>
          </table:table-cell>
          <table:table-cell table:formula="of:=[.$C$5]+[.$C$5]*([.A13]-1)*[.$B$1]/365" office:value-type="float" office:value="21138.0821917808" calcext:value-type="float">
            <text:p>21138.08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3]+[.B13]*([.$B$1]/365)" office:value-type="float" office:value="21155.8541613712" calcext:value-type="float">
            <text:p>21155.85</text:p>
          </table:table-cell>
          <table:table-cell table:formula="of:=[.$C$5]+[.$C$5]*([.A14]-1)*[.$B$1]/365" office:value-type="float" office:value="21155.3424657534" calcext:value-type="float">
            <text:p>21155.34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4]+[.B14]*([.$B$1]/365)" office:value-type="float" office:value="21173.2425346545" calcext:value-type="float">
            <text:p>21173.24</text:p>
          </table:table-cell>
          <table:table-cell table:formula="of:=[.$C$5]+[.$C$5]*([.A15]-1)*[.$B$1]/365" office:value-type="float" office:value="21172.602739726" calcext:value-type="float">
            <text:p>21172.60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5]+[.B15]*([.$B$1]/365)" office:value-type="float" office:value="21190.6451997515" calcext:value-type="float">
            <text:p>21190.65</text:p>
          </table:table-cell>
          <table:table-cell table:formula="of:=[.$C$5]+[.$C$5]*([.A16]-1)*[.$B$1]/365" office:value-type="float" office:value="21189.8630136986" calcext:value-type="float">
            <text:p>21189.86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6]+[.B16]*([.$B$1]/365)" office:value-type="float" office:value="21208.0621684088" calcext:value-type="float">
            <text:p>21208.06</text:p>
          </table:table-cell>
          <table:table-cell table:formula="of:=[.$C$5]+[.$C$5]*([.A17]-1)*[.$B$1]/365" office:value-type="float" office:value="21207.1232876712" calcext:value-type="float">
            <text:p>21207.12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7]+[.B17]*([.$B$1]/365)" office:value-type="float" office:value="21225.4934523829" calcext:value-type="float">
            <text:p>21225.49</text:p>
          </table:table-cell>
          <table:table-cell table:formula="of:=[.$C$5]+[.$C$5]*([.A18]-1)*[.$B$1]/365" office:value-type="float" office:value="21224.3835616438" calcext:value-type="float">
            <text:p>21224.38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8]+[.B18]*([.$B$1]/365)" office:value-type="float" office:value="21242.9390634396" calcext:value-type="float">
            <text:p>21242.94</text:p>
          </table:table-cell>
          <table:table-cell table:formula="of:=[.$C$5]+[.$C$5]*([.A19]-1)*[.$B$1]/365" office:value-type="float" office:value="21241.6438356164" calcext:value-type="float">
            <text:p>21241.64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9]+[.B19]*([.$B$1]/365)" office:value-type="float" office:value="21260.3990133548" calcext:value-type="float">
            <text:p>21260.40</text:p>
          </table:table-cell>
          <table:table-cell table:formula="of:=[.$C$5]+[.$C$5]*([.A20]-1)*[.$B$1]/365" office:value-type="float" office:value="21258.904109589" calcext:value-type="float">
            <text:p>21258.90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0]+[.B20]*([.$B$1]/365)" office:value-type="float" office:value="21277.8733139137" calcext:value-type="float">
            <text:p>21277.87</text:p>
          </table:table-cell>
          <table:table-cell table:formula="of:=[.$C$5]+[.$C$5]*([.A21]-1)*[.$B$1]/365" office:value-type="float" office:value="21276.1643835616" calcext:value-type="float">
            <text:p>21276.16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1]+[.B21]*([.$B$1]/365)" office:value-type="float" office:value="21295.3619769114" calcext:value-type="float">
            <text:p>21295.36</text:p>
          </table:table-cell>
          <table:table-cell table:formula="of:=[.$C$5]+[.$C$5]*([.A22]-1)*[.$B$1]/365" office:value-type="float" office:value="21293.4246575342" calcext:value-type="float">
            <text:p>21293.42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2]+[.B22]*([.$B$1]/365)" office:value-type="float" office:value="21312.8650141527" calcext:value-type="float">
            <text:p>21312.87</text:p>
          </table:table-cell>
          <table:table-cell table:formula="of:=[.$C$5]+[.$C$5]*([.A23]-1)*[.$B$1]/365" office:value-type="float" office:value="21310.6849315069" calcext:value-type="float">
            <text:p>21310.68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3]+[.B23]*([.$B$1]/365)" office:value-type="float" office:value="21330.382437452" calcext:value-type="float">
            <text:p>21330.38</text:p>
          </table:table-cell>
          <table:table-cell table:formula="of:=[.$C$5]+[.$C$5]*([.A24]-1)*[.$B$1]/365" office:value-type="float" office:value="21327.9452054795" calcext:value-type="float">
            <text:p>21327.95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4]+[.B24]*([.$B$1]/365)" office:value-type="float" office:value="21347.9142586335" calcext:value-type="float">
            <text:p>21347.91</text:p>
          </table:table-cell>
          <table:table-cell table:formula="of:=[.$C$5]+[.$C$5]*([.A25]-1)*[.$B$1]/365" office:value-type="float" office:value="21345.2054794521" calcext:value-type="float">
            <text:p>21345.21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5]+[.B25]*([.$B$1]/365)" office:value-type="float" office:value="21365.460489531" calcext:value-type="float">
            <text:p>21365.46</text:p>
          </table:table-cell>
          <table:table-cell table:formula="of:=[.$C$5]+[.$C$5]*([.A26]-1)*[.$B$1]/365" office:value-type="float" office:value="21362.4657534247" calcext:value-type="float">
            <text:p>21362.47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6]+[.B26]*([.$B$1]/365)" office:value-type="float" office:value="21383.0211419882" calcext:value-type="float">
            <text:p>21383.02</text:p>
          </table:table-cell>
          <table:table-cell table:formula="of:=[.$C$5]+[.$C$5]*([.A27]-1)*[.$B$1]/365" office:value-type="float" office:value="21379.7260273973" calcext:value-type="float">
            <text:p>21379.73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7]+[.B27]*([.$B$1]/365)" office:value-type="float" office:value="21400.5962278583" calcext:value-type="float">
            <text:p>21400.60</text:p>
          </table:table-cell>
          <table:table-cell table:formula="of:=[.$C$5]+[.$C$5]*([.A28]-1)*[.$B$1]/365" office:value-type="float" office:value="21396.9863013699" calcext:value-type="float">
            <text:p>21396.99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8]+[.B28]*([.$B$1]/365)" office:value-type="float" office:value="21418.1857590045" calcext:value-type="float">
            <text:p>21418.19</text:p>
          </table:table-cell>
          <table:table-cell table:formula="of:=[.$C$5]+[.$C$5]*([.A29]-1)*[.$B$1]/365" office:value-type="float" office:value="21414.2465753425" calcext:value-type="float">
            <text:p>21414.25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9]+[.B29]*([.$B$1]/365)" office:value-type="float" office:value="21435.7897472995" calcext:value-type="float">
            <text:p>21435.79</text:p>
          </table:table-cell>
          <table:table-cell table:formula="of:=[.$C$5]+[.$C$5]*([.A30]-1)*[.$B$1]/365" office:value-type="float" office:value="21431.5068493151" calcext:value-type="float">
            <text:p>21431.51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0]+[.B30]*([.$B$1]/365)" office:value-type="float" office:value="21453.4082046261" calcext:value-type="float">
            <text:p>21453.41</text:p>
          </table:table-cell>
          <table:table-cell table:formula="of:=[.$C$5]+[.$C$5]*([.A31]-1)*[.$B$1]/365" office:value-type="float" office:value="21448.7671232877" calcext:value-type="float">
            <text:p>21448.77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1]+[.B31]*([.$B$1]/365)" office:value-type="float" office:value="21471.0411428765" calcext:value-type="float">
            <text:p>21471.04</text:p>
          </table:table-cell>
          <table:table-cell table:formula="of:=[.$C$5]+[.$C$5]*([.A32]-1)*[.$B$1]/365" office:value-type="float" office:value="21466.0273972603" calcext:value-type="float">
            <text:p>21466.03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2]+[.B32]*([.$B$1]/365)" office:value-type="float" office:value="21488.6885739528" calcext:value-type="float">
            <text:p>21488.69</text:p>
          </table:table-cell>
          <table:table-cell table:formula="of:=[.$C$5]+[.$C$5]*([.A33]-1)*[.$B$1]/365" office:value-type="float" office:value="21483.2876712329" calcext:value-type="float">
            <text:p>21483.29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3]+[.B33]*([.$B$1]/365)" office:value-type="float" office:value="21506.350509767" calcext:value-type="float">
            <text:p>21506.35</text:p>
          </table:table-cell>
          <table:table-cell table:formula="of:=[.$C$5]+[.$C$5]*([.A34]-1)*[.$B$1]/365" office:value-type="float" office:value="21500.5479452055" calcext:value-type="float">
            <text:p>21500.55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4]+[.B34]*([.$B$1]/365)" office:value-type="float" office:value="21524.0269622408" calcext:value-type="float">
            <text:p>21524.03</text:p>
          </table:table-cell>
          <table:table-cell table:formula="of:=[.$C$5]+[.$C$5]*([.A35]-1)*[.$B$1]/365" office:value-type="float" office:value="21517.8082191781" calcext:value-type="float">
            <text:p>21517.81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5]+[.B35]*([.$B$1]/365)" office:value-type="float" office:value="21541.7179433056" calcext:value-type="float">
            <text:p>21541.72</text:p>
          </table:table-cell>
          <table:table-cell table:formula="of:=[.$C$5]+[.$C$5]*([.A36]-1)*[.$B$1]/365" office:value-type="float" office:value="21535.0684931507" calcext:value-type="float">
            <text:p>21535.07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6]+[.B36]*([.$B$1]/365)" office:value-type="float" office:value="21559.4234649029" calcext:value-type="float">
            <text:p>21559.42</text:p>
          </table:table-cell>
          <table:table-cell table:formula="of:=[.$C$5]+[.$C$5]*([.A37]-1)*[.$B$1]/365" office:value-type="float" office:value="21552.3287671233" calcext:value-type="float">
            <text:p>21552.33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7]+[.B37]*([.$B$1]/365)" office:value-type="float" office:value="21577.1435389836" calcext:value-type="float">
            <text:p>21577.14</text:p>
          </table:table-cell>
          <table:table-cell table:formula="of:=[.$C$5]+[.$C$5]*([.A38]-1)*[.$B$1]/365" office:value-type="float" office:value="21569.5890410959" calcext:value-type="float">
            <text:p>21569.59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8]+[.B38]*([.$B$1]/365)" office:value-type="float" office:value="21594.8781775088" calcext:value-type="float">
            <text:p>21594.88</text:p>
          </table:table-cell>
          <table:table-cell table:formula="of:=[.$C$5]+[.$C$5]*([.A39]-1)*[.$B$1]/365" office:value-type="float" office:value="21586.8493150685" calcext:value-type="float">
            <text:p>21586.85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9]+[.B39]*([.$B$1]/365)" office:value-type="float" office:value="21612.6273924492" calcext:value-type="float">
            <text:p>21612.63</text:p>
          </table:table-cell>
          <table:table-cell table:formula="of:=[.$C$5]+[.$C$5]*([.A40]-1)*[.$B$1]/365" office:value-type="float" office:value="21604.1095890411" calcext:value-type="float">
            <text:p>21604.11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40]+[.B40]*([.$B$1]/365)" office:value-type="float" office:value="21630.3911957855" calcext:value-type="float">
            <text:p>21630.39</text:p>
          </table:table-cell>
          <table:table-cell table:formula="of:=[.$C$5]+[.$C$5]*([.A41]-1)*[.$B$1]/365" office:value-type="float" office:value="21621.3698630137" calcext:value-type="float">
            <text:p>21621.37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41]+[.B41]*([.$B$1]/365)" office:value-type="float" office:value="21648.1695995081" calcext:value-type="float">
            <text:p>21648.17</text:p>
          </table:table-cell>
          <table:table-cell table:formula="of:=[.$C$5]+[.$C$5]*([.A42]-1)*[.$B$1]/365" office:value-type="float" office:value="21638.6301369863" calcext:value-type="float">
            <text:p>21638.63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42]+[.B42]*([.$B$1]/365)" office:value-type="float" office:value="21665.9626156172" calcext:value-type="float">
            <text:p>21665.96</text:p>
          </table:table-cell>
          <table:table-cell table:formula="of:=[.$C$5]+[.$C$5]*([.A43]-1)*[.$B$1]/365" office:value-type="float" office:value="21655.8904109589" calcext:value-type="float">
            <text:p>21655.89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3]+[.B43]*([.$B$1]/365)" office:value-type="float" office:value="21683.7702561232" calcext:value-type="float">
            <text:p>21683.77</text:p>
          </table:table-cell>
          <table:table-cell table:formula="of:=[.$C$5]+[.$C$5]*([.A44]-1)*[.$B$1]/365" office:value-type="float" office:value="21673.1506849315" calcext:value-type="float">
            <text:p>21673.15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4]+[.B44]*([.$B$1]/365)" office:value-type="float" office:value="21701.5925330461" calcext:value-type="float">
            <text:p>21701.59</text:p>
          </table:table-cell>
          <table:table-cell table:formula="of:=[.$C$5]+[.$C$5]*([.A45]-1)*[.$B$1]/365" office:value-type="float" office:value="21690.4109589041" calcext:value-type="float">
            <text:p>21690.41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5]+[.B45]*([.$B$1]/365)" office:value-type="float" office:value="21719.4294584157" calcext:value-type="float">
            <text:p>21719.43</text:p>
          </table:table-cell>
          <table:table-cell table:formula="of:=[.$C$5]+[.$C$5]*([.A46]-1)*[.$B$1]/365" office:value-type="float" office:value="21707.6712328767" calcext:value-type="float">
            <text:p>21707.67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6]+[.B46]*([.$B$1]/365)" office:value-type="float" office:value="21737.2810442719" calcext:value-type="float">
            <text:p>21737.28</text:p>
          </table:table-cell>
          <table:table-cell table:formula="of:=[.$C$5]+[.$C$5]*([.A47]-1)*[.$B$1]/365" office:value-type="float" office:value="21724.9315068493" calcext:value-type="float">
            <text:p>21724.93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7]+[.B47]*([.$B$1]/365)" office:value-type="float" office:value="21755.1473026645" calcext:value-type="float">
            <text:p>21755.15</text:p>
          </table:table-cell>
          <table:table-cell table:formula="of:=[.$C$5]+[.$C$5]*([.A48]-1)*[.$B$1]/365" office:value-type="float" office:value="21742.1917808219" calcext:value-type="float">
            <text:p>21742.19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8]+[.B48]*([.$B$1]/365)" office:value-type="float" office:value="21773.028245653" calcext:value-type="float">
            <text:p>21773.03</text:p>
          </table:table-cell>
          <table:table-cell table:formula="of:=[.$C$5]+[.$C$5]*([.A49]-1)*[.$B$1]/365" office:value-type="float" office:value="21759.4520547945" calcext:value-type="float">
            <text:p>21759.45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9]+[.B49]*([.$B$1]/365)" office:value-type="float" office:value="21790.9238853069" calcext:value-type="float">
            <text:p>21790.92</text:p>
          </table:table-cell>
          <table:table-cell table:formula="of:=[.$C$5]+[.$C$5]*([.A50]-1)*[.$B$1]/365" office:value-type="float" office:value="21776.7123287671" calcext:value-type="float">
            <text:p>21776.71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50]+[.B50]*([.$B$1]/365)" office:value-type="float" office:value="21808.8342337058" calcext:value-type="float">
            <text:p>21808.83</text:p>
          </table:table-cell>
          <table:table-cell table:formula="of:=[.$C$5]+[.$C$5]*([.A51]-1)*[.$B$1]/365" office:value-type="float" office:value="21793.9726027397" calcext:value-type="float">
            <text:p>21793.97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51]+[.B51]*([.$B$1]/365)" office:value-type="float" office:value="21826.759302939" calcext:value-type="float">
            <text:p>21826.76</text:p>
          </table:table-cell>
          <table:table-cell table:formula="of:=[.$C$5]+[.$C$5]*([.A52]-1)*[.$B$1]/365" office:value-type="float" office:value="21811.2328767123" calcext:value-type="float">
            <text:p>21811.23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52]+[.B52]*([.$B$1]/365)" office:value-type="float" office:value="21844.6991051058" calcext:value-type="float">
            <text:p>21844.70</text:p>
          </table:table-cell>
          <table:table-cell table:formula="of:=[.$C$5]+[.$C$5]*([.A53]-1)*[.$B$1]/365" office:value-type="float" office:value="21828.4931506849" calcext:value-type="float">
            <text:p>21828.49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53]+[.B53]*([.$B$1]/365)" office:value-type="float" office:value="21862.6536523155" calcext:value-type="float">
            <text:p>21862.65</text:p>
          </table:table-cell>
          <table:table-cell table:formula="of:=[.$C$5]+[.$C$5]*([.A54]-1)*[.$B$1]/365" office:value-type="float" office:value="21845.7534246575" calcext:value-type="float">
            <text:p>21845.75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4]+[.B54]*([.$B$1]/365)" office:value-type="float" office:value="21880.6229566872" calcext:value-type="float">
            <text:p>21880.62</text:p>
          </table:table-cell>
          <table:table-cell table:formula="of:=[.$C$5]+[.$C$5]*([.A55]-1)*[.$B$1]/365" office:value-type="float" office:value="21863.0136986301" calcext:value-type="float">
            <text:p>21863.01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5]+[.B55]*([.$B$1]/365)" office:value-type="float" office:value="21898.6070303503" calcext:value-type="float">
            <text:p>21898.61</text:p>
          </table:table-cell>
          <table:table-cell table:formula="of:=[.$C$5]+[.$C$5]*([.A56]-1)*[.$B$1]/365" office:value-type="float" office:value="21880.2739726027" calcext:value-type="float">
            <text:p>21880.27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6]+[.B56]*([.$B$1]/365)" office:value-type="float" office:value="21916.6058854437" calcext:value-type="float">
            <text:p>21916.61</text:p>
          </table:table-cell>
          <table:table-cell table:formula="of:=[.$C$5]+[.$C$5]*([.A57]-1)*[.$B$1]/365" office:value-type="float" office:value="21897.5342465753" calcext:value-type="float">
            <text:p>21897.53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7]+[.B57]*([.$B$1]/365)" office:value-type="float" office:value="21934.6195341167" calcext:value-type="float">
            <text:p>21934.62</text:p>
          </table:table-cell>
          <table:table-cell table:formula="of:=[.$C$5]+[.$C$5]*([.A58]-1)*[.$B$1]/365" office:value-type="float" office:value="21914.7945205479" calcext:value-type="float">
            <text:p>21914.79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8]+[.B58]*([.$B$1]/365)" office:value-type="float" office:value="21952.6479885283" calcext:value-type="float">
            <text:p>21952.65</text:p>
          </table:table-cell>
          <table:table-cell table:formula="of:=[.$C$5]+[.$C$5]*([.A59]-1)*[.$B$1]/365" office:value-type="float" office:value="21932.0547945205" calcext:value-type="float">
            <text:p>21932.05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9]+[.B59]*([.$B$1]/365)" office:value-type="float" office:value="21970.6912608476" calcext:value-type="float">
            <text:p>21970.69</text:p>
          </table:table-cell>
          <table:table-cell table:formula="of:=[.$C$5]+[.$C$5]*([.A60]-1)*[.$B$1]/365" office:value-type="float" office:value="21949.3150684931" calcext:value-type="float">
            <text:p>21949.32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60]+[.B60]*([.$B$1]/365)" office:value-type="float" office:value="21988.7493632538" calcext:value-type="float">
            <text:p>21988.75</text:p>
          </table:table-cell>
          <table:table-cell table:formula="of:=[.$C$5]+[.$C$5]*([.A61]-1)*[.$B$1]/365" office:value-type="float" office:value="21966.5753424657" calcext:value-type="float">
            <text:p>21966.58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61]+[.B61]*([.$B$1]/365)" office:value-type="float" office:value="22006.8223079359" calcext:value-type="float">
            <text:p>22006.82</text:p>
          </table:table-cell>
          <table:table-cell table:formula="of:=[.$C$5]+[.$C$5]*([.A62]-1)*[.$B$1]/365" office:value-type="float" office:value="21983.8356164384" calcext:value-type="float">
            <text:p>21983.84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62]+[.B62]*([.$B$1]/365)" office:value-type="float" office:value="22024.9101070931" calcext:value-type="float">
            <text:p>22024.91</text:p>
          </table:table-cell>
          <table:table-cell table:formula="of:=[.$C$5]+[.$C$5]*([.A63]-1)*[.$B$1]/365" office:value-type="float" office:value="22001.095890411" calcext:value-type="float">
            <text:p>22001.10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63]+[.B63]*([.$B$1]/365)" office:value-type="float" office:value="22043.0127729346" calcext:value-type="float">
            <text:p>22043.01</text:p>
          </table:table-cell>
          <table:table-cell table:formula="of:=[.$C$5]+[.$C$5]*([.A64]-1)*[.$B$1]/365" office:value-type="float" office:value="22018.3561643836" calcext:value-type="float">
            <text:p>22018.36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4]+[.B64]*([.$B$1]/365)" office:value-type="float" office:value="22061.1303176795" calcext:value-type="float">
            <text:p>22061.13</text:p>
          </table:table-cell>
          <table:table-cell table:formula="of:=[.$C$5]+[.$C$5]*([.A65]-1)*[.$B$1]/365" office:value-type="float" office:value="22035.6164383562" calcext:value-type="float">
            <text:p>22035.62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5]+[.B65]*([.$B$1]/365)" office:value-type="float" office:value="22079.262753557" calcext:value-type="float">
            <text:p>22079.26</text:p>
          </table:table-cell>
          <table:table-cell table:formula="of:=[.$C$5]+[.$C$5]*([.A66]-1)*[.$B$1]/365" office:value-type="float" office:value="22052.8767123288" calcext:value-type="float">
            <text:p>22052.88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6]+[.B66]*([.$B$1]/365)" office:value-type="float" office:value="22097.4100928065" calcext:value-type="float">
            <text:p>22097.41</text:p>
          </table:table-cell>
          <table:table-cell table:formula="of:=[.$C$5]+[.$C$5]*([.A67]-1)*[.$B$1]/365" office:value-type="float" office:value="22070.1369863014" calcext:value-type="float">
            <text:p>22070.14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7]+[.B67]*([.$B$1]/365)" office:value-type="float" office:value="22115.5723476773" calcext:value-type="float">
            <text:p>22115.57</text:p>
          </table:table-cell>
          <table:table-cell table:formula="of:=[.$C$5]+[.$C$5]*([.A68]-1)*[.$B$1]/365" office:value-type="float" office:value="22087.397260274" calcext:value-type="float">
            <text:p>22087.40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8]+[.B68]*([.$B$1]/365)" office:value-type="float" office:value="22133.7495304288" calcext:value-type="float">
            <text:p>22133.75</text:p>
          </table:table-cell>
          <table:table-cell table:formula="of:=[.$C$5]+[.$C$5]*([.A69]-1)*[.$B$1]/365" office:value-type="float" office:value="22104.6575342466" calcext:value-type="float">
            <text:p>22104.66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9]+[.B69]*([.$B$1]/365)" office:value-type="float" office:value="22151.9416533305" calcext:value-type="float">
            <text:p>22151.94</text:p>
          </table:table-cell>
          <table:table-cell table:formula="of:=[.$C$5]+[.$C$5]*([.A70]-1)*[.$B$1]/365" office:value-type="float" office:value="22121.9178082192" calcext:value-type="float">
            <text:p>22121.92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70]+[.B70]*([.$B$1]/365)" office:value-type="float" office:value="22170.148728662" calcext:value-type="float">
            <text:p>22170.15</text:p>
          </table:table-cell>
          <table:table-cell table:formula="of:=[.$C$5]+[.$C$5]*([.A71]-1)*[.$B$1]/365" office:value-type="float" office:value="22139.1780821918" calcext:value-type="float">
            <text:p>22139.18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71]+[.B71]*([.$B$1]/365)" office:value-type="float" office:value="22188.370768713" calcext:value-type="float">
            <text:p>22188.37</text:p>
          </table:table-cell>
          <table:table-cell table:formula="of:=[.$C$5]+[.$C$5]*([.A72]-1)*[.$B$1]/365" office:value-type="float" office:value="22156.4383561644" calcext:value-type="float">
            <text:p>22156.44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72]+[.B72]*([.$B$1]/365)" office:value-type="float" office:value="22206.6077857832" calcext:value-type="float">
            <text:p>22206.61</text:p>
          </table:table-cell>
          <table:table-cell table:formula="of:=[.$C$5]+[.$C$5]*([.A73]-1)*[.$B$1]/365" office:value-type="float" office:value="22173.698630137" calcext:value-type="float">
            <text:p>22173.70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73]+[.B73]*([.$B$1]/365)" office:value-type="float" office:value="22224.8597921824" calcext:value-type="float">
            <text:p>22224.86</text:p>
          </table:table-cell>
          <table:table-cell table:formula="of:=[.$C$5]+[.$C$5]*([.A74]-1)*[.$B$1]/365" office:value-type="float" office:value="22190.9589041096" calcext:value-type="float">
            <text:p>22190.96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4]+[.B74]*([.$B$1]/365)" office:value-type="float" office:value="22243.1268002308" calcext:value-type="float">
            <text:p>22243.13</text:p>
          </table:table-cell>
          <table:table-cell table:formula="of:=[.$C$5]+[.$C$5]*([.A75]-1)*[.$B$1]/365" office:value-type="float" office:value="22208.2191780822" calcext:value-type="float">
            <text:p>22208.22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5]+[.B75]*([.$B$1]/365)" office:value-type="float" office:value="22261.4088222584" calcext:value-type="float">
            <text:p>22261.41</text:p>
          </table:table-cell>
          <table:table-cell table:formula="of:=[.$C$5]+[.$C$5]*([.A76]-1)*[.$B$1]/365" office:value-type="float" office:value="22225.4794520548" calcext:value-type="float">
            <text:p>22225.48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6]+[.B76]*([.$B$1]/365)" office:value-type="float" office:value="22279.7058706055" calcext:value-type="float">
            <text:p>22279.71</text:p>
          </table:table-cell>
          <table:table-cell table:formula="of:=[.$C$5]+[.$C$5]*([.A77]-1)*[.$B$1]/365" office:value-type="float" office:value="22242.7397260274" calcext:value-type="float">
            <text:p>22242.74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7]+[.B77]*([.$B$1]/365)" office:value-type="float" office:value="22298.0179576224" calcext:value-type="float">
            <text:p>22298.02</text:p>
          </table:table-cell>
          <table:table-cell table:formula="of:=[.$C$5]+[.$C$5]*([.A78]-1)*[.$B$1]/365" office:value-type="float" office:value="22260" calcext:value-type="float">
            <text:p>22260.00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8]+[.B78]*([.$B$1]/365)" office:value-type="float" office:value="22316.3450956698" calcext:value-type="float">
            <text:p>22316.35</text:p>
          </table:table-cell>
          <table:table-cell table:formula="of:=[.$C$5]+[.$C$5]*([.A79]-1)*[.$B$1]/365" office:value-type="float" office:value="22277.2602739726" calcext:value-type="float">
            <text:p>22277.26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9]+[.B79]*([.$B$1]/365)" office:value-type="float" office:value="22334.6872971183" calcext:value-type="float">
            <text:p>22334.69</text:p>
          </table:table-cell>
          <table:table-cell table:formula="of:=[.$C$5]+[.$C$5]*([.A80]-1)*[.$B$1]/365" office:value-type="float" office:value="22294.5205479452" calcext:value-type="float">
            <text:p>22294.52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80]+[.B80]*([.$B$1]/365)" office:value-type="float" office:value="22353.0445743488" calcext:value-type="float">
            <text:p>22353.04</text:p>
          </table:table-cell>
          <table:table-cell table:formula="of:=[.$C$5]+[.$C$5]*([.A81]-1)*[.$B$1]/365" office:value-type="float" office:value="22311.7808219178" calcext:value-type="float">
            <text:p>22311.78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81]+[.B81]*([.$B$1]/365)" office:value-type="float" office:value="22371.4169397523" calcext:value-type="float">
            <text:p>22371.42</text:p>
          </table:table-cell>
          <table:table-cell table:formula="of:=[.$C$5]+[.$C$5]*([.A82]-1)*[.$B$1]/365" office:value-type="float" office:value="22329.0410958904" calcext:value-type="float">
            <text:p>22329.04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82]+[.B82]*([.$B$1]/365)" office:value-type="float" office:value="22389.8044057302" calcext:value-type="float">
            <text:p>22389.80</text:p>
          </table:table-cell>
          <table:table-cell table:formula="of:=[.$C$5]+[.$C$5]*([.A83]-1)*[.$B$1]/365" office:value-type="float" office:value="22346.301369863" calcext:value-type="float">
            <text:p>22346.30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83]+[.B83]*([.$B$1]/365)" office:value-type="float" office:value="22408.2069846938" calcext:value-type="float">
            <text:p>22408.21</text:p>
          </table:table-cell>
          <table:table-cell table:formula="of:=[.$C$5]+[.$C$5]*([.A84]-1)*[.$B$1]/365" office:value-type="float" office:value="22363.5616438356" calcext:value-type="float">
            <text:p>22363.56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4]+[.B84]*([.$B$1]/365)" office:value-type="float" office:value="22426.6246890648" calcext:value-type="float">
            <text:p>22426.62</text:p>
          </table:table-cell>
          <table:table-cell table:formula="of:=[.$C$5]+[.$C$5]*([.A85]-1)*[.$B$1]/365" office:value-type="float" office:value="22380.8219178082" calcext:value-type="float">
            <text:p>22380.82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5]+[.B85]*([.$B$1]/365)" office:value-type="float" office:value="22445.057531275" calcext:value-type="float">
            <text:p>22445.06</text:p>
          </table:table-cell>
          <table:table-cell table:formula="of:=[.$C$5]+[.$C$5]*([.A86]-1)*[.$B$1]/365" office:value-type="float" office:value="22398.0821917808" calcext:value-type="float">
            <text:p>22398.08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6]+[.B86]*([.$B$1]/365)" office:value-type="float" office:value="22463.5055237665" calcext:value-type="float">
            <text:p>22463.51</text:p>
          </table:table-cell>
          <table:table-cell table:formula="of:=[.$C$5]+[.$C$5]*([.A87]-1)*[.$B$1]/365" office:value-type="float" office:value="22415.3424657534" calcext:value-type="float">
            <text:p>22415.34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7]+[.B87]*([.$B$1]/365)" office:value-type="float" office:value="22481.9686789915" calcext:value-type="float">
            <text:p>22481.97</text:p>
          </table:table-cell>
          <table:table-cell table:formula="of:=[.$C$5]+[.$C$5]*([.A88]-1)*[.$B$1]/365" office:value-type="float" office:value="22432.602739726" calcext:value-type="float">
            <text:p>22432.60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8]+[.B88]*([.$B$1]/365)" office:value-type="float" office:value="22500.4470094126" calcext:value-type="float">
            <text:p>22500.45</text:p>
          </table:table-cell>
          <table:table-cell table:formula="of:=[.$C$5]+[.$C$5]*([.A89]-1)*[.$B$1]/365" office:value-type="float" office:value="22449.8630136986" calcext:value-type="float">
            <text:p>22449.86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9]+[.B89]*([.$B$1]/365)" office:value-type="float" office:value="22518.9405275025" calcext:value-type="float">
            <text:p>22518.94</text:p>
          </table:table-cell>
          <table:table-cell table:formula="of:=[.$C$5]+[.$C$5]*([.A90]-1)*[.$B$1]/365" office:value-type="float" office:value="22467.1232876712" calcext:value-type="float">
            <text:p>22467.12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90]+[.B90]*([.$B$1]/365)" office:value-type="float" office:value="22537.4492457443" calcext:value-type="float">
            <text:p>22537.45</text:p>
          </table:table-cell>
          <table:table-cell table:formula="of:=[.$C$5]+[.$C$5]*([.A91]-1)*[.$B$1]/365" office:value-type="float" office:value="22484.3835616438" calcext:value-type="float">
            <text:p>22484.38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91]+[.B91]*([.$B$1]/365)" office:value-type="float" office:value="22555.9731766312" calcext:value-type="float">
            <text:p>22555.97</text:p>
          </table:table-cell>
          <table:table-cell table:formula="of:=[.$C$5]+[.$C$5]*([.A92]-1)*[.$B$1]/365" office:value-type="float" office:value="22501.6438356164" calcext:value-type="float">
            <text:p>22501.64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92]+[.B92]*([.$B$1]/365)" office:value-type="float" office:value="22574.5123326668" calcext:value-type="float">
            <text:p>22574.51</text:p>
          </table:table-cell>
          <table:table-cell table:formula="of:=[.$C$5]+[.$C$5]*([.A93]-1)*[.$B$1]/365" office:value-type="float" office:value="22518.904109589" calcext:value-type="float">
            <text:p>22518.90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93]+[.B93]*([.$B$1]/365)" office:value-type="float" office:value="22593.0667263649" calcext:value-type="float">
            <text:p>22593.07</text:p>
          </table:table-cell>
          <table:table-cell table:formula="of:=[.$C$5]+[.$C$5]*([.A94]-1)*[.$B$1]/365" office:value-type="float" office:value="22536.1643835616" calcext:value-type="float">
            <text:p>22536.16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4]+[.B94]*([.$B$1]/365)" office:value-type="float" office:value="22611.6363702495" calcext:value-type="float">
            <text:p>22611.64</text:p>
          </table:table-cell>
          <table:table-cell table:formula="of:=[.$C$5]+[.$C$5]*([.A95]-1)*[.$B$1]/365" office:value-type="float" office:value="22553.4246575342" calcext:value-type="float">
            <text:p>22553.42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5]+[.B95]*([.$B$1]/365)" office:value-type="float" office:value="22630.2212768552" calcext:value-type="float">
            <text:p>22630.22</text:p>
          </table:table-cell>
          <table:table-cell table:formula="of:=[.$C$5]+[.$C$5]*([.A96]-1)*[.$B$1]/365" office:value-type="float" office:value="22570.6849315068" calcext:value-type="float">
            <text:p>22570.68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6]+[.B96]*([.$B$1]/365)" office:value-type="float" office:value="22648.8214587266" calcext:value-type="float">
            <text:p>22648.82</text:p>
          </table:table-cell>
          <table:table-cell table:formula="of:=[.$C$5]+[.$C$5]*([.A97]-1)*[.$B$1]/365" office:value-type="float" office:value="22587.9452054795" calcext:value-type="float">
            <text:p>22587.95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7]+[.B97]*([.$B$1]/365)" office:value-type="float" office:value="22667.4369284187" calcext:value-type="float">
            <text:p>22667.44</text:p>
          </table:table-cell>
          <table:table-cell table:formula="of:=[.$C$5]+[.$C$5]*([.A98]-1)*[.$B$1]/365" office:value-type="float" office:value="22605.2054794521" calcext:value-type="float">
            <text:p>22605.21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8]+[.B98]*([.$B$1]/365)" office:value-type="float" office:value="22686.0676984969" calcext:value-type="float">
            <text:p>22686.07</text:p>
          </table:table-cell>
          <table:table-cell table:formula="of:=[.$C$5]+[.$C$5]*([.A99]-1)*[.$B$1]/365" office:value-type="float" office:value="22622.4657534247" calcext:value-type="float">
            <text:p>22622.47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99]+[.B99]*([.$B$1]/365)" office:value-type="float" office:value="22704.7137815367" calcext:value-type="float">
            <text:p>22704.71</text:p>
          </table:table-cell>
          <table:table-cell table:formula="of:=[.$C$5]+[.$C$5]*([.A100]-1)*[.$B$1]/365" office:value-type="float" office:value="22639.7260273973" calcext:value-type="float">
            <text:p>22639.73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100]+[.B100]*([.$B$1]/365)" office:value-type="float" office:value="22723.3751901243" calcext:value-type="float">
            <text:p>22723.38</text:p>
          </table:table-cell>
          <table:table-cell table:formula="of:=[.$C$5]+[.$C$5]*([.A101]-1)*[.$B$1]/365" office:value-type="float" office:value="22656.9863013699" calcext:value-type="float">
            <text:p>22656.99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101]+[.B101]*([.$B$1]/365)" office:value-type="float" office:value="22742.0519368559" calcext:value-type="float">
            <text:p>22742.05</text:p>
          </table:table-cell>
          <table:table-cell table:formula="of:=[.$C$5]+[.$C$5]*([.A102]-1)*[.$B$1]/365" office:value-type="float" office:value="22674.2465753425" calcext:value-type="float">
            <text:p>22674.25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102]+[.B102]*([.$B$1]/365)" office:value-type="float" office:value="22760.7440343382" calcext:value-type="float">
            <text:p>22760.74</text:p>
          </table:table-cell>
          <table:table-cell table:formula="of:=[.$C$5]+[.$C$5]*([.A103]-1)*[.$B$1]/365" office:value-type="float" office:value="22691.5068493151" calcext:value-type="float">
            <text:p>22691.5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03]+[.B103]*([.$B$1]/365)" office:value-type="float" office:value="22779.4514951884" calcext:value-type="float">
            <text:p>22779.45</text:p>
          </table:table-cell>
          <table:table-cell table:formula="of:=[.$C$5]+[.$C$5]*([.A104]-1)*[.$B$1]/365" office:value-type="float" office:value="22708.7671232877" calcext:value-type="float">
            <text:p>22708.77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04]+[.B104]*([.$B$1]/365)" office:value-type="float" office:value="22798.1743320338" calcext:value-type="float">
            <text:p>22798.17</text:p>
          </table:table-cell>
          <table:table-cell table:formula="of:=[.$C$5]+[.$C$5]*([.A105]-1)*[.$B$1]/365" office:value-type="float" office:value="22726.0273972603" calcext:value-type="float">
            <text:p>22726.03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05]+[.B105]*([.$B$1]/365)" office:value-type="float" office:value="22816.9125575121" calcext:value-type="float">
            <text:p>22816.91</text:p>
          </table:table-cell>
          <table:table-cell table:formula="of:=[.$C$5]+[.$C$5]*([.A106]-1)*[.$B$1]/365" office:value-type="float" office:value="22743.2876712329" calcext:value-type="float">
            <text:p>22743.29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06]+[.B106]*([.$B$1]/365)" office:value-type="float" office:value="22835.6661842717" calcext:value-type="float">
            <text:p>22835.67</text:p>
          </table:table-cell>
          <table:table-cell table:formula="of:=[.$C$5]+[.$C$5]*([.A107]-1)*[.$B$1]/365" office:value-type="float" office:value="22760.5479452055" calcext:value-type="float">
            <text:p>22760.55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07]+[.B107]*([.$B$1]/365)" office:value-type="float" office:value="22854.4352249711" calcext:value-type="float">
            <text:p>22854.44</text:p>
          </table:table-cell>
          <table:table-cell table:formula="of:=[.$C$5]+[.$C$5]*([.A108]-1)*[.$B$1]/365" office:value-type="float" office:value="22777.8082191781" calcext:value-type="float">
            <text:p>22777.81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08]+[.B108]*([.$B$1]/365)" office:value-type="float" office:value="22873.2196922793" calcext:value-type="float">
            <text:p>22873.22</text:p>
          </table:table-cell>
          <table:table-cell table:formula="of:=[.$C$5]+[.$C$5]*([.A109]-1)*[.$B$1]/365" office:value-type="float" office:value="22795.0684931507" calcext:value-type="float">
            <text:p>22795.07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09]+[.B109]*([.$B$1]/365)" office:value-type="float" office:value="22892.0195988757" calcext:value-type="float">
            <text:p>22892.02</text:p>
          </table:table-cell>
          <table:table-cell table:formula="of:=[.$C$5]+[.$C$5]*([.A110]-1)*[.$B$1]/365" office:value-type="float" office:value="22812.3287671233" calcext:value-type="float">
            <text:p>22812.33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10]+[.B110]*([.$B$1]/365)" office:value-type="float" office:value="22910.8349574501" calcext:value-type="float">
            <text:p>22910.83</text:p>
          </table:table-cell>
          <table:table-cell table:formula="of:=[.$C$5]+[.$C$5]*([.A111]-1)*[.$B$1]/365" office:value-type="float" office:value="22829.5890410959" calcext:value-type="float">
            <text:p>22829.59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11]+[.B111]*([.$B$1]/365)" office:value-type="float" office:value="22929.6657807028" calcext:value-type="float">
            <text:p>22929.67</text:p>
          </table:table-cell>
          <table:table-cell table:formula="of:=[.$C$5]+[.$C$5]*([.A112]-1)*[.$B$1]/365" office:value-type="float" office:value="22846.8493150685" calcext:value-type="float">
            <text:p>22846.85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12]+[.B112]*([.$B$1]/365)" office:value-type="float" office:value="22948.5120813445" calcext:value-type="float">
            <text:p>22948.51</text:p>
          </table:table-cell>
          <table:table-cell table:formula="of:=[.$C$5]+[.$C$5]*([.A113]-1)*[.$B$1]/365" office:value-type="float" office:value="22864.1095890411" calcext:value-type="float">
            <text:p>22864.11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13]+[.B113]*([.$B$1]/365)" office:value-type="float" office:value="22967.3738720963" calcext:value-type="float">
            <text:p>22967.37</text:p>
          </table:table-cell>
          <table:table-cell table:formula="of:=[.$C$5]+[.$C$5]*([.A114]-1)*[.$B$1]/365" office:value-type="float" office:value="22881.3698630137" calcext:value-type="float">
            <text:p>22881.37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14]+[.B114]*([.$B$1]/365)" office:value-type="float" office:value="22986.2511656898" calcext:value-type="float">
            <text:p>22986.25</text:p>
          </table:table-cell>
          <table:table-cell table:formula="of:=[.$C$5]+[.$C$5]*([.A115]-1)*[.$B$1]/365" office:value-type="float" office:value="22898.6301369863" calcext:value-type="float">
            <text:p>22898.63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15]+[.B115]*([.$B$1]/365)" office:value-type="float" office:value="23005.1439748671" calcext:value-type="float">
            <text:p>23005.14</text:p>
          </table:table-cell>
          <table:table-cell table:formula="of:=[.$C$5]+[.$C$5]*([.A116]-1)*[.$B$1]/365" office:value-type="float" office:value="22915.8904109589" calcext:value-type="float">
            <text:p>22915.89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16]+[.B116]*([.$B$1]/365)" office:value-type="float" office:value="23024.0523123807" calcext:value-type="float">
            <text:p>23024.05</text:p>
          </table:table-cell>
          <table:table-cell table:formula="of:=[.$C$5]+[.$C$5]*([.A117]-1)*[.$B$1]/365" office:value-type="float" office:value="22933.1506849315" calcext:value-type="float">
            <text:p>22933.15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17]+[.B117]*([.$B$1]/365)" office:value-type="float" office:value="23042.9761909936" calcext:value-type="float">
            <text:p>23042.98</text:p>
          </table:table-cell>
          <table:table-cell table:formula="of:=[.$C$5]+[.$C$5]*([.A118]-1)*[.$B$1]/365" office:value-type="float" office:value="22950.4109589041" calcext:value-type="float">
            <text:p>22950.41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18]+[.B118]*([.$B$1]/365)" office:value-type="float" office:value="23061.9156234793" calcext:value-type="float">
            <text:p>23061.92</text:p>
          </table:table-cell>
          <table:table-cell table:formula="of:=[.$C$5]+[.$C$5]*([.A119]-1)*[.$B$1]/365" office:value-type="float" office:value="22967.6712328767" calcext:value-type="float">
            <text:p>22967.67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19]+[.B119]*([.$B$1]/365)" office:value-type="float" office:value="23080.8706226219" calcext:value-type="float">
            <text:p>23080.87</text:p>
          </table:table-cell>
          <table:table-cell table:formula="of:=[.$C$5]+[.$C$5]*([.A120]-1)*[.$B$1]/365" office:value-type="float" office:value="22984.9315068493" calcext:value-type="float">
            <text:p>22984.93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20]+[.B120]*([.$B$1]/365)" office:value-type="float" office:value="23099.8412012159" calcext:value-type="float">
            <text:p>23099.84</text:p>
          </table:table-cell>
          <table:table-cell table:formula="of:=[.$C$5]+[.$C$5]*([.A121]-1)*[.$B$1]/365" office:value-type="float" office:value="23002.1917808219" calcext:value-type="float">
            <text:p>23002.19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121]+[.B121]*([.$B$1]/365)" office:value-type="float" office:value="23118.8273720662" calcext:value-type="float">
            <text:p>23118.83</text:p>
          </table:table-cell>
          <table:table-cell table:formula="of:=[.$C$5]+[.$C$5]*([.A122]-1)*[.$B$1]/365" office:value-type="float" office:value="23019.4520547945" calcext:value-type="float">
            <text:p>23019.45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22]+[.B122]*([.$B$1]/365)" office:value-type="float" office:value="23137.8291479884" calcext:value-type="float">
            <text:p>23137.83</text:p>
          </table:table-cell>
          <table:table-cell table:formula="of:=[.$C$5]+[.$C$5]*([.A123]-1)*[.$B$1]/365" office:value-type="float" office:value="23036.7123287671" calcext:value-type="float">
            <text:p>23036.71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23]+[.B123]*([.$B$1]/365)" office:value-type="float" office:value="23156.8465418087" calcext:value-type="float">
            <text:p>23156.85</text:p>
          </table:table-cell>
          <table:table-cell table:formula="of:=[.$C$5]+[.$C$5]*([.A124]-1)*[.$B$1]/365" office:value-type="float" office:value="23053.9726027397" calcext:value-type="float">
            <text:p>23053.97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124]+[.B124]*([.$B$1]/365)" office:value-type="float" office:value="23175.8795663636" calcext:value-type="float">
            <text:p>23175.88</text:p>
          </table:table-cell>
          <table:table-cell table:formula="of:=[.$C$5]+[.$C$5]*([.A125]-1)*[.$B$1]/365" office:value-type="float" office:value="23071.2328767123" calcext:value-type="float">
            <text:p>23071.23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125]+[.B125]*([.$B$1]/365)" office:value-type="float" office:value="23194.9282345003" calcext:value-type="float">
            <text:p>23194.93</text:p>
          </table:table-cell>
          <table:table-cell table:formula="of:=[.$C$5]+[.$C$5]*([.A126]-1)*[.$B$1]/365" office:value-type="float" office:value="23088.4931506849" calcext:value-type="float">
            <text:p>23088.49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126]+[.B126]*([.$B$1]/365)" office:value-type="float" office:value="23213.9925590767" calcext:value-type="float">
            <text:p>23213.99</text:p>
          </table:table-cell>
          <table:table-cell table:formula="of:=[.$C$5]+[.$C$5]*([.A127]-1)*[.$B$1]/365" office:value-type="float" office:value="23105.7534246575" calcext:value-type="float">
            <text:p>23105.75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127]+[.B127]*([.$B$1]/365)" office:value-type="float" office:value="23233.0725529608" calcext:value-type="float">
            <text:p>23233.07</text:p>
          </table:table-cell>
          <table:table-cell table:formula="of:=[.$C$5]+[.$C$5]*([.A128]-1)*[.$B$1]/365" office:value-type="float" office:value="23123.0136986301" calcext:value-type="float">
            <text:p>23123.01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128]+[.B128]*([.$B$1]/365)" office:value-type="float" office:value="23252.1682290317" calcext:value-type="float">
            <text:p>23252.17</text:p>
          </table:table-cell>
          <table:table-cell table:formula="of:=[.$C$5]+[.$C$5]*([.A129]-1)*[.$B$1]/365" office:value-type="float" office:value="23140.2739726027" calcext:value-type="float">
            <text:p>23140.27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129]+[.B129]*([.$B$1]/365)" office:value-type="float" office:value="23271.2796001789" calcext:value-type="float">
            <text:p>23271.28</text:p>
          </table:table-cell>
          <table:table-cell table:formula="of:=[.$C$5]+[.$C$5]*([.A130]-1)*[.$B$1]/365" office:value-type="float" office:value="23157.5342465753" calcext:value-type="float">
            <text:p>23157.53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130]+[.B130]*([.$B$1]/365)" office:value-type="float" office:value="23290.4066793023" calcext:value-type="float">
            <text:p>23290.41</text:p>
          </table:table-cell>
          <table:table-cell table:formula="of:=[.$C$5]+[.$C$5]*([.A131]-1)*[.$B$1]/365" office:value-type="float" office:value="23174.7945205479" calcext:value-type="float">
            <text:p>23174.79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31]+[.B131]*([.$B$1]/365)" office:value-type="float" office:value="23309.5494793127" calcext:value-type="float">
            <text:p>23309.55</text:p>
          </table:table-cell>
          <table:table-cell table:formula="of:=[.$C$5]+[.$C$5]*([.A132]-1)*[.$B$1]/365" office:value-type="float" office:value="23192.0547945205" calcext:value-type="float">
            <text:p>23192.05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132]+[.B132]*([.$B$1]/365)" office:value-type="float" office:value="23328.7080131313" calcext:value-type="float">
            <text:p>23328.71</text:p>
          </table:table-cell>
          <table:table-cell table:formula="of:=[.$C$5]+[.$C$5]*([.A133]-1)*[.$B$1]/365" office:value-type="float" office:value="23209.3150684931" calcext:value-type="float">
            <text:p>23209.32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133]+[.B133]*([.$B$1]/365)" office:value-type="float" office:value="23347.8822936901" calcext:value-type="float">
            <text:p>23347.88</text:p>
          </table:table-cell>
          <table:table-cell table:formula="of:=[.$C$5]+[.$C$5]*([.A134]-1)*[.$B$1]/365" office:value-type="float" office:value="23226.5753424658" calcext:value-type="float">
            <text:p>23226.58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134]+[.B134]*([.$B$1]/365)" office:value-type="float" office:value="23367.0723339315" calcext:value-type="float">
            <text:p>23367.07</text:p>
          </table:table-cell>
          <table:table-cell table:formula="of:=[.$C$5]+[.$C$5]*([.A135]-1)*[.$B$1]/365" office:value-type="float" office:value="23243.8356164384" calcext:value-type="float">
            <text:p>23243.84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135]+[.B135]*([.$B$1]/365)" office:value-type="float" office:value="23386.2781468087" calcext:value-type="float">
            <text:p>23386.28</text:p>
          </table:table-cell>
          <table:table-cell table:formula="of:=[.$C$5]+[.$C$5]*([.A136]-1)*[.$B$1]/365" office:value-type="float" office:value="23261.095890411" calcext:value-type="float">
            <text:p>23261.10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136]+[.B136]*([.$B$1]/365)" office:value-type="float" office:value="23405.4997452855" calcext:value-type="float">
            <text:p>23405.50</text:p>
          </table:table-cell>
          <table:table-cell table:formula="of:=[.$C$5]+[.$C$5]*([.A137]-1)*[.$B$1]/365" office:value-type="float" office:value="23278.3561643836" calcext:value-type="float">
            <text:p>23278.36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137]+[.B137]*([.$B$1]/365)" office:value-type="float" office:value="23424.7371423364" calcext:value-type="float">
            <text:p>23424.74</text:p>
          </table:table-cell>
          <table:table-cell table:formula="of:=[.$C$5]+[.$C$5]*([.A138]-1)*[.$B$1]/365" office:value-type="float" office:value="23295.6164383562" calcext:value-type="float">
            <text:p>23295.62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138]+[.B138]*([.$B$1]/365)" office:value-type="float" office:value="23443.9903509465" calcext:value-type="float">
            <text:p>23443.99</text:p>
          </table:table-cell>
          <table:table-cell table:formula="of:=[.$C$5]+[.$C$5]*([.A139]-1)*[.$B$1]/365" office:value-type="float" office:value="23312.8767123288" calcext:value-type="float">
            <text:p>23312.88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139]+[.B139]*([.$B$1]/365)" office:value-type="float" office:value="23463.2593841117" calcext:value-type="float">
            <text:p>23463.26</text:p>
          </table:table-cell>
          <table:table-cell table:formula="of:=[.$C$5]+[.$C$5]*([.A140]-1)*[.$B$1]/365" office:value-type="float" office:value="23330.1369863014" calcext:value-type="float">
            <text:p>23330.14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140]+[.B140]*([.$B$1]/365)" office:value-type="float" office:value="23482.5442548384" calcext:value-type="float">
            <text:p>23482.54</text:p>
          </table:table-cell>
          <table:table-cell table:formula="of:=[.$C$5]+[.$C$5]*([.A141]-1)*[.$B$1]/365" office:value-type="float" office:value="23347.397260274" calcext:value-type="float">
            <text:p>23347.40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141]+[.B141]*([.$B$1]/365)" office:value-type="float" office:value="23501.8449761437" calcext:value-type="float">
            <text:p>23501.84</text:p>
          </table:table-cell>
          <table:table-cell table:formula="of:=[.$C$5]+[.$C$5]*([.A142]-1)*[.$B$1]/365" office:value-type="float" office:value="23364.6575342466" calcext:value-type="float">
            <text:p>23364.66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142]+[.B142]*([.$B$1]/365)" office:value-type="float" office:value="23521.1615610556" calcext:value-type="float">
            <text:p>23521.16</text:p>
          </table:table-cell>
          <table:table-cell table:formula="of:=[.$C$5]+[.$C$5]*([.A143]-1)*[.$B$1]/365" office:value-type="float" office:value="23381.9178082192" calcext:value-type="float">
            <text:p>23381.92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43]+[.B143]*([.$B$1]/365)" office:value-type="float" office:value="23540.4940226127" calcext:value-type="float">
            <text:p>23540.49</text:p>
          </table:table-cell>
          <table:table-cell table:formula="of:=[.$C$5]+[.$C$5]*([.A144]-1)*[.$B$1]/365" office:value-type="float" office:value="23399.1780821918" calcext:value-type="float">
            <text:p>23399.18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44]+[.B144]*([.$B$1]/365)" office:value-type="float" office:value="23559.8423738641" calcext:value-type="float">
            <text:p>23559.84</text:p>
          </table:table-cell>
          <table:table-cell table:formula="of:=[.$C$5]+[.$C$5]*([.A145]-1)*[.$B$1]/365" office:value-type="float" office:value="23416.4383561644" calcext:value-type="float">
            <text:p>23416.44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145]+[.B145]*([.$B$1]/365)" office:value-type="float" office:value="23579.20662787" calcext:value-type="float">
            <text:p>23579.21</text:p>
          </table:table-cell>
          <table:table-cell table:formula="of:=[.$C$5]+[.$C$5]*([.A146]-1)*[.$B$1]/365" office:value-type="float" office:value="23433.698630137" calcext:value-type="float">
            <text:p>23433.70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146]+[.B146]*([.$B$1]/365)" office:value-type="float" office:value="23598.5867977012" calcext:value-type="float">
            <text:p>23598.59</text:p>
          </table:table-cell>
          <table:table-cell table:formula="of:=[.$C$5]+[.$C$5]*([.A147]-1)*[.$B$1]/365" office:value-type="float" office:value="23450.9589041096" calcext:value-type="float">
            <text:p>23450.96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147]+[.B147]*([.$B$1]/365)" office:value-type="float" office:value="23617.982896439" calcext:value-type="float">
            <text:p>23617.98</text:p>
          </table:table-cell>
          <table:table-cell table:formula="of:=[.$C$5]+[.$C$5]*([.A148]-1)*[.$B$1]/365" office:value-type="float" office:value="23468.2191780822" calcext:value-type="float">
            <text:p>23468.22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148]+[.B148]*([.$B$1]/365)" office:value-type="float" office:value="23637.3949371758" calcext:value-type="float">
            <text:p>23637.39</text:p>
          </table:table-cell>
          <table:table-cell table:formula="of:=[.$C$5]+[.$C$5]*([.A149]-1)*[.$B$1]/365" office:value-type="float" office:value="23485.4794520548" calcext:value-type="float">
            <text:p>23485.48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149]+[.B149]*([.$B$1]/365)" office:value-type="float" office:value="23656.8229330146" calcext:value-type="float">
            <text:p>23656.82</text:p>
          </table:table-cell>
          <table:table-cell table:formula="of:=[.$C$5]+[.$C$5]*([.A150]-1)*[.$B$1]/365" office:value-type="float" office:value="23502.7397260274" calcext:value-type="float">
            <text:p>23502.74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150]+[.B150]*([.$B$1]/365)" office:value-type="float" office:value="23676.2668970691" calcext:value-type="float">
            <text:p>23676.27</text:p>
          </table:table-cell>
          <table:table-cell table:formula="of:=[.$C$5]+[.$C$5]*([.A151]-1)*[.$B$1]/365" office:value-type="float" office:value="23520" calcext:value-type="float">
            <text:p>23520.00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151]+[.B151]*([.$B$1]/365)" office:value-type="float" office:value="23695.7268424639" calcext:value-type="float">
            <text:p>23695.73</text:p>
          </table:table-cell>
          <table:table-cell table:formula="of:=[.$C$5]+[.$C$5]*([.A152]-1)*[.$B$1]/365" office:value-type="float" office:value="23537.2602739726" calcext:value-type="float">
            <text:p>23537.26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152]+[.B152]*([.$B$1]/365)" office:value-type="float" office:value="23715.2027823345" calcext:value-type="float">
            <text:p>23715.20</text:p>
          </table:table-cell>
          <table:table-cell table:formula="of:=[.$C$5]+[.$C$5]*([.A153]-1)*[.$B$1]/365" office:value-type="float" office:value="23554.5205479452" calcext:value-type="float">
            <text:p>23554.52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53]+[.B153]*([.$B$1]/365)" office:value-type="float" office:value="23734.6947298268" calcext:value-type="float">
            <text:p>23734.69</text:p>
          </table:table-cell>
          <table:table-cell table:formula="of:=[.$C$5]+[.$C$5]*([.A154]-1)*[.$B$1]/365" office:value-type="float" office:value="23571.7808219178" calcext:value-type="float">
            <text:p>23571.78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154]+[.B154]*([.$B$1]/365)" office:value-type="float" office:value="23754.2026980979" calcext:value-type="float">
            <text:p>23754.20</text:p>
          </table:table-cell>
          <table:table-cell table:formula="of:=[.$C$5]+[.$C$5]*([.A155]-1)*[.$B$1]/365" office:value-type="float" office:value="23589.0410958904" calcext:value-type="float">
            <text:p>23589.04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155]+[.B155]*([.$B$1]/365)" office:value-type="float" office:value="23773.7267003155" calcext:value-type="float">
            <text:p>23773.73</text:p>
          </table:table-cell>
          <table:table-cell table:formula="of:=[.$C$5]+[.$C$5]*([.A156]-1)*[.$B$1]/365" office:value-type="float" office:value="23606.301369863" calcext:value-type="float">
            <text:p>23606.30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156]+[.B156]*([.$B$1]/365)" office:value-type="float" office:value="23793.2667496582" calcext:value-type="float">
            <text:p>23793.27</text:p>
          </table:table-cell>
          <table:table-cell table:formula="of:=[.$C$5]+[.$C$5]*([.A157]-1)*[.$B$1]/365" office:value-type="float" office:value="23623.5616438356" calcext:value-type="float">
            <text:p>23623.56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157]+[.B157]*([.$B$1]/365)" office:value-type="float" office:value="23812.8228593155" calcext:value-type="float">
            <text:p>23812.82</text:p>
          </table:table-cell>
          <table:table-cell table:formula="of:=[.$C$5]+[.$C$5]*([.A158]-1)*[.$B$1]/365" office:value-type="float" office:value="23640.8219178082" calcext:value-type="float">
            <text:p>23640.82</text:p>
          </table:table-cell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158]+[.B158]*([.$B$1]/365)" office:value-type="float" office:value="23832.3950424875" calcext:value-type="float">
            <text:p>23832.40</text:p>
          </table:table-cell>
          <table:table-cell table:formula="of:=[.$C$5]+[.$C$5]*([.A159]-1)*[.$B$1]/365" office:value-type="float" office:value="23658.0821917808" calcext:value-type="float">
            <text:p>23658.08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159]+[.B159]*([.$B$1]/365)" office:value-type="float" office:value="23851.9833123855" calcext:value-type="float">
            <text:p>23851.98</text:p>
          </table:table-cell>
          <table:table-cell table:formula="of:=[.$C$5]+[.$C$5]*([.A160]-1)*[.$B$1]/365" office:value-type="float" office:value="23675.3424657534" calcext:value-type="float">
            <text:p>23675.34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160]+[.B160]*([.$B$1]/365)" office:value-type="float" office:value="23871.5876822313" calcext:value-type="float">
            <text:p>23871.59</text:p>
          </table:table-cell>
          <table:table-cell table:formula="of:=[.$C$5]+[.$C$5]*([.A161]-1)*[.$B$1]/365" office:value-type="float" office:value="23692.602739726" calcext:value-type="float">
            <text:p>23692.60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161]+[.B161]*([.$B$1]/365)" office:value-type="float" office:value="23891.2081652577" calcext:value-type="float">
            <text:p>23891.21</text:p>
          </table:table-cell>
          <table:table-cell table:formula="of:=[.$C$5]+[.$C$5]*([.A162]-1)*[.$B$1]/365" office:value-type="float" office:value="23709.8630136986" calcext:value-type="float">
            <text:p>23709.86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162]+[.B162]*([.$B$1]/365)" office:value-type="float" office:value="23910.8447747086" calcext:value-type="float">
            <text:p>23910.84</text:p>
          </table:table-cell>
          <table:table-cell table:formula="of:=[.$C$5]+[.$C$5]*([.A163]-1)*[.$B$1]/365" office:value-type="float" office:value="23727.1232876712" calcext:value-type="float">
            <text:p>23727.12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163]+[.B163]*([.$B$1]/365)" office:value-type="float" office:value="23930.4975238385" calcext:value-type="float">
            <text:p>23930.50</text:p>
          </table:table-cell>
          <table:table-cell table:formula="of:=[.$C$5]+[.$C$5]*([.A164]-1)*[.$B$1]/365" office:value-type="float" office:value="23744.3835616438" calcext:value-type="float">
            <text:p>23744.38</text:p>
          </table:table-cell>
          <table:table-cell table:number-columns-repeated="1021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164]+[.B164]*([.$B$1]/365)" office:value-type="float" office:value="23950.1664259129" calcext:value-type="float">
            <text:p>23950.17</text:p>
          </table:table-cell>
          <table:table-cell table:formula="of:=[.$C$5]+[.$C$5]*([.A165]-1)*[.$B$1]/365" office:value-type="float" office:value="23761.6438356164" calcext:value-type="float">
            <text:p>23761.64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165]+[.B165]*([.$B$1]/365)" office:value-type="float" office:value="23969.8514942082" calcext:value-type="float">
            <text:p>23969.85</text:p>
          </table:table-cell>
          <table:table-cell table:formula="of:=[.$C$5]+[.$C$5]*([.A166]-1)*[.$B$1]/365" office:value-type="float" office:value="23778.904109589" calcext:value-type="float">
            <text:p>23778.90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166]+[.B166]*([.$B$1]/365)" office:value-type="float" office:value="23989.5527420117" calcext:value-type="float">
            <text:p>23989.55</text:p>
          </table:table-cell>
          <table:table-cell table:formula="of:=[.$C$5]+[.$C$5]*([.A167]-1)*[.$B$1]/365" office:value-type="float" office:value="23796.1643835616" calcext:value-type="float">
            <text:p>23796.16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167]+[.B167]*([.$B$1]/365)" office:value-type="float" office:value="24009.2701826215" calcext:value-type="float">
            <text:p>24009.27</text:p>
          </table:table-cell>
          <table:table-cell table:formula="of:=[.$C$5]+[.$C$5]*([.A168]-1)*[.$B$1]/365" office:value-type="float" office:value="23813.4246575342" calcext:value-type="float">
            <text:p>23813.42</text:p>
          </table:table-cell>
          <table:table-cell table:number-columns-repeated="1021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168]+[.B168]*([.$B$1]/365)" office:value-type="float" office:value="24029.003829347" calcext:value-type="float">
            <text:p>24029.00</text:p>
          </table:table-cell>
          <table:table-cell table:formula="of:=[.$C$5]+[.$C$5]*([.A169]-1)*[.$B$1]/365" office:value-type="float" office:value="23830.6849315068" calcext:value-type="float">
            <text:p>23830.68</text:p>
          </table:table-cell>
          <table:table-cell table:number-columns-repeated="1021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169]+[.B169]*([.$B$1]/365)" office:value-type="float" office:value="24048.7536955081" calcext:value-type="float">
            <text:p>24048.75</text:p>
          </table:table-cell>
          <table:table-cell table:formula="of:=[.$C$5]+[.$C$5]*([.A170]-1)*[.$B$1]/365" office:value-type="float" office:value="23847.9452054795" calcext:value-type="float">
            <text:p>23847.95</text:p>
          </table:table-cell>
          <table:table-cell table:number-columns-repeated="1021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170]+[.B170]*([.$B$1]/365)" office:value-type="float" office:value="24068.5197944359" calcext:value-type="float">
            <text:p>24068.52</text:p>
          </table:table-cell>
          <table:table-cell table:formula="of:=[.$C$5]+[.$C$5]*([.A171]-1)*[.$B$1]/365" office:value-type="float" office:value="23865.2054794521" calcext:value-type="float">
            <text:p>23865.21</text:p>
          </table:table-cell>
          <table:table-cell table:number-columns-repeated="1021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171]+[.B171]*([.$B$1]/365)" office:value-type="float" office:value="24088.3021394724" calcext:value-type="float">
            <text:p>24088.30</text:p>
          </table:table-cell>
          <table:table-cell table:formula="of:=[.$C$5]+[.$C$5]*([.A172]-1)*[.$B$1]/365" office:value-type="float" office:value="23882.4657534247" calcext:value-type="float">
            <text:p>23882.47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B172]+[.B172]*([.$B$1]/365)" office:value-type="float" office:value="24108.1007439706" calcext:value-type="float">
            <text:p>24108.10</text:p>
          </table:table-cell>
          <table:table-cell table:formula="of:=[.$C$5]+[.$C$5]*([.A173]-1)*[.$B$1]/365" office:value-type="float" office:value="23899.7260273973" calcext:value-type="float">
            <text:p>23899.73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173]+[.B173]*([.$B$1]/365)" office:value-type="float" office:value="24127.9156212944" calcext:value-type="float">
            <text:p>24127.92</text:p>
          </table:table-cell>
          <table:table-cell table:formula="of:=[.$C$5]+[.$C$5]*([.A174]-1)*[.$B$1]/365" office:value-type="float" office:value="23916.9863013699" calcext:value-type="float">
            <text:p>23916.99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174]+[.B174]*([.$B$1]/365)" office:value-type="float" office:value="24147.7467848188" calcext:value-type="float">
            <text:p>24147.75</text:p>
          </table:table-cell>
          <table:table-cell table:formula="of:=[.$C$5]+[.$C$5]*([.A175]-1)*[.$B$1]/365" office:value-type="float" office:value="23934.2465753425" calcext:value-type="float">
            <text:p>23934.25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175]+[.B175]*([.$B$1]/365)" office:value-type="float" office:value="24167.5942479296" calcext:value-type="float">
            <text:p>24167.59</text:p>
          </table:table-cell>
          <table:table-cell table:formula="of:=[.$C$5]+[.$C$5]*([.A176]-1)*[.$B$1]/365" office:value-type="float" office:value="23951.5068493151" calcext:value-type="float">
            <text:p>23951.51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176]+[.B176]*([.$B$1]/365)" office:value-type="float" office:value="24187.4580240238" calcext:value-type="float">
            <text:p>24187.46</text:p>
          </table:table-cell>
          <table:table-cell table:formula="of:=[.$C$5]+[.$C$5]*([.A177]-1)*[.$B$1]/365" office:value-type="float" office:value="23968.7671232877" calcext:value-type="float">
            <text:p>23968.77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177]+[.B177]*([.$B$1]/365)" office:value-type="float" office:value="24207.3381265093" calcext:value-type="float">
            <text:p>24207.34</text:p>
          </table:table-cell>
          <table:table-cell table:formula="of:=[.$C$5]+[.$C$5]*([.A178]-1)*[.$B$1]/365" office:value-type="float" office:value="23986.0273972603" calcext:value-type="float">
            <text:p>23986.03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178]+[.B178]*([.$B$1]/365)" office:value-type="float" office:value="24227.234568805" calcext:value-type="float">
            <text:p>24227.23</text:p>
          </table:table-cell>
          <table:table-cell table:formula="of:=[.$C$5]+[.$C$5]*([.A179]-1)*[.$B$1]/365" office:value-type="float" office:value="24003.2876712329" calcext:value-type="float">
            <text:p>24003.29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179]+[.B179]*([.$B$1]/365)" office:value-type="float" office:value="24247.147364341" calcext:value-type="float">
            <text:p>24247.15</text:p>
          </table:table-cell>
          <table:table-cell table:formula="of:=[.$C$5]+[.$C$5]*([.A180]-1)*[.$B$1]/365" office:value-type="float" office:value="24020.5479452055" calcext:value-type="float">
            <text:p>24020.55</text:p>
          </table:table-cell>
          <table:table-cell table:number-columns-repeated="1021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B180]+[.B180]*([.$B$1]/365)" office:value-type="float" office:value="24267.0765265583" calcext:value-type="float">
            <text:p>24267.08</text:p>
          </table:table-cell>
          <table:table-cell table:formula="of:=[.$C$5]+[.$C$5]*([.A181]-1)*[.$B$1]/365" office:value-type="float" office:value="24037.8082191781" calcext:value-type="float">
            <text:p>24037.81</text:p>
          </table:table-cell>
          <table:table-cell table:number-columns-repeated="1021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B181]+[.B181]*([.$B$1]/365)" office:value-type="float" office:value="24287.0220689089" calcext:value-type="float">
            <text:p>24287.02</text:p>
          </table:table-cell>
          <table:table-cell table:formula="of:=[.$C$5]+[.$C$5]*([.A182]-1)*[.$B$1]/365" office:value-type="float" office:value="24055.0684931507" calcext:value-type="float">
            <text:p>24055.07</text:p>
          </table:table-cell>
          <table:table-cell table:number-columns-repeated="1021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B182]+[.B182]*([.$B$1]/365)" office:value-type="float" office:value="24306.9840048559" calcext:value-type="float">
            <text:p>24306.98</text:p>
          </table:table-cell>
          <table:table-cell table:formula="of:=[.$C$5]+[.$C$5]*([.A183]-1)*[.$B$1]/365" office:value-type="float" office:value="24072.3287671233" calcext:value-type="float">
            <text:p>24072.33</text:p>
          </table:table-cell>
          <table:table-cell table:number-columns-repeated="1021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183]+[.B183]*([.$B$1]/365)" office:value-type="float" office:value="24326.9623478736" calcext:value-type="float">
            <text:p>24326.96</text:p>
          </table:table-cell>
          <table:table-cell table:formula="of:=[.$C$5]+[.$C$5]*([.A184]-1)*[.$B$1]/365" office:value-type="float" office:value="24089.5890410959" calcext:value-type="float">
            <text:p>24089.59</text:p>
          </table:table-cell>
          <table:table-cell table:number-columns-repeated="1021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B184]+[.B184]*([.$B$1]/365)" office:value-type="float" office:value="24346.9571114472" calcext:value-type="float">
            <text:p>24346.96</text:p>
          </table:table-cell>
          <table:table-cell table:formula="of:=[.$C$5]+[.$C$5]*([.A185]-1)*[.$B$1]/365" office:value-type="float" office:value="24106.8493150685" calcext:value-type="float">
            <text:p>24106.85</text:p>
          </table:table-cell>
          <table:table-cell table:number-columns-repeated="1021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B185]+[.B185]*([.$B$1]/365)" office:value-type="float" office:value="24366.9683090731" calcext:value-type="float">
            <text:p>24366.97</text:p>
          </table:table-cell>
          <table:table-cell table:formula="of:=[.$C$5]+[.$C$5]*([.A186]-1)*[.$B$1]/365" office:value-type="float" office:value="24124.1095890411" calcext:value-type="float">
            <text:p>24124.11</text:p>
          </table:table-cell>
          <table:table-cell table:number-columns-repeated="1021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B186]+[.B186]*([.$B$1]/365)" office:value-type="float" office:value="24386.9959542586" calcext:value-type="float">
            <text:p>24387.00</text:p>
          </table:table-cell>
          <table:table-cell table:formula="of:=[.$C$5]+[.$C$5]*([.A187]-1)*[.$B$1]/365" office:value-type="float" office:value="24141.3698630137" calcext:value-type="float">
            <text:p>24141.37</text:p>
          </table:table-cell>
          <table:table-cell table:number-columns-repeated="1021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187]+[.B187]*([.$B$1]/365)" office:value-type="float" office:value="24407.0400605224" calcext:value-type="float">
            <text:p>24407.04</text:p>
          </table:table-cell>
          <table:table-cell table:formula="of:=[.$C$5]+[.$C$5]*([.A188]-1)*[.$B$1]/365" office:value-type="float" office:value="24158.6301369863" calcext:value-type="float">
            <text:p>24158.63</text:p>
          </table:table-cell>
          <table:table-cell table:number-columns-repeated="1021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188]+[.B188]*([.$B$1]/365)" office:value-type="float" office:value="24427.1006413941" calcext:value-type="float">
            <text:p>24427.10</text:p>
          </table:table-cell>
          <table:table-cell table:formula="of:=[.$C$5]+[.$C$5]*([.A189]-1)*[.$B$1]/365" office:value-type="float" office:value="24175.8904109589" calcext:value-type="float">
            <text:p>24175.89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189]+[.B189]*([.$B$1]/365)" office:value-type="float" office:value="24447.1777104144" calcext:value-type="float">
            <text:p>24447.18</text:p>
          </table:table-cell>
          <table:table-cell table:formula="of:=[.$C$5]+[.$C$5]*([.A190]-1)*[.$B$1]/365" office:value-type="float" office:value="24193.1506849315" calcext:value-type="float">
            <text:p>24193.15</text:p>
          </table:table-cell>
          <table:table-cell table:number-columns-repeated="1021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B190]+[.B190]*([.$B$1]/365)" office:value-type="float" office:value="24467.2712811353" calcext:value-type="float">
            <text:p>24467.27</text:p>
          </table:table-cell>
          <table:table-cell table:formula="of:=[.$C$5]+[.$C$5]*([.A191]-1)*[.$B$1]/365" office:value-type="float" office:value="24210.4109589041" calcext:value-type="float">
            <text:p>24210.41</text:p>
          </table:table-cell>
          <table:table-cell table:number-columns-repeated="1021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191]+[.B191]*([.$B$1]/365)" office:value-type="float" office:value="24487.3813671198" calcext:value-type="float">
            <text:p>24487.38</text:p>
          </table:table-cell>
          <table:table-cell table:formula="of:=[.$C$5]+[.$C$5]*([.A192]-1)*[.$B$1]/365" office:value-type="float" office:value="24227.6712328767" calcext:value-type="float">
            <text:p>24227.67</text:p>
          </table:table-cell>
          <table:table-cell table:number-columns-repeated="1021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192]+[.B192]*([.$B$1]/365)" office:value-type="float" office:value="24507.5079819421" calcext:value-type="float">
            <text:p>24507.51</text:p>
          </table:table-cell>
          <table:table-cell table:formula="of:=[.$C$5]+[.$C$5]*([.A193]-1)*[.$B$1]/365" office:value-type="float" office:value="24244.9315068493" calcext:value-type="float">
            <text:p>24244.93</text:p>
          </table:table-cell>
          <table:table-cell table:number-columns-repeated="1021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193]+[.B193]*([.$B$1]/365)" office:value-type="float" office:value="24527.6511391875" calcext:value-type="float">
            <text:p>24527.65</text:p>
          </table:table-cell>
          <table:table-cell table:formula="of:=[.$C$5]+[.$C$5]*([.A194]-1)*[.$B$1]/365" office:value-type="float" office:value="24262.1917808219" calcext:value-type="float">
            <text:p>24262.19</text:p>
          </table:table-cell>
          <table:table-cell table:number-columns-repeated="1021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194]+[.B194]*([.$B$1]/365)" office:value-type="float" office:value="24547.8108524526" calcext:value-type="float">
            <text:p>24547.81</text:p>
          </table:table-cell>
          <table:table-cell table:formula="of:=[.$C$5]+[.$C$5]*([.A195]-1)*[.$B$1]/365" office:value-type="float" office:value="24279.4520547945" calcext:value-type="float">
            <text:p>24279.45</text:p>
          </table:table-cell>
          <table:table-cell table:number-columns-repeated="1021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195]+[.B195]*([.$B$1]/365)" office:value-type="float" office:value="24567.987135345" calcext:value-type="float">
            <text:p>24567.99</text:p>
          </table:table-cell>
          <table:table-cell table:formula="of:=[.$C$5]+[.$C$5]*([.A196]-1)*[.$B$1]/365" office:value-type="float" office:value="24296.7123287671" calcext:value-type="float">
            <text:p>24296.71</text:p>
          </table:table-cell>
          <table:table-cell table:number-columns-repeated="1021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B196]+[.B196]*([.$B$1]/365)" office:value-type="float" office:value="24588.1800014836" calcext:value-type="float">
            <text:p>24588.18</text:p>
          </table:table-cell>
          <table:table-cell table:formula="of:=[.$C$5]+[.$C$5]*([.A197]-1)*[.$B$1]/365" office:value-type="float" office:value="24313.9726027397" calcext:value-type="float">
            <text:p>24313.97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197]+[.B197]*([.$B$1]/365)" office:value-type="float" office:value="24608.3894644986" calcext:value-type="float">
            <text:p>24608.39</text:p>
          </table:table-cell>
          <table:table-cell table:formula="of:=[.$C$5]+[.$C$5]*([.A198]-1)*[.$B$1]/365" office:value-type="float" office:value="24331.2328767123" calcext:value-type="float">
            <text:p>24331.23</text:p>
          </table:table-cell>
          <table:table-cell table:number-columns-repeated="1021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198]+[.B198]*([.$B$1]/365)" office:value-type="float" office:value="24628.615538031" calcext:value-type="float">
            <text:p>24628.62</text:p>
          </table:table-cell>
          <table:table-cell table:formula="of:=[.$C$5]+[.$C$5]*([.A199]-1)*[.$B$1]/365" office:value-type="float" office:value="24348.4931506849" calcext:value-type="float">
            <text:p>24348.49</text:p>
          </table:table-cell>
          <table:table-cell table:number-columns-repeated="1021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199]+[.B199]*([.$B$1]/365)" office:value-type="float" office:value="24648.8582357335" calcext:value-type="float">
            <text:p>24648.86</text:p>
          </table:table-cell>
          <table:table-cell table:formula="of:=[.$C$5]+[.$C$5]*([.A200]-1)*[.$B$1]/365" office:value-type="float" office:value="24365.7534246575" calcext:value-type="float">
            <text:p>24365.75</text:p>
          </table:table-cell>
          <table:table-cell table:number-columns-repeated="1021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B200]+[.B200]*([.$B$1]/365)" office:value-type="float" office:value="24669.1175712697" calcext:value-type="float">
            <text:p>24669.12</text:p>
          </table:table-cell>
          <table:table-cell table:formula="of:=[.$C$5]+[.$C$5]*([.A201]-1)*[.$B$1]/365" office:value-type="float" office:value="24383.0136986301" calcext:value-type="float">
            <text:p>24383.01</text:p>
          </table:table-cell>
          <table:table-cell table:number-columns-repeated="1021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201]+[.B201]*([.$B$1]/365)" office:value-type="float" office:value="24689.3935583146" calcext:value-type="float">
            <text:p>24689.39</text:p>
          </table:table-cell>
          <table:table-cell table:formula="of:=[.$C$5]+[.$C$5]*([.A202]-1)*[.$B$1]/365" office:value-type="float" office:value="24400.2739726027" calcext:value-type="float">
            <text:p>24400.27</text:p>
          </table:table-cell>
          <table:table-cell table:number-columns-repeated="1021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B202]+[.B202]*([.$B$1]/365)" office:value-type="float" office:value="24709.6862105543" calcext:value-type="float">
            <text:p>24709.69</text:p>
          </table:table-cell>
          <table:table-cell table:formula="of:=[.$C$5]+[.$C$5]*([.A203]-1)*[.$B$1]/365" office:value-type="float" office:value="24417.5342465753" calcext:value-type="float">
            <text:p>24417.53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03]+[.B203]*([.$B$1]/365)" office:value-type="float" office:value="24729.9955416863" calcext:value-type="float">
            <text:p>24730.00</text:p>
          </table:table-cell>
          <table:table-cell table:formula="of:=[.$C$5]+[.$C$5]*([.A204]-1)*[.$B$1]/365" office:value-type="float" office:value="24434.7945205479" calcext:value-type="float">
            <text:p>24434.79</text:p>
          </table:table-cell>
          <table:table-cell table:number-columns-repeated="1021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B204]+[.B204]*([.$B$1]/365)" office:value-type="float" office:value="24750.3215654192" calcext:value-type="float">
            <text:p>24750.32</text:p>
          </table:table-cell>
          <table:table-cell table:formula="of:=[.$C$5]+[.$C$5]*([.A205]-1)*[.$B$1]/365" office:value-type="float" office:value="24452.0547945205" calcext:value-type="float">
            <text:p>24452.05</text:p>
          </table:table-cell>
          <table:table-cell table:number-columns-repeated="1021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B205]+[.B205]*([.$B$1]/365)" office:value-type="float" office:value="24770.6642954729" calcext:value-type="float">
            <text:p>24770.66</text:p>
          </table:table-cell>
          <table:table-cell table:formula="of:=[.$C$5]+[.$C$5]*([.A206]-1)*[.$B$1]/365" office:value-type="float" office:value="24469.3150684932" calcext:value-type="float">
            <text:p>24469.32</text:p>
          </table:table-cell>
          <table:table-cell table:number-columns-repeated="1021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B206]+[.B206]*([.$B$1]/365)" office:value-type="float" office:value="24791.0237455788" calcext:value-type="float">
            <text:p>24791.02</text:p>
          </table:table-cell>
          <table:table-cell table:formula="of:=[.$C$5]+[.$C$5]*([.A207]-1)*[.$B$1]/365" office:value-type="float" office:value="24486.5753424658" calcext:value-type="float">
            <text:p>24486.58</text:p>
          </table:table-cell>
          <table:table-cell table:number-columns-repeated="1021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207]+[.B207]*([.$B$1]/365)" office:value-type="float" office:value="24811.3999294793" calcext:value-type="float">
            <text:p>24811.40</text:p>
          </table:table-cell>
          <table:table-cell table:formula="of:=[.$C$5]+[.$C$5]*([.A208]-1)*[.$B$1]/365" office:value-type="float" office:value="24503.8356164384" calcext:value-type="float">
            <text:p>24503.84</text:p>
          </table:table-cell>
          <table:table-cell table:number-columns-repeated="1021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208]+[.B208]*([.$B$1]/365)" office:value-type="float" office:value="24831.7928609282" calcext:value-type="float">
            <text:p>24831.79</text:p>
          </table:table-cell>
          <table:table-cell table:formula="of:=[.$C$5]+[.$C$5]*([.A209]-1)*[.$B$1]/365" office:value-type="float" office:value="24521.095890411" calcext:value-type="float">
            <text:p>24521.10</text:p>
          </table:table-cell>
          <table:table-cell table:number-columns-repeated="1021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B209]+[.B209]*([.$B$1]/365)" office:value-type="float" office:value="24852.2025536906" calcext:value-type="float">
            <text:p>24852.20</text:p>
          </table:table-cell>
          <table:table-cell table:formula="of:=[.$C$5]+[.$C$5]*([.A210]-1)*[.$B$1]/365" office:value-type="float" office:value="24538.3561643836" calcext:value-type="float">
            <text:p>24538.36</text:p>
          </table:table-cell>
          <table:table-cell table:number-columns-repeated="1021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210]+[.B210]*([.$B$1]/365)" office:value-type="float" office:value="24872.6290215429" calcext:value-type="float">
            <text:p>24872.63</text:p>
          </table:table-cell>
          <table:table-cell table:formula="of:=[.$C$5]+[.$C$5]*([.A211]-1)*[.$B$1]/365" office:value-type="float" office:value="24555.6164383562" calcext:value-type="float">
            <text:p>24555.62</text:p>
          </table:table-cell>
          <table:table-cell table:number-columns-repeated="1021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B211]+[.B211]*([.$B$1]/365)" office:value-type="float" office:value="24893.072278273" calcext:value-type="float">
            <text:p>24893.07</text:p>
          </table:table-cell>
          <table:table-cell table:formula="of:=[.$C$5]+[.$C$5]*([.A212]-1)*[.$B$1]/365" office:value-type="float" office:value="24572.8767123288" calcext:value-type="float">
            <text:p>24572.88</text:p>
          </table:table-cell>
          <table:table-cell table:number-columns-repeated="1021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B212]+[.B212]*([.$B$1]/365)" office:value-type="float" office:value="24913.5323376798" calcext:value-type="float">
            <text:p>24913.53</text:p>
          </table:table-cell>
          <table:table-cell table:formula="of:=[.$C$5]+[.$C$5]*([.A213]-1)*[.$B$1]/365" office:value-type="float" office:value="24590.1369863014" calcext:value-type="float">
            <text:p>24590.14</text:p>
          </table:table-cell>
          <table:table-cell table:number-columns-repeated="1021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213]+[.B213]*([.$B$1]/365)" office:value-type="float" office:value="24934.0092135737" calcext:value-type="float">
            <text:p>24934.01</text:p>
          </table:table-cell>
          <table:table-cell table:formula="of:=[.$C$5]+[.$C$5]*([.A214]-1)*[.$B$1]/365" office:value-type="float" office:value="24607.397260274" calcext:value-type="float">
            <text:p>24607.40</text:p>
          </table:table-cell>
          <table:table-cell table:number-columns-repeated="1021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214]+[.B214]*([.$B$1]/365)" office:value-type="float" office:value="24954.5029197767" calcext:value-type="float">
            <text:p>24954.50</text:p>
          </table:table-cell>
          <table:table-cell table:formula="of:=[.$C$5]+[.$C$5]*([.A215]-1)*[.$B$1]/365" office:value-type="float" office:value="24624.6575342466" calcext:value-type="float">
            <text:p>24624.66</text:p>
          </table:table-cell>
          <table:table-cell table:number-columns-repeated="1021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215]+[.B215]*([.$B$1]/365)" office:value-type="float" office:value="24975.0134701217" calcext:value-type="float">
            <text:p>24975.01</text:p>
          </table:table-cell>
          <table:table-cell table:formula="of:=[.$C$5]+[.$C$5]*([.A216]-1)*[.$B$1]/365" office:value-type="float" office:value="24641.9178082192" calcext:value-type="float">
            <text:p>24641.92</text:p>
          </table:table-cell>
          <table:table-cell table:number-columns-repeated="1021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216]+[.B216]*([.$B$1]/365)" office:value-type="float" office:value="24995.5408784533" calcext:value-type="float">
            <text:p>24995.54</text:p>
          </table:table-cell>
          <table:table-cell table:formula="of:=[.$C$5]+[.$C$5]*([.A217]-1)*[.$B$1]/365" office:value-type="float" office:value="24659.1780821918" calcext:value-type="float">
            <text:p>24659.18</text:p>
          </table:table-cell>
          <table:table-cell table:number-columns-repeated="1021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B217]+[.B217]*([.$B$1]/365)" office:value-type="float" office:value="25016.0851586274" calcext:value-type="float">
            <text:p>25016.09</text:p>
          </table:table-cell>
          <table:table-cell table:formula="of:=[.$C$5]+[.$C$5]*([.A218]-1)*[.$B$1]/365" office:value-type="float" office:value="24676.4383561644" calcext:value-type="float">
            <text:p>24676.44</text:p>
          </table:table-cell>
          <table:table-cell table:number-columns-repeated="1021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B218]+[.B218]*([.$B$1]/365)" office:value-type="float" office:value="25036.6463245112" calcext:value-type="float">
            <text:p>25036.65</text:p>
          </table:table-cell>
          <table:table-cell table:formula="of:=[.$C$5]+[.$C$5]*([.A219]-1)*[.$B$1]/365" office:value-type="float" office:value="24693.698630137" calcext:value-type="float">
            <text:p>24693.70</text:p>
          </table:table-cell>
          <table:table-cell table:number-columns-repeated="1021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B219]+[.B219]*([.$B$1]/365)" office:value-type="float" office:value="25057.2243899834" calcext:value-type="float">
            <text:p>25057.22</text:p>
          </table:table-cell>
          <table:table-cell table:formula="of:=[.$C$5]+[.$C$5]*([.A220]-1)*[.$B$1]/365" office:value-type="float" office:value="24710.9589041096" calcext:value-type="float">
            <text:p>24710.96</text:p>
          </table:table-cell>
          <table:table-cell table:number-columns-repeated="1021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B220]+[.B220]*([.$B$1]/365)" office:value-type="float" office:value="25077.8193689341" calcext:value-type="float">
            <text:p>25077.82</text:p>
          </table:table-cell>
          <table:table-cell table:formula="of:=[.$C$5]+[.$C$5]*([.A221]-1)*[.$B$1]/365" office:value-type="float" office:value="24728.2191780822" calcext:value-type="float">
            <text:p>24728.22</text:p>
          </table:table-cell>
          <table:table-cell table:number-columns-repeated="1021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221]+[.B221]*([.$B$1]/365)" office:value-type="float" office:value="25098.4312752647" calcext:value-type="float">
            <text:p>25098.43</text:p>
          </table:table-cell>
          <table:table-cell table:formula="of:=[.$C$5]+[.$C$5]*([.A222]-1)*[.$B$1]/365" office:value-type="float" office:value="24745.4794520548" calcext:value-type="float">
            <text:p>24745.48</text:p>
          </table:table-cell>
          <table:table-cell table:number-columns-repeated="1021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222]+[.B222]*([.$B$1]/365)" office:value-type="float" office:value="25119.0601228882" calcext:value-type="float">
            <text:p>25119.06</text:p>
          </table:table-cell>
          <table:table-cell table:formula="of:=[.$C$5]+[.$C$5]*([.A223]-1)*[.$B$1]/365" office:value-type="float" office:value="24762.7397260274" calcext:value-type="float">
            <text:p>24762.74</text:p>
          </table:table-cell>
          <table:table-cell table:number-columns-repeated="1021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223]+[.B223]*([.$B$1]/365)" office:value-type="float" office:value="25139.7059257289" calcext:value-type="float">
            <text:p>25139.71</text:p>
          </table:table-cell>
          <table:table-cell table:formula="of:=[.$C$5]+[.$C$5]*([.A224]-1)*[.$B$1]/365" office:value-type="float" office:value="24780" calcext:value-type="float">
            <text:p>24780.00</text:p>
          </table:table-cell>
          <table:table-cell table:number-columns-repeated="1021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B224]+[.B224]*([.$B$1]/365)" office:value-type="float" office:value="25160.3686977227" calcext:value-type="float">
            <text:p>25160.37</text:p>
          </table:table-cell>
          <table:table-cell table:formula="of:=[.$C$5]+[.$C$5]*([.A225]-1)*[.$B$1]/365" office:value-type="float" office:value="24797.2602739726" calcext:value-type="float">
            <text:p>24797.26</text:p>
          </table:table-cell>
          <table:table-cell table:number-columns-repeated="1021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225]+[.B225]*([.$B$1]/365)" office:value-type="float" office:value="25181.0484528167" calcext:value-type="float">
            <text:p>25181.05</text:p>
          </table:table-cell>
          <table:table-cell table:formula="of:=[.$C$5]+[.$C$5]*([.A226]-1)*[.$B$1]/365" office:value-type="float" office:value="24814.5205479452" calcext:value-type="float">
            <text:p>24814.52</text:p>
          </table:table-cell>
          <table:table-cell table:number-columns-repeated="1021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B226]+[.B226]*([.$B$1]/365)" office:value-type="float" office:value="25201.7452049697" calcext:value-type="float">
            <text:p>25201.75</text:p>
          </table:table-cell>
          <table:table-cell table:formula="of:=[.$C$5]+[.$C$5]*([.A227]-1)*[.$B$1]/365" office:value-type="float" office:value="24831.7808219178" calcext:value-type="float">
            <text:p>24831.78</text:p>
          </table:table-cell>
          <table:table-cell table:number-columns-repeated="1021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227]+[.B227]*([.$B$1]/365)" office:value-type="float" office:value="25222.4589681519" calcext:value-type="float">
            <text:p>25222.46</text:p>
          </table:table-cell>
          <table:table-cell table:formula="of:=[.$C$5]+[.$C$5]*([.A228]-1)*[.$B$1]/365" office:value-type="float" office:value="24849.0410958904" calcext:value-type="float">
            <text:p>24849.04</text:p>
          </table:table-cell>
          <table:table-cell table:number-columns-repeated="1021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B228]+[.B228]*([.$B$1]/365)" office:value-type="float" office:value="25243.1897563449" calcext:value-type="float">
            <text:p>25243.19</text:p>
          </table:table-cell>
          <table:table-cell table:formula="of:=[.$C$5]+[.$C$5]*([.A229]-1)*[.$B$1]/365" office:value-type="float" office:value="24866.301369863" calcext:value-type="float">
            <text:p>24866.30</text:p>
          </table:table-cell>
          <table:table-cell table:number-columns-repeated="1021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229]+[.B229]*([.$B$1]/365)" office:value-type="float" office:value="25263.9375835419" calcext:value-type="float">
            <text:p>25263.94</text:p>
          </table:table-cell>
          <table:table-cell table:formula="of:=[.$C$5]+[.$C$5]*([.A230]-1)*[.$B$1]/365" office:value-type="float" office:value="24883.5616438356" calcext:value-type="float">
            <text:p>24883.56</text:p>
          </table:table-cell>
          <table:table-cell table:number-columns-repeated="1021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B230]+[.B230]*([.$B$1]/365)" office:value-type="float" office:value="25284.7024637475" calcext:value-type="float">
            <text:p>25284.70</text:p>
          </table:table-cell>
          <table:table-cell table:formula="of:=[.$C$5]+[.$C$5]*([.A231]-1)*[.$B$1]/365" office:value-type="float" office:value="24900.8219178082" calcext:value-type="float">
            <text:p>24900.82</text:p>
          </table:table-cell>
          <table:table-cell table:number-columns-repeated="1021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231]+[.B231]*([.$B$1]/365)" office:value-type="float" office:value="25305.484410978" calcext:value-type="float">
            <text:p>25305.48</text:p>
          </table:table-cell>
          <table:table-cell table:formula="of:=[.$C$5]+[.$C$5]*([.A232]-1)*[.$B$1]/365" office:value-type="float" office:value="24918.0821917808" calcext:value-type="float">
            <text:p>24918.08</text:p>
          </table:table-cell>
          <table:table-cell table:number-columns-repeated="1021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B232]+[.B232]*([.$B$1]/365)" office:value-type="float" office:value="25326.283439261" calcext:value-type="float">
            <text:p>25326.28</text:p>
          </table:table-cell>
          <table:table-cell table:formula="of:=[.$C$5]+[.$C$5]*([.A233]-1)*[.$B$1]/365" office:value-type="float" office:value="24935.3424657534" calcext:value-type="float">
            <text:p>24935.34</text:p>
          </table:table-cell>
          <table:table-cell table:number-columns-repeated="1021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233]+[.B233]*([.$B$1]/365)" office:value-type="float" office:value="25347.0995626357" calcext:value-type="float">
            <text:p>25347.10</text:p>
          </table:table-cell>
          <table:table-cell table:formula="of:=[.$C$5]+[.$C$5]*([.A234]-1)*[.$B$1]/365" office:value-type="float" office:value="24952.602739726" calcext:value-type="float">
            <text:p>24952.60</text:p>
          </table:table-cell>
          <table:table-cell table:number-columns-repeated="1021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234]+[.B234]*([.$B$1]/365)" office:value-type="float" office:value="25367.9327951529" calcext:value-type="float">
            <text:p>25367.93</text:p>
          </table:table-cell>
          <table:table-cell table:formula="of:=[.$C$5]+[.$C$5]*([.A235]-1)*[.$B$1]/365" office:value-type="float" office:value="24969.8630136986" calcext:value-type="float">
            <text:p>24969.86</text:p>
          </table:table-cell>
          <table:table-cell table:number-columns-repeated="1021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B235]+[.B235]*([.$B$1]/365)" office:value-type="float" office:value="25388.783150875" calcext:value-type="float">
            <text:p>25388.78</text:p>
          </table:table-cell>
          <table:table-cell table:formula="of:=[.$C$5]+[.$C$5]*([.A236]-1)*[.$B$1]/365" office:value-type="float" office:value="24987.1232876712" calcext:value-type="float">
            <text:p>24987.12</text:p>
          </table:table-cell>
          <table:table-cell table:number-columns-repeated="1021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B236]+[.B236]*([.$B$1]/365)" office:value-type="float" office:value="25409.6506438757" calcext:value-type="float">
            <text:p>25409.65</text:p>
          </table:table-cell>
          <table:table-cell table:formula="of:=[.$C$5]+[.$C$5]*([.A237]-1)*[.$B$1]/365" office:value-type="float" office:value="25004.3835616438" calcext:value-type="float">
            <text:p>25004.38</text:p>
          </table:table-cell>
          <table:table-cell table:number-columns-repeated="1021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B237]+[.B237]*([.$B$1]/365)" office:value-type="float" office:value="25430.5352882405" calcext:value-type="float">
            <text:p>25430.54</text:p>
          </table:table-cell>
          <table:table-cell table:formula="of:=[.$C$5]+[.$C$5]*([.A238]-1)*[.$B$1]/365" office:value-type="float" office:value="25021.6438356164" calcext:value-type="float">
            <text:p>25021.64</text:p>
          </table:table-cell>
          <table:table-cell table:number-columns-repeated="1021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B238]+[.B238]*([.$B$1]/365)" office:value-type="float" office:value="25451.4370980665" calcext:value-type="float">
            <text:p>25451.44</text:p>
          </table:table-cell>
          <table:table-cell table:formula="of:=[.$C$5]+[.$C$5]*([.A239]-1)*[.$B$1]/365" office:value-type="float" office:value="25038.904109589" calcext:value-type="float">
            <text:p>25038.90</text:p>
          </table:table-cell>
          <table:table-cell table:number-columns-repeated="1021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B239]+[.B239]*([.$B$1]/365)" office:value-type="float" office:value="25472.3560874622" calcext:value-type="float">
            <text:p>25472.36</text:p>
          </table:table-cell>
          <table:table-cell table:formula="of:=[.$C$5]+[.$C$5]*([.A240]-1)*[.$B$1]/365" office:value-type="float" office:value="25056.1643835616" calcext:value-type="float">
            <text:p>25056.16</text:p>
          </table:table-cell>
          <table:table-cell table:number-columns-repeated="1021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240]+[.B240]*([.$B$1]/365)" office:value-type="float" office:value="25493.2922705477" calcext:value-type="float">
            <text:p>25493.29</text:p>
          </table:table-cell>
          <table:table-cell table:formula="of:=[.$C$5]+[.$C$5]*([.A241]-1)*[.$B$1]/365" office:value-type="float" office:value="25073.4246575342" calcext:value-type="float">
            <text:p>25073.42</text:p>
          </table:table-cell>
          <table:table-cell table:number-columns-repeated="1021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241]+[.B241]*([.$B$1]/365)" office:value-type="float" office:value="25514.245661455" calcext:value-type="float">
            <text:p>25514.25</text:p>
          </table:table-cell>
          <table:table-cell table:formula="of:=[.$C$5]+[.$C$5]*([.A242]-1)*[.$B$1]/365" office:value-type="float" office:value="25090.6849315068" calcext:value-type="float">
            <text:p>25090.68</text:p>
          </table:table-cell>
          <table:table-cell table:number-columns-repeated="1021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B242]+[.B242]*([.$B$1]/365)" office:value-type="float" office:value="25535.2162743275" calcext:value-type="float">
            <text:p>25535.22</text:p>
          </table:table-cell>
          <table:table-cell table:formula="of:=[.$C$5]+[.$C$5]*([.A243]-1)*[.$B$1]/365" office:value-type="float" office:value="25107.9452054795" calcext:value-type="float">
            <text:p>25107.95</text:p>
          </table:table-cell>
          <table:table-cell table:number-columns-repeated="1021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243]+[.B243]*([.$B$1]/365)" office:value-type="float" office:value="25556.2041233201" calcext:value-type="float">
            <text:p>25556.20</text:p>
          </table:table-cell>
          <table:table-cell table:formula="of:=[.$C$5]+[.$C$5]*([.A244]-1)*[.$B$1]/365" office:value-type="float" office:value="25125.2054794521" calcext:value-type="float">
            <text:p>25125.21</text:p>
          </table:table-cell>
          <table:table-cell table:number-columns-repeated="1021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B244]+[.B244]*([.$B$1]/365)" office:value-type="float" office:value="25577.2092225995" calcext:value-type="float">
            <text:p>25577.21</text:p>
          </table:table-cell>
          <table:table-cell table:formula="of:=[.$C$5]+[.$C$5]*([.A245]-1)*[.$B$1]/365" office:value-type="float" office:value="25142.4657534247" calcext:value-type="float">
            <text:p>25142.47</text:p>
          </table:table-cell>
          <table:table-cell table:number-columns-repeated="1021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B245]+[.B245]*([.$B$1]/365)" office:value-type="float" office:value="25598.2315863441" calcext:value-type="float">
            <text:p>25598.23</text:p>
          </table:table-cell>
          <table:table-cell table:formula="of:=[.$C$5]+[.$C$5]*([.A246]-1)*[.$B$1]/365" office:value-type="float" office:value="25159.7260273973" calcext:value-type="float">
            <text:p>25159.73</text:p>
          </table:table-cell>
          <table:table-cell table:number-columns-repeated="1021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246]+[.B246]*([.$B$1]/365)" office:value-type="float" office:value="25619.2712287439" calcext:value-type="float">
            <text:p>25619.27</text:p>
          </table:table-cell>
          <table:table-cell table:formula="of:=[.$C$5]+[.$C$5]*([.A247]-1)*[.$B$1]/365" office:value-type="float" office:value="25176.9863013699" calcext:value-type="float">
            <text:p>25176.99</text:p>
          </table:table-cell>
          <table:table-cell table:number-columns-repeated="1021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B247]+[.B247]*([.$B$1]/365)" office:value-type="float" office:value="25640.3281640004" calcext:value-type="float">
            <text:p>25640.33</text:p>
          </table:table-cell>
          <table:table-cell table:formula="of:=[.$C$5]+[.$C$5]*([.A248]-1)*[.$B$1]/365" office:value-type="float" office:value="25194.2465753425" calcext:value-type="float">
            <text:p>25194.25</text:p>
          </table:table-cell>
          <table:table-cell table:number-columns-repeated="1021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B248]+[.B248]*([.$B$1]/365)" office:value-type="float" office:value="25661.4024063269" calcext:value-type="float">
            <text:p>25661.40</text:p>
          </table:table-cell>
          <table:table-cell table:formula="of:=[.$C$5]+[.$C$5]*([.A249]-1)*[.$B$1]/365" office:value-type="float" office:value="25211.5068493151" calcext:value-type="float">
            <text:p>25211.51</text:p>
          </table:table-cell>
          <table:table-cell table:number-columns-repeated="1021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B249]+[.B249]*([.$B$1]/365)" office:value-type="float" office:value="25682.4939699486" calcext:value-type="float">
            <text:p>25682.49</text:p>
          </table:table-cell>
          <table:table-cell table:formula="of:=[.$C$5]+[.$C$5]*([.A250]-1)*[.$B$1]/365" office:value-type="float" office:value="25228.7671232877" calcext:value-type="float">
            <text:p>25228.77</text:p>
          </table:table-cell>
          <table:table-cell table:number-columns-repeated="1021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B250]+[.B250]*([.$B$1]/365)" office:value-type="float" office:value="25703.602869102" calcext:value-type="float">
            <text:p>25703.60</text:p>
          </table:table-cell>
          <table:table-cell table:formula="of:=[.$C$5]+[.$C$5]*([.A251]-1)*[.$B$1]/365" office:value-type="float" office:value="25246.0273972603" calcext:value-type="float">
            <text:p>25246.03</text:p>
          </table:table-cell>
          <table:table-cell table:number-columns-repeated="1021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B251]+[.B251]*([.$B$1]/365)" office:value-type="float" office:value="25724.7291180355" calcext:value-type="float">
            <text:p>25724.73</text:p>
          </table:table-cell>
          <table:table-cell table:formula="of:=[.$C$5]+[.$C$5]*([.A252]-1)*[.$B$1]/365" office:value-type="float" office:value="25263.2876712329" calcext:value-type="float">
            <text:p>25263.29</text:p>
          </table:table-cell>
          <table:table-cell table:number-columns-repeated="1021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B252]+[.B252]*([.$B$1]/365)" office:value-type="float" office:value="25745.8727310092" calcext:value-type="float">
            <text:p>25745.87</text:p>
          </table:table-cell>
          <table:table-cell table:formula="of:=[.$C$5]+[.$C$5]*([.A253]-1)*[.$B$1]/365" office:value-type="float" office:value="25280.5479452055" calcext:value-type="float">
            <text:p>25280.55</text:p>
          </table:table-cell>
          <table:table-cell table:number-columns-repeated="1021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253]+[.B253]*([.$B$1]/365)" office:value-type="float" office:value="25767.0337222949" calcext:value-type="float">
            <text:p>25767.03</text:p>
          </table:table-cell>
          <table:table-cell table:formula="of:=[.$C$5]+[.$C$5]*([.A254]-1)*[.$B$1]/365" office:value-type="float" office:value="25297.8082191781" calcext:value-type="float">
            <text:p>25297.81</text:p>
          </table:table-cell>
          <table:table-cell table:number-columns-repeated="1021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B254]+[.B254]*([.$B$1]/365)" office:value-type="float" office:value="25788.2121061763" calcext:value-type="float">
            <text:p>25788.21</text:p>
          </table:table-cell>
          <table:table-cell table:formula="of:=[.$C$5]+[.$C$5]*([.A255]-1)*[.$B$1]/365" office:value-type="float" office:value="25315.0684931507" calcext:value-type="float">
            <text:p>25315.07</text:p>
          </table:table-cell>
          <table:table-cell table:number-columns-repeated="1021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B255]+[.B255]*([.$B$1]/365)" office:value-type="float" office:value="25809.4078969485" calcext:value-type="float">
            <text:p>25809.41</text:p>
          </table:table-cell>
          <table:table-cell table:formula="of:=[.$C$5]+[.$C$5]*([.A256]-1)*[.$B$1]/365" office:value-type="float" office:value="25332.3287671233" calcext:value-type="float">
            <text:p>25332.33</text:p>
          </table:table-cell>
          <table:table-cell table:number-columns-repeated="1021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B256]+[.B256]*([.$B$1]/365)" office:value-type="float" office:value="25830.6211089186" calcext:value-type="float">
            <text:p>25830.62</text:p>
          </table:table-cell>
          <table:table-cell table:formula="of:=[.$C$5]+[.$C$5]*([.A257]-1)*[.$B$1]/365" office:value-type="float" office:value="25349.5890410959" calcext:value-type="float">
            <text:p>25349.59</text:p>
          </table:table-cell>
          <table:table-cell table:number-columns-repeated="1021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B257]+[.B257]*([.$B$1]/365)" office:value-type="float" office:value="25851.8517564054" calcext:value-type="float">
            <text:p>25851.85</text:p>
          </table:table-cell>
          <table:table-cell table:formula="of:=[.$C$5]+[.$C$5]*([.A258]-1)*[.$B$1]/365" office:value-type="float" office:value="25366.8493150685" calcext:value-type="float">
            <text:p>25366.85</text:p>
          </table:table-cell>
          <table:table-cell table:number-columns-repeated="1021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B258]+[.B258]*([.$B$1]/365)" office:value-type="float" office:value="25873.0998537394" calcext:value-type="float">
            <text:p>25873.10</text:p>
          </table:table-cell>
          <table:table-cell table:formula="of:=[.$C$5]+[.$C$5]*([.A259]-1)*[.$B$1]/365" office:value-type="float" office:value="25384.1095890411" calcext:value-type="float">
            <text:p>25384.11</text:p>
          </table:table-cell>
          <table:table-cell table:number-columns-repeated="1021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259]+[.B259]*([.$B$1]/365)" office:value-type="float" office:value="25894.365415263" calcext:value-type="float">
            <text:p>25894.37</text:p>
          </table:table-cell>
          <table:table-cell table:formula="of:=[.$C$5]+[.$C$5]*([.A260]-1)*[.$B$1]/365" office:value-type="float" office:value="25401.3698630137" calcext:value-type="float">
            <text:p>25401.37</text:p>
          </table:table-cell>
          <table:table-cell table:number-columns-repeated="1021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B260]+[.B260]*([.$B$1]/365)" office:value-type="float" office:value="25915.6484553304" calcext:value-type="float">
            <text:p>25915.65</text:p>
          </table:table-cell>
          <table:table-cell table:formula="of:=[.$C$5]+[.$C$5]*([.A261]-1)*[.$B$1]/365" office:value-type="float" office:value="25418.6301369863" calcext:value-type="float">
            <text:p>25418.63</text:p>
          </table:table-cell>
          <table:table-cell table:number-columns-repeated="1021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B261]+[.B261]*([.$B$1]/365)" office:value-type="float" office:value="25936.9489883073" calcext:value-type="float">
            <text:p>25936.95</text:p>
          </table:table-cell>
          <table:table-cell table:formula="of:=[.$C$5]+[.$C$5]*([.A262]-1)*[.$B$1]/365" office:value-type="float" office:value="25435.8904109589" calcext:value-type="float">
            <text:p>25435.89</text:p>
          </table:table-cell>
          <table:table-cell table:number-columns-repeated="1021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B262]+[.B262]*([.$B$1]/365)" office:value-type="float" office:value="25958.2670285717" calcext:value-type="float">
            <text:p>25958.27</text:p>
          </table:table-cell>
          <table:table-cell table:formula="of:=[.$C$5]+[.$C$5]*([.A263]-1)*[.$B$1]/365" office:value-type="float" office:value="25453.1506849315" calcext:value-type="float">
            <text:p>25453.15</text:p>
          </table:table-cell>
          <table:table-cell table:number-columns-repeated="1021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B263]+[.B263]*([.$B$1]/365)" office:value-type="float" office:value="25979.602590513" calcext:value-type="float">
            <text:p>25979.60</text:p>
          </table:table-cell>
          <table:table-cell table:formula="of:=[.$C$5]+[.$C$5]*([.A264]-1)*[.$B$1]/365" office:value-type="float" office:value="25470.4109589041" calcext:value-type="float">
            <text:p>25470.41</text:p>
          </table:table-cell>
          <table:table-cell table:number-columns-repeated="1021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B264]+[.B264]*([.$B$1]/365)" office:value-type="float" office:value="26000.9556885326" calcext:value-type="float">
            <text:p>26000.96</text:p>
          </table:table-cell>
          <table:table-cell table:formula="of:=[.$C$5]+[.$C$5]*([.A265]-1)*[.$B$1]/365" office:value-type="float" office:value="25487.6712328767" calcext:value-type="float">
            <text:p>25487.67</text:p>
          </table:table-cell>
          <table:table-cell table:number-columns-repeated="1021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B265]+[.B265]*([.$B$1]/365)" office:value-type="float" office:value="26022.3263370437" calcext:value-type="float">
            <text:p>26022.33</text:p>
          </table:table-cell>
          <table:table-cell table:formula="of:=[.$C$5]+[.$C$5]*([.A266]-1)*[.$B$1]/365" office:value-type="float" office:value="25504.9315068493" calcext:value-type="float">
            <text:p>25504.93</text:p>
          </table:table-cell>
          <table:table-cell table:number-columns-repeated="1021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B266]+[.B266]*([.$B$1]/365)" office:value-type="float" office:value="26043.7145504714" calcext:value-type="float">
            <text:p>26043.71</text:p>
          </table:table-cell>
          <table:table-cell table:formula="of:=[.$C$5]+[.$C$5]*([.A267]-1)*[.$B$1]/365" office:value-type="float" office:value="25522.1917808219" calcext:value-type="float">
            <text:p>25522.19</text:p>
          </table:table-cell>
          <table:table-cell table:number-columns-repeated="1021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B267]+[.B267]*([.$B$1]/365)" office:value-type="float" office:value="26065.1203432526" calcext:value-type="float">
            <text:p>26065.12</text:p>
          </table:table-cell>
          <table:table-cell table:formula="of:=[.$C$5]+[.$C$5]*([.A268]-1)*[.$B$1]/365" office:value-type="float" office:value="25539.4520547945" calcext:value-type="float">
            <text:p>25539.45</text:p>
          </table:table-cell>
          <table:table-cell table:number-columns-repeated="1021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B268]+[.B268]*([.$B$1]/365)" office:value-type="float" office:value="26086.5437298361" calcext:value-type="float">
            <text:p>26086.54</text:p>
          </table:table-cell>
          <table:table-cell table:formula="of:=[.$C$5]+[.$C$5]*([.A269]-1)*[.$B$1]/365" office:value-type="float" office:value="25556.7123287671" calcext:value-type="float">
            <text:p>25556.71</text:p>
          </table:table-cell>
          <table:table-cell table:number-columns-repeated="1021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B269]+[.B269]*([.$B$1]/365)" office:value-type="float" office:value="26107.9847246826" calcext:value-type="float">
            <text:p>26107.98</text:p>
          </table:table-cell>
          <table:table-cell table:formula="of:=[.$C$5]+[.$C$5]*([.A270]-1)*[.$B$1]/365" office:value-type="float" office:value="25573.9726027397" calcext:value-type="float">
            <text:p>25573.97</text:p>
          </table:table-cell>
          <table:table-cell table:number-columns-repeated="1021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B270]+[.B270]*([.$B$1]/365)" office:value-type="float" office:value="26129.4433422645" calcext:value-type="float">
            <text:p>26129.44</text:p>
          </table:table-cell>
          <table:table-cell table:formula="of:=[.$C$5]+[.$C$5]*([.A271]-1)*[.$B$1]/365" office:value-type="float" office:value="25591.2328767123" calcext:value-type="float">
            <text:p>25591.23</text:p>
          </table:table-cell>
          <table:table-cell table:number-columns-repeated="1021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B271]+[.B271]*([.$B$1]/365)" office:value-type="float" office:value="26150.9195970664" calcext:value-type="float">
            <text:p>26150.92</text:p>
          </table:table-cell>
          <table:table-cell table:formula="of:=[.$C$5]+[.$C$5]*([.A272]-1)*[.$B$1]/365" office:value-type="float" office:value="25608.4931506849" calcext:value-type="float">
            <text:p>25608.49</text:p>
          </table:table-cell>
          <table:table-cell table:number-columns-repeated="1021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B272]+[.B272]*([.$B$1]/365)" office:value-type="float" office:value="26172.4135035845" calcext:value-type="float">
            <text:p>26172.41</text:p>
          </table:table-cell>
          <table:table-cell table:formula="of:=[.$C$5]+[.$C$5]*([.A273]-1)*[.$B$1]/365" office:value-type="float" office:value="25625.7534246575" calcext:value-type="float">
            <text:p>25625.75</text:p>
          </table:table-cell>
          <table:table-cell table:number-columns-repeated="1021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B273]+[.B273]*([.$B$1]/365)" office:value-type="float" office:value="26193.9250763272" calcext:value-type="float">
            <text:p>26193.93</text:p>
          </table:table-cell>
          <table:table-cell table:formula="of:=[.$C$5]+[.$C$5]*([.A274]-1)*[.$B$1]/365" office:value-type="float" office:value="25643.0136986301" calcext:value-type="float">
            <text:p>25643.01</text:p>
          </table:table-cell>
          <table:table-cell table:number-columns-repeated="1021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B274]+[.B274]*([.$B$1]/365)" office:value-type="float" office:value="26215.4543298146" calcext:value-type="float">
            <text:p>26215.45</text:p>
          </table:table-cell>
          <table:table-cell table:formula="of:=[.$C$5]+[.$C$5]*([.A275]-1)*[.$B$1]/365" office:value-type="float" office:value="25660.2739726027" calcext:value-type="float">
            <text:p>25660.27</text:p>
          </table:table-cell>
          <table:table-cell table:number-columns-repeated="1021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B275]+[.B275]*([.$B$1]/365)" office:value-type="float" office:value="26237.0012785788" calcext:value-type="float">
            <text:p>26237.00</text:p>
          </table:table-cell>
          <table:table-cell table:formula="of:=[.$C$5]+[.$C$5]*([.A276]-1)*[.$B$1]/365" office:value-type="float" office:value="25677.5342465753" calcext:value-type="float">
            <text:p>25677.53</text:p>
          </table:table-cell>
          <table:table-cell table:number-columns-repeated="1021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B276]+[.B276]*([.$B$1]/365)" office:value-type="float" office:value="26258.5659371639" calcext:value-type="float">
            <text:p>26258.57</text:p>
          </table:table-cell>
          <table:table-cell table:formula="of:=[.$C$5]+[.$C$5]*([.A277]-1)*[.$B$1]/365" office:value-type="float" office:value="25694.7945205479" calcext:value-type="float">
            <text:p>25694.79</text:p>
          </table:table-cell>
          <table:table-cell table:number-columns-repeated="1021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B277]+[.B277]*([.$B$1]/365)" office:value-type="float" office:value="26280.148320126" calcext:value-type="float">
            <text:p>26280.15</text:p>
          </table:table-cell>
          <table:table-cell table:formula="of:=[.$C$5]+[.$C$5]*([.A278]-1)*[.$B$1]/365" office:value-type="float" office:value="25712.0547945205" calcext:value-type="float">
            <text:p>25712.05</text:p>
          </table:table-cell>
          <table:table-cell table:number-columns-repeated="1021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B278]+[.B278]*([.$B$1]/365)" office:value-type="float" office:value="26301.7484420329" calcext:value-type="float">
            <text:p>26301.75</text:p>
          </table:table-cell>
          <table:table-cell table:formula="of:=[.$C$5]+[.$C$5]*([.A279]-1)*[.$B$1]/365" office:value-type="float" office:value="25729.3150684931" calcext:value-type="float">
            <text:p>25729.32</text:p>
          </table:table-cell>
          <table:table-cell table:number-columns-repeated="1021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B279]+[.B279]*([.$B$1]/365)" office:value-type="float" office:value="26323.3663174647" calcext:value-type="float">
            <text:p>26323.37</text:p>
          </table:table-cell>
          <table:table-cell table:formula="of:=[.$C$5]+[.$C$5]*([.A280]-1)*[.$B$1]/365" office:value-type="float" office:value="25746.5753424658" calcext:value-type="float">
            <text:p>25746.58</text:p>
          </table:table-cell>
          <table:table-cell table:number-columns-repeated="1021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B280]+[.B280]*([.$B$1]/365)" office:value-type="float" office:value="26345.0019610133" calcext:value-type="float">
            <text:p>26345.00</text:p>
          </table:table-cell>
          <table:table-cell table:formula="of:=[.$C$5]+[.$C$5]*([.A281]-1)*[.$B$1]/365" office:value-type="float" office:value="25763.8356164384" calcext:value-type="float">
            <text:p>25763.84</text:p>
          </table:table-cell>
          <table:table-cell table:number-columns-repeated="1021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B281]+[.B281]*([.$B$1]/365)" office:value-type="float" office:value="26366.6553872827" calcext:value-type="float">
            <text:p>26366.66</text:p>
          </table:table-cell>
          <table:table-cell table:formula="of:=[.$C$5]+[.$C$5]*([.A282]-1)*[.$B$1]/365" office:value-type="float" office:value="25781.095890411" calcext:value-type="float">
            <text:p>25781.10</text:p>
          </table:table-cell>
          <table:table-cell table:number-columns-repeated="1021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B282]+[.B282]*([.$B$1]/365)" office:value-type="float" office:value="26388.3266108887" calcext:value-type="float">
            <text:p>26388.33</text:p>
          </table:table-cell>
          <table:table-cell table:formula="of:=[.$C$5]+[.$C$5]*([.A283]-1)*[.$B$1]/365" office:value-type="float" office:value="25798.3561643836" calcext:value-type="float">
            <text:p>25798.36</text:p>
          </table:table-cell>
          <table:table-cell table:number-columns-repeated="1021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B283]+[.B283]*([.$B$1]/365)" office:value-type="float" office:value="26410.0156464592" calcext:value-type="float">
            <text:p>26410.02</text:p>
          </table:table-cell>
          <table:table-cell table:formula="of:=[.$C$5]+[.$C$5]*([.A284]-1)*[.$B$1]/365" office:value-type="float" office:value="25815.6164383562" calcext:value-type="float">
            <text:p>25815.62</text:p>
          </table:table-cell>
          <table:table-cell table:number-columns-repeated="1021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B284]+[.B284]*([.$B$1]/365)" office:value-type="float" office:value="26431.7225086344" calcext:value-type="float">
            <text:p>26431.72</text:p>
          </table:table-cell>
          <table:table-cell table:formula="of:=[.$C$5]+[.$C$5]*([.A285]-1)*[.$B$1]/365" office:value-type="float" office:value="25832.8767123288" calcext:value-type="float">
            <text:p>25832.88</text:p>
          </table:table-cell>
          <table:table-cell table:number-columns-repeated="1021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B285]+[.B285]*([.$B$1]/365)" office:value-type="float" office:value="26453.4472120662" calcext:value-type="float">
            <text:p>26453.45</text:p>
          </table:table-cell>
          <table:table-cell table:formula="of:=[.$C$5]+[.$C$5]*([.A286]-1)*[.$B$1]/365" office:value-type="float" office:value="25850.1369863014" calcext:value-type="float">
            <text:p>25850.14</text:p>
          </table:table-cell>
          <table:table-cell table:number-columns-repeated="1021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B286]+[.B286]*([.$B$1]/365)" office:value-type="float" office:value="26475.1897714186" calcext:value-type="float">
            <text:p>26475.19</text:p>
          </table:table-cell>
          <table:table-cell table:formula="of:=[.$C$5]+[.$C$5]*([.A287]-1)*[.$B$1]/365" office:value-type="float" office:value="25867.397260274" calcext:value-type="float">
            <text:p>25867.40</text:p>
          </table:table-cell>
          <table:table-cell table:number-columns-repeated="1021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B287]+[.B287]*([.$B$1]/365)" office:value-type="float" office:value="26496.9502013677" calcext:value-type="float">
            <text:p>26496.95</text:p>
          </table:table-cell>
          <table:table-cell table:formula="of:=[.$C$5]+[.$C$5]*([.A288]-1)*[.$B$1]/365" office:value-type="float" office:value="25884.6575342466" calcext:value-type="float">
            <text:p>25884.66</text:p>
          </table:table-cell>
          <table:table-cell table:number-columns-repeated="1021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B288]+[.B288]*([.$B$1]/365)" office:value-type="float" office:value="26518.7285166017" calcext:value-type="float">
            <text:p>26518.73</text:p>
          </table:table-cell>
          <table:table-cell table:formula="of:=[.$C$5]+[.$C$5]*([.A289]-1)*[.$B$1]/365" office:value-type="float" office:value="25901.9178082192" calcext:value-type="float">
            <text:p>25901.92</text:p>
          </table:table-cell>
          <table:table-cell table:number-columns-repeated="1021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B289]+[.B289]*([.$B$1]/365)" office:value-type="float" office:value="26540.5247318208" calcext:value-type="float">
            <text:p>26540.52</text:p>
          </table:table-cell>
          <table:table-cell table:formula="of:=[.$C$5]+[.$C$5]*([.A290]-1)*[.$B$1]/365" office:value-type="float" office:value="25919.1780821918" calcext:value-type="float">
            <text:p>25919.18</text:p>
          </table:table-cell>
          <table:table-cell table:number-columns-repeated="1021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B290]+[.B290]*([.$B$1]/365)" office:value-type="float" office:value="26562.3388617374" calcext:value-type="float">
            <text:p>26562.34</text:p>
          </table:table-cell>
          <table:table-cell table:formula="of:=[.$C$5]+[.$C$5]*([.A291]-1)*[.$B$1]/365" office:value-type="float" office:value="25936.4383561644" calcext:value-type="float">
            <text:p>25936.44</text:p>
          </table:table-cell>
          <table:table-cell table:number-columns-repeated="1021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B291]+[.B291]*([.$B$1]/365)" office:value-type="float" office:value="26584.1709210758" calcext:value-type="float">
            <text:p>26584.17</text:p>
          </table:table-cell>
          <table:table-cell table:formula="of:=[.$C$5]+[.$C$5]*([.A292]-1)*[.$B$1]/365" office:value-type="float" office:value="25953.698630137" calcext:value-type="float">
            <text:p>25953.70</text:p>
          </table:table-cell>
          <table:table-cell table:number-columns-repeated="1021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B292]+[.B292]*([.$B$1]/365)" office:value-type="float" office:value="26606.0209245725" calcext:value-type="float">
            <text:p>26606.02</text:p>
          </table:table-cell>
          <table:table-cell table:formula="of:=[.$C$5]+[.$C$5]*([.A293]-1)*[.$B$1]/365" office:value-type="float" office:value="25970.9589041096" calcext:value-type="float">
            <text:p>25970.96</text:p>
          </table:table-cell>
          <table:table-cell table:number-columns-repeated="1021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B293]+[.B293]*([.$B$1]/365)" office:value-type="float" office:value="26627.8888869763" calcext:value-type="float">
            <text:p>26627.89</text:p>
          </table:table-cell>
          <table:table-cell table:formula="of:=[.$C$5]+[.$C$5]*([.A294]-1)*[.$B$1]/365" office:value-type="float" office:value="25988.2191780822" calcext:value-type="float">
            <text:p>25988.22</text:p>
          </table:table-cell>
          <table:table-cell table:number-columns-repeated="1021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B294]+[.B294]*([.$B$1]/365)" office:value-type="float" office:value="26649.7748230478" calcext:value-type="float">
            <text:p>26649.77</text:p>
          </table:table-cell>
          <table:table-cell table:formula="of:=[.$C$5]+[.$C$5]*([.A295]-1)*[.$B$1]/365" office:value-type="float" office:value="26005.4794520548" calcext:value-type="float">
            <text:p>26005.48</text:p>
          </table:table-cell>
          <table:table-cell table:number-columns-repeated="1021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B295]+[.B295]*([.$B$1]/365)" office:value-type="float" office:value="26671.6787475599" calcext:value-type="float">
            <text:p>26671.68</text:p>
          </table:table-cell>
          <table:table-cell table:formula="of:=[.$C$5]+[.$C$5]*([.A296]-1)*[.$B$1]/365" office:value-type="float" office:value="26022.7397260274" calcext:value-type="float">
            <text:p>26022.74</text:p>
          </table:table-cell>
          <table:table-cell table:number-columns-repeated="1021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B296]+[.B296]*([.$B$1]/365)" office:value-type="float" office:value="26693.6006752976" calcext:value-type="float">
            <text:p>26693.60</text:p>
          </table:table-cell>
          <table:table-cell table:formula="of:=[.$C$5]+[.$C$5]*([.A297]-1)*[.$B$1]/365" office:value-type="float" office:value="26040" calcext:value-type="float">
            <text:p>26040.00</text:p>
          </table:table-cell>
          <table:table-cell table:number-columns-repeated="1021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B297]+[.B297]*([.$B$1]/365)" office:value-type="float" office:value="26715.5406210581" calcext:value-type="float">
            <text:p>26715.54</text:p>
          </table:table-cell>
          <table:table-cell table:formula="of:=[.$C$5]+[.$C$5]*([.A298]-1)*[.$B$1]/365" office:value-type="float" office:value="26057.2602739726" calcext:value-type="float">
            <text:p>26057.26</text:p>
          </table:table-cell>
          <table:table-cell table:number-columns-repeated="1021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B298]+[.B298]*([.$B$1]/365)" office:value-type="float" office:value="26737.4985996508" calcext:value-type="float">
            <text:p>26737.50</text:p>
          </table:table-cell>
          <table:table-cell table:formula="of:=[.$C$5]+[.$C$5]*([.A299]-1)*[.$B$1]/365" office:value-type="float" office:value="26074.5205479452" calcext:value-type="float">
            <text:p>26074.52</text:p>
          </table:table-cell>
          <table:table-cell table:number-columns-repeated="1021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B299]+[.B299]*([.$B$1]/365)" office:value-type="float" office:value="26759.4746258971" calcext:value-type="float">
            <text:p>26759.47</text:p>
          </table:table-cell>
          <table:table-cell table:formula="of:=[.$C$5]+[.$C$5]*([.A300]-1)*[.$B$1]/365" office:value-type="float" office:value="26091.7808219178" calcext:value-type="float">
            <text:p>26091.78</text:p>
          </table:table-cell>
          <table:table-cell table:number-columns-repeated="1021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B300]+[.B300]*([.$B$1]/365)" office:value-type="float" office:value="26781.4687146307" calcext:value-type="float">
            <text:p>26781.47</text:p>
          </table:table-cell>
          <table:table-cell table:formula="of:=[.$C$5]+[.$C$5]*([.A301]-1)*[.$B$1]/365" office:value-type="float" office:value="26109.0410958904" calcext:value-type="float">
            <text:p>26109.04</text:p>
          </table:table-cell>
          <table:table-cell table:number-columns-repeated="1021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B301]+[.B301]*([.$B$1]/365)" office:value-type="float" office:value="26803.4808806975" calcext:value-type="float">
            <text:p>26803.48</text:p>
          </table:table-cell>
          <table:table-cell table:formula="of:=[.$C$5]+[.$C$5]*([.A302]-1)*[.$B$1]/365" office:value-type="float" office:value="26126.301369863" calcext:value-type="float">
            <text:p>26126.30</text:p>
          </table:table-cell>
          <table:table-cell table:number-columns-repeated="1021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B302]+[.B302]*([.$B$1]/365)" office:value-type="float" office:value="26825.5111389556" calcext:value-type="float">
            <text:p>26825.51</text:p>
          </table:table-cell>
          <table:table-cell table:formula="of:=[.$C$5]+[.$C$5]*([.A303]-1)*[.$B$1]/365" office:value-type="float" office:value="26143.5616438356" calcext:value-type="float">
            <text:p>26143.56</text:p>
          </table:table-cell>
          <table:table-cell table:number-columns-repeated="1021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B303]+[.B303]*([.$B$1]/365)" office:value-type="float" office:value="26847.5595042753" calcext:value-type="float">
            <text:p>26847.56</text:p>
          </table:table-cell>
          <table:table-cell table:formula="of:=[.$C$5]+[.$C$5]*([.A304]-1)*[.$B$1]/365" office:value-type="float" office:value="26160.8219178082" calcext:value-type="float">
            <text:p>26160.82</text:p>
          </table:table-cell>
          <table:table-cell table:number-columns-repeated="1021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B304]+[.B304]*([.$B$1]/365)" office:value-type="float" office:value="26869.6259915391" calcext:value-type="float">
            <text:p>26869.63</text:p>
          </table:table-cell>
          <table:table-cell table:formula="of:=[.$C$5]+[.$C$5]*([.A305]-1)*[.$B$1]/365" office:value-type="float" office:value="26178.0821917808" calcext:value-type="float">
            <text:p>26178.08</text:p>
          </table:table-cell>
          <table:table-cell table:number-columns-repeated="1021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B305]+[.B305]*([.$B$1]/365)" office:value-type="float" office:value="26891.7106156417" calcext:value-type="float">
            <text:p>26891.71</text:p>
          </table:table-cell>
          <table:table-cell table:formula="of:=[.$C$5]+[.$C$5]*([.A306]-1)*[.$B$1]/365" office:value-type="float" office:value="26195.3424657534" calcext:value-type="float">
            <text:p>26195.34</text:p>
          </table:table-cell>
          <table:table-cell table:number-columns-repeated="1021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B306]+[.B306]*([.$B$1]/365)" office:value-type="float" office:value="26913.8133914902" calcext:value-type="float">
            <text:p>26913.81</text:p>
          </table:table-cell>
          <table:table-cell table:formula="of:=[.$C$5]+[.$C$5]*([.A307]-1)*[.$B$1]/365" office:value-type="float" office:value="26212.602739726" calcext:value-type="float">
            <text:p>26212.60</text:p>
          </table:table-cell>
          <table:table-cell table:number-columns-repeated="1021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B307]+[.B307]*([.$B$1]/365)" office:value-type="float" office:value="26935.9343340037" calcext:value-type="float">
            <text:p>26935.93</text:p>
          </table:table-cell>
          <table:table-cell table:formula="of:=[.$C$5]+[.$C$5]*([.A308]-1)*[.$B$1]/365" office:value-type="float" office:value="26229.8630136986" calcext:value-type="float">
            <text:p>26229.86</text:p>
          </table:table-cell>
          <table:table-cell table:number-columns-repeated="1021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B308]+[.B308]*([.$B$1]/365)" office:value-type="float" office:value="26958.0734581139" calcext:value-type="float">
            <text:p>26958.07</text:p>
          </table:table-cell>
          <table:table-cell table:formula="of:=[.$C$5]+[.$C$5]*([.A309]-1)*[.$B$1]/365" office:value-type="float" office:value="26247.1232876712" calcext:value-type="float">
            <text:p>26247.12</text:p>
          </table:table-cell>
          <table:table-cell table:number-columns-repeated="1021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B309]+[.B309]*([.$B$1]/365)" office:value-type="float" office:value="26980.2307787644" calcext:value-type="float">
            <text:p>26980.23</text:p>
          </table:table-cell>
          <table:table-cell table:formula="of:=[.$C$5]+[.$C$5]*([.A310]-1)*[.$B$1]/365" office:value-type="float" office:value="26264.3835616438" calcext:value-type="float">
            <text:p>26264.38</text:p>
          </table:table-cell>
          <table:table-cell table:number-columns-repeated="1021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B310]+[.B310]*([.$B$1]/365)" office:value-type="float" office:value="27002.4063109113" calcext:value-type="float">
            <text:p>27002.41</text:p>
          </table:table-cell>
          <table:table-cell table:formula="of:=[.$C$5]+[.$C$5]*([.A311]-1)*[.$B$1]/365" office:value-type="float" office:value="26281.6438356164" calcext:value-type="float">
            <text:p>26281.64</text:p>
          </table:table-cell>
          <table:table-cell table:number-columns-repeated="1021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B311]+[.B311]*([.$B$1]/365)" office:value-type="float" office:value="27024.600069523" calcext:value-type="float">
            <text:p>27024.60</text:p>
          </table:table-cell>
          <table:table-cell table:formula="of:=[.$C$5]+[.$C$5]*([.A312]-1)*[.$B$1]/365" office:value-type="float" office:value="26298.904109589" calcext:value-type="float">
            <text:p>26298.90</text:p>
          </table:table-cell>
          <table:table-cell table:number-columns-repeated="1021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B312]+[.B312]*([.$B$1]/365)" office:value-type="float" office:value="27046.8120695802" calcext:value-type="float">
            <text:p>27046.81</text:p>
          </table:table-cell>
          <table:table-cell table:formula="of:=[.$C$5]+[.$C$5]*([.A313]-1)*[.$B$1]/365" office:value-type="float" office:value="26316.1643835616" calcext:value-type="float">
            <text:p>26316.16</text:p>
          </table:table-cell>
          <table:table-cell table:number-columns-repeated="1021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B313]+[.B313]*([.$B$1]/365)" office:value-type="float" office:value="27069.0423260757" calcext:value-type="float">
            <text:p>27069.04</text:p>
          </table:table-cell>
          <table:table-cell table:formula="of:=[.$C$5]+[.$C$5]*([.A314]-1)*[.$B$1]/365" office:value-type="float" office:value="26333.4246575342" calcext:value-type="float">
            <text:p>26333.42</text:p>
          </table:table-cell>
          <table:table-cell table:number-columns-repeated="1021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B314]+[.B314]*([.$B$1]/365)" office:value-type="float" office:value="27091.2908540149" calcext:value-type="float">
            <text:p>27091.29</text:p>
          </table:table-cell>
          <table:table-cell table:formula="of:=[.$C$5]+[.$C$5]*([.A315]-1)*[.$B$1]/365" office:value-type="float" office:value="26350.6849315069" calcext:value-type="float">
            <text:p>26350.68</text:p>
          </table:table-cell>
          <table:table-cell table:number-columns-repeated="1021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B315]+[.B315]*([.$B$1]/365)" office:value-type="float" office:value="27113.5576684155" calcext:value-type="float">
            <text:p>27113.56</text:p>
          </table:table-cell>
          <table:table-cell table:formula="of:=[.$C$5]+[.$C$5]*([.A316]-1)*[.$B$1]/365" office:value-type="float" office:value="26367.9452054795" calcext:value-type="float">
            <text:p>26367.95</text:p>
          </table:table-cell>
          <table:table-cell table:number-columns-repeated="1021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B316]+[.B316]*([.$B$1]/365)" office:value-type="float" office:value="27135.8427843074" calcext:value-type="float">
            <text:p>27135.84</text:p>
          </table:table-cell>
          <table:table-cell table:formula="of:=[.$C$5]+[.$C$5]*([.A317]-1)*[.$B$1]/365" office:value-type="float" office:value="26385.2054794521" calcext:value-type="float">
            <text:p>26385.21</text:p>
          </table:table-cell>
          <table:table-cell table:number-columns-repeated="1021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B317]+[.B317]*([.$B$1]/365)" office:value-type="float" office:value="27158.1462167328" calcext:value-type="float">
            <text:p>27158.15</text:p>
          </table:table-cell>
          <table:table-cell table:formula="of:=[.$C$5]+[.$C$5]*([.A318]-1)*[.$B$1]/365" office:value-type="float" office:value="26402.4657534247" calcext:value-type="float">
            <text:p>26402.47</text:p>
          </table:table-cell>
          <table:table-cell table:number-columns-repeated="1021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B318]+[.B318]*([.$B$1]/365)" office:value-type="float" office:value="27180.4679807466" calcext:value-type="float">
            <text:p>27180.47</text:p>
          </table:table-cell>
          <table:table-cell table:formula="of:=[.$C$5]+[.$C$5]*([.A319]-1)*[.$B$1]/365" office:value-type="float" office:value="26419.7260273973" calcext:value-type="float">
            <text:p>26419.73</text:p>
          </table:table-cell>
          <table:table-cell table:number-columns-repeated="1021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B319]+[.B319]*([.$B$1]/365)" office:value-type="float" office:value="27202.8080914157" calcext:value-type="float">
            <text:p>27202.81</text:p>
          </table:table-cell>
          <table:table-cell table:formula="of:=[.$C$5]+[.$C$5]*([.A320]-1)*[.$B$1]/365" office:value-type="float" office:value="26436.9863013699" calcext:value-type="float">
            <text:p>26436.99</text:p>
          </table:table-cell>
          <table:table-cell table:number-columns-repeated="1021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B320]+[.B320]*([.$B$1]/365)" office:value-type="float" office:value="27225.1665638196" calcext:value-type="float">
            <text:p>27225.17</text:p>
          </table:table-cell>
          <table:table-cell table:formula="of:=[.$C$5]+[.$C$5]*([.A321]-1)*[.$B$1]/365" office:value-type="float" office:value="26454.2465753425" calcext:value-type="float">
            <text:p>26454.25</text:p>
          </table:table-cell>
          <table:table-cell table:number-columns-repeated="1021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B321]+[.B321]*([.$B$1]/365)" office:value-type="float" office:value="27247.5434130501" calcext:value-type="float">
            <text:p>27247.54</text:p>
          </table:table-cell>
          <table:table-cell table:formula="of:=[.$C$5]+[.$C$5]*([.A322]-1)*[.$B$1]/365" office:value-type="float" office:value="26471.5068493151" calcext:value-type="float">
            <text:p>26471.51</text:p>
          </table:table-cell>
          <table:table-cell table:number-columns-repeated="1021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B322]+[.B322]*([.$B$1]/365)" office:value-type="float" office:value="27269.9386542115" calcext:value-type="float">
            <text:p>27269.94</text:p>
          </table:table-cell>
          <table:table-cell table:formula="of:=[.$C$5]+[.$C$5]*([.A323]-1)*[.$B$1]/365" office:value-type="float" office:value="26488.7671232877" calcext:value-type="float">
            <text:p>26488.77</text:p>
          </table:table-cell>
          <table:table-cell table:number-columns-repeated="1021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323]+[.B323]*([.$B$1]/365)" office:value-type="float" office:value="27292.3523024205" calcext:value-type="float">
            <text:p>27292.35</text:p>
          </table:table-cell>
          <table:table-cell table:formula="of:=[.$C$5]+[.$C$5]*([.A324]-1)*[.$B$1]/365" office:value-type="float" office:value="26506.0273972603" calcext:value-type="float">
            <text:p>26506.03</text:p>
          </table:table-cell>
          <table:table-cell table:number-columns-repeated="1021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B324]+[.B324]*([.$B$1]/365)" office:value-type="float" office:value="27314.784372806" calcext:value-type="float">
            <text:p>27314.78</text:p>
          </table:table-cell>
          <table:table-cell table:formula="of:=[.$C$5]+[.$C$5]*([.A325]-1)*[.$B$1]/365" office:value-type="float" office:value="26523.2876712329" calcext:value-type="float">
            <text:p>26523.29</text:p>
          </table:table-cell>
          <table:table-cell table:number-columns-repeated="1021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B325]+[.B325]*([.$B$1]/365)" office:value-type="float" office:value="27337.2348805097" calcext:value-type="float">
            <text:p>27337.23</text:p>
          </table:table-cell>
          <table:table-cell table:formula="of:=[.$C$5]+[.$C$5]*([.A326]-1)*[.$B$1]/365" office:value-type="float" office:value="26540.5479452055" calcext:value-type="float">
            <text:p>26540.55</text:p>
          </table:table-cell>
          <table:table-cell table:number-columns-repeated="1021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B326]+[.B326]*([.$B$1]/365)" office:value-type="float" office:value="27359.7038406855" calcext:value-type="float">
            <text:p>27359.70</text:p>
          </table:table-cell>
          <table:table-cell table:formula="of:=[.$C$5]+[.$C$5]*([.A327]-1)*[.$B$1]/365" office:value-type="float" office:value="26557.8082191781" calcext:value-type="float">
            <text:p>26557.81</text:p>
          </table:table-cell>
          <table:table-cell table:number-columns-repeated="1021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B327]+[.B327]*([.$B$1]/365)" office:value-type="float" office:value="27382.1912684997" calcext:value-type="float">
            <text:p>27382.19</text:p>
          </table:table-cell>
          <table:table-cell table:formula="of:=[.$C$5]+[.$C$5]*([.A328]-1)*[.$B$1]/365" office:value-type="float" office:value="26575.0684931507" calcext:value-type="float">
            <text:p>26575.07</text:p>
          </table:table-cell>
          <table:table-cell table:number-columns-repeated="1021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B328]+[.B328]*([.$B$1]/365)" office:value-type="float" office:value="27404.6971791314" calcext:value-type="float">
            <text:p>27404.70</text:p>
          </table:table-cell>
          <table:table-cell table:formula="of:=[.$C$5]+[.$C$5]*([.A329]-1)*[.$B$1]/365" office:value-type="float" office:value="26592.3287671233" calcext:value-type="float">
            <text:p>26592.33</text:p>
          </table:table-cell>
          <table:table-cell table:number-columns-repeated="1021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B329]+[.B329]*([.$B$1]/365)" office:value-type="float" office:value="27427.2215877717" calcext:value-type="float">
            <text:p>27427.22</text:p>
          </table:table-cell>
          <table:table-cell table:formula="of:=[.$C$5]+[.$C$5]*([.A330]-1)*[.$B$1]/365" office:value-type="float" office:value="26609.5890410959" calcext:value-type="float">
            <text:p>26609.59</text:p>
          </table:table-cell>
          <table:table-cell table:number-columns-repeated="1021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B330]+[.B330]*([.$B$1]/365)" office:value-type="float" office:value="27449.7645096247" calcext:value-type="float">
            <text:p>27449.76</text:p>
          </table:table-cell>
          <table:table-cell table:formula="of:=[.$C$5]+[.$C$5]*([.A331]-1)*[.$B$1]/365" office:value-type="float" office:value="26626.8493150685" calcext:value-type="float">
            <text:p>26626.85</text:p>
          </table:table-cell>
          <table:table-cell table:number-columns-repeated="1021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B331]+[.B331]*([.$B$1]/365)" office:value-type="float" office:value="27472.3259599066" calcext:value-type="float">
            <text:p>27472.33</text:p>
          </table:table-cell>
          <table:table-cell table:formula="of:=[.$C$5]+[.$C$5]*([.A332]-1)*[.$B$1]/365" office:value-type="float" office:value="26644.1095890411" calcext:value-type="float">
            <text:p>26644.11</text:p>
          </table:table-cell>
          <table:table-cell table:number-columns-repeated="1021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B332]+[.B332]*([.$B$1]/365)" office:value-type="float" office:value="27494.9059538462" calcext:value-type="float">
            <text:p>27494.91</text:p>
          </table:table-cell>
          <table:table-cell table:formula="of:=[.$C$5]+[.$C$5]*([.A333]-1)*[.$B$1]/365" office:value-type="float" office:value="26661.3698630137" calcext:value-type="float">
            <text:p>26661.37</text:p>
          </table:table-cell>
          <table:table-cell table:number-columns-repeated="1021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B333]+[.B333]*([.$B$1]/365)" office:value-type="float" office:value="27517.504506685" calcext:value-type="float">
            <text:p>27517.50</text:p>
          </table:table-cell>
          <table:table-cell table:formula="of:=[.$C$5]+[.$C$5]*([.A334]-1)*[.$B$1]/365" office:value-type="float" office:value="26678.6301369863" calcext:value-type="float">
            <text:p>26678.63</text:p>
          </table:table-cell>
          <table:table-cell table:number-columns-repeated="1021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B334]+[.B334]*([.$B$1]/365)" office:value-type="float" office:value="27540.1216336768" calcext:value-type="float">
            <text:p>27540.12</text:p>
          </table:table-cell>
          <table:table-cell table:formula="of:=[.$C$5]+[.$C$5]*([.A335]-1)*[.$B$1]/365" office:value-type="float" office:value="26695.8904109589" calcext:value-type="float">
            <text:p>26695.89</text:p>
          </table:table-cell>
          <table:table-cell table:number-columns-repeated="1021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B335]+[.B335]*([.$B$1]/365)" office:value-type="float" office:value="27562.7573500881" calcext:value-type="float">
            <text:p>27562.76</text:p>
          </table:table-cell>
          <table:table-cell table:formula="of:=[.$C$5]+[.$C$5]*([.A336]-1)*[.$B$1]/365" office:value-type="float" office:value="26713.1506849315" calcext:value-type="float">
            <text:p>26713.15</text:p>
          </table:table-cell>
          <table:table-cell table:number-columns-repeated="1021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B336]+[.B336]*([.$B$1]/365)" office:value-type="float" office:value="27585.4116711977" calcext:value-type="float">
            <text:p>27585.41</text:p>
          </table:table-cell>
          <table:table-cell table:formula="of:=[.$C$5]+[.$C$5]*([.A337]-1)*[.$B$1]/365" office:value-type="float" office:value="26730.4109589041" calcext:value-type="float">
            <text:p>26730.41</text:p>
          </table:table-cell>
          <table:table-cell table:number-columns-repeated="1021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B337]+[.B337]*([.$B$1]/365)" office:value-type="float" office:value="27608.0846122973" calcext:value-type="float">
            <text:p>27608.08</text:p>
          </table:table-cell>
          <table:table-cell table:formula="of:=[.$C$5]+[.$C$5]*([.A338]-1)*[.$B$1]/365" office:value-type="float" office:value="26747.6712328767" calcext:value-type="float">
            <text:p>26747.67</text:p>
          </table:table-cell>
          <table:table-cell table:number-columns-repeated="1021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B338]+[.B338]*([.$B$1]/365)" office:value-type="float" office:value="27630.776188691" calcext:value-type="float">
            <text:p>27630.78</text:p>
          </table:table-cell>
          <table:table-cell table:formula="of:=[.$C$5]+[.$C$5]*([.A339]-1)*[.$B$1]/365" office:value-type="float" office:value="26764.9315068493" calcext:value-type="float">
            <text:p>26764.93</text:p>
          </table:table-cell>
          <table:table-cell table:number-columns-repeated="1021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B339]+[.B339]*([.$B$1]/365)" office:value-type="float" office:value="27653.4864156954" calcext:value-type="float">
            <text:p>27653.49</text:p>
          </table:table-cell>
          <table:table-cell table:formula="of:=[.$C$5]+[.$C$5]*([.A340]-1)*[.$B$1]/365" office:value-type="float" office:value="26782.1917808219" calcext:value-type="float">
            <text:p>26782.19</text:p>
          </table:table-cell>
          <table:table-cell table:number-columns-repeated="1021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B340]+[.B340]*([.$B$1]/365)" office:value-type="float" office:value="27676.2153086398" calcext:value-type="float">
            <text:p>27676.22</text:p>
          </table:table-cell>
          <table:table-cell table:formula="of:=[.$C$5]+[.$C$5]*([.A341]-1)*[.$B$1]/365" office:value-type="float" office:value="26799.4520547945" calcext:value-type="float">
            <text:p>26799.45</text:p>
          </table:table-cell>
          <table:table-cell table:number-columns-repeated="1021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B341]+[.B341]*([.$B$1]/365)" office:value-type="float" office:value="27698.9628828661" calcext:value-type="float">
            <text:p>27698.96</text:p>
          </table:table-cell>
          <table:table-cell table:formula="of:=[.$C$5]+[.$C$5]*([.A342]-1)*[.$B$1]/365" office:value-type="float" office:value="26816.7123287671" calcext:value-type="float">
            <text:p>26816.71</text:p>
          </table:table-cell>
          <table:table-cell table:number-columns-repeated="1021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B342]+[.B342]*([.$B$1]/365)" office:value-type="float" office:value="27721.7291537287" calcext:value-type="float">
            <text:p>27721.73</text:p>
          </table:table-cell>
          <table:table-cell table:formula="of:=[.$C$5]+[.$C$5]*([.A343]-1)*[.$B$1]/365" office:value-type="float" office:value="26833.9726027397" calcext:value-type="float">
            <text:p>26833.97</text:p>
          </table:table-cell>
          <table:table-cell table:number-columns-repeated="1021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B343]+[.B343]*([.$B$1]/365)" office:value-type="float" office:value="27744.5141365948" calcext:value-type="float">
            <text:p>27744.51</text:p>
          </table:table-cell>
          <table:table-cell table:formula="of:=[.$C$5]+[.$C$5]*([.A344]-1)*[.$B$1]/365" office:value-type="float" office:value="26851.2328767123" calcext:value-type="float">
            <text:p>26851.23</text:p>
          </table:table-cell>
          <table:table-cell table:number-columns-repeated="1021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B344]+[.B344]*([.$B$1]/365)" office:value-type="float" office:value="27767.3178468441" calcext:value-type="float">
            <text:p>27767.32</text:p>
          </table:table-cell>
          <table:table-cell table:formula="of:=[.$C$5]+[.$C$5]*([.A345]-1)*[.$B$1]/365" office:value-type="float" office:value="26868.4931506849" calcext:value-type="float">
            <text:p>26868.49</text:p>
          </table:table-cell>
          <table:table-cell table:number-columns-repeated="1021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B345]+[.B345]*([.$B$1]/365)" office:value-type="float" office:value="27790.1402998689" calcext:value-type="float">
            <text:p>27790.14</text:p>
          </table:table-cell>
          <table:table-cell table:formula="of:=[.$C$5]+[.$C$5]*([.A346]-1)*[.$B$1]/365" office:value-type="float" office:value="26885.7534246575" calcext:value-type="float">
            <text:p>26885.75</text:p>
          </table:table-cell>
          <table:table-cell table:number-columns-repeated="1021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B346]+[.B346]*([.$B$1]/365)" office:value-type="float" office:value="27812.9815110742" calcext:value-type="float">
            <text:p>27812.98</text:p>
          </table:table-cell>
          <table:table-cell table:formula="of:=[.$C$5]+[.$C$5]*([.A347]-1)*[.$B$1]/365" office:value-type="float" office:value="26903.0136986301" calcext:value-type="float">
            <text:p>26903.01</text:p>
          </table:table-cell>
          <table:table-cell table:number-columns-repeated="1021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B347]+[.B347]*([.$B$1]/365)" office:value-type="float" office:value="27835.8414958779" calcext:value-type="float">
            <text:p>27835.84</text:p>
          </table:table-cell>
          <table:table-cell table:formula="of:=[.$C$5]+[.$C$5]*([.A348]-1)*[.$B$1]/365" office:value-type="float" office:value="26920.2739726027" calcext:value-type="float">
            <text:p>26920.27</text:p>
          </table:table-cell>
          <table:table-cell table:number-columns-repeated="1021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B348]+[.B348]*([.$B$1]/365)" office:value-type="float" office:value="27858.7202697101" calcext:value-type="float">
            <text:p>27858.72</text:p>
          </table:table-cell>
          <table:table-cell table:formula="of:=[.$C$5]+[.$C$5]*([.A349]-1)*[.$B$1]/365" office:value-type="float" office:value="26937.5342465753" calcext:value-type="float">
            <text:p>26937.53</text:p>
          </table:table-cell>
          <table:table-cell table:number-columns-repeated="1021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B349]+[.B349]*([.$B$1]/365)" office:value-type="float" office:value="27881.617848014" calcext:value-type="float">
            <text:p>27881.62</text:p>
          </table:table-cell>
          <table:table-cell table:formula="of:=[.$C$5]+[.$C$5]*([.A350]-1)*[.$B$1]/365" office:value-type="float" office:value="26954.7945205479" calcext:value-type="float">
            <text:p>26954.79</text:p>
          </table:table-cell>
          <table:table-cell table:number-columns-repeated="1021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B350]+[.B350]*([.$B$1]/365)" office:value-type="float" office:value="27904.5342462452" calcext:value-type="float">
            <text:p>27904.53</text:p>
          </table:table-cell>
          <table:table-cell table:formula="of:=[.$C$5]+[.$C$5]*([.A351]-1)*[.$B$1]/365" office:value-type="float" office:value="26972.0547945205" calcext:value-type="float">
            <text:p>26972.05</text:p>
          </table:table-cell>
          <table:table-cell table:number-columns-repeated="1021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B351]+[.B351]*([.$B$1]/365)" office:value-type="float" office:value="27927.4694798723" calcext:value-type="float">
            <text:p>27927.47</text:p>
          </table:table-cell>
          <table:table-cell table:formula="of:=[.$C$5]+[.$C$5]*([.A352]-1)*[.$B$1]/365" office:value-type="float" office:value="26989.3150684931" calcext:value-type="float">
            <text:p>26989.32</text:p>
          </table:table-cell>
          <table:table-cell table:number-columns-repeated="1021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B352]+[.B352]*([.$B$1]/365)" office:value-type="float" office:value="27950.4235643763" calcext:value-type="float">
            <text:p>27950.42</text:p>
          </table:table-cell>
          <table:table-cell table:formula="of:=[.$C$5]+[.$C$5]*([.A353]-1)*[.$B$1]/365" office:value-type="float" office:value="27006.5753424657" calcext:value-type="float">
            <text:p>27006.58</text:p>
          </table:table-cell>
          <table:table-cell table:number-columns-repeated="1021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B353]+[.B353]*([.$B$1]/365)" office:value-type="float" office:value="27973.3965152511" calcext:value-type="float">
            <text:p>27973.40</text:p>
          </table:table-cell>
          <table:table-cell table:formula="of:=[.$C$5]+[.$C$5]*([.A354]-1)*[.$B$1]/365" office:value-type="float" office:value="27023.8356164384" calcext:value-type="float">
            <text:p>27023.84</text:p>
          </table:table-cell>
          <table:table-cell table:number-columns-repeated="1021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B354]+[.B354]*([.$B$1]/365)" office:value-type="float" office:value="27996.3883480034" calcext:value-type="float">
            <text:p>27996.39</text:p>
          </table:table-cell>
          <table:table-cell table:formula="of:=[.$C$5]+[.$C$5]*([.A355]-1)*[.$B$1]/365" office:value-type="float" office:value="27041.095890411" calcext:value-type="float">
            <text:p>27041.10</text:p>
          </table:table-cell>
          <table:table-cell table:number-columns-repeated="1021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B355]+[.B355]*([.$B$1]/365)" office:value-type="float" office:value="28019.3990781524" calcext:value-type="float">
            <text:p>28019.40</text:p>
          </table:table-cell>
          <table:table-cell table:formula="of:=[.$C$5]+[.$C$5]*([.A356]-1)*[.$B$1]/365" office:value-type="float" office:value="27058.3561643836" calcext:value-type="float">
            <text:p>27058.36</text:p>
          </table:table-cell>
          <table:table-cell table:number-columns-repeated="1021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B356]+[.B356]*([.$B$1]/365)" office:value-type="float" office:value="28042.4287212303" calcext:value-type="float">
            <text:p>28042.43</text:p>
          </table:table-cell>
          <table:table-cell table:formula="of:=[.$C$5]+[.$C$5]*([.A357]-1)*[.$B$1]/365" office:value-type="float" office:value="27075.6164383562" calcext:value-type="float">
            <text:p>27075.62</text:p>
          </table:table-cell>
          <table:table-cell table:number-columns-repeated="1021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B357]+[.B357]*([.$B$1]/365)" office:value-type="float" office:value="28065.477292782" calcext:value-type="float">
            <text:p>28065.48</text:p>
          </table:table-cell>
          <table:table-cell table:formula="of:=[.$C$5]+[.$C$5]*([.A358]-1)*[.$B$1]/365" office:value-type="float" office:value="27092.8767123288" calcext:value-type="float">
            <text:p>27092.88</text:p>
          </table:table-cell>
          <table:table-cell table:number-columns-repeated="1021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B358]+[.B358]*([.$B$1]/365)" office:value-type="float" office:value="28088.5448083651" calcext:value-type="float">
            <text:p>28088.54</text:p>
          </table:table-cell>
          <table:table-cell table:formula="of:=[.$C$5]+[.$C$5]*([.A359]-1)*[.$B$1]/365" office:value-type="float" office:value="27110.1369863014" calcext:value-type="float">
            <text:p>27110.14</text:p>
          </table:table-cell>
          <table:table-cell table:number-columns-repeated="1021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B359]+[.B359]*([.$B$1]/365)" office:value-type="float" office:value="28111.6312835501" calcext:value-type="float">
            <text:p>28111.63</text:p>
          </table:table-cell>
          <table:table-cell table:formula="of:=[.$C$5]+[.$C$5]*([.A360]-1)*[.$B$1]/365" office:value-type="float" office:value="27127.397260274" calcext:value-type="float">
            <text:p>27127.40</text:p>
          </table:table-cell>
          <table:table-cell table:number-columns-repeated="1021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B360]+[.B360]*([.$B$1]/365)" office:value-type="float" office:value="28134.7367339201" calcext:value-type="float">
            <text:p>28134.74</text:p>
          </table:table-cell>
          <table:table-cell table:formula="of:=[.$C$5]+[.$C$5]*([.A361]-1)*[.$B$1]/365" office:value-type="float" office:value="27144.6575342466" calcext:value-type="float">
            <text:p>27144.66</text:p>
          </table:table-cell>
          <table:table-cell table:number-columns-repeated="1021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B361]+[.B361]*([.$B$1]/365)" office:value-type="float" office:value="28157.8611750713" calcext:value-type="float">
            <text:p>28157.86</text:p>
          </table:table-cell>
          <table:table-cell table:formula="of:=[.$C$5]+[.$C$5]*([.A362]-1)*[.$B$1]/365" office:value-type="float" office:value="27161.9178082192" calcext:value-type="float">
            <text:p>27161.92</text:p>
          </table:table-cell>
          <table:table-cell table:number-columns-repeated="1021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B362]+[.B362]*([.$B$1]/365)" office:value-type="float" office:value="28181.0046226125" calcext:value-type="float">
            <text:p>28181.00</text:p>
          </table:table-cell>
          <table:table-cell table:formula="of:=[.$C$5]+[.$C$5]*([.A363]-1)*[.$B$1]/365" office:value-type="float" office:value="27179.1780821918" calcext:value-type="float">
            <text:p>27179.18</text:p>
          </table:table-cell>
          <table:table-cell table:number-columns-repeated="1021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B363]+[.B363]*([.$B$1]/365)" office:value-type="float" office:value="28204.1670921653" calcext:value-type="float">
            <text:p>28204.17</text:p>
          </table:table-cell>
          <table:table-cell table:formula="of:=[.$C$5]+[.$C$5]*([.A364]-1)*[.$B$1]/365" office:value-type="float" office:value="27196.4383561644" calcext:value-type="float">
            <text:p>27196.44</text:p>
          </table:table-cell>
          <table:table-cell table:number-columns-repeated="1021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B364]+[.B364]*([.$B$1]/365)" office:value-type="float" office:value="28227.3485993643" calcext:value-type="float">
            <text:p>28227.35</text:p>
          </table:table-cell>
          <table:table-cell table:formula="of:=[.$C$5]+[.$C$5]*([.A365]-1)*[.$B$1]/365" office:value-type="float" office:value="27213.698630137" calcext:value-type="float">
            <text:p>27213.70</text:p>
          </table:table-cell>
          <table:table-cell table:number-columns-repeated="1021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B365]+[.B365]*([.$B$1]/365)" office:value-type="float" office:value="28250.549159857" calcext:value-type="float">
            <text:p>28250.55</text:p>
          </table:table-cell>
          <table:table-cell table:formula="of:=[.$C$5]+[.$C$5]*([.A366]-1)*[.$B$1]/365" office:value-type="float" office:value="27230.9589041096" calcext:value-type="float">
            <text:p>27230.96</text:p>
          </table:table-cell>
          <table:table-cell table:number-columns-repeated="1021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B366]+[.B366]*([.$B$1]/365)" office:value-type="float" office:value="28273.7687893034" calcext:value-type="float">
            <text:p>28273.77</text:p>
          </table:table-cell>
          <table:table-cell table:formula="of:=[.$C$5]+[.$C$5]*([.A367]-1)*[.$B$1]/365" office:value-type="float" office:value="27248.2191780822" calcext:value-type="float">
            <text:p>27248.22</text:p>
          </table:table-cell>
          <table:table-cell table:number-columns-repeated="1021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B367]+[.B367]*([.$B$1]/365)" office:value-type="float" office:value="28297.0075033768" calcext:value-type="float">
            <text:p>28297.01</text:p>
          </table:table-cell>
          <table:table-cell table:formula="of:=[.$C$5]+[.$C$5]*([.A368]-1)*[.$B$1]/365" office:value-type="float" office:value="27265.4794520548" calcext:value-type="float">
            <text:p>27265.48</text:p>
          </table:table-cell>
          <table:table-cell table:number-columns-repeated="1021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B368]+[.B368]*([.$B$1]/365)" office:value-type="float" office:value="28320.2653177631" calcext:value-type="float">
            <text:p>28320.27</text:p>
          </table:table-cell>
          <table:table-cell table:formula="of:=[.$C$5]+[.$C$5]*([.A369]-1)*[.$B$1]/365" office:value-type="float" office:value="27282.7397260274" calcext:value-type="float">
            <text:p>27282.74</text:p>
          </table:table-cell>
          <table:table-cell table:number-columns-repeated="1021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B369]+[.B369]*([.$B$1]/365)" office:value-type="float" office:value="28343.5422481613" calcext:value-type="float">
            <text:p>28343.54</text:p>
          </table:table-cell>
          <table:table-cell table:formula="of:=[.$C$5]+[.$C$5]*([.A370]-1)*[.$B$1]/365" office:value-type="float" office:value="27300" calcext:value-type="float">
            <text:p>27300.00</text:p>
          </table:table-cell>
          <table:table-cell table:number-columns-repeated="1021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B370]+[.B370]*([.$B$1]/365)" office:value-type="float" office:value="28366.8383102831" calcext:value-type="float">
            <text:p>28366.84</text:p>
          </table:table-cell>
          <table:table-cell table:formula="of:=[.$C$5]+[.$C$5]*([.A371]-1)*[.$B$1]/365" office:value-type="float" office:value="27317.2602739726" calcext:value-type="float">
            <text:p>27317.26</text:p>
          </table:table-cell>
          <table:table-cell table:number-columns-repeated="1021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B371]+[.B371]*([.$B$1]/365)" office:value-type="float" office:value="28390.1535198532" calcext:value-type="float">
            <text:p>28390.15</text:p>
          </table:table-cell>
          <table:table-cell table:formula="of:=[.$C$5]+[.$C$5]*([.A372]-1)*[.$B$1]/365" office:value-type="float" office:value="27334.5205479452" calcext:value-type="float">
            <text:p>27334.52</text:p>
          </table:table-cell>
          <table:table-cell table:number-columns-repeated="1021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B372]+[.B372]*([.$B$1]/365)" office:value-type="float" office:value="28413.4878926092" calcext:value-type="float">
            <text:p>28413.49</text:p>
          </table:table-cell>
          <table:table-cell table:formula="of:=[.$C$5]+[.$C$5]*([.A373]-1)*[.$B$1]/365" office:value-type="float" office:value="27351.7808219178" calcext:value-type="float">
            <text:p>27351.78</text:p>
          </table:table-cell>
          <table:table-cell table:number-columns-repeated="1021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B373]+[.B373]*([.$B$1]/365)" office:value-type="float" office:value="28436.8414443018" calcext:value-type="float">
            <text:p>28436.84</text:p>
          </table:table-cell>
          <table:table-cell table:formula="of:=[.$C$5]+[.$C$5]*([.A374]-1)*[.$B$1]/365" office:value-type="float" office:value="27369.0410958904" calcext:value-type="float">
            <text:p>27369.04</text:p>
          </table:table-cell>
          <table:table-cell table:number-columns-repeated="1021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B374]+[.B374]*([.$B$1]/365)" office:value-type="float" office:value="28460.2141906944" calcext:value-type="float">
            <text:p>28460.21</text:p>
          </table:table-cell>
          <table:table-cell table:formula="of:=[.$C$5]+[.$C$5]*([.A375]-1)*[.$B$1]/365" office:value-type="float" office:value="27386.301369863" calcext:value-type="float">
            <text:p>27386.30</text:p>
          </table:table-cell>
          <table:table-cell table:number-columns-repeated="1021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B375]+[.B375]*([.$B$1]/365)" office:value-type="float" office:value="28483.6061475634" calcext:value-type="float">
            <text:p>28483.61</text:p>
          </table:table-cell>
          <table:table-cell table:formula="of:=[.$C$5]+[.$C$5]*([.A376]-1)*[.$B$1]/365" office:value-type="float" office:value="27403.5616438356" calcext:value-type="float">
            <text:p>27403.56</text:p>
          </table:table-cell>
          <table:table-cell table:number-columns-repeated="1021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B376]+[.B376]*([.$B$1]/365)" office:value-type="float" office:value="28507.0173306984" calcext:value-type="float">
            <text:p>28507.02</text:p>
          </table:table-cell>
          <table:table-cell table:formula="of:=[.$C$5]+[.$C$5]*([.A377]-1)*[.$B$1]/365" office:value-type="float" office:value="27420.8219178082" calcext:value-type="float">
            <text:p>27420.82</text:p>
          </table:table-cell>
          <table:table-cell table:number-columns-repeated="1021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B377]+[.B377]*([.$B$1]/365)" office:value-type="float" office:value="28530.4477559017" calcext:value-type="float">
            <text:p>28530.45</text:p>
          </table:table-cell>
          <table:table-cell table:formula="of:=[.$C$5]+[.$C$5]*([.A378]-1)*[.$B$1]/365" office:value-type="float" office:value="27438.0821917808" calcext:value-type="float">
            <text:p>27438.08</text:p>
          </table:table-cell>
          <table:table-cell table:number-columns-repeated="1021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B378]+[.B378]*([.$B$1]/365)" office:value-type="float" office:value="28553.8974389888" calcext:value-type="float">
            <text:p>28553.90</text:p>
          </table:table-cell>
          <table:table-cell table:formula="of:=[.$C$5]+[.$C$5]*([.A379]-1)*[.$B$1]/365" office:value-type="float" office:value="27455.3424657534" calcext:value-type="float">
            <text:p>27455.34</text:p>
          </table:table-cell>
          <table:table-cell table:number-columns-repeated="1021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B379]+[.B379]*([.$B$1]/365)" office:value-type="float" office:value="28577.3663957879" calcext:value-type="float">
            <text:p>28577.37</text:p>
          </table:table-cell>
          <table:table-cell table:formula="of:=[.$C$5]+[.$C$5]*([.A380]-1)*[.$B$1]/365" office:value-type="float" office:value="27472.602739726" calcext:value-type="float">
            <text:p>27472.60</text:p>
          </table:table-cell>
          <table:table-cell table:number-columns-repeated="1021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B380]+[.B380]*([.$B$1]/365)" office:value-type="float" office:value="28600.8546421406" calcext:value-type="float">
            <text:p>28600.85</text:p>
          </table:table-cell>
          <table:table-cell table:formula="of:=[.$C$5]+[.$C$5]*([.A381]-1)*[.$B$1]/365" office:value-type="float" office:value="27489.8630136986" calcext:value-type="float">
            <text:p>27489.86</text:p>
          </table:table-cell>
          <table:table-cell table:number-columns-repeated="1021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B381]+[.B381]*([.$B$1]/365)" office:value-type="float" office:value="28624.3621939013" calcext:value-type="float">
            <text:p>28624.36</text:p>
          </table:table-cell>
          <table:table-cell table:formula="of:=[.$C$5]+[.$C$5]*([.A382]-1)*[.$B$1]/365" office:value-type="float" office:value="27507.1232876712" calcext:value-type="float">
            <text:p>27507.12</text:p>
          </table:table-cell>
          <table:table-cell table:number-columns-repeated="1021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B382]+[.B382]*([.$B$1]/365)" office:value-type="float" office:value="28647.8890669374" calcext:value-type="float">
            <text:p>28647.89</text:p>
          </table:table-cell>
          <table:table-cell table:formula="of:=[.$C$5]+[.$C$5]*([.A383]-1)*[.$B$1]/365" office:value-type="float" office:value="27524.3835616438" calcext:value-type="float">
            <text:p>27524.38</text:p>
          </table:table-cell>
          <table:table-cell table:number-columns-repeated="1021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B383]+[.B383]*([.$B$1]/365)" office:value-type="float" office:value="28671.4352771294" calcext:value-type="float">
            <text:p>28671.44</text:p>
          </table:table-cell>
          <table:table-cell table:formula="of:=[.$C$5]+[.$C$5]*([.A384]-1)*[.$B$1]/365" office:value-type="float" office:value="27541.6438356164" calcext:value-type="float">
            <text:p>27541.64</text:p>
          </table:table-cell>
          <table:table-cell table:number-columns-repeated="1021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B384]+[.B384]*([.$B$1]/365)" office:value-type="float" office:value="28695.0008403709" calcext:value-type="float">
            <text:p>28695.00</text:p>
          </table:table-cell>
          <table:table-cell table:formula="of:=[.$C$5]+[.$C$5]*([.A385]-1)*[.$B$1]/365" office:value-type="float" office:value="27558.904109589" calcext:value-type="float">
            <text:p>27558.90</text:p>
          </table:table-cell>
          <table:table-cell table:number-columns-repeated="1021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B385]+[.B385]*([.$B$1]/365)" office:value-type="float" office:value="28718.5857725684" calcext:value-type="float">
            <text:p>28718.59</text:p>
          </table:table-cell>
          <table:table-cell table:formula="of:=[.$C$5]+[.$C$5]*([.A386]-1)*[.$B$1]/365" office:value-type="float" office:value="27576.1643835616" calcext:value-type="float">
            <text:p>27576.16</text:p>
          </table:table-cell>
          <table:table-cell table:number-columns-repeated="1021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B386]+[.B386]*([.$B$1]/365)" office:value-type="float" office:value="28742.1900896418" calcext:value-type="float">
            <text:p>28742.19</text:p>
          </table:table-cell>
          <table:table-cell table:formula="of:=[.$C$5]+[.$C$5]*([.A387]-1)*[.$B$1]/365" office:value-type="float" office:value="27593.4246575342" calcext:value-type="float">
            <text:p>27593.42</text:p>
          </table:table-cell>
          <table:table-cell table:number-columns-repeated="1021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B387]+[.B387]*([.$B$1]/365)" office:value-type="float" office:value="28765.8138075237" calcext:value-type="float">
            <text:p>28765.81</text:p>
          </table:table-cell>
          <table:table-cell table:formula="of:=[.$C$5]+[.$C$5]*([.A388]-1)*[.$B$1]/365" office:value-type="float" office:value="27610.6849315068" calcext:value-type="float">
            <text:p>27610.68</text:p>
          </table:table-cell>
          <table:table-cell table:number-columns-repeated="1021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B388]+[.B388]*([.$B$1]/365)" office:value-type="float" office:value="28789.45694216" calcext:value-type="float">
            <text:p>28789.46</text:p>
          </table:table-cell>
          <table:table-cell table:formula="of:=[.$C$5]+[.$C$5]*([.A389]-1)*[.$B$1]/365" office:value-type="float" office:value="27627.9452054795" calcext:value-type="float">
            <text:p>27627.95</text:p>
          </table:table-cell>
          <table:table-cell table:number-columns-repeated="1021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B389]+[.B389]*([.$B$1]/365)" office:value-type="float" office:value="28813.1195095097" calcext:value-type="float">
            <text:p>28813.12</text:p>
          </table:table-cell>
          <table:table-cell table:formula="of:=[.$C$5]+[.$C$5]*([.A390]-1)*[.$B$1]/365" office:value-type="float" office:value="27645.2054794521" calcext:value-type="float">
            <text:p>27645.21</text:p>
          </table:table-cell>
          <table:table-cell table:number-columns-repeated="1021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B390]+[.B390]*([.$B$1]/365)" office:value-type="float" office:value="28836.8015255449" calcext:value-type="float">
            <text:p>28836.80</text:p>
          </table:table-cell>
          <table:table-cell table:formula="of:=[.$C$5]+[.$C$5]*([.A391]-1)*[.$B$1]/365" office:value-type="float" office:value="27662.4657534247" calcext:value-type="float">
            <text:p>27662.47</text:p>
          </table:table-cell>
          <table:table-cell table:number-columns-repeated="1021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B391]+[.B391]*([.$B$1]/365)" office:value-type="float" office:value="28860.5030062508" calcext:value-type="float">
            <text:p>28860.50</text:p>
          </table:table-cell>
          <table:table-cell table:formula="of:=[.$C$5]+[.$C$5]*([.A392]-1)*[.$B$1]/365" office:value-type="float" office:value="27679.7260273973" calcext:value-type="float">
            <text:p>27679.73</text:p>
          </table:table-cell>
          <table:table-cell table:number-columns-repeated="1021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B392]+[.B392]*([.$B$1]/365)" office:value-type="float" office:value="28884.2239676258" calcext:value-type="float">
            <text:p>28884.22</text:p>
          </table:table-cell>
          <table:table-cell table:formula="of:=[.$C$5]+[.$C$5]*([.A393]-1)*[.$B$1]/365" office:value-type="float" office:value="27696.9863013699" calcext:value-type="float">
            <text:p>27696.99</text:p>
          </table:table-cell>
          <table:table-cell table:number-columns-repeated="1021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B393]+[.B393]*([.$B$1]/365)" office:value-type="float" office:value="28907.9644256814" calcext:value-type="float">
            <text:p>28907.96</text:p>
          </table:table-cell>
          <table:table-cell table:formula="of:=[.$C$5]+[.$C$5]*([.A394]-1)*[.$B$1]/365" office:value-type="float" office:value="27714.2465753425" calcext:value-type="float">
            <text:p>27714.25</text:p>
          </table:table-cell>
          <table:table-cell table:number-columns-repeated="1021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B394]+[.B394]*([.$B$1]/365)" office:value-type="float" office:value="28931.7243964423" calcext:value-type="float">
            <text:p>28931.72</text:p>
          </table:table-cell>
          <table:table-cell table:formula="of:=[.$C$5]+[.$C$5]*([.A395]-1)*[.$B$1]/365" office:value-type="float" office:value="27731.5068493151" calcext:value-type="float">
            <text:p>27731.51</text:p>
          </table:table-cell>
          <table:table-cell table:number-columns-repeated="1021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B395]+[.B395]*([.$B$1]/365)" office:value-type="float" office:value="28955.5038959462" calcext:value-type="float">
            <text:p>28955.50</text:p>
          </table:table-cell>
          <table:table-cell table:formula="of:=[.$C$5]+[.$C$5]*([.A396]-1)*[.$B$1]/365" office:value-type="float" office:value="27748.7671232877" calcext:value-type="float">
            <text:p>27748.77</text:p>
          </table:table-cell>
          <table:table-cell table:number-columns-repeated="1021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B396]+[.B396]*([.$B$1]/365)" office:value-type="float" office:value="28979.3029402442" calcext:value-type="float">
            <text:p>28979.30</text:p>
          </table:table-cell>
          <table:table-cell table:formula="of:=[.$C$5]+[.$C$5]*([.A397]-1)*[.$B$1]/365" office:value-type="float" office:value="27766.0273972603" calcext:value-type="float">
            <text:p>27766.03</text:p>
          </table:table-cell>
          <table:table-cell table:number-columns-repeated="1021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B397]+[.B397]*([.$B$1]/365)" office:value-type="float" office:value="29003.1215454006" calcext:value-type="float">
            <text:p>29003.12</text:p>
          </table:table-cell>
          <table:table-cell table:formula="of:=[.$C$5]+[.$C$5]*([.A398]-1)*[.$B$1]/365" office:value-type="float" office:value="27783.2876712329" calcext:value-type="float">
            <text:p>27783.29</text:p>
          </table:table-cell>
          <table:table-cell table:number-columns-repeated="1021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B398]+[.B398]*([.$B$1]/365)" office:value-type="float" office:value="29026.9597274927" calcext:value-type="float">
            <text:p>29026.96</text:p>
          </table:table-cell>
          <table:table-cell table:formula="of:=[.$C$5]+[.$C$5]*([.A399]-1)*[.$B$1]/365" office:value-type="float" office:value="27800.5479452055" calcext:value-type="float">
            <text:p>27800.55</text:p>
          </table:table-cell>
          <table:table-cell table:number-columns-repeated="1021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B399]+[.B399]*([.$B$1]/365)" office:value-type="float" office:value="29050.8175026112" calcext:value-type="float">
            <text:p>29050.82</text:p>
          </table:table-cell>
          <table:table-cell table:formula="of:=[.$C$5]+[.$C$5]*([.A400]-1)*[.$B$1]/365" office:value-type="float" office:value="27817.8082191781" calcext:value-type="float">
            <text:p>27817.81</text:p>
          </table:table-cell>
          <table:table-cell table:number-columns-repeated="1021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B400]+[.B400]*([.$B$1]/365)" office:value-type="float" office:value="29074.6948868599" calcext:value-type="float">
            <text:p>29074.69</text:p>
          </table:table-cell>
          <table:table-cell table:formula="of:=[.$C$5]+[.$C$5]*([.A401]-1)*[.$B$1]/365" office:value-type="float" office:value="27835.0684931507" calcext:value-type="float">
            <text:p>27835.07</text:p>
          </table:table-cell>
          <table:table-cell table:number-columns-repeated="1021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B401]+[.B401]*([.$B$1]/365)" office:value-type="float" office:value="29098.591896356" calcext:value-type="float">
            <text:p>29098.59</text:p>
          </table:table-cell>
          <table:table-cell table:formula="of:=[.$C$5]+[.$C$5]*([.A402]-1)*[.$B$1]/365" office:value-type="float" office:value="27852.3287671233" calcext:value-type="float">
            <text:p>27852.33</text:p>
          </table:table-cell>
          <table:table-cell table:number-columns-repeated="1021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B402]+[.B402]*([.$B$1]/365)" office:value-type="float" office:value="29122.5085472297" calcext:value-type="float">
            <text:p>29122.51</text:p>
          </table:table-cell>
          <table:table-cell table:formula="of:=[.$C$5]+[.$C$5]*([.A403]-1)*[.$B$1]/365" office:value-type="float" office:value="27869.5890410959" calcext:value-type="float">
            <text:p>27869.59</text:p>
          </table:table-cell>
          <table:table-cell table:number-columns-repeated="1021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B403]+[.B403]*([.$B$1]/365)" office:value-type="float" office:value="29146.4448556247" calcext:value-type="float">
            <text:p>29146.44</text:p>
          </table:table-cell>
          <table:table-cell table:formula="of:=[.$C$5]+[.$C$5]*([.A404]-1)*[.$B$1]/365" office:value-type="float" office:value="27886.8493150685" calcext:value-type="float">
            <text:p>27886.85</text:p>
          </table:table-cell>
          <table:table-cell table:number-columns-repeated="1021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B404]+[.B404]*([.$B$1]/365)" office:value-type="float" office:value="29170.4008376978" calcext:value-type="float">
            <text:p>29170.40</text:p>
          </table:table-cell>
          <table:table-cell table:formula="of:=[.$C$5]+[.$C$5]*([.A405]-1)*[.$B$1]/365" office:value-type="float" office:value="27904.1095890411" calcext:value-type="float">
            <text:p>27904.11</text:p>
          </table:table-cell>
          <table:table-cell table:number-columns-repeated="1021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B405]+[.B405]*([.$B$1]/365)" office:value-type="float" office:value="29194.3765096192" calcext:value-type="float">
            <text:p>29194.38</text:p>
          </table:table-cell>
          <table:table-cell table:formula="of:=[.$C$5]+[.$C$5]*([.A406]-1)*[.$B$1]/365" office:value-type="float" office:value="27921.3698630137" calcext:value-type="float">
            <text:p>27921.37</text:p>
          </table:table-cell>
          <table:table-cell table:number-columns-repeated="1021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B406]+[.B406]*([.$B$1]/365)" office:value-type="float" office:value="29218.3718875723" calcext:value-type="float">
            <text:p>29218.37</text:p>
          </table:table-cell>
          <table:table-cell table:formula="of:=[.$C$5]+[.$C$5]*([.A407]-1)*[.$B$1]/365" office:value-type="float" office:value="27938.6301369863" calcext:value-type="float">
            <text:p>27938.63</text:p>
          </table:table-cell>
          <table:table-cell table:number-columns-repeated="1021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B407]+[.B407]*([.$B$1]/365)" office:value-type="float" office:value="29242.3869877538" calcext:value-type="float">
            <text:p>29242.39</text:p>
          </table:table-cell>
          <table:table-cell table:formula="of:=[.$C$5]+[.$C$5]*([.A408]-1)*[.$B$1]/365" office:value-type="float" office:value="27955.8904109589" calcext:value-type="float">
            <text:p>27955.89</text:p>
          </table:table-cell>
          <table:table-cell table:number-columns-repeated="1021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B408]+[.B408]*([.$B$1]/365)" office:value-type="float" office:value="29266.4218263739" calcext:value-type="float">
            <text:p>29266.42</text:p>
          </table:table-cell>
          <table:table-cell table:formula="of:=[.$C$5]+[.$C$5]*([.A409]-1)*[.$B$1]/365" office:value-type="float" office:value="27973.1506849315" calcext:value-type="float">
            <text:p>27973.15</text:p>
          </table:table-cell>
          <table:table-cell table:number-columns-repeated="1021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B409]+[.B409]*([.$B$1]/365)" office:value-type="float" office:value="29290.4764196559" calcext:value-type="float">
            <text:p>29290.48</text:p>
          </table:table-cell>
          <table:table-cell table:formula="of:=[.$C$5]+[.$C$5]*([.A410]-1)*[.$B$1]/365" office:value-type="float" office:value="27990.4109589041" calcext:value-type="float">
            <text:p>27990.41</text:p>
          </table:table-cell>
          <table:table-cell table:number-columns-repeated="1021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B410]+[.B410]*([.$B$1]/365)" office:value-type="float" office:value="29314.5507838364" calcext:value-type="float">
            <text:p>29314.55</text:p>
          </table:table-cell>
          <table:table-cell table:formula="of:=[.$C$5]+[.$C$5]*([.A411]-1)*[.$B$1]/365" office:value-type="float" office:value="28007.6712328767" calcext:value-type="float">
            <text:p>28007.67</text:p>
          </table:table-cell>
          <table:table-cell table:number-columns-repeated="1021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B411]+[.B411]*([.$B$1]/365)" office:value-type="float" office:value="29338.6449351656" calcext:value-type="float">
            <text:p>29338.64</text:p>
          </table:table-cell>
          <table:table-cell table:formula="of:=[.$C$5]+[.$C$5]*([.A412]-1)*[.$B$1]/365" office:value-type="float" office:value="28024.9315068493" calcext:value-type="float">
            <text:p>28024.93</text:p>
          </table:table-cell>
          <table:table-cell table:number-columns-repeated="1021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B412]+[.B412]*([.$B$1]/365)" office:value-type="float" office:value="29362.7588899068" calcext:value-type="float">
            <text:p>29362.76</text:p>
          </table:table-cell>
          <table:table-cell table:formula="of:=[.$C$5]+[.$C$5]*([.A413]-1)*[.$B$1]/365" office:value-type="float" office:value="28042.1917808219" calcext:value-type="float">
            <text:p>28042.19</text:p>
          </table:table-cell>
          <table:table-cell table:number-columns-repeated="1021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B413]+[.B413]*([.$B$1]/365)" office:value-type="float" office:value="29386.8926643369" calcext:value-type="float">
            <text:p>29386.89</text:p>
          </table:table-cell>
          <table:table-cell table:formula="of:=[.$C$5]+[.$C$5]*([.A414]-1)*[.$B$1]/365" office:value-type="float" office:value="28059.4520547945" calcext:value-type="float">
            <text:p>28059.45</text:p>
          </table:table-cell>
          <table:table-cell table:number-columns-repeated="1021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B414]+[.B414]*([.$B$1]/365)" office:value-type="float" office:value="29411.0462747459" calcext:value-type="float">
            <text:p>29411.05</text:p>
          </table:table-cell>
          <table:table-cell table:formula="of:=[.$C$5]+[.$C$5]*([.A415]-1)*[.$B$1]/365" office:value-type="float" office:value="28076.7123287671" calcext:value-type="float">
            <text:p>28076.71</text:p>
          </table:table-cell>
          <table:table-cell table:number-columns-repeated="1021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B415]+[.B415]*([.$B$1]/365)" office:value-type="float" office:value="29435.2197374375" calcext:value-type="float">
            <text:p>29435.22</text:p>
          </table:table-cell>
          <table:table-cell table:formula="of:=[.$C$5]+[.$C$5]*([.A416]-1)*[.$B$1]/365" office:value-type="float" office:value="28093.9726027397" calcext:value-type="float">
            <text:p>28093.97</text:p>
          </table:table-cell>
          <table:table-cell table:number-columns-repeated="1021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B416]+[.B416]*([.$B$1]/365)" office:value-type="float" office:value="29459.4130687285" calcext:value-type="float">
            <text:p>29459.41</text:p>
          </table:table-cell>
          <table:table-cell table:formula="of:=[.$C$5]+[.$C$5]*([.A417]-1)*[.$B$1]/365" office:value-type="float" office:value="28111.2328767123" calcext:value-type="float">
            <text:p>28111.23</text:p>
          </table:table-cell>
          <table:table-cell table:number-columns-repeated="1021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B417]+[.B417]*([.$B$1]/365)" office:value-type="float" office:value="29483.6262849494" calcext:value-type="float">
            <text:p>29483.63</text:p>
          </table:table-cell>
          <table:table-cell table:formula="of:=[.$C$5]+[.$C$5]*([.A418]-1)*[.$B$1]/365" office:value-type="float" office:value="28128.4931506849" calcext:value-type="float">
            <text:p>28128.49</text:p>
          </table:table-cell>
          <table:table-cell table:number-columns-repeated="1021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B418]+[.B418]*([.$B$1]/365)" office:value-type="float" office:value="29507.8594024439" calcext:value-type="float">
            <text:p>29507.86</text:p>
          </table:table-cell>
          <table:table-cell table:formula="of:=[.$C$5]+[.$C$5]*([.A419]-1)*[.$B$1]/365" office:value-type="float" office:value="28145.7534246575" calcext:value-type="float">
            <text:p>28145.75</text:p>
          </table:table-cell>
          <table:table-cell table:number-columns-repeated="1021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B419]+[.B419]*([.$B$1]/365)" office:value-type="float" office:value="29532.1124375692" calcext:value-type="float">
            <text:p>29532.11</text:p>
          </table:table-cell>
          <table:table-cell table:formula="of:=[.$C$5]+[.$C$5]*([.A420]-1)*[.$B$1]/365" office:value-type="float" office:value="28163.0136986301" calcext:value-type="float">
            <text:p>28163.01</text:p>
          </table:table-cell>
          <table:table-cell table:number-columns-repeated="1021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B420]+[.B420]*([.$B$1]/365)" office:value-type="float" office:value="29556.385406696" calcext:value-type="float">
            <text:p>29556.39</text:p>
          </table:table-cell>
          <table:table-cell table:formula="of:=[.$C$5]+[.$C$5]*([.A421]-1)*[.$B$1]/365" office:value-type="float" office:value="28180.2739726027" calcext:value-type="float">
            <text:p>28180.27</text:p>
          </table:table-cell>
          <table:table-cell table:number-columns-repeated="1021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B421]+[.B421]*([.$B$1]/365)" office:value-type="float" office:value="29580.6783262083" calcext:value-type="float">
            <text:p>29580.68</text:p>
          </table:table-cell>
          <table:table-cell table:formula="of:=[.$C$5]+[.$C$5]*([.A422]-1)*[.$B$1]/365" office:value-type="float" office:value="28197.5342465753" calcext:value-type="float">
            <text:p>28197.53</text:p>
          </table:table-cell>
          <table:table-cell table:number-columns-repeated="1021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B422]+[.B422]*([.$B$1]/365)" office:value-type="float" office:value="29604.9912125038" calcext:value-type="float">
            <text:p>29604.99</text:p>
          </table:table-cell>
          <table:table-cell table:formula="of:=[.$C$5]+[.$C$5]*([.A423]-1)*[.$B$1]/365" office:value-type="float" office:value="28214.7945205479" calcext:value-type="float">
            <text:p>28214.79</text:p>
          </table:table-cell>
          <table:table-cell table:number-columns-repeated="1021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B423]+[.B423]*([.$B$1]/365)" office:value-type="float" office:value="29629.3240819936" calcext:value-type="float">
            <text:p>29629.32</text:p>
          </table:table-cell>
          <table:table-cell table:formula="of:=[.$C$5]+[.$C$5]*([.A424]-1)*[.$B$1]/365" office:value-type="float" office:value="28232.0547945205" calcext:value-type="float">
            <text:p>28232.05</text:p>
          </table:table-cell>
          <table:table-cell table:number-columns-repeated="1021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B424]+[.B424]*([.$B$1]/365)" office:value-type="float" office:value="29653.676951102" calcext:value-type="float">
            <text:p>29653.68</text:p>
          </table:table-cell>
          <table:table-cell table:formula="of:=[.$C$5]+[.$C$5]*([.A425]-1)*[.$B$1]/365" office:value-type="float" office:value="28249.3150684931" calcext:value-type="float">
            <text:p>28249.32</text:p>
          </table:table-cell>
          <table:table-cell table:number-columns-repeated="1021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B425]+[.B425]*([.$B$1]/365)" office:value-type="float" office:value="29678.0498362673" calcext:value-type="float">
            <text:p>29678.05</text:p>
          </table:table-cell>
          <table:table-cell table:formula="of:=[.$C$5]+[.$C$5]*([.A426]-1)*[.$B$1]/365" office:value-type="float" office:value="28266.5753424658" calcext:value-type="float">
            <text:p>28266.58</text:p>
          </table:table-cell>
          <table:table-cell table:number-columns-repeated="1021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B426]+[.B426]*([.$B$1]/365)" office:value-type="float" office:value="29702.442753941" calcext:value-type="float">
            <text:p>29702.44</text:p>
          </table:table-cell>
          <table:table-cell table:formula="of:=[.$C$5]+[.$C$5]*([.A427]-1)*[.$B$1]/365" office:value-type="float" office:value="28283.8356164384" calcext:value-type="float">
            <text:p>28283.84</text:p>
          </table:table-cell>
          <table:table-cell table:number-columns-repeated="1021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B427]+[.B427]*([.$B$1]/365)" office:value-type="float" office:value="29726.8557205881" calcext:value-type="float">
            <text:p>29726.86</text:p>
          </table:table-cell>
          <table:table-cell table:formula="of:=[.$C$5]+[.$C$5]*([.A428]-1)*[.$B$1]/365" office:value-type="float" office:value="28301.095890411" calcext:value-type="float">
            <text:p>28301.10</text:p>
          </table:table-cell>
          <table:table-cell table:number-columns-repeated="1021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B428]+[.B428]*([.$B$1]/365)" office:value-type="float" office:value="29751.2887526872" calcext:value-type="float">
            <text:p>29751.29</text:p>
          </table:table-cell>
          <table:table-cell table:formula="of:=[.$C$5]+[.$C$5]*([.A429]-1)*[.$B$1]/365" office:value-type="float" office:value="28318.3561643836" calcext:value-type="float">
            <text:p>28318.36</text:p>
          </table:table-cell>
          <table:table-cell table:number-columns-repeated="1021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B429]+[.B429]*([.$B$1]/365)" office:value-type="float" office:value="29775.7418667305" calcext:value-type="float">
            <text:p>29775.74</text:p>
          </table:table-cell>
          <table:table-cell table:formula="of:=[.$C$5]+[.$C$5]*([.A430]-1)*[.$B$1]/365" office:value-type="float" office:value="28335.6164383562" calcext:value-type="float">
            <text:p>28335.62</text:p>
          </table:table-cell>
          <table:table-cell table:number-columns-repeated="1021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B430]+[.B430]*([.$B$1]/365)" office:value-type="float" office:value="29800.2150792237" calcext:value-type="float">
            <text:p>29800.22</text:p>
          </table:table-cell>
          <table:table-cell table:formula="of:=[.$C$5]+[.$C$5]*([.A431]-1)*[.$B$1]/365" office:value-type="float" office:value="28352.8767123288" calcext:value-type="float">
            <text:p>28352.88</text:p>
          </table:table-cell>
          <table:table-cell table:number-columns-repeated="1021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B431]+[.B431]*([.$B$1]/365)" office:value-type="float" office:value="29824.708406686" calcext:value-type="float">
            <text:p>29824.71</text:p>
          </table:table-cell>
          <table:table-cell table:formula="of:=[.$C$5]+[.$C$5]*([.A432]-1)*[.$B$1]/365" office:value-type="float" office:value="28370.1369863014" calcext:value-type="float">
            <text:p>28370.14</text:p>
          </table:table-cell>
          <table:table-cell table:number-columns-repeated="1021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B432]+[.B432]*([.$B$1]/365)" office:value-type="float" office:value="29849.2218656504" calcext:value-type="float">
            <text:p>29849.22</text:p>
          </table:table-cell>
          <table:table-cell table:formula="of:=[.$C$5]+[.$C$5]*([.A433]-1)*[.$B$1]/365" office:value-type="float" office:value="28387.397260274" calcext:value-type="float">
            <text:p>28387.40</text:p>
          </table:table-cell>
          <table:table-cell table:number-columns-repeated="1021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B433]+[.B433]*([.$B$1]/365)" office:value-type="float" office:value="29873.7554726633" calcext:value-type="float">
            <text:p>29873.76</text:p>
          </table:table-cell>
          <table:table-cell table:formula="of:=[.$C$5]+[.$C$5]*([.A434]-1)*[.$B$1]/365" office:value-type="float" office:value="28404.6575342466" calcext:value-type="float">
            <text:p>28404.66</text:p>
          </table:table-cell>
          <table:table-cell table:number-columns-repeated="1021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B434]+[.B434]*([.$B$1]/365)" office:value-type="float" office:value="29898.3092442847" calcext:value-type="float">
            <text:p>29898.31</text:p>
          </table:table-cell>
          <table:table-cell table:formula="of:=[.$C$5]+[.$C$5]*([.A435]-1)*[.$B$1]/365" office:value-type="float" office:value="28421.9178082192" calcext:value-type="float">
            <text:p>28421.92</text:p>
          </table:table-cell>
          <table:table-cell table:number-columns-repeated="1021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B435]+[.B435]*([.$B$1]/365)" office:value-type="float" office:value="29922.8831970882" calcext:value-type="float">
            <text:p>29922.88</text:p>
          </table:table-cell>
          <table:table-cell table:formula="of:=[.$C$5]+[.$C$5]*([.A436]-1)*[.$B$1]/365" office:value-type="float" office:value="28439.1780821918" calcext:value-type="float">
            <text:p>28439.18</text:p>
          </table:table-cell>
          <table:table-cell table:number-columns-repeated="1021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B436]+[.B436]*([.$B$1]/365)" office:value-type="float" office:value="29947.4773476612" calcext:value-type="float">
            <text:p>29947.48</text:p>
          </table:table-cell>
          <table:table-cell table:formula="of:=[.$C$5]+[.$C$5]*([.A437]-1)*[.$B$1]/365" office:value-type="float" office:value="28456.4383561644" calcext:value-type="float">
            <text:p>28456.44</text:p>
          </table:table-cell>
          <table:table-cell table:number-columns-repeated="1021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B437]+[.B437]*([.$B$1]/365)" office:value-type="float" office:value="29972.0917126044" calcext:value-type="float">
            <text:p>29972.09</text:p>
          </table:table-cell>
          <table:table-cell table:formula="of:=[.$C$5]+[.$C$5]*([.A438]-1)*[.$B$1]/365" office:value-type="float" office:value="28473.698630137" calcext:value-type="float">
            <text:p>28473.70</text:p>
          </table:table-cell>
          <table:table-cell table:number-columns-repeated="1021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B438]+[.B438]*([.$B$1]/365)" office:value-type="float" office:value="29996.7263085326" calcext:value-type="float">
            <text:p>29996.73</text:p>
          </table:table-cell>
          <table:table-cell table:formula="of:=[.$C$5]+[.$C$5]*([.A439]-1)*[.$B$1]/365" office:value-type="float" office:value="28490.9589041096" calcext:value-type="float">
            <text:p>28490.96</text:p>
          </table:table-cell>
          <table:table-cell table:number-columns-repeated="1021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B439]+[.B439]*([.$B$1]/365)" office:value-type="float" office:value="30021.3811520739" calcext:value-type="float">
            <text:p>30021.38</text:p>
          </table:table-cell>
          <table:table-cell table:formula="of:=[.$C$5]+[.$C$5]*([.A440]-1)*[.$B$1]/365" office:value-type="float" office:value="28508.2191780822" calcext:value-type="float">
            <text:p>28508.22</text:p>
          </table:table-cell>
          <table:table-cell table:number-columns-repeated="1021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B440]+[.B440]*([.$B$1]/365)" office:value-type="float" office:value="30046.0562598701" calcext:value-type="float">
            <text:p>30046.06</text:p>
          </table:table-cell>
          <table:table-cell table:formula="of:=[.$C$5]+[.$C$5]*([.A441]-1)*[.$B$1]/365" office:value-type="float" office:value="28525.4794520548" calcext:value-type="float">
            <text:p>28525.48</text:p>
          </table:table-cell>
          <table:table-cell table:number-columns-repeated="1021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B441]+[.B441]*([.$B$1]/365)" office:value-type="float" office:value="30070.7516485768" calcext:value-type="float">
            <text:p>30070.75</text:p>
          </table:table-cell>
          <table:table-cell table:formula="of:=[.$C$5]+[.$C$5]*([.A442]-1)*[.$B$1]/365" office:value-type="float" office:value="28542.7397260274" calcext:value-type="float">
            <text:p>28542.74</text:p>
          </table:table-cell>
          <table:table-cell table:number-columns-repeated="1021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B442]+[.B442]*([.$B$1]/365)" office:value-type="float" office:value="30095.4673348633" calcext:value-type="float">
            <text:p>30095.47</text:p>
          </table:table-cell>
          <table:table-cell table:formula="of:=[.$C$5]+[.$C$5]*([.A443]-1)*[.$B$1]/365" office:value-type="float" office:value="28560" calcext:value-type="float">
            <text:p>28560.00</text:p>
          </table:table-cell>
          <table:table-cell table:number-columns-repeated="1021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B443]+[.B443]*([.$B$1]/365)" office:value-type="float" office:value="30120.2033354125" calcext:value-type="float">
            <text:p>30120.20</text:p>
          </table:table-cell>
          <table:table-cell table:formula="of:=[.$C$5]+[.$C$5]*([.A444]-1)*[.$B$1]/365" office:value-type="float" office:value="28577.2602739726" calcext:value-type="float">
            <text:p>28577.26</text:p>
          </table:table-cell>
          <table:table-cell table:number-columns-repeated="1021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B444]+[.B444]*([.$B$1]/365)" office:value-type="float" office:value="30144.9596669211" calcext:value-type="float">
            <text:p>30144.96</text:p>
          </table:table-cell>
          <table:table-cell table:formula="of:=[.$C$5]+[.$C$5]*([.A445]-1)*[.$B$1]/365" office:value-type="float" office:value="28594.5205479452" calcext:value-type="float">
            <text:p>28594.52</text:p>
          </table:table-cell>
          <table:table-cell table:number-columns-repeated="1021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B445]+[.B445]*([.$B$1]/365)" office:value-type="float" office:value="30169.7363460994" calcext:value-type="float">
            <text:p>30169.74</text:p>
          </table:table-cell>
          <table:table-cell table:formula="of:=[.$C$5]+[.$C$5]*([.A446]-1)*[.$B$1]/365" office:value-type="float" office:value="28611.7808219178" calcext:value-type="float">
            <text:p>28611.78</text:p>
          </table:table-cell>
          <table:table-cell table:number-columns-repeated="1021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B446]+[.B446]*([.$B$1]/365)" office:value-type="float" office:value="30194.5333896715" calcext:value-type="float">
            <text:p>30194.53</text:p>
          </table:table-cell>
          <table:table-cell table:formula="of:=[.$C$5]+[.$C$5]*([.A447]-1)*[.$B$1]/365" office:value-type="float" office:value="28629.0410958904" calcext:value-type="float">
            <text:p>28629.04</text:p>
          </table:table-cell>
          <table:table-cell table:number-columns-repeated="1021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B447]+[.B447]*([.$B$1]/365)" office:value-type="float" office:value="30219.3508143754" calcext:value-type="float">
            <text:p>30219.35</text:p>
          </table:table-cell>
          <table:table-cell table:formula="of:=[.$C$5]+[.$C$5]*([.A448]-1)*[.$B$1]/365" office:value-type="float" office:value="28646.301369863" calcext:value-type="float">
            <text:p>28646.30</text:p>
          </table:table-cell>
          <table:table-cell table:number-columns-repeated="1021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B448]+[.B448]*([.$B$1]/365)" office:value-type="float" office:value="30244.1886369625" calcext:value-type="float">
            <text:p>30244.19</text:p>
          </table:table-cell>
          <table:table-cell table:formula="of:=[.$C$5]+[.$C$5]*([.A449]-1)*[.$B$1]/365" office:value-type="float" office:value="28663.5616438356" calcext:value-type="float">
            <text:p>28663.56</text:p>
          </table:table-cell>
          <table:table-cell table:number-columns-repeated="1021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B449]+[.B449]*([.$B$1]/365)" office:value-type="float" office:value="30269.0468741984" calcext:value-type="float">
            <text:p>30269.05</text:p>
          </table:table-cell>
          <table:table-cell table:formula="of:=[.$C$5]+[.$C$5]*([.A450]-1)*[.$B$1]/365" office:value-type="float" office:value="28680.8219178082" calcext:value-type="float">
            <text:p>28680.82</text:p>
          </table:table-cell>
          <table:table-cell table:number-columns-repeated="1021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B450]+[.B450]*([.$B$1]/365)" office:value-type="float" office:value="30293.9255428621" calcext:value-type="float">
            <text:p>30293.93</text:p>
          </table:table-cell>
          <table:table-cell table:formula="of:=[.$C$5]+[.$C$5]*([.A451]-1)*[.$B$1]/365" office:value-type="float" office:value="28698.0821917808" calcext:value-type="float">
            <text:p>28698.08</text:p>
          </table:table-cell>
          <table:table-cell table:number-columns-repeated="1021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B451]+[.B451]*([.$B$1]/365)" office:value-type="float" office:value="30318.8246597466" calcext:value-type="float">
            <text:p>30318.82</text:p>
          </table:table-cell>
          <table:table-cell table:formula="of:=[.$C$5]+[.$C$5]*([.A452]-1)*[.$B$1]/365" office:value-type="float" office:value="28715.3424657534" calcext:value-type="float">
            <text:p>28715.34</text:p>
          </table:table-cell>
          <table:table-cell table:number-columns-repeated="1021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B452]+[.B452]*([.$B$1]/365)" office:value-type="float" office:value="30343.7442416588" calcext:value-type="float">
            <text:p>30343.74</text:p>
          </table:table-cell>
          <table:table-cell table:formula="of:=[.$C$5]+[.$C$5]*([.A453]-1)*[.$B$1]/365" office:value-type="float" office:value="28732.602739726" calcext:value-type="float">
            <text:p>28732.60</text:p>
          </table:table-cell>
          <table:table-cell table:number-columns-repeated="1021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B453]+[.B453]*([.$B$1]/365)" office:value-type="float" office:value="30368.684305419" calcext:value-type="float">
            <text:p>30368.68</text:p>
          </table:table-cell>
          <table:table-cell table:formula="of:=[.$C$5]+[.$C$5]*([.A454]-1)*[.$B$1]/365" office:value-type="float" office:value="28749.8630136986" calcext:value-type="float">
            <text:p>28749.86</text:p>
          </table:table-cell>
          <table:table-cell table:number-columns-repeated="1021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B454]+[.B454]*([.$B$1]/365)" office:value-type="float" office:value="30393.6448678618" calcext:value-type="float">
            <text:p>30393.64</text:p>
          </table:table-cell>
          <table:table-cell table:formula="of:=[.$C$5]+[.$C$5]*([.A455]-1)*[.$B$1]/365" office:value-type="float" office:value="28767.1232876712" calcext:value-type="float">
            <text:p>28767.12</text:p>
          </table:table-cell>
          <table:table-cell table:number-columns-repeated="1021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B455]+[.B455]*([.$B$1]/365)" office:value-type="float" office:value="30418.6259458354" calcext:value-type="float">
            <text:p>30418.63</text:p>
          </table:table-cell>
          <table:table-cell table:formula="of:=[.$C$5]+[.$C$5]*([.A456]-1)*[.$B$1]/365" office:value-type="float" office:value="28784.3835616438" calcext:value-type="float">
            <text:p>28784.38</text:p>
          </table:table-cell>
          <table:table-cell table:number-columns-repeated="1021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B456]+[.B456]*([.$B$1]/365)" office:value-type="float" office:value="30443.6275562019" calcext:value-type="float">
            <text:p>30443.63</text:p>
          </table:table-cell>
          <table:table-cell table:formula="of:=[.$C$5]+[.$C$5]*([.A457]-1)*[.$B$1]/365" office:value-type="float" office:value="28801.6438356164" calcext:value-type="float">
            <text:p>28801.64</text:p>
          </table:table-cell>
          <table:table-cell table:number-columns-repeated="1021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B457]+[.B457]*([.$B$1]/365)" office:value-type="float" office:value="30468.6497158371" calcext:value-type="float">
            <text:p>30468.65</text:p>
          </table:table-cell>
          <table:table-cell table:formula="of:=[.$C$5]+[.$C$5]*([.A458]-1)*[.$B$1]/365" office:value-type="float" office:value="28818.904109589" calcext:value-type="float">
            <text:p>28818.90</text:p>
          </table:table-cell>
          <table:table-cell table:number-columns-repeated="1021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B458]+[.B458]*([.$B$1]/365)" office:value-type="float" office:value="30493.6924416309" calcext:value-type="float">
            <text:p>30493.69</text:p>
          </table:table-cell>
          <table:table-cell table:formula="of:=[.$C$5]+[.$C$5]*([.A459]-1)*[.$B$1]/365" office:value-type="float" office:value="28836.1643835616" calcext:value-type="float">
            <text:p>28836.16</text:p>
          </table:table-cell>
          <table:table-cell table:number-columns-repeated="1021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B459]+[.B459]*([.$B$1]/365)" office:value-type="float" office:value="30518.7557504871" calcext:value-type="float">
            <text:p>30518.76</text:p>
          </table:table-cell>
          <table:table-cell table:formula="of:=[.$C$5]+[.$C$5]*([.A460]-1)*[.$B$1]/365" office:value-type="float" office:value="28853.4246575342" calcext:value-type="float">
            <text:p>28853.42</text:p>
          </table:table-cell>
          <table:table-cell table:number-columns-repeated="1021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B460]+[.B460]*([.$B$1]/365)" office:value-type="float" office:value="30543.8396593231" calcext:value-type="float">
            <text:p>30543.84</text:p>
          </table:table-cell>
          <table:table-cell table:formula="of:=[.$C$5]+[.$C$5]*([.A461]-1)*[.$B$1]/365" office:value-type="float" office:value="28870.6849315068" calcext:value-type="float">
            <text:p>28870.68</text:p>
          </table:table-cell>
          <table:table-cell table:number-columns-repeated="1021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B461]+[.B461]*([.$B$1]/365)" office:value-type="float" office:value="30568.9441850705" calcext:value-type="float">
            <text:p>30568.94</text:p>
          </table:table-cell>
          <table:table-cell table:formula="of:=[.$C$5]+[.$C$5]*([.A462]-1)*[.$B$1]/365" office:value-type="float" office:value="28887.9452054795" calcext:value-type="float">
            <text:p>28887.95</text:p>
          </table:table-cell>
          <table:table-cell table:number-columns-repeated="1021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B462]+[.B462]*([.$B$1]/365)" office:value-type="float" office:value="30594.0693446746" calcext:value-type="float">
            <text:p>30594.07</text:p>
          </table:table-cell>
          <table:table-cell table:formula="of:=[.$C$5]+[.$C$5]*([.A463]-1)*[.$B$1]/365" office:value-type="float" office:value="28905.2054794521" calcext:value-type="float">
            <text:p>28905.21</text:p>
          </table:table-cell>
          <table:table-cell table:number-columns-repeated="1021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B463]+[.B463]*([.$B$1]/365)" office:value-type="float" office:value="30619.2151550949" calcext:value-type="float">
            <text:p>30619.22</text:p>
          </table:table-cell>
          <table:table-cell table:formula="of:=[.$C$5]+[.$C$5]*([.A464]-1)*[.$B$1]/365" office:value-type="float" office:value="28922.4657534247" calcext:value-type="float">
            <text:p>28922.47</text:p>
          </table:table-cell>
          <table:table-cell table:number-columns-repeated="1021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B464]+[.B464]*([.$B$1]/365)" office:value-type="float" office:value="30644.3816333046" calcext:value-type="float">
            <text:p>30644.38</text:p>
          </table:table-cell>
          <table:table-cell table:formula="of:=[.$C$5]+[.$C$5]*([.A465]-1)*[.$B$1]/365" office:value-type="float" office:value="28939.7260273973" calcext:value-type="float">
            <text:p>28939.73</text:p>
          </table:table-cell>
          <table:table-cell table:number-columns-repeated="1021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B465]+[.B465]*([.$B$1]/365)" office:value-type="float" office:value="30669.5687962909" calcext:value-type="float">
            <text:p>30669.57</text:p>
          </table:table-cell>
          <table:table-cell table:formula="of:=[.$C$5]+[.$C$5]*([.A466]-1)*[.$B$1]/365" office:value-type="float" office:value="28956.9863013699" calcext:value-type="float">
            <text:p>28956.99</text:p>
          </table:table-cell>
          <table:table-cell table:number-columns-repeated="1021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B466]+[.B466]*([.$B$1]/365)" office:value-type="float" office:value="30694.7766610549" calcext:value-type="float">
            <text:p>30694.78</text:p>
          </table:table-cell>
          <table:table-cell table:formula="of:=[.$C$5]+[.$C$5]*([.A467]-1)*[.$B$1]/365" office:value-type="float" office:value="28974.2465753425" calcext:value-type="float">
            <text:p>28974.25</text:p>
          </table:table-cell>
          <table:table-cell table:number-columns-repeated="1021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B467]+[.B467]*([.$B$1]/365)" office:value-type="float" office:value="30720.005244612" calcext:value-type="float">
            <text:p>30720.01</text:p>
          </table:table-cell>
          <table:table-cell table:formula="of:=[.$C$5]+[.$C$5]*([.A468]-1)*[.$B$1]/365" office:value-type="float" office:value="28991.5068493151" calcext:value-type="float">
            <text:p>28991.51</text:p>
          </table:table-cell>
          <table:table-cell table:number-columns-repeated="1021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B468]+[.B468]*([.$B$1]/365)" office:value-type="float" office:value="30745.2545639911" calcext:value-type="float">
            <text:p>30745.25</text:p>
          </table:table-cell>
          <table:table-cell table:formula="of:=[.$C$5]+[.$C$5]*([.A469]-1)*[.$B$1]/365" office:value-type="float" office:value="29008.7671232877" calcext:value-type="float">
            <text:p>29008.77</text:p>
          </table:table-cell>
          <table:table-cell table:number-columns-repeated="1021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B469]+[.B469]*([.$B$1]/365)" office:value-type="float" office:value="30770.5246362355" calcext:value-type="float">
            <text:p>30770.52</text:p>
          </table:table-cell>
          <table:table-cell table:formula="of:=[.$C$5]+[.$C$5]*([.A470]-1)*[.$B$1]/365" office:value-type="float" office:value="29026.0273972603" calcext:value-type="float">
            <text:p>29026.03</text:p>
          </table:table-cell>
          <table:table-cell table:number-columns-repeated="1021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B470]+[.B470]*([.$B$1]/365)" office:value-type="float" office:value="30795.8154784023" calcext:value-type="float">
            <text:p>30795.82</text:p>
          </table:table-cell>
          <table:table-cell table:formula="of:=[.$C$5]+[.$C$5]*([.A471]-1)*[.$B$1]/365" office:value-type="float" office:value="29043.2876712329" calcext:value-type="float">
            <text:p>29043.29</text:p>
          </table:table-cell>
          <table:table-cell table:number-columns-repeated="1021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B471]+[.B471]*([.$B$1]/365)" office:value-type="float" office:value="30821.1271075626" calcext:value-type="float">
            <text:p>30821.13</text:p>
          </table:table-cell>
          <table:table-cell table:formula="of:=[.$C$5]+[.$C$5]*([.A472]-1)*[.$B$1]/365" office:value-type="float" office:value="29060.5479452055" calcext:value-type="float">
            <text:p>29060.55</text:p>
          </table:table-cell>
          <table:table-cell table:number-columns-repeated="1021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B472]+[.B472]*([.$B$1]/365)" office:value-type="float" office:value="30846.4595408017" calcext:value-type="float">
            <text:p>30846.46</text:p>
          </table:table-cell>
          <table:table-cell table:formula="of:=[.$C$5]+[.$C$5]*([.A473]-1)*[.$B$1]/365" office:value-type="float" office:value="29077.8082191781" calcext:value-type="float">
            <text:p>29077.81</text:p>
          </table:table-cell>
          <table:table-cell table:number-columns-repeated="1021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B473]+[.B473]*([.$B$1]/365)" office:value-type="float" office:value="30871.8127952188" calcext:value-type="float">
            <text:p>30871.81</text:p>
          </table:table-cell>
          <table:table-cell table:formula="of:=[.$C$5]+[.$C$5]*([.A474]-1)*[.$B$1]/365" office:value-type="float" office:value="29095.0684931507" calcext:value-type="float">
            <text:p>29095.07</text:p>
          </table:table-cell>
          <table:table-cell table:number-columns-repeated="1021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B474]+[.B474]*([.$B$1]/365)" office:value-type="float" office:value="30897.1868879272" calcext:value-type="float">
            <text:p>30897.19</text:p>
          </table:table-cell>
          <table:table-cell table:formula="of:=[.$C$5]+[.$C$5]*([.A475]-1)*[.$B$1]/365" office:value-type="float" office:value="29112.3287671233" calcext:value-type="float">
            <text:p>29112.33</text:p>
          </table:table-cell>
          <table:table-cell table:number-columns-repeated="1021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B475]+[.B475]*([.$B$1]/365)" office:value-type="float" office:value="30922.5818360542" calcext:value-type="float">
            <text:p>30922.58</text:p>
          </table:table-cell>
          <table:table-cell table:formula="of:=[.$C$5]+[.$C$5]*([.A476]-1)*[.$B$1]/365" office:value-type="float" office:value="29129.5890410959" calcext:value-type="float">
            <text:p>29129.59</text:p>
          </table:table-cell>
          <table:table-cell table:number-columns-repeated="1021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B476]+[.B476]*([.$B$1]/365)" office:value-type="float" office:value="30947.9976567414" calcext:value-type="float">
            <text:p>30948.00</text:p>
          </table:table-cell>
          <table:table-cell table:formula="of:=[.$C$5]+[.$C$5]*([.A477]-1)*[.$B$1]/365" office:value-type="float" office:value="29146.8493150685" calcext:value-type="float">
            <text:p>29146.85</text:p>
          </table:table-cell>
          <table:table-cell table:number-columns-repeated="1021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B477]+[.B477]*([.$B$1]/365)" office:value-type="float" office:value="30973.4343671442" calcext:value-type="float">
            <text:p>30973.43</text:p>
          </table:table-cell>
          <table:table-cell table:formula="of:=[.$C$5]+[.$C$5]*([.A478]-1)*[.$B$1]/365" office:value-type="float" office:value="29164.1095890411" calcext:value-type="float">
            <text:p>29164.11</text:p>
          </table:table-cell>
          <table:table-cell table:number-columns-repeated="1021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B478]+[.B478]*([.$B$1]/365)" office:value-type="float" office:value="30998.8919844323" calcext:value-type="float">
            <text:p>30998.89</text:p>
          </table:table-cell>
          <table:table-cell table:formula="of:=[.$C$5]+[.$C$5]*([.A479]-1)*[.$B$1]/365" office:value-type="float" office:value="29181.3698630137" calcext:value-type="float">
            <text:p>29181.37</text:p>
          </table:table-cell>
          <table:table-cell table:number-columns-repeated="1021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B479]+[.B479]*([.$B$1]/365)" office:value-type="float" office:value="31024.3705257893" calcext:value-type="float">
            <text:p>31024.37</text:p>
          </table:table-cell>
          <table:table-cell table:formula="of:=[.$C$5]+[.$C$5]*([.A480]-1)*[.$B$1]/365" office:value-type="float" office:value="29198.6301369863" calcext:value-type="float">
            <text:p>29198.63</text:p>
          </table:table-cell>
          <table:table-cell table:number-columns-repeated="1021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B480]+[.B480]*([.$B$1]/365)" office:value-type="float" office:value="31049.8700084133" calcext:value-type="float">
            <text:p>31049.87</text:p>
          </table:table-cell>
          <table:table-cell table:formula="of:=[.$C$5]+[.$C$5]*([.A481]-1)*[.$B$1]/365" office:value-type="float" office:value="29215.8904109589" calcext:value-type="float">
            <text:p>29215.89</text:p>
          </table:table-cell>
          <table:table-cell table:number-columns-repeated="1021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B481]+[.B481]*([.$B$1]/365)" office:value-type="float" office:value="31075.3904495161" calcext:value-type="float">
            <text:p>31075.39</text:p>
          </table:table-cell>
          <table:table-cell table:formula="of:=[.$C$5]+[.$C$5]*([.A482]-1)*[.$B$1]/365" office:value-type="float" office:value="29233.1506849315" calcext:value-type="float">
            <text:p>29233.15</text:p>
          </table:table-cell>
          <table:table-cell table:number-columns-repeated="1021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B482]+[.B482]*([.$B$1]/365)" office:value-type="float" office:value="31100.9318663239" calcext:value-type="float">
            <text:p>31100.93</text:p>
          </table:table-cell>
          <table:table-cell table:formula="of:=[.$C$5]+[.$C$5]*([.A483]-1)*[.$B$1]/365" office:value-type="float" office:value="29250.4109589041" calcext:value-type="float">
            <text:p>29250.41</text:p>
          </table:table-cell>
          <table:table-cell table:number-columns-repeated="1021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B483]+[.B483]*([.$B$1]/365)" office:value-type="float" office:value="31126.494276077" calcext:value-type="float">
            <text:p>31126.49</text:p>
          </table:table-cell>
          <table:table-cell table:formula="of:=[.$C$5]+[.$C$5]*([.A484]-1)*[.$B$1]/365" office:value-type="float" office:value="29267.6712328767" calcext:value-type="float">
            <text:p>29267.67</text:p>
          </table:table-cell>
          <table:table-cell table:number-columns-repeated="1021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B484]+[.B484]*([.$B$1]/365)" office:value-type="float" office:value="31152.07769603" calcext:value-type="float">
            <text:p>31152.08</text:p>
          </table:table-cell>
          <table:table-cell table:formula="of:=[.$C$5]+[.$C$5]*([.A485]-1)*[.$B$1]/365" office:value-type="float" office:value="29284.9315068493" calcext:value-type="float">
            <text:p>29284.93</text:p>
          </table:table-cell>
          <table:table-cell table:number-columns-repeated="1021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B485]+[.B485]*([.$B$1]/365)" office:value-type="float" office:value="31177.6821434514" calcext:value-type="float">
            <text:p>31177.68</text:p>
          </table:table-cell>
          <table:table-cell table:formula="of:=[.$C$5]+[.$C$5]*([.A486]-1)*[.$B$1]/365" office:value-type="float" office:value="29302.1917808219" calcext:value-type="float">
            <text:p>29302.19</text:p>
          </table:table-cell>
          <table:table-cell table:number-columns-repeated="1021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B486]+[.B486]*([.$B$1]/365)" office:value-type="float" office:value="31203.3076356241" calcext:value-type="float">
            <text:p>31203.31</text:p>
          </table:table-cell>
          <table:table-cell table:formula="of:=[.$C$5]+[.$C$5]*([.A487]-1)*[.$B$1]/365" office:value-type="float" office:value="29319.4520547945" calcext:value-type="float">
            <text:p>29319.45</text:p>
          </table:table-cell>
          <table:table-cell table:number-columns-repeated="1021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B487]+[.B487]*([.$B$1]/365)" office:value-type="float" office:value="31228.9541898451" calcext:value-type="float">
            <text:p>31228.95</text:p>
          </table:table-cell>
          <table:table-cell table:formula="of:=[.$C$5]+[.$C$5]*([.A488]-1)*[.$B$1]/365" office:value-type="float" office:value="29336.7123287671" calcext:value-type="float">
            <text:p>29336.71</text:p>
          </table:table-cell>
          <table:table-cell table:number-columns-repeated="1021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B488]+[.B488]*([.$B$1]/365)" office:value-type="float" office:value="31254.6218234258" calcext:value-type="float">
            <text:p>31254.62</text:p>
          </table:table-cell>
          <table:table-cell table:formula="of:=[.$C$5]+[.$C$5]*([.A489]-1)*[.$B$1]/365" office:value-type="float" office:value="29353.9726027397" calcext:value-type="float">
            <text:p>29353.97</text:p>
          </table:table-cell>
          <table:table-cell table:number-columns-repeated="1021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B489]+[.B489]*([.$B$1]/365)" office:value-type="float" office:value="31280.3105536917" calcext:value-type="float">
            <text:p>31280.31</text:p>
          </table:table-cell>
          <table:table-cell table:formula="of:=[.$C$5]+[.$C$5]*([.A490]-1)*[.$B$1]/365" office:value-type="float" office:value="29371.2328767123" calcext:value-type="float">
            <text:p>29371.23</text:p>
          </table:table-cell>
          <table:table-cell table:number-columns-repeated="1021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B490]+[.B490]*([.$B$1]/365)" office:value-type="float" office:value="31306.0203979824" calcext:value-type="float">
            <text:p>31306.02</text:p>
          </table:table-cell>
          <table:table-cell table:formula="of:=[.$C$5]+[.$C$5]*([.A491]-1)*[.$B$1]/365" office:value-type="float" office:value="29388.4931506849" calcext:value-type="float">
            <text:p>29388.49</text:p>
          </table:table-cell>
          <table:table-cell table:number-columns-repeated="1021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B491]+[.B491]*([.$B$1]/365)" office:value-type="float" office:value="31331.7513736519" calcext:value-type="float">
            <text:p>31331.75</text:p>
          </table:table-cell>
          <table:table-cell table:formula="of:=[.$C$5]+[.$C$5]*([.A492]-1)*[.$B$1]/365" office:value-type="float" office:value="29405.7534246575" calcext:value-type="float">
            <text:p>29405.75</text:p>
          </table:table-cell>
          <table:table-cell table:number-columns-repeated="1021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B492]+[.B492]*([.$B$1]/365)" office:value-type="float" office:value="31357.5034980686" calcext:value-type="float">
            <text:p>31357.50</text:p>
          </table:table-cell>
          <table:table-cell table:formula="of:=[.$C$5]+[.$C$5]*([.A493]-1)*[.$B$1]/365" office:value-type="float" office:value="29423.0136986301" calcext:value-type="float">
            <text:p>29423.01</text:p>
          </table:table-cell>
          <table:table-cell table:number-columns-repeated="1021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B493]+[.B493]*([.$B$1]/365)" office:value-type="float" office:value="31383.276788615" calcext:value-type="float">
            <text:p>31383.28</text:p>
          </table:table-cell>
          <table:table-cell table:formula="of:=[.$C$5]+[.$C$5]*([.A494]-1)*[.$B$1]/365" office:value-type="float" office:value="29440.2739726027" calcext:value-type="float">
            <text:p>29440.27</text:p>
          </table:table-cell>
          <table:table-cell table:number-columns-repeated="1021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B494]+[.B494]*([.$B$1]/365)" office:value-type="float" office:value="31409.0712626878" calcext:value-type="float">
            <text:p>31409.07</text:p>
          </table:table-cell>
          <table:table-cell table:formula="of:=[.$C$5]+[.$C$5]*([.A495]-1)*[.$B$1]/365" office:value-type="float" office:value="29457.5342465753" calcext:value-type="float">
            <text:p>29457.53</text:p>
          </table:table-cell>
          <table:table-cell table:number-columns-repeated="1021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B495]+[.B495]*([.$B$1]/365)" office:value-type="float" office:value="31434.8869376983" calcext:value-type="float">
            <text:p>31434.89</text:p>
          </table:table-cell>
          <table:table-cell table:formula="of:=[.$C$5]+[.$C$5]*([.A496]-1)*[.$B$1]/365" office:value-type="float" office:value="29474.7945205479" calcext:value-type="float">
            <text:p>29474.79</text:p>
          </table:table-cell>
          <table:table-cell table:number-columns-repeated="1021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B496]+[.B496]*([.$B$1]/365)" office:value-type="float" office:value="31460.7238310717" calcext:value-type="float">
            <text:p>31460.72</text:p>
          </table:table-cell>
          <table:table-cell table:formula="of:=[.$C$5]+[.$C$5]*([.A497]-1)*[.$B$1]/365" office:value-type="float" office:value="29492.0547945205" calcext:value-type="float">
            <text:p>29492.05</text:p>
          </table:table-cell>
          <table:table-cell table:number-columns-repeated="1021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B497]+[.B497]*([.$B$1]/365)" office:value-type="float" office:value="31486.5819602479" calcext:value-type="float">
            <text:p>31486.58</text:p>
          </table:table-cell>
          <table:table-cell table:formula="of:=[.$C$5]+[.$C$5]*([.A498]-1)*[.$B$1]/365" office:value-type="float" office:value="29509.3150684932" calcext:value-type="float">
            <text:p>29509.32</text:p>
          </table:table-cell>
          <table:table-cell table:number-columns-repeated="1021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B498]+[.B498]*([.$B$1]/365)" office:value-type="float" office:value="31512.461342681" calcext:value-type="float">
            <text:p>31512.46</text:p>
          </table:table-cell>
          <table:table-cell table:formula="of:=[.$C$5]+[.$C$5]*([.A499]-1)*[.$B$1]/365" office:value-type="float" office:value="29526.5753424658" calcext:value-type="float">
            <text:p>29526.58</text:p>
          </table:table-cell>
          <table:table-cell table:number-columns-repeated="1021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B499]+[.B499]*([.$B$1]/365)" office:value-type="float" office:value="31538.3619958394" calcext:value-type="float">
            <text:p>31538.36</text:p>
          </table:table-cell>
          <table:table-cell table:formula="of:=[.$C$5]+[.$C$5]*([.A500]-1)*[.$B$1]/365" office:value-type="float" office:value="29543.8356164384" calcext:value-type="float">
            <text:p>29543.84</text:p>
          </table:table-cell>
          <table:table-cell table:number-columns-repeated="1021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B500]+[.B500]*([.$B$1]/365)" office:value-type="float" office:value="31564.2839372058" calcext:value-type="float">
            <text:p>31564.28</text:p>
          </table:table-cell>
          <table:table-cell table:formula="of:=[.$C$5]+[.$C$5]*([.A501]-1)*[.$B$1]/365" office:value-type="float" office:value="29561.095890411" calcext:value-type="float">
            <text:p>29561.10</text:p>
          </table:table-cell>
          <table:table-cell table:number-columns-repeated="1021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B501]+[.B501]*([.$B$1]/365)" office:value-type="float" office:value="31590.2271842775" calcext:value-type="float">
            <text:p>31590.23</text:p>
          </table:table-cell>
          <table:table-cell table:formula="of:=[.$C$5]+[.$C$5]*([.A502]-1)*[.$B$1]/365" office:value-type="float" office:value="29578.3561643836" calcext:value-type="float">
            <text:p>29578.36</text:p>
          </table:table-cell>
          <table:table-cell table:number-columns-repeated="1021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B502]+[.B502]*([.$B$1]/365)" office:value-type="float" office:value="31616.191754566" calcext:value-type="float">
            <text:p>31616.19</text:p>
          </table:table-cell>
          <table:table-cell table:formula="of:=[.$C$5]+[.$C$5]*([.A503]-1)*[.$B$1]/365" office:value-type="float" office:value="29595.6164383562" calcext:value-type="float">
            <text:p>29595.62</text:p>
          </table:table-cell>
          <table:table-cell table:number-columns-repeated="1021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B503]+[.B503]*([.$B$1]/365)" office:value-type="float" office:value="31642.1776655971" calcext:value-type="float">
            <text:p>31642.18</text:p>
          </table:table-cell>
          <table:table-cell table:formula="of:=[.$C$5]+[.$C$5]*([.A504]-1)*[.$B$1]/365" office:value-type="float" office:value="29612.8767123288" calcext:value-type="float">
            <text:p>29612.88</text:p>
          </table:table-cell>
          <table:table-cell table:number-columns-repeated="1021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B504]+[.B504]*([.$B$1]/365)" office:value-type="float" office:value="31668.1849349113" calcext:value-type="float">
            <text:p>31668.18</text:p>
          </table:table-cell>
          <table:table-cell table:formula="of:=[.$C$5]+[.$C$5]*([.A505]-1)*[.$B$1]/365" office:value-type="float" office:value="29630.1369863014" calcext:value-type="float">
            <text:p>29630.14</text:p>
          </table:table-cell>
          <table:table-cell table:number-columns-repeated="1021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B505]+[.B505]*([.$B$1]/365)" office:value-type="float" office:value="31694.2135800633" calcext:value-type="float">
            <text:p>31694.21</text:p>
          </table:table-cell>
          <table:table-cell table:formula="of:=[.$C$5]+[.$C$5]*([.A506]-1)*[.$B$1]/365" office:value-type="float" office:value="29647.397260274" calcext:value-type="float">
            <text:p>29647.40</text:p>
          </table:table-cell>
          <table:table-cell table:number-columns-repeated="1021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B506]+[.B506]*([.$B$1]/365)" office:value-type="float" office:value="31720.2636186222" calcext:value-type="float">
            <text:p>31720.26</text:p>
          </table:table-cell>
          <table:table-cell table:formula="of:=[.$C$5]+[.$C$5]*([.A507]-1)*[.$B$1]/365" office:value-type="float" office:value="29664.6575342466" calcext:value-type="float">
            <text:p>29664.66</text:p>
          </table:table-cell>
          <table:table-cell table:number-columns-repeated="1021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B507]+[.B507]*([.$B$1]/365)" office:value-type="float" office:value="31746.3350681718" calcext:value-type="float">
            <text:p>31746.34</text:p>
          </table:table-cell>
          <table:table-cell table:formula="of:=[.$C$5]+[.$C$5]*([.A508]-1)*[.$B$1]/365" office:value-type="float" office:value="29681.9178082192" calcext:value-type="float">
            <text:p>29681.92</text:p>
          </table:table-cell>
          <table:table-cell table:number-columns-repeated="1021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B508]+[.B508]*([.$B$1]/365)" office:value-type="float" office:value="31772.42794631" calcext:value-type="float">
            <text:p>31772.43</text:p>
          </table:table-cell>
          <table:table-cell table:formula="of:=[.$C$5]+[.$C$5]*([.A509]-1)*[.$B$1]/365" office:value-type="float" office:value="29699.1780821918" calcext:value-type="float">
            <text:p>29699.18</text:p>
          </table:table-cell>
          <table:table-cell table:number-columns-repeated="1021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B509]+[.B509]*([.$B$1]/365)" office:value-type="float" office:value="31798.5422706494" calcext:value-type="float">
            <text:p>31798.54</text:p>
          </table:table-cell>
          <table:table-cell table:formula="of:=[.$C$5]+[.$C$5]*([.A510]-1)*[.$B$1]/365" office:value-type="float" office:value="29716.4383561644" calcext:value-type="float">
            <text:p>29716.44</text:p>
          </table:table-cell>
          <table:table-cell table:number-columns-repeated="1021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B510]+[.B510]*([.$B$1]/365)" office:value-type="float" office:value="31824.6780588171" calcext:value-type="float">
            <text:p>31824.68</text:p>
          </table:table-cell>
          <table:table-cell table:formula="of:=[.$C$5]+[.$C$5]*([.A511]-1)*[.$B$1]/365" office:value-type="float" office:value="29733.698630137" calcext:value-type="float">
            <text:p>29733.70</text:p>
          </table:table-cell>
          <table:table-cell table:number-columns-repeated="1021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B511]+[.B511]*([.$B$1]/365)" office:value-type="float" office:value="31850.8353284545" calcext:value-type="float">
            <text:p>31850.84</text:p>
          </table:table-cell>
          <table:table-cell table:formula="of:=[.$C$5]+[.$C$5]*([.A512]-1)*[.$B$1]/365" office:value-type="float" office:value="29750.9589041096" calcext:value-type="float">
            <text:p>29750.96</text:p>
          </table:table-cell>
          <table:table-cell table:number-columns-repeated="1021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B512]+[.B512]*([.$B$1]/365)" office:value-type="float" office:value="31877.0140972176" calcext:value-type="float">
            <text:p>31877.01</text:p>
          </table:table-cell>
          <table:table-cell table:formula="of:=[.$C$5]+[.$C$5]*([.A513]-1)*[.$B$1]/365" office:value-type="float" office:value="29768.2191780822" calcext:value-type="float">
            <text:p>29768.22</text:p>
          </table:table-cell>
          <table:table-cell table:number-columns-repeated="1021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B513]+[.B513]*([.$B$1]/365)" office:value-type="float" office:value="31903.2143827769" calcext:value-type="float">
            <text:p>31903.21</text:p>
          </table:table-cell>
          <table:table-cell table:formula="of:=[.$C$5]+[.$C$5]*([.A514]-1)*[.$B$1]/365" office:value-type="float" office:value="29785.4794520548" calcext:value-type="float">
            <text:p>29785.48</text:p>
          </table:table-cell>
          <table:table-cell table:number-columns-repeated="1021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B514]+[.B514]*([.$B$1]/365)" office:value-type="float" office:value="31929.4362028176" calcext:value-type="float">
            <text:p>31929.44</text:p>
          </table:table-cell>
          <table:table-cell table:formula="of:=[.$C$5]+[.$C$5]*([.A515]-1)*[.$B$1]/365" office:value-type="float" office:value="29802.7397260274" calcext:value-type="float">
            <text:p>29802.74</text:p>
          </table:table-cell>
          <table:table-cell table:number-columns-repeated="1021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B515]+[.B515]*([.$B$1]/365)" office:value-type="float" office:value="31955.6795750391" calcext:value-type="float">
            <text:p>31955.68</text:p>
          </table:table-cell>
          <table:table-cell table:formula="of:=[.$C$5]+[.$C$5]*([.A516]-1)*[.$B$1]/365" office:value-type="float" office:value="29820" calcext:value-type="float">
            <text:p>29820.00</text:p>
          </table:table-cell>
          <table:table-cell table:number-columns-repeated="1021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B516]+[.B516]*([.$B$1]/365)" office:value-type="float" office:value="31981.9445171556" calcext:value-type="float">
            <text:p>31981.94</text:p>
          </table:table-cell>
          <table:table-cell table:formula="of:=[.$C$5]+[.$C$5]*([.A517]-1)*[.$B$1]/365" office:value-type="float" office:value="29837.2602739726" calcext:value-type="float">
            <text:p>29837.26</text:p>
          </table:table-cell>
          <table:table-cell table:number-columns-repeated="1021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B517]+[.B517]*([.$B$1]/365)" office:value-type="float" office:value="32008.2310468957" calcext:value-type="float">
            <text:p>32008.23</text:p>
          </table:table-cell>
          <table:table-cell table:formula="of:=[.$C$5]+[.$C$5]*([.A518]-1)*[.$B$1]/365" office:value-type="float" office:value="29854.5205479452" calcext:value-type="float">
            <text:p>29854.52</text:p>
          </table:table-cell>
          <table:table-cell table:number-columns-repeated="1021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B518]+[.B518]*([.$B$1]/365)" office:value-type="float" office:value="32034.5391820027" calcext:value-type="float">
            <text:p>32034.54</text:p>
          </table:table-cell>
          <table:table-cell table:formula="of:=[.$C$5]+[.$C$5]*([.A519]-1)*[.$B$1]/365" office:value-type="float" office:value="29871.7808219178" calcext:value-type="float">
            <text:p>29871.78</text:p>
          </table:table-cell>
          <table:table-cell table:number-columns-repeated="1021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B519]+[.B519]*([.$B$1]/365)" office:value-type="float" office:value="32060.8689402345" calcext:value-type="float">
            <text:p>32060.87</text:p>
          </table:table-cell>
          <table:table-cell table:formula="of:=[.$C$5]+[.$C$5]*([.A520]-1)*[.$B$1]/365" office:value-type="float" office:value="29889.0410958904" calcext:value-type="float">
            <text:p>29889.04</text:p>
          </table:table-cell>
          <table:table-cell table:number-columns-repeated="1021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B520]+[.B520]*([.$B$1]/365)" office:value-type="float" office:value="32087.2203393635" calcext:value-type="float">
            <text:p>32087.22</text:p>
          </table:table-cell>
          <table:table-cell table:formula="of:=[.$C$5]+[.$C$5]*([.A521]-1)*[.$B$1]/365" office:value-type="float" office:value="29906.301369863" calcext:value-type="float">
            <text:p>29906.30</text:p>
          </table:table-cell>
          <table:table-cell table:number-columns-repeated="1021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B521]+[.B521]*([.$B$1]/365)" office:value-type="float" office:value="32113.5933971766" calcext:value-type="float">
            <text:p>32113.59</text:p>
          </table:table-cell>
          <table:table-cell table:formula="of:=[.$C$5]+[.$C$5]*([.A522]-1)*[.$B$1]/365" office:value-type="float" office:value="29923.5616438356" calcext:value-type="float">
            <text:p>29923.56</text:p>
          </table:table-cell>
          <table:table-cell table:number-columns-repeated="1021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B522]+[.B522]*([.$B$1]/365)" office:value-type="float" office:value="32139.9881314757" calcext:value-type="float">
            <text:p>32139.99</text:p>
          </table:table-cell>
          <table:table-cell table:formula="of:=[.$C$5]+[.$C$5]*([.A523]-1)*[.$B$1]/365" office:value-type="float" office:value="29940.8219178082" calcext:value-type="float">
            <text:p>29940.82</text:p>
          </table:table-cell>
          <table:table-cell table:number-columns-repeated="1021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B523]+[.B523]*([.$B$1]/365)" office:value-type="float" office:value="32166.4045600769" calcext:value-type="float">
            <text:p>32166.40</text:p>
          </table:table-cell>
          <table:table-cell table:formula="of:=[.$C$5]+[.$C$5]*([.A524]-1)*[.$B$1]/365" office:value-type="float" office:value="29958.0821917808" calcext:value-type="float">
            <text:p>29958.08</text:p>
          </table:table-cell>
          <table:table-cell table:number-columns-repeated="1021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B524]+[.B524]*([.$B$1]/365)" office:value-type="float" office:value="32192.8427008112" calcext:value-type="float">
            <text:p>32192.84</text:p>
          </table:table-cell>
          <table:table-cell table:formula="of:=[.$C$5]+[.$C$5]*([.A525]-1)*[.$B$1]/365" office:value-type="float" office:value="29975.3424657534" calcext:value-type="float">
            <text:p>29975.34</text:p>
          </table:table-cell>
          <table:table-cell table:number-columns-repeated="1021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B525]+[.B525]*([.$B$1]/365)" office:value-type="float" office:value="32219.3025715242" calcext:value-type="float">
            <text:p>32219.30</text:p>
          </table:table-cell>
          <table:table-cell table:formula="of:=[.$C$5]+[.$C$5]*([.A526]-1)*[.$B$1]/365" office:value-type="float" office:value="29992.602739726" calcext:value-type="float">
            <text:p>29992.60</text:p>
          </table:table-cell>
          <table:table-cell table:number-columns-repeated="1021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B526]+[.B526]*([.$B$1]/365)" office:value-type="float" office:value="32245.7841900761" calcext:value-type="float">
            <text:p>32245.78</text:p>
          </table:table-cell>
          <table:table-cell table:formula="of:=[.$C$5]+[.$C$5]*([.A527]-1)*[.$B$1]/365" office:value-type="float" office:value="30009.8630136986" calcext:value-type="float">
            <text:p>30009.86</text:p>
          </table:table-cell>
          <table:table-cell table:number-columns-repeated="1021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B527]+[.B527]*([.$B$1]/365)" office:value-type="float" office:value="32272.287574342" calcext:value-type="float">
            <text:p>32272.29</text:p>
          </table:table-cell>
          <table:table-cell table:formula="of:=[.$C$5]+[.$C$5]*([.A528]-1)*[.$B$1]/365" office:value-type="float" office:value="30027.1232876712" calcext:value-type="float">
            <text:p>30027.12</text:p>
          </table:table-cell>
          <table:table-cell table:number-columns-repeated="1021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B528]+[.B528]*([.$B$1]/365)" office:value-type="float" office:value="32298.8127422113" calcext:value-type="float">
            <text:p>32298.81</text:p>
          </table:table-cell>
          <table:table-cell table:formula="of:=[.$C$5]+[.$C$5]*([.A529]-1)*[.$B$1]/365" office:value-type="float" office:value="30044.3835616438" calcext:value-type="float">
            <text:p>30044.38</text:p>
          </table:table-cell>
          <table:table-cell table:number-columns-repeated="1021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B529]+[.B529]*([.$B$1]/365)" office:value-type="float" office:value="32325.3597115884" calcext:value-type="float">
            <text:p>32325.36</text:p>
          </table:table-cell>
          <table:table-cell table:formula="of:=[.$C$5]+[.$C$5]*([.A530]-1)*[.$B$1]/365" office:value-type="float" office:value="30061.6438356164" calcext:value-type="float">
            <text:p>30061.64</text:p>
          </table:table-cell>
          <table:table-cell table:number-columns-repeated="1021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B530]+[.B530]*([.$B$1]/365)" office:value-type="float" office:value="32351.9285003925" calcext:value-type="float">
            <text:p>32351.93</text:p>
          </table:table-cell>
          <table:table-cell table:formula="of:=[.$C$5]+[.$C$5]*([.A531]-1)*[.$B$1]/365" office:value-type="float" office:value="30078.904109589" calcext:value-type="float">
            <text:p>30078.90</text:p>
          </table:table-cell>
          <table:table-cell table:number-columns-repeated="1021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B531]+[.B531]*([.$B$1]/365)" office:value-type="float" office:value="32378.5191265572" calcext:value-type="float">
            <text:p>32378.52</text:p>
          </table:table-cell>
          <table:table-cell table:formula="of:=[.$C$5]+[.$C$5]*([.A532]-1)*[.$B$1]/365" office:value-type="float" office:value="30096.1643835616" calcext:value-type="float">
            <text:p>30096.16</text:p>
          </table:table-cell>
          <table:table-cell table:number-columns-repeated="1021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B532]+[.B532]*([.$B$1]/365)" office:value-type="float" office:value="32405.1316080311" calcext:value-type="float">
            <text:p>32405.13</text:p>
          </table:table-cell>
          <table:table-cell table:formula="of:=[.$C$5]+[.$C$5]*([.A533]-1)*[.$B$1]/365" office:value-type="float" office:value="30113.4246575342" calcext:value-type="float">
            <text:p>30113.42</text:p>
          </table:table-cell>
          <table:table-cell table:number-columns-repeated="1021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B533]+[.B533]*([.$B$1]/365)" office:value-type="float" office:value="32431.7659627774" calcext:value-type="float">
            <text:p>32431.77</text:p>
          </table:table-cell>
          <table:table-cell table:formula="of:=[.$C$5]+[.$C$5]*([.A534]-1)*[.$B$1]/365" office:value-type="float" office:value="30130.6849315068" calcext:value-type="float">
            <text:p>30130.68</text:p>
          </table:table-cell>
          <table:table-cell table:number-columns-repeated="1021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B534]+[.B534]*([.$B$1]/365)" office:value-type="float" office:value="32458.4222087742" calcext:value-type="float">
            <text:p>32458.42</text:p>
          </table:table-cell>
          <table:table-cell table:formula="of:=[.$C$5]+[.$C$5]*([.A535]-1)*[.$B$1]/365" office:value-type="float" office:value="30147.9452054795" calcext:value-type="float">
            <text:p>30147.95</text:p>
          </table:table-cell>
          <table:table-cell table:number-columns-repeated="1021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B535]+[.B535]*([.$B$1]/365)" office:value-type="float" office:value="32485.1003640143" calcext:value-type="float">
            <text:p>32485.10</text:p>
          </table:table-cell>
          <table:table-cell table:formula="of:=[.$C$5]+[.$C$5]*([.A536]-1)*[.$B$1]/365" office:value-type="float" office:value="30165.2054794521" calcext:value-type="float">
            <text:p>30165.21</text:p>
          </table:table-cell>
          <table:table-cell table:number-columns-repeated="1021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B536]+[.B536]*([.$B$1]/365)" office:value-type="float" office:value="32511.8004465053" calcext:value-type="float">
            <text:p>32511.80</text:p>
          </table:table-cell>
          <table:table-cell table:formula="of:=[.$C$5]+[.$C$5]*([.A537]-1)*[.$B$1]/365" office:value-type="float" office:value="30182.4657534247" calcext:value-type="float">
            <text:p>30182.47</text:p>
          </table:table-cell>
          <table:table-cell table:number-columns-repeated="1021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B537]+[.B537]*([.$B$1]/365)" office:value-type="float" office:value="32538.5224742695" calcext:value-type="float">
            <text:p>32538.52</text:p>
          </table:table-cell>
          <table:table-cell table:formula="of:=[.$C$5]+[.$C$5]*([.A538]-1)*[.$B$1]/365" office:value-type="float" office:value="30199.7260273973" calcext:value-type="float">
            <text:p>30199.73</text:p>
          </table:table-cell>
          <table:table-cell table:number-columns-repeated="1021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B538]+[.B538]*([.$B$1]/365)" office:value-type="float" office:value="32565.2664653443" calcext:value-type="float">
            <text:p>32565.27</text:p>
          </table:table-cell>
          <table:table-cell table:formula="of:=[.$C$5]+[.$C$5]*([.A539]-1)*[.$B$1]/365" office:value-type="float" office:value="30216.9863013699" calcext:value-type="float">
            <text:p>30216.99</text:p>
          </table:table-cell>
          <table:table-cell table:number-columns-repeated="1021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B539]+[.B539]*([.$B$1]/365)" office:value-type="float" office:value="32592.0324377815" calcext:value-type="float">
            <text:p>32592.03</text:p>
          </table:table-cell>
          <table:table-cell table:formula="of:=[.$C$5]+[.$C$5]*([.A540]-1)*[.$B$1]/365" office:value-type="float" office:value="30234.2465753425" calcext:value-type="float">
            <text:p>30234.25</text:p>
          </table:table-cell>
          <table:table-cell table:number-columns-repeated="1021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B540]+[.B540]*([.$B$1]/365)" office:value-type="float" office:value="32618.8204096482" calcext:value-type="float">
            <text:p>32618.82</text:p>
          </table:table-cell>
          <table:table-cell table:formula="of:=[.$C$5]+[.$C$5]*([.A541]-1)*[.$B$1]/365" office:value-type="float" office:value="30251.5068493151" calcext:value-type="float">
            <text:p>30251.51</text:p>
          </table:table-cell>
          <table:table-cell table:number-columns-repeated="1021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B541]+[.B541]*([.$B$1]/365)" office:value-type="float" office:value="32645.630399026" calcext:value-type="float">
            <text:p>32645.63</text:p>
          </table:table-cell>
          <table:table-cell table:formula="of:=[.$C$5]+[.$C$5]*([.A542]-1)*[.$B$1]/365" office:value-type="float" office:value="30268.7671232877" calcext:value-type="float">
            <text:p>30268.77</text:p>
          </table:table-cell>
          <table:table-cell table:number-columns-repeated="1021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B542]+[.B542]*([.$B$1]/365)" office:value-type="float" office:value="32672.4624240115" calcext:value-type="float">
            <text:p>32672.46</text:p>
          </table:table-cell>
          <table:table-cell table:formula="of:=[.$C$5]+[.$C$5]*([.A543]-1)*[.$B$1]/365" office:value-type="float" office:value="30286.0273972603" calcext:value-type="float">
            <text:p>30286.03</text:p>
          </table:table-cell>
          <table:table-cell table:number-columns-repeated="1021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B543]+[.B543]*([.$B$1]/365)" office:value-type="float" office:value="32699.3165027162" calcext:value-type="float">
            <text:p>32699.32</text:p>
          </table:table-cell>
          <table:table-cell table:formula="of:=[.$C$5]+[.$C$5]*([.A544]-1)*[.$B$1]/365" office:value-type="float" office:value="30303.2876712329" calcext:value-type="float">
            <text:p>30303.29</text:p>
          </table:table-cell>
          <table:table-cell table:number-columns-repeated="1021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B544]+[.B544]*([.$B$1]/365)" office:value-type="float" office:value="32726.1926532663" calcext:value-type="float">
            <text:p>32726.19</text:p>
          </table:table-cell>
          <table:table-cell table:formula="of:=[.$C$5]+[.$C$5]*([.A545]-1)*[.$B$1]/365" office:value-type="float" office:value="30320.5479452055" calcext:value-type="float">
            <text:p>30320.55</text:p>
          </table:table-cell>
          <table:table-cell table:number-columns-repeated="1021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B545]+[.B545]*([.$B$1]/365)" office:value-type="float" office:value="32753.0908938033" calcext:value-type="float">
            <text:p>32753.09</text:p>
          </table:table-cell>
          <table:table-cell table:formula="of:=[.$C$5]+[.$C$5]*([.A546]-1)*[.$B$1]/365" office:value-type="float" office:value="30337.8082191781" calcext:value-type="float">
            <text:p>30337.81</text:p>
          </table:table-cell>
          <table:table-cell table:number-columns-repeated="1021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B546]+[.B546]*([.$B$1]/365)" office:value-type="float" office:value="32780.0112424831" calcext:value-type="float">
            <text:p>32780.01</text:p>
          </table:table-cell>
          <table:table-cell table:formula="of:=[.$C$5]+[.$C$5]*([.A547]-1)*[.$B$1]/365" office:value-type="float" office:value="30355.0684931507" calcext:value-type="float">
            <text:p>30355.07</text:p>
          </table:table-cell>
          <table:table-cell table:number-columns-repeated="1021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B547]+[.B547]*([.$B$1]/365)" office:value-type="float" office:value="32806.9537174769" calcext:value-type="float">
            <text:p>32806.95</text:p>
          </table:table-cell>
          <table:table-cell table:formula="of:=[.$C$5]+[.$C$5]*([.A548]-1)*[.$B$1]/365" office:value-type="float" office:value="30372.3287671233" calcext:value-type="float">
            <text:p>30372.33</text:p>
          </table:table-cell>
          <table:table-cell table:number-columns-repeated="1021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B548]+[.B548]*([.$B$1]/365)" office:value-type="float" office:value="32833.9183369707" calcext:value-type="float">
            <text:p>32833.92</text:p>
          </table:table-cell>
          <table:table-cell table:formula="of:=[.$C$5]+[.$C$5]*([.A549]-1)*[.$B$1]/365" office:value-type="float" office:value="30389.5890410959" calcext:value-type="float">
            <text:p>30389.59</text:p>
          </table:table-cell>
          <table:table-cell table:number-columns-repeated="1021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B549]+[.B549]*([.$B$1]/365)" office:value-type="float" office:value="32860.9051191655" calcext:value-type="float">
            <text:p>32860.91</text:p>
          </table:table-cell>
          <table:table-cell table:formula="of:=[.$C$5]+[.$C$5]*([.A550]-1)*[.$B$1]/365" office:value-type="float" office:value="30406.8493150685" calcext:value-type="float">
            <text:p>30406.85</text:p>
          </table:table-cell>
          <table:table-cell table:number-columns-repeated="1021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B550]+[.B550]*([.$B$1]/365)" office:value-type="float" office:value="32887.9140822772" calcext:value-type="float">
            <text:p>32887.91</text:p>
          </table:table-cell>
          <table:table-cell table:formula="of:=[.$C$5]+[.$C$5]*([.A551]-1)*[.$B$1]/365" office:value-type="float" office:value="30424.1095890411" calcext:value-type="float">
            <text:p>30424.11</text:p>
          </table:table-cell>
          <table:table-cell table:number-columns-repeated="1021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B551]+[.B551]*([.$B$1]/365)" office:value-type="float" office:value="32914.9452445366" calcext:value-type="float">
            <text:p>32914.95</text:p>
          </table:table-cell>
          <table:table-cell table:formula="of:=[.$C$5]+[.$C$5]*([.A552]-1)*[.$B$1]/365" office:value-type="float" office:value="30441.3698630137" calcext:value-type="float">
            <text:p>30441.37</text:p>
          </table:table-cell>
          <table:table-cell table:number-columns-repeated="1021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B552]+[.B552]*([.$B$1]/365)" office:value-type="float" office:value="32941.9986241896" calcext:value-type="float">
            <text:p>32942.00</text:p>
          </table:table-cell>
          <table:table-cell table:formula="of:=[.$C$5]+[.$C$5]*([.A553]-1)*[.$B$1]/365" office:value-type="float" office:value="30458.6301369863" calcext:value-type="float">
            <text:p>30458.63</text:p>
          </table:table-cell>
          <table:table-cell table:number-columns-repeated="1021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B553]+[.B553]*([.$B$1]/365)" office:value-type="float" office:value="32969.0742394972" calcext:value-type="float">
            <text:p>32969.07</text:p>
          </table:table-cell>
          <table:table-cell table:formula="of:=[.$C$5]+[.$C$5]*([.A554]-1)*[.$B$1]/365" office:value-type="float" office:value="30475.8904109589" calcext:value-type="float">
            <text:p>30475.89</text:p>
          </table:table-cell>
          <table:table-cell table:number-columns-repeated="1021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B554]+[.B554]*([.$B$1]/365)" office:value-type="float" office:value="32996.1721087351" calcext:value-type="float">
            <text:p>32996.17</text:p>
          </table:table-cell>
          <table:table-cell table:formula="of:=[.$C$5]+[.$C$5]*([.A555]-1)*[.$B$1]/365" office:value-type="float" office:value="30493.1506849315" calcext:value-type="float">
            <text:p>30493.15</text:p>
          </table:table-cell>
          <table:table-cell table:number-columns-repeated="1021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B555]+[.B555]*([.$B$1]/365)" office:value-type="float" office:value="33023.2922501943" calcext:value-type="float">
            <text:p>33023.29</text:p>
          </table:table-cell>
          <table:table-cell table:formula="of:=[.$C$5]+[.$C$5]*([.A556]-1)*[.$B$1]/365" office:value-type="float" office:value="30510.4109589041" calcext:value-type="float">
            <text:p>30510.41</text:p>
          </table:table-cell>
          <table:table-cell table:number-columns-repeated="1021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B556]+[.B556]*([.$B$1]/365)" office:value-type="float" office:value="33050.4346821808" calcext:value-type="float">
            <text:p>33050.43</text:p>
          </table:table-cell>
          <table:table-cell table:formula="of:=[.$C$5]+[.$C$5]*([.A557]-1)*[.$B$1]/365" office:value-type="float" office:value="30527.6712328767" calcext:value-type="float">
            <text:p>30527.67</text:p>
          </table:table-cell>
          <table:table-cell table:number-columns-repeated="1021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B557]+[.B557]*([.$B$1]/365)" office:value-type="float" office:value="33077.5994230155" calcext:value-type="float">
            <text:p>33077.60</text:p>
          </table:table-cell>
          <table:table-cell table:formula="of:=[.$C$5]+[.$C$5]*([.A558]-1)*[.$B$1]/365" office:value-type="float" office:value="30544.9315068493" calcext:value-type="float">
            <text:p>30544.93</text:p>
          </table:table-cell>
          <table:table-cell table:number-columns-repeated="1021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B558]+[.B558]*([.$B$1]/365)" office:value-type="float" office:value="33104.7864910344" calcext:value-type="float">
            <text:p>33104.79</text:p>
          </table:table-cell>
          <table:table-cell table:formula="of:=[.$C$5]+[.$C$5]*([.A559]-1)*[.$B$1]/365" office:value-type="float" office:value="30562.1917808219" calcext:value-type="float">
            <text:p>30562.19</text:p>
          </table:table-cell>
          <table:table-cell table:number-columns-repeated="1021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B559]+[.B559]*([.$B$1]/365)" office:value-type="float" office:value="33131.9959045887" calcext:value-type="float">
            <text:p>33132.00</text:p>
          </table:table-cell>
          <table:table-cell table:formula="of:=[.$C$5]+[.$C$5]*([.A560]-1)*[.$B$1]/365" office:value-type="float" office:value="30579.4520547945" calcext:value-type="float">
            <text:p>30579.45</text:p>
          </table:table-cell>
          <table:table-cell table:number-columns-repeated="1021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B560]+[.B560]*([.$B$1]/365)" office:value-type="float" office:value="33159.2276820445" calcext:value-type="float">
            <text:p>33159.23</text:p>
          </table:table-cell>
          <table:table-cell table:formula="of:=[.$C$5]+[.$C$5]*([.A561]-1)*[.$B$1]/365" office:value-type="float" office:value="30596.7123287671" calcext:value-type="float">
            <text:p>30596.71</text:p>
          </table:table-cell>
          <table:table-cell table:number-columns-repeated="1021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B561]+[.B561]*([.$B$1]/365)" office:value-type="float" office:value="33186.4818417832" calcext:value-type="float">
            <text:p>33186.48</text:p>
          </table:table-cell>
          <table:table-cell table:formula="of:=[.$C$5]+[.$C$5]*([.A562]-1)*[.$B$1]/365" office:value-type="float" office:value="30613.9726027397" calcext:value-type="float">
            <text:p>30613.97</text:p>
          </table:table-cell>
          <table:table-cell table:number-columns-repeated="1021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B562]+[.B562]*([.$B$1]/365)" office:value-type="float" office:value="33213.7584022011" calcext:value-type="float">
            <text:p>33213.76</text:p>
          </table:table-cell>
          <table:table-cell table:formula="of:=[.$C$5]+[.$C$5]*([.A563]-1)*[.$B$1]/365" office:value-type="float" office:value="30631.2328767123" calcext:value-type="float">
            <text:p>30631.23</text:p>
          </table:table-cell>
          <table:table-cell table:number-columns-repeated="1021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B563]+[.B563]*([.$B$1]/365)" office:value-type="float" office:value="33241.0573817097" calcext:value-type="float">
            <text:p>33241.06</text:p>
          </table:table-cell>
          <table:table-cell table:formula="of:=[.$C$5]+[.$C$5]*([.A564]-1)*[.$B$1]/365" office:value-type="float" office:value="30648.4931506849" calcext:value-type="float">
            <text:p>30648.49</text:p>
          </table:table-cell>
          <table:table-cell table:number-columns-repeated="1021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B564]+[.B564]*([.$B$1]/365)" office:value-type="float" office:value="33268.3787987358" calcext:value-type="float">
            <text:p>33268.38</text:p>
          </table:table-cell>
          <table:table-cell table:formula="of:=[.$C$5]+[.$C$5]*([.A565]-1)*[.$B$1]/365" office:value-type="float" office:value="30665.7534246575" calcext:value-type="float">
            <text:p>30665.75</text:p>
          </table:table-cell>
          <table:table-cell table:number-columns-repeated="1021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B565]+[.B565]*([.$B$1]/365)" office:value-type="float" office:value="33295.722671721" calcext:value-type="float">
            <text:p>33295.72</text:p>
          </table:table-cell>
          <table:table-cell table:formula="of:=[.$C$5]+[.$C$5]*([.A566]-1)*[.$B$1]/365" office:value-type="float" office:value="30683.0136986301" calcext:value-type="float">
            <text:p>30683.01</text:p>
          </table:table-cell>
          <table:table-cell table:number-columns-repeated="1021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B566]+[.B566]*([.$B$1]/365)" office:value-type="float" office:value="33323.0890191225" calcext:value-type="float">
            <text:p>33323.09</text:p>
          </table:table-cell>
          <table:table-cell table:formula="of:=[.$C$5]+[.$C$5]*([.A567]-1)*[.$B$1]/365" office:value-type="float" office:value="30700.2739726027" calcext:value-type="float">
            <text:p>30700.27</text:p>
          </table:table-cell>
          <table:table-cell table:number-columns-repeated="1021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B567]+[.B567]*([.$B$1]/365)" office:value-type="float" office:value="33350.4778594121" calcext:value-type="float">
            <text:p>33350.48</text:p>
          </table:table-cell>
          <table:table-cell table:formula="of:=[.$C$5]+[.$C$5]*([.A568]-1)*[.$B$1]/365" office:value-type="float" office:value="30717.5342465753" calcext:value-type="float">
            <text:p>30717.53</text:p>
          </table:table-cell>
          <table:table-cell table:number-columns-repeated="1021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B568]+[.B568]*([.$B$1]/365)" office:value-type="float" office:value="33377.8892110774" calcext:value-type="float">
            <text:p>33377.89</text:p>
          </table:table-cell>
          <table:table-cell table:formula="of:=[.$C$5]+[.$C$5]*([.A569]-1)*[.$B$1]/365" office:value-type="float" office:value="30734.7945205479" calcext:value-type="float">
            <text:p>30734.79</text:p>
          </table:table-cell>
          <table:table-cell table:number-columns-repeated="1021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B569]+[.B569]*([.$B$1]/365)" office:value-type="float" office:value="33405.3230926208" calcext:value-type="float">
            <text:p>33405.32</text:p>
          </table:table-cell>
          <table:table-cell table:formula="of:=[.$C$5]+[.$C$5]*([.A570]-1)*[.$B$1]/365" office:value-type="float" office:value="30752.0547945205" calcext:value-type="float">
            <text:p>30752.05</text:p>
          </table:table-cell>
          <table:table-cell table:number-columns-repeated="1021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B570]+[.B570]*([.$B$1]/365)" office:value-type="float" office:value="33432.7795225599" calcext:value-type="float">
            <text:p>33432.78</text:p>
          </table:table-cell>
          <table:table-cell table:formula="of:=[.$C$5]+[.$C$5]*([.A571]-1)*[.$B$1]/365" office:value-type="float" office:value="30769.3150684932" calcext:value-type="float">
            <text:p>30769.32</text:p>
          </table:table-cell>
          <table:table-cell table:number-columns-repeated="1021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B571]+[.B571]*([.$B$1]/365)" office:value-type="float" office:value="33460.2585194278" calcext:value-type="float">
            <text:p>33460.26</text:p>
          </table:table-cell>
          <table:table-cell table:formula="of:=[.$C$5]+[.$C$5]*([.A572]-1)*[.$B$1]/365" office:value-type="float" office:value="30786.5753424658" calcext:value-type="float">
            <text:p>30786.58</text:p>
          </table:table-cell>
          <table:table-cell table:number-columns-repeated="1021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B572]+[.B572]*([.$B$1]/365)" office:value-type="float" office:value="33487.7601017725" calcext:value-type="float">
            <text:p>33487.76</text:p>
          </table:table-cell>
          <table:table-cell table:formula="of:=[.$C$5]+[.$C$5]*([.A573]-1)*[.$B$1]/365" office:value-type="float" office:value="30803.8356164384" calcext:value-type="float">
            <text:p>30803.84</text:p>
          </table:table-cell>
          <table:table-cell table:number-columns-repeated="1021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B573]+[.B573]*([.$B$1]/365)" office:value-type="float" office:value="33515.2842881575" calcext:value-type="float">
            <text:p>33515.28</text:p>
          </table:table-cell>
          <table:table-cell table:formula="of:=[.$C$5]+[.$C$5]*([.A574]-1)*[.$B$1]/365" office:value-type="float" office:value="30821.095890411" calcext:value-type="float">
            <text:p>30821.10</text:p>
          </table:table-cell>
          <table:table-cell table:number-columns-repeated="1021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B574]+[.B574]*([.$B$1]/365)" office:value-type="float" office:value="33542.8310971615" calcext:value-type="float">
            <text:p>33542.83</text:p>
          </table:table-cell>
          <table:table-cell table:formula="of:=[.$C$5]+[.$C$5]*([.A575]-1)*[.$B$1]/365" office:value-type="float" office:value="30838.3561643836" calcext:value-type="float">
            <text:p>30838.36</text:p>
          </table:table-cell>
          <table:table-cell table:number-columns-repeated="1021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B575]+[.B575]*([.$B$1]/365)" office:value-type="float" office:value="33570.4005473783" calcext:value-type="float">
            <text:p>33570.40</text:p>
          </table:table-cell>
          <table:table-cell table:formula="of:=[.$C$5]+[.$C$5]*([.A576]-1)*[.$B$1]/365" office:value-type="float" office:value="30855.6164383562" calcext:value-type="float">
            <text:p>30855.62</text:p>
          </table:table-cell>
          <table:table-cell table:number-columns-repeated="1021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B576]+[.B576]*([.$B$1]/365)" office:value-type="float" office:value="33597.9926574173" calcext:value-type="float">
            <text:p>33597.99</text:p>
          </table:table-cell>
          <table:table-cell table:formula="of:=[.$C$5]+[.$C$5]*([.A577]-1)*[.$B$1]/365" office:value-type="float" office:value="30872.8767123288" calcext:value-type="float">
            <text:p>30872.88</text:p>
          </table:table-cell>
          <table:table-cell table:number-columns-repeated="1021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B577]+[.B577]*([.$B$1]/365)" office:value-type="float" office:value="33625.6074459028" calcext:value-type="float">
            <text:p>33625.61</text:p>
          </table:table-cell>
          <table:table-cell table:formula="of:=[.$C$5]+[.$C$5]*([.A578]-1)*[.$B$1]/365" office:value-type="float" office:value="30890.1369863014" calcext:value-type="float">
            <text:p>30890.14</text:p>
          </table:table-cell>
          <table:table-cell table:number-columns-repeated="1021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B578]+[.B578]*([.$B$1]/365)" office:value-type="float" office:value="33653.2449314748" calcext:value-type="float">
            <text:p>33653.24</text:p>
          </table:table-cell>
          <table:table-cell table:formula="of:=[.$C$5]+[.$C$5]*([.A579]-1)*[.$B$1]/365" office:value-type="float" office:value="30907.397260274" calcext:value-type="float">
            <text:p>30907.40</text:p>
          </table:table-cell>
          <table:table-cell table:number-columns-repeated="1021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B579]+[.B579]*([.$B$1]/365)" office:value-type="float" office:value="33680.9051327883" calcext:value-type="float">
            <text:p>33680.91</text:p>
          </table:table-cell>
          <table:table-cell table:formula="of:=[.$C$5]+[.$C$5]*([.A580]-1)*[.$B$1]/365" office:value-type="float" office:value="30924.6575342466" calcext:value-type="float">
            <text:p>30924.66</text:p>
          </table:table-cell>
          <table:table-cell table:number-columns-repeated="1021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B580]+[.B580]*([.$B$1]/365)" office:value-type="float" office:value="33708.5880685139" calcext:value-type="float">
            <text:p>33708.59</text:p>
          </table:table-cell>
          <table:table-cell table:formula="of:=[.$C$5]+[.$C$5]*([.A581]-1)*[.$B$1]/365" office:value-type="float" office:value="30941.9178082192" calcext:value-type="float">
            <text:p>30941.92</text:p>
          </table:table-cell>
          <table:table-cell table:number-columns-repeated="1021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B581]+[.B581]*([.$B$1]/365)" office:value-type="float" office:value="33736.2937573374" calcext:value-type="float">
            <text:p>33736.29</text:p>
          </table:table-cell>
          <table:table-cell table:formula="of:=[.$C$5]+[.$C$5]*([.A582]-1)*[.$B$1]/365" office:value-type="float" office:value="30959.1780821918" calcext:value-type="float">
            <text:p>30959.18</text:p>
          </table:table-cell>
          <table:table-cell table:number-columns-repeated="1021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B582]+[.B582]*([.$B$1]/365)" office:value-type="float" office:value="33764.0222179598" calcext:value-type="float">
            <text:p>33764.02</text:p>
          </table:table-cell>
          <table:table-cell table:formula="of:=[.$C$5]+[.$C$5]*([.A583]-1)*[.$B$1]/365" office:value-type="float" office:value="30976.4383561644" calcext:value-type="float">
            <text:p>30976.44</text:p>
          </table:table-cell>
          <table:table-cell table:number-columns-repeated="1021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B583]+[.B583]*([.$B$1]/365)" office:value-type="float" office:value="33791.7734690979" calcext:value-type="float">
            <text:p>33791.77</text:p>
          </table:table-cell>
          <table:table-cell table:formula="of:=[.$C$5]+[.$C$5]*([.A584]-1)*[.$B$1]/365" office:value-type="float" office:value="30993.698630137" calcext:value-type="float">
            <text:p>30993.70</text:p>
          </table:table-cell>
          <table:table-cell table:number-columns-repeated="1021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B584]+[.B584]*([.$B$1]/365)" office:value-type="float" office:value="33819.5475294834" calcext:value-type="float">
            <text:p>33819.55</text:p>
          </table:table-cell>
          <table:table-cell table:formula="of:=[.$C$5]+[.$C$5]*([.A585]-1)*[.$B$1]/365" office:value-type="float" office:value="31010.9589041096" calcext:value-type="float">
            <text:p>31010.96</text:p>
          </table:table-cell>
          <table:table-cell table:number-columns-repeated="1021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B585]+[.B585]*([.$B$1]/365)" office:value-type="float" office:value="33847.3444178638" calcext:value-type="float">
            <text:p>33847.34</text:p>
          </table:table-cell>
          <table:table-cell table:formula="of:=[.$C$5]+[.$C$5]*([.A586]-1)*[.$B$1]/365" office:value-type="float" office:value="31028.2191780822" calcext:value-type="float">
            <text:p>31028.22</text:p>
          </table:table-cell>
          <table:table-cell table:number-columns-repeated="1021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B586]+[.B586]*([.$B$1]/365)" office:value-type="float" office:value="33875.1641530018" calcext:value-type="float">
            <text:p>33875.16</text:p>
          </table:table-cell>
          <table:table-cell table:formula="of:=[.$C$5]+[.$C$5]*([.A587]-1)*[.$B$1]/365" office:value-type="float" office:value="31045.4794520548" calcext:value-type="float">
            <text:p>31045.48</text:p>
          </table:table-cell>
          <table:table-cell table:number-columns-repeated="1021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B587]+[.B587]*([.$B$1]/365)" office:value-type="float" office:value="33903.0067536755" calcext:value-type="float">
            <text:p>33903.01</text:p>
          </table:table-cell>
          <table:table-cell table:formula="of:=[.$C$5]+[.$C$5]*([.A588]-1)*[.$B$1]/365" office:value-type="float" office:value="31062.7397260274" calcext:value-type="float">
            <text:p>31062.74</text:p>
          </table:table-cell>
          <table:table-cell table:number-columns-repeated="1021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B588]+[.B588]*([.$B$1]/365)" office:value-type="float" office:value="33930.8722386785" calcext:value-type="float">
            <text:p>33930.87</text:p>
          </table:table-cell>
          <table:table-cell table:formula="of:=[.$C$5]+[.$C$5]*([.A589]-1)*[.$B$1]/365" office:value-type="float" office:value="31080" calcext:value-type="float">
            <text:p>31080.00</text:p>
          </table:table-cell>
          <table:table-cell table:number-columns-repeated="1021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B589]+[.B589]*([.$B$1]/365)" office:value-type="float" office:value="33958.7606268199" calcext:value-type="float">
            <text:p>33958.76</text:p>
          </table:table-cell>
          <table:table-cell table:formula="of:=[.$C$5]+[.$C$5]*([.A590]-1)*[.$B$1]/365" office:value-type="float" office:value="31097.2602739726" calcext:value-type="float">
            <text:p>31097.26</text:p>
          </table:table-cell>
          <table:table-cell table:number-columns-repeated="1021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B590]+[.B590]*([.$B$1]/365)" office:value-type="float" office:value="33986.6719369241" calcext:value-type="float">
            <text:p>33986.67</text:p>
          </table:table-cell>
          <table:table-cell table:formula="of:=[.$C$5]+[.$C$5]*([.A591]-1)*[.$B$1]/365" office:value-type="float" office:value="31114.5205479452" calcext:value-type="float">
            <text:p>31114.52</text:p>
          </table:table-cell>
          <table:table-cell table:number-columns-repeated="1021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B591]+[.B591]*([.$B$1]/365)" office:value-type="float" office:value="34014.6061878312" calcext:value-type="float">
            <text:p>34014.61</text:p>
          </table:table-cell>
          <table:table-cell table:formula="of:=[.$C$5]+[.$C$5]*([.A592]-1)*[.$B$1]/365" office:value-type="float" office:value="31131.7808219178" calcext:value-type="float">
            <text:p>31131.78</text:p>
          </table:table-cell>
          <table:table-cell table:number-columns-repeated="1021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B592]+[.B592]*([.$B$1]/365)" office:value-type="float" office:value="34042.5633983965" calcext:value-type="float">
            <text:p>34042.56</text:p>
          </table:table-cell>
          <table:table-cell table:formula="of:=[.$C$5]+[.$C$5]*([.A593]-1)*[.$B$1]/365" office:value-type="float" office:value="31149.0410958904" calcext:value-type="float">
            <text:p>31149.04</text:p>
          </table:table-cell>
          <table:table-cell table:number-columns-repeated="1021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B593]+[.B593]*([.$B$1]/365)" office:value-type="float" office:value="34070.5435874911" calcext:value-type="float">
            <text:p>34070.54</text:p>
          </table:table-cell>
          <table:table-cell table:formula="of:=[.$C$5]+[.$C$5]*([.A594]-1)*[.$B$1]/365" office:value-type="float" office:value="31166.301369863" calcext:value-type="float">
            <text:p>31166.30</text:p>
          </table:table-cell>
          <table:table-cell table:number-columns-repeated="1021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B594]+[.B594]*([.$B$1]/365)" office:value-type="float" office:value="34098.5467740014" calcext:value-type="float">
            <text:p>34098.55</text:p>
          </table:table-cell>
          <table:table-cell table:formula="of:=[.$C$5]+[.$C$5]*([.A595]-1)*[.$B$1]/365" office:value-type="float" office:value="31183.5616438356" calcext:value-type="float">
            <text:p>31183.56</text:p>
          </table:table-cell>
          <table:table-cell table:number-columns-repeated="1021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B595]+[.B595]*([.$B$1]/365)" office:value-type="float" office:value="34126.5729768293" calcext:value-type="float">
            <text:p>34126.57</text:p>
          </table:table-cell>
          <table:table-cell table:formula="of:=[.$C$5]+[.$C$5]*([.A596]-1)*[.$B$1]/365" office:value-type="float" office:value="31200.8219178082" calcext:value-type="float">
            <text:p>31200.82</text:p>
          </table:table-cell>
          <table:table-cell table:number-columns-repeated="1021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B596]+[.B596]*([.$B$1]/365)" office:value-type="float" office:value="34154.6222148925" calcext:value-type="float">
            <text:p>34154.62</text:p>
          </table:table-cell>
          <table:table-cell table:formula="of:=[.$C$5]+[.$C$5]*([.A597]-1)*[.$B$1]/365" office:value-type="float" office:value="31218.0821917808" calcext:value-type="float">
            <text:p>31218.08</text:p>
          </table:table-cell>
          <table:table-cell table:number-columns-repeated="1021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B597]+[.B597]*([.$B$1]/365)" office:value-type="float" office:value="34182.6945071239" calcext:value-type="float">
            <text:p>34182.69</text:p>
          </table:table-cell>
          <table:table-cell table:formula="of:=[.$C$5]+[.$C$5]*([.A598]-1)*[.$B$1]/365" office:value-type="float" office:value="31235.3424657534" calcext:value-type="float">
            <text:p>31235.34</text:p>
          </table:table-cell>
          <table:table-cell table:number-columns-repeated="1021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B598]+[.B598]*([.$B$1]/365)" office:value-type="float" office:value="34210.7898724722" calcext:value-type="float">
            <text:p>34210.79</text:p>
          </table:table-cell>
          <table:table-cell table:formula="of:=[.$C$5]+[.$C$5]*([.A599]-1)*[.$B$1]/365" office:value-type="float" office:value="31252.602739726" calcext:value-type="float">
            <text:p>31252.60</text:p>
          </table:table-cell>
          <table:table-cell table:number-columns-repeated="1021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B599]+[.B599]*([.$B$1]/365)" office:value-type="float" office:value="34238.9083299016" calcext:value-type="float">
            <text:p>34238.91</text:p>
          </table:table-cell>
          <table:table-cell table:formula="of:=[.$C$5]+[.$C$5]*([.A600]-1)*[.$B$1]/365" office:value-type="float" office:value="31269.8630136986" calcext:value-type="float">
            <text:p>31269.86</text:p>
          </table:table-cell>
          <table:table-cell table:number-columns-repeated="1021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B600]+[.B600]*([.$B$1]/365)" office:value-type="float" office:value="34267.049898392" calcext:value-type="float">
            <text:p>34267.05</text:p>
          </table:table-cell>
          <table:table-cell table:formula="of:=[.$C$5]+[.$C$5]*([.A601]-1)*[.$B$1]/365" office:value-type="float" office:value="31287.1232876712" calcext:value-type="float">
            <text:p>31287.12</text:p>
          </table:table-cell>
          <table:table-cell table:number-columns-repeated="1021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B601]+[.B601]*([.$B$1]/365)" office:value-type="float" office:value="34295.2145969386" calcext:value-type="float">
            <text:p>34295.21</text:p>
          </table:table-cell>
          <table:table-cell table:formula="of:=[.$C$5]+[.$C$5]*([.A602]-1)*[.$B$1]/365" office:value-type="float" office:value="31304.3835616438" calcext:value-type="float">
            <text:p>31304.38</text:p>
          </table:table-cell>
          <table:table-cell table:number-columns-repeated="1021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B602]+[.B602]*([.$B$1]/365)" office:value-type="float" office:value="34323.4024445525" calcext:value-type="float">
            <text:p>34323.40</text:p>
          </table:table-cell>
          <table:table-cell table:formula="of:=[.$C$5]+[.$C$5]*([.A603]-1)*[.$B$1]/365" office:value-type="float" office:value="31321.6438356164" calcext:value-type="float">
            <text:p>31321.64</text:p>
          </table:table-cell>
          <table:table-cell table:number-columns-repeated="1021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B603]+[.B603]*([.$B$1]/365)" office:value-type="float" office:value="34351.6134602604" calcext:value-type="float">
            <text:p>34351.61</text:p>
          </table:table-cell>
          <table:table-cell table:formula="of:=[.$C$5]+[.$C$5]*([.A604]-1)*[.$B$1]/365" office:value-type="float" office:value="31338.904109589" calcext:value-type="float">
            <text:p>31338.90</text:p>
          </table:table-cell>
          <table:table-cell table:number-columns-repeated="1021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B604]+[.B604]*([.$B$1]/365)" office:value-type="float" office:value="34379.8476631044" calcext:value-type="float">
            <text:p>34379.85</text:p>
          </table:table-cell>
          <table:table-cell table:formula="of:=[.$C$5]+[.$C$5]*([.A605]-1)*[.$B$1]/365" office:value-type="float" office:value="31356.1643835616" calcext:value-type="float">
            <text:p>31356.16</text:p>
          </table:table-cell>
          <table:table-cell table:number-columns-repeated="1021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B605]+[.B605]*([.$B$1]/365)" office:value-type="float" office:value="34408.1050721426" calcext:value-type="float">
            <text:p>34408.11</text:p>
          </table:table-cell>
          <table:table-cell table:formula="of:=[.$C$5]+[.$C$5]*([.A606]-1)*[.$B$1]/365" office:value-type="float" office:value="31373.4246575342" calcext:value-type="float">
            <text:p>31373.42</text:p>
          </table:table-cell>
          <table:table-cell table:number-columns-repeated="1021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B606]+[.B606]*([.$B$1]/365)" office:value-type="float" office:value="34436.3857064485" calcext:value-type="float">
            <text:p>34436.39</text:p>
          </table:table-cell>
          <table:table-cell table:formula="of:=[.$C$5]+[.$C$5]*([.A607]-1)*[.$B$1]/365" office:value-type="float" office:value="31390.6849315068" calcext:value-type="float">
            <text:p>31390.68</text:p>
          </table:table-cell>
          <table:table-cell table:number-columns-repeated="1021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B607]+[.B607]*([.$B$1]/365)" office:value-type="float" office:value="34464.6895851113" calcext:value-type="float">
            <text:p>34464.69</text:p>
          </table:table-cell>
          <table:table-cell table:formula="of:=[.$C$5]+[.$C$5]*([.A608]-1)*[.$B$1]/365" office:value-type="float" office:value="31407.9452054795" calcext:value-type="float">
            <text:p>31407.95</text:p>
          </table:table-cell>
          <table:table-cell table:number-columns-repeated="1021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B608]+[.B608]*([.$B$1]/365)" office:value-type="float" office:value="34493.016727236" calcext:value-type="float">
            <text:p>34493.02</text:p>
          </table:table-cell>
          <table:table-cell table:formula="of:=[.$C$5]+[.$C$5]*([.A609]-1)*[.$B$1]/365" office:value-type="float" office:value="31425.2054794521" calcext:value-type="float">
            <text:p>31425.21</text:p>
          </table:table-cell>
          <table:table-cell table:number-columns-repeated="1021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B609]+[.B609]*([.$B$1]/365)" office:value-type="float" office:value="34521.3671519434" calcext:value-type="float">
            <text:p>34521.37</text:p>
          </table:table-cell>
          <table:table-cell table:formula="of:=[.$C$5]+[.$C$5]*([.A610]-1)*[.$B$1]/365" office:value-type="float" office:value="31442.4657534247" calcext:value-type="float">
            <text:p>31442.47</text:p>
          </table:table-cell>
          <table:table-cell table:number-columns-repeated="1021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B610]+[.B610]*([.$B$1]/365)" office:value-type="float" office:value="34549.7408783696" calcext:value-type="float">
            <text:p>34549.74</text:p>
          </table:table-cell>
          <table:table-cell table:formula="of:=[.$C$5]+[.$C$5]*([.A611]-1)*[.$B$1]/365" office:value-type="float" office:value="31459.7260273973" calcext:value-type="float">
            <text:p>31459.73</text:p>
          </table:table-cell>
          <table:table-cell table:number-columns-repeated="1021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B611]+[.B611]*([.$B$1]/365)" office:value-type="float" office:value="34578.1379256669" calcext:value-type="float">
            <text:p>34578.14</text:p>
          </table:table-cell>
          <table:table-cell table:formula="of:=[.$C$5]+[.$C$5]*([.A612]-1)*[.$B$1]/365" office:value-type="float" office:value="31476.9863013699" calcext:value-type="float">
            <text:p>31476.99</text:p>
          </table:table-cell>
          <table:table-cell table:number-columns-repeated="1021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B612]+[.B612]*([.$B$1]/365)" office:value-type="float" office:value="34606.5583130031" calcext:value-type="float">
            <text:p>34606.56</text:p>
          </table:table-cell>
          <table:table-cell table:formula="of:=[.$C$5]+[.$C$5]*([.A613]-1)*[.$B$1]/365" office:value-type="float" office:value="31494.2465753425" calcext:value-type="float">
            <text:p>31494.25</text:p>
          </table:table-cell>
          <table:table-cell table:number-columns-repeated="1021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B613]+[.B613]*([.$B$1]/365)" office:value-type="float" office:value="34635.0020595617" calcext:value-type="float">
            <text:p>34635.00</text:p>
          </table:table-cell>
          <table:table-cell table:formula="of:=[.$C$5]+[.$C$5]*([.A614]-1)*[.$B$1]/365" office:value-type="float" office:value="31511.5068493151" calcext:value-type="float">
            <text:p>31511.51</text:p>
          </table:table-cell>
          <table:table-cell table:number-columns-repeated="1021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B614]+[.B614]*([.$B$1]/365)" office:value-type="float" office:value="34663.4691845421" calcext:value-type="float">
            <text:p>34663.47</text:p>
          </table:table-cell>
          <table:table-cell table:formula="of:=[.$C$5]+[.$C$5]*([.A615]-1)*[.$B$1]/365" office:value-type="float" office:value="31528.7671232877" calcext:value-type="float">
            <text:p>31528.77</text:p>
          </table:table-cell>
          <table:table-cell table:number-columns-repeated="1021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B615]+[.B615]*([.$B$1]/365)" office:value-type="float" office:value="34691.9597071596" calcext:value-type="float">
            <text:p>34691.96</text:p>
          </table:table-cell>
          <table:table-cell table:formula="of:=[.$C$5]+[.$C$5]*([.A616]-1)*[.$B$1]/365" office:value-type="float" office:value="31546.0273972603" calcext:value-type="float">
            <text:p>31546.03</text:p>
          </table:table-cell>
          <table:table-cell table:number-columns-repeated="1021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B616]+[.B616]*([.$B$1]/365)" office:value-type="float" office:value="34720.4736466449" calcext:value-type="float">
            <text:p>34720.47</text:p>
          </table:table-cell>
          <table:table-cell table:formula="of:=[.$C$5]+[.$C$5]*([.A617]-1)*[.$B$1]/365" office:value-type="float" office:value="31563.2876712329" calcext:value-type="float">
            <text:p>31563.29</text:p>
          </table:table-cell>
          <table:table-cell table:number-columns-repeated="1021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B617]+[.B617]*([.$B$1]/365)" office:value-type="float" office:value="34749.0110222449" calcext:value-type="float">
            <text:p>34749.01</text:p>
          </table:table-cell>
          <table:table-cell table:formula="of:=[.$C$5]+[.$C$5]*([.A618]-1)*[.$B$1]/365" office:value-type="float" office:value="31580.5479452055" calcext:value-type="float">
            <text:p>31580.55</text:p>
          </table:table-cell>
          <table:table-cell table:number-columns-repeated="1021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B618]+[.B618]*([.$B$1]/365)" office:value-type="float" office:value="34777.5718532221" calcext:value-type="float">
            <text:p>34777.57</text:p>
          </table:table-cell>
          <table:table-cell table:formula="of:=[.$C$5]+[.$C$5]*([.A619]-1)*[.$B$1]/365" office:value-type="float" office:value="31597.8082191781" calcext:value-type="float">
            <text:p>31597.81</text:p>
          </table:table-cell>
          <table:table-cell table:number-columns-repeated="1021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B619]+[.B619]*([.$B$1]/365)" office:value-type="float" office:value="34806.1561588549" calcext:value-type="float">
            <text:p>34806.16</text:p>
          </table:table-cell>
          <table:table-cell table:formula="of:=[.$C$5]+[.$C$5]*([.A620]-1)*[.$B$1]/365" office:value-type="float" office:value="31615.0684931507" calcext:value-type="float">
            <text:p>31615.07</text:p>
          </table:table-cell>
          <table:table-cell table:number-columns-repeated="1021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B620]+[.B620]*([.$B$1]/365)" office:value-type="float" office:value="34834.7639584375" calcext:value-type="float">
            <text:p>34834.76</text:p>
          </table:table-cell>
          <table:table-cell table:formula="of:=[.$C$5]+[.$C$5]*([.A621]-1)*[.$B$1]/365" office:value-type="float" office:value="31632.3287671233" calcext:value-type="float">
            <text:p>31632.33</text:p>
          </table:table-cell>
          <table:table-cell table:number-columns-repeated="1021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B621]+[.B621]*([.$B$1]/365)" office:value-type="float" office:value="34863.39527128" calcext:value-type="float">
            <text:p>34863.40</text:p>
          </table:table-cell>
          <table:table-cell table:formula="of:=[.$C$5]+[.$C$5]*([.A622]-1)*[.$B$1]/365" office:value-type="float" office:value="31649.5890410959" calcext:value-type="float">
            <text:p>31649.59</text:p>
          </table:table-cell>
          <table:table-cell table:number-columns-repeated="1021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B622]+[.B622]*([.$B$1]/365)" office:value-type="float" office:value="34892.0501167085" calcext:value-type="float">
            <text:p>34892.05</text:p>
          </table:table-cell>
          <table:table-cell table:formula="of:=[.$C$5]+[.$C$5]*([.A623]-1)*[.$B$1]/365" office:value-type="float" office:value="31666.8493150685" calcext:value-type="float">
            <text:p>31666.85</text:p>
          </table:table-cell>
          <table:table-cell table:number-columns-repeated="1021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B623]+[.B623]*([.$B$1]/365)" office:value-type="float" office:value="34920.7285140647" calcext:value-type="float">
            <text:p>34920.73</text:p>
          </table:table-cell>
          <table:table-cell table:formula="of:=[.$C$5]+[.$C$5]*([.A624]-1)*[.$B$1]/365" office:value-type="float" office:value="31684.1095890411" calcext:value-type="float">
            <text:p>31684.11</text:p>
          </table:table-cell>
          <table:table-cell table:number-columns-repeated="1021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B624]+[.B624]*([.$B$1]/365)" office:value-type="float" office:value="34949.4304827064" calcext:value-type="float">
            <text:p>34949.43</text:p>
          </table:table-cell>
          <table:table-cell table:formula="of:=[.$C$5]+[.$C$5]*([.A625]-1)*[.$B$1]/365" office:value-type="float" office:value="31701.3698630137" calcext:value-type="float">
            <text:p>31701.37</text:p>
          </table:table-cell>
          <table:table-cell table:number-columns-repeated="1021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B625]+[.B625]*([.$B$1]/365)" office:value-type="float" office:value="34978.1560420072" calcext:value-type="float">
            <text:p>34978.16</text:p>
          </table:table-cell>
          <table:table-cell table:formula="of:=[.$C$5]+[.$C$5]*([.A626]-1)*[.$B$1]/365" office:value-type="float" office:value="31718.6301369863" calcext:value-type="float">
            <text:p>31718.63</text:p>
          </table:table-cell>
          <table:table-cell table:number-columns-repeated="1021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B626]+[.B626]*([.$B$1]/365)" office:value-type="float" office:value="35006.9052113568" calcext:value-type="float">
            <text:p>35006.91</text:p>
          </table:table-cell>
          <table:table-cell table:formula="of:=[.$C$5]+[.$C$5]*([.A627]-1)*[.$B$1]/365" office:value-type="float" office:value="31735.8904109589" calcext:value-type="float">
            <text:p>31735.89</text:p>
          </table:table-cell>
          <table:table-cell table:number-columns-repeated="1021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B627]+[.B627]*([.$B$1]/365)" office:value-type="float" office:value="35035.6780101607" calcext:value-type="float">
            <text:p>35035.68</text:p>
          </table:table-cell>
          <table:table-cell table:formula="of:=[.$C$5]+[.$C$5]*([.A628]-1)*[.$B$1]/365" office:value-type="float" office:value="31753.1506849315" calcext:value-type="float">
            <text:p>31753.15</text:p>
          </table:table-cell>
          <table:table-cell table:number-columns-repeated="1021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B628]+[.B628]*([.$B$1]/365)" office:value-type="float" office:value="35064.4744578403" calcext:value-type="float">
            <text:p>35064.47</text:p>
          </table:table-cell>
          <table:table-cell table:formula="of:=[.$C$5]+[.$C$5]*([.A629]-1)*[.$B$1]/365" office:value-type="float" office:value="31770.4109589041" calcext:value-type="float">
            <text:p>31770.41</text:p>
          </table:table-cell>
          <table:table-cell table:number-columns-repeated="1021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B629]+[.B629]*([.$B$1]/365)" office:value-type="float" office:value="35093.294573833" calcext:value-type="float">
            <text:p>35093.29</text:p>
          </table:table-cell>
          <table:table-cell table:formula="of:=[.$C$5]+[.$C$5]*([.A630]-1)*[.$B$1]/365" office:value-type="float" office:value="31787.6712328767" calcext:value-type="float">
            <text:p>31787.67</text:p>
          </table:table-cell>
          <table:table-cell table:number-columns-repeated="1021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B630]+[.B630]*([.$B$1]/365)" office:value-type="float" office:value="35122.1383775923" calcext:value-type="float">
            <text:p>35122.14</text:p>
          </table:table-cell>
          <table:table-cell table:formula="of:=[.$C$5]+[.$C$5]*([.A631]-1)*[.$B$1]/365" office:value-type="float" office:value="31804.9315068493" calcext:value-type="float">
            <text:p>31804.93</text:p>
          </table:table-cell>
          <table:table-cell table:number-columns-repeated="1021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B631]+[.B631]*([.$B$1]/365)" office:value-type="float" office:value="35151.0058885876" calcext:value-type="float">
            <text:p>35151.01</text:p>
          </table:table-cell>
          <table:table-cell table:formula="of:=[.$C$5]+[.$C$5]*([.A632]-1)*[.$B$1]/365" office:value-type="float" office:value="31822.1917808219" calcext:value-type="float">
            <text:p>31822.19</text:p>
          </table:table-cell>
          <table:table-cell table:number-columns-repeated="1021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B632]+[.B632]*([.$B$1]/365)" office:value-type="float" office:value="35179.8971263043" calcext:value-type="float">
            <text:p>35179.90</text:p>
          </table:table-cell>
          <table:table-cell table:formula="of:=[.$C$5]+[.$C$5]*([.A633]-1)*[.$B$1]/365" office:value-type="float" office:value="31839.4520547945" calcext:value-type="float">
            <text:p>31839.45</text:p>
          </table:table-cell>
          <table:table-cell table:number-columns-repeated="1021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B633]+[.B633]*([.$B$1]/365)" office:value-type="float" office:value="35208.8121102437" calcext:value-type="float">
            <text:p>35208.81</text:p>
          </table:table-cell>
          <table:table-cell table:formula="of:=[.$C$5]+[.$C$5]*([.A634]-1)*[.$B$1]/365" office:value-type="float" office:value="31856.7123287671" calcext:value-type="float">
            <text:p>31856.71</text:p>
          </table:table-cell>
          <table:table-cell table:number-columns-repeated="1021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B634]+[.B634]*([.$B$1]/365)" office:value-type="float" office:value="35237.7508599234" calcext:value-type="float">
            <text:p>35237.75</text:p>
          </table:table-cell>
          <table:table-cell table:formula="of:=[.$C$5]+[.$C$5]*([.A635]-1)*[.$B$1]/365" office:value-type="float" office:value="31873.9726027397" calcext:value-type="float">
            <text:p>31873.97</text:p>
          </table:table-cell>
          <table:table-cell table:number-columns-repeated="1021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B635]+[.B635]*([.$B$1]/365)" office:value-type="float" office:value="35266.7133948767" calcext:value-type="float">
            <text:p>35266.71</text:p>
          </table:table-cell>
          <table:table-cell table:formula="of:=[.$C$5]+[.$C$5]*([.A636]-1)*[.$B$1]/365" office:value-type="float" office:value="31891.2328767123" calcext:value-type="float">
            <text:p>31891.23</text:p>
          </table:table-cell>
          <table:table-cell table:number-columns-repeated="1021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B636]+[.B636]*([.$B$1]/365)" office:value-type="float" office:value="35295.6997346533" calcext:value-type="float">
            <text:p>35295.70</text:p>
          </table:table-cell>
          <table:table-cell table:formula="of:=[.$C$5]+[.$C$5]*([.A637]-1)*[.$B$1]/365" office:value-type="float" office:value="31908.4931506849" calcext:value-type="float">
            <text:p>31908.49</text:p>
          </table:table-cell>
          <table:table-cell table:number-columns-repeated="1021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B637]+[.B637]*([.$B$1]/365)" office:value-type="float" office:value="35324.7098988188" calcext:value-type="float">
            <text:p>35324.71</text:p>
          </table:table-cell>
          <table:table-cell table:formula="of:=[.$C$5]+[.$C$5]*([.A638]-1)*[.$B$1]/365" office:value-type="float" office:value="31925.7534246575" calcext:value-type="float">
            <text:p>31925.75</text:p>
          </table:table-cell>
          <table:table-cell table:number-columns-repeated="1021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B638]+[.B638]*([.$B$1]/365)" office:value-type="float" office:value="35353.7439069548" calcext:value-type="float">
            <text:p>35353.74</text:p>
          </table:table-cell>
          <table:table-cell table:formula="of:=[.$C$5]+[.$C$5]*([.A639]-1)*[.$B$1]/365" office:value-type="float" office:value="31943.0136986301" calcext:value-type="float">
            <text:p>31943.01</text:p>
          </table:table-cell>
          <table:table-cell table:number-columns-repeated="1021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B639]+[.B639]*([.$B$1]/365)" office:value-type="float" office:value="35382.8017786592" calcext:value-type="float">
            <text:p>35382.80</text:p>
          </table:table-cell>
          <table:table-cell table:formula="of:=[.$C$5]+[.$C$5]*([.A640]-1)*[.$B$1]/365" office:value-type="float" office:value="31960.2739726027" calcext:value-type="float">
            <text:p>31960.27</text:p>
          </table:table-cell>
          <table:table-cell table:number-columns-repeated="1021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B640]+[.B640]*([.$B$1]/365)" office:value-type="float" office:value="35411.8835335457" calcext:value-type="float">
            <text:p>35411.88</text:p>
          </table:table-cell>
          <table:table-cell table:formula="of:=[.$C$5]+[.$C$5]*([.A641]-1)*[.$B$1]/365" office:value-type="float" office:value="31977.5342465753" calcext:value-type="float">
            <text:p>31977.53</text:p>
          </table:table-cell>
          <table:table-cell table:number-columns-repeated="1021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B641]+[.B641]*([.$B$1]/365)" office:value-type="float" office:value="35440.9891912445" calcext:value-type="float">
            <text:p>35440.99</text:p>
          </table:table-cell>
          <table:table-cell table:formula="of:=[.$C$5]+[.$C$5]*([.A642]-1)*[.$B$1]/365" office:value-type="float" office:value="31994.7945205479" calcext:value-type="float">
            <text:p>31994.79</text:p>
          </table:table-cell>
          <table:table-cell table:number-columns-repeated="1021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B642]+[.B642]*([.$B$1]/365)" office:value-type="float" office:value="35470.1187714017" calcext:value-type="float">
            <text:p>35470.12</text:p>
          </table:table-cell>
          <table:table-cell table:formula="of:=[.$C$5]+[.$C$5]*([.A643]-1)*[.$B$1]/365" office:value-type="float" office:value="32012.0547945205" calcext:value-type="float">
            <text:p>32012.05</text:p>
          </table:table-cell>
          <table:table-cell table:number-columns-repeated="1021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B643]+[.B643]*([.$B$1]/365)" office:value-type="float" office:value="35499.2722936796" calcext:value-type="float">
            <text:p>35499.27</text:p>
          </table:table-cell>
          <table:table-cell table:formula="of:=[.$C$5]+[.$C$5]*([.A644]-1)*[.$B$1]/365" office:value-type="float" office:value="32029.3150684932" calcext:value-type="float">
            <text:p>32029.32</text:p>
          </table:table-cell>
          <table:table-cell table:number-columns-repeated="1021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B644]+[.B644]*([.$B$1]/365)" office:value-type="float" office:value="35528.4497777566" calcext:value-type="float">
            <text:p>35528.45</text:p>
          </table:table-cell>
          <table:table-cell table:formula="of:=[.$C$5]+[.$C$5]*([.A645]-1)*[.$B$1]/365" office:value-type="float" office:value="32046.5753424657" calcext:value-type="float">
            <text:p>32046.58</text:p>
          </table:table-cell>
          <table:table-cell table:number-columns-repeated="1021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B645]+[.B645]*([.$B$1]/365)" office:value-type="float" office:value="35557.6512433273" calcext:value-type="float">
            <text:p>35557.65</text:p>
          </table:table-cell>
          <table:table-cell table:formula="of:=[.$C$5]+[.$C$5]*([.A646]-1)*[.$B$1]/365" office:value-type="float" office:value="32063.8356164384" calcext:value-type="float">
            <text:p>32063.84</text:p>
          </table:table-cell>
          <table:table-cell table:number-columns-repeated="1021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B646]+[.B646]*([.$B$1]/365)" office:value-type="float" office:value="35586.8767101027" calcext:value-type="float">
            <text:p>35586.88</text:p>
          </table:table-cell>
          <table:table-cell table:formula="of:=[.$C$5]+[.$C$5]*([.A647]-1)*[.$B$1]/365" office:value-type="float" office:value="32081.095890411" calcext:value-type="float">
            <text:p>32081.10</text:p>
          </table:table-cell>
          <table:table-cell table:number-columns-repeated="1021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B647]+[.B647]*([.$B$1]/365)" office:value-type="float" office:value="35616.1261978096" calcext:value-type="float">
            <text:p>35616.13</text:p>
          </table:table-cell>
          <table:table-cell table:formula="of:=[.$C$5]+[.$C$5]*([.A648]-1)*[.$B$1]/365" office:value-type="float" office:value="32098.3561643836" calcext:value-type="float">
            <text:p>32098.36</text:p>
          </table:table-cell>
          <table:table-cell table:number-columns-repeated="1021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B648]+[.B648]*([.$B$1]/365)" office:value-type="float" office:value="35645.3997261914" calcext:value-type="float">
            <text:p>35645.40</text:p>
          </table:table-cell>
          <table:table-cell table:formula="of:=[.$C$5]+[.$C$5]*([.A649]-1)*[.$B$1]/365" office:value-type="float" office:value="32115.6164383562" calcext:value-type="float">
            <text:p>32115.62</text:p>
          </table:table-cell>
          <table:table-cell table:number-columns-repeated="1021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B649]+[.B649]*([.$B$1]/365)" office:value-type="float" office:value="35674.6973150074" calcext:value-type="float">
            <text:p>35674.70</text:p>
          </table:table-cell>
          <table:table-cell table:formula="of:=[.$C$5]+[.$C$5]*([.A650]-1)*[.$B$1]/365" office:value-type="float" office:value="32132.8767123288" calcext:value-type="float">
            <text:p>32132.88</text:p>
          </table:table-cell>
          <table:table-cell table:number-columns-repeated="1021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B650]+[.B650]*([.$B$1]/365)" office:value-type="float" office:value="35704.0189840334" calcext:value-type="float">
            <text:p>35704.02</text:p>
          </table:table-cell>
          <table:table-cell table:formula="of:=[.$C$5]+[.$C$5]*([.A651]-1)*[.$B$1]/365" office:value-type="float" office:value="32150.1369863014" calcext:value-type="float">
            <text:p>32150.14</text:p>
          </table:table-cell>
          <table:table-cell table:number-columns-repeated="1021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B651]+[.B651]*([.$B$1]/365)" office:value-type="float" office:value="35733.3647530614" calcext:value-type="float">
            <text:p>35733.36</text:p>
          </table:table-cell>
          <table:table-cell table:formula="of:=[.$C$5]+[.$C$5]*([.A652]-1)*[.$B$1]/365" office:value-type="float" office:value="32167.397260274" calcext:value-type="float">
            <text:p>32167.40</text:p>
          </table:table-cell>
          <table:table-cell table:number-columns-repeated="1021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B652]+[.B652]*([.$B$1]/365)" office:value-type="float" office:value="35762.7346418995" calcext:value-type="float">
            <text:p>35762.73</text:p>
          </table:table-cell>
          <table:table-cell table:formula="of:=[.$C$5]+[.$C$5]*([.A653]-1)*[.$B$1]/365" office:value-type="float" office:value="32184.6575342466" calcext:value-type="float">
            <text:p>32184.66</text:p>
          </table:table-cell>
          <table:table-cell table:number-columns-repeated="1021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B653]+[.B653]*([.$B$1]/365)" office:value-type="float" office:value="35792.1286703723" calcext:value-type="float">
            <text:p>35792.13</text:p>
          </table:table-cell>
          <table:table-cell table:formula="of:=[.$C$5]+[.$C$5]*([.A654]-1)*[.$B$1]/365" office:value-type="float" office:value="32201.9178082192" calcext:value-type="float">
            <text:p>32201.92</text:p>
          </table:table-cell>
          <table:table-cell table:number-columns-repeated="1021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B654]+[.B654]*([.$B$1]/365)" office:value-type="float" office:value="35821.5468583206" calcext:value-type="float">
            <text:p>35821.55</text:p>
          </table:table-cell>
          <table:table-cell table:formula="of:=[.$C$5]+[.$C$5]*([.A655]-1)*[.$B$1]/365" office:value-type="float" office:value="32219.1780821918" calcext:value-type="float">
            <text:p>32219.18</text:p>
          </table:table-cell>
          <table:table-cell table:number-columns-repeated="1021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B655]+[.B655]*([.$B$1]/365)" office:value-type="float" office:value="35850.9892256014" calcext:value-type="float">
            <text:p>35850.99</text:p>
          </table:table-cell>
          <table:table-cell table:formula="of:=[.$C$5]+[.$C$5]*([.A656]-1)*[.$B$1]/365" office:value-type="float" office:value="32236.4383561644" calcext:value-type="float">
            <text:p>32236.44</text:p>
          </table:table-cell>
          <table:table-cell table:number-columns-repeated="1021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B656]+[.B656]*([.$B$1]/365)" office:value-type="float" office:value="35880.4557920882" calcext:value-type="float">
            <text:p>35880.46</text:p>
          </table:table-cell>
          <table:table-cell table:formula="of:=[.$C$5]+[.$C$5]*([.A657]-1)*[.$B$1]/365" office:value-type="float" office:value="32253.698630137" calcext:value-type="float">
            <text:p>32253.70</text:p>
          </table:table-cell>
          <table:table-cell table:number-columns-repeated="1021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B657]+[.B657]*([.$B$1]/365)" office:value-type="float" office:value="35909.9465776707" calcext:value-type="float">
            <text:p>35909.95</text:p>
          </table:table-cell>
          <table:table-cell table:formula="of:=[.$C$5]+[.$C$5]*([.A658]-1)*[.$B$1]/365" office:value-type="float" office:value="32270.9589041096" calcext:value-type="float">
            <text:p>32270.96</text:p>
          </table:table-cell>
          <table:table-cell table:number-columns-repeated="1021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B658]+[.B658]*([.$B$1]/365)" office:value-type="float" office:value="35939.4616022551" calcext:value-type="float">
            <text:p>35939.46</text:p>
          </table:table-cell>
          <table:table-cell table:formula="of:=[.$C$5]+[.$C$5]*([.A659]-1)*[.$B$1]/365" office:value-type="float" office:value="32288.2191780822" calcext:value-type="float">
            <text:p>32288.22</text:p>
          </table:table-cell>
          <table:table-cell table:number-columns-repeated="1021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B659]+[.B659]*([.$B$1]/365)" office:value-type="float" office:value="35969.0008857638" calcext:value-type="float">
            <text:p>35969.00</text:p>
          </table:table-cell>
          <table:table-cell table:formula="of:=[.$C$5]+[.$C$5]*([.A660]-1)*[.$B$1]/365" office:value-type="float" office:value="32305.4794520548" calcext:value-type="float">
            <text:p>32305.48</text:p>
          </table:table-cell>
          <table:table-cell table:number-columns-repeated="1021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B660]+[.B660]*([.$B$1]/365)" office:value-type="float" office:value="35998.5644481357" calcext:value-type="float">
            <text:p>35998.56</text:p>
          </table:table-cell>
          <table:table-cell table:formula="of:=[.$C$5]+[.$C$5]*([.A661]-1)*[.$B$1]/365" office:value-type="float" office:value="32322.7397260274" calcext:value-type="float">
            <text:p>32322.74</text:p>
          </table:table-cell>
          <table:table-cell table:number-columns-repeated="1021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B661]+[.B661]*([.$B$1]/365)" office:value-type="float" office:value="36028.1523093259" calcext:value-type="float">
            <text:p>36028.15</text:p>
          </table:table-cell>
          <table:table-cell table:formula="of:=[.$C$5]+[.$C$5]*([.A662]-1)*[.$B$1]/365" office:value-type="float" office:value="32340" calcext:value-type="float">
            <text:p>32340.00</text:p>
          </table:table-cell>
          <table:table-cell table:number-columns-repeated="1021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B662]+[.B662]*([.$B$1]/365)" office:value-type="float" office:value="36057.7644893062" calcext:value-type="float">
            <text:p>36057.76</text:p>
          </table:table-cell>
          <table:table-cell table:formula="of:=[.$C$5]+[.$C$5]*([.A663]-1)*[.$B$1]/365" office:value-type="float" office:value="32357.2602739726" calcext:value-type="float">
            <text:p>32357.26</text:p>
          </table:table-cell>
          <table:table-cell table:number-columns-repeated="1021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B663]+[.B663]*([.$B$1]/365)" office:value-type="float" office:value="36087.4010080645" calcext:value-type="float">
            <text:p>36087.40</text:p>
          </table:table-cell>
          <table:table-cell table:formula="of:=[.$C$5]+[.$C$5]*([.A664]-1)*[.$B$1]/365" office:value-type="float" office:value="32374.5205479452" calcext:value-type="float">
            <text:p>32374.52</text:p>
          </table:table-cell>
          <table:table-cell table:number-columns-repeated="1021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B664]+[.B664]*([.$B$1]/365)" office:value-type="float" office:value="36117.0618856054" calcext:value-type="float">
            <text:p>36117.06</text:p>
          </table:table-cell>
          <table:table-cell table:formula="of:=[.$C$5]+[.$C$5]*([.A665]-1)*[.$B$1]/365" office:value-type="float" office:value="32391.7808219178" calcext:value-type="float">
            <text:p>32391.78</text:p>
          </table:table-cell>
          <table:table-cell table:number-columns-repeated="1021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B665]+[.B665]*([.$B$1]/365)" office:value-type="float" office:value="36146.7471419497" calcext:value-type="float">
            <text:p>36146.75</text:p>
          </table:table-cell>
          <table:table-cell table:formula="of:=[.$C$5]+[.$C$5]*([.A666]-1)*[.$B$1]/365" office:value-type="float" office:value="32409.0410958904" calcext:value-type="float">
            <text:p>32409.04</text:p>
          </table:table-cell>
          <table:table-cell table:number-columns-repeated="1021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B666]+[.B666]*([.$B$1]/365)" office:value-type="float" office:value="36176.4567971349" calcext:value-type="float">
            <text:p>36176.46</text:p>
          </table:table-cell>
          <table:table-cell table:formula="of:=[.$C$5]+[.$C$5]*([.A667]-1)*[.$B$1]/365" office:value-type="float" office:value="32426.301369863" calcext:value-type="float">
            <text:p>32426.30</text:p>
          </table:table-cell>
          <table:table-cell table:number-columns-repeated="1021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B667]+[.B667]*([.$B$1]/365)" office:value-type="float" office:value="36206.1908712148" calcext:value-type="float">
            <text:p>36206.19</text:p>
          </table:table-cell>
          <table:table-cell table:formula="of:=[.$C$5]+[.$C$5]*([.A668]-1)*[.$B$1]/365" office:value-type="float" office:value="32443.5616438356" calcext:value-type="float">
            <text:p>32443.56</text:p>
          </table:table-cell>
          <table:table-cell table:number-columns-repeated="1021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B668]+[.B668]*([.$B$1]/365)" office:value-type="float" office:value="36235.9493842596" calcext:value-type="float">
            <text:p>36235.95</text:p>
          </table:table-cell>
          <table:table-cell table:formula="of:=[.$C$5]+[.$C$5]*([.A669]-1)*[.$B$1]/365" office:value-type="float" office:value="32460.8219178082" calcext:value-type="float">
            <text:p>32460.82</text:p>
          </table:table-cell>
          <table:table-cell table:number-columns-repeated="1021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B669]+[.B669]*([.$B$1]/365)" office:value-type="float" office:value="36265.7323563562" calcext:value-type="float">
            <text:p>36265.73</text:p>
          </table:table-cell>
          <table:table-cell table:formula="of:=[.$C$5]+[.$C$5]*([.A670]-1)*[.$B$1]/365" office:value-type="float" office:value="32478.0821917808" calcext:value-type="float">
            <text:p>32478.08</text:p>
          </table:table-cell>
          <table:table-cell table:number-columns-repeated="1021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B670]+[.B670]*([.$B$1]/365)" office:value-type="float" office:value="36295.539807608" calcext:value-type="float">
            <text:p>36295.54</text:p>
          </table:table-cell>
          <table:table-cell table:formula="of:=[.$C$5]+[.$C$5]*([.A671]-1)*[.$B$1]/365" office:value-type="float" office:value="32495.3424657534" calcext:value-type="float">
            <text:p>32495.34</text:p>
          </table:table-cell>
          <table:table-cell table:number-columns-repeated="1021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B671]+[.B671]*([.$B$1]/365)" office:value-type="float" office:value="36325.3717581348" calcext:value-type="float">
            <text:p>36325.37</text:p>
          </table:table-cell>
          <table:table-cell table:formula="of:=[.$C$5]+[.$C$5]*([.A672]-1)*[.$B$1]/365" office:value-type="float" office:value="32512.602739726" calcext:value-type="float">
            <text:p>32512.60</text:p>
          </table:table-cell>
          <table:table-cell table:number-columns-repeated="1021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B672]+[.B672]*([.$B$1]/365)" office:value-type="float" office:value="36355.228228073" calcext:value-type="float">
            <text:p>36355.23</text:p>
          </table:table-cell>
          <table:table-cell table:formula="of:=[.$C$5]+[.$C$5]*([.A673]-1)*[.$B$1]/365" office:value-type="float" office:value="32529.8630136986" calcext:value-type="float">
            <text:p>32529.86</text:p>
          </table:table-cell>
          <table:table-cell table:number-columns-repeated="1021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B673]+[.B673]*([.$B$1]/365)" office:value-type="float" office:value="36385.1092375756" calcext:value-type="float">
            <text:p>36385.11</text:p>
          </table:table-cell>
          <table:table-cell table:formula="of:=[.$C$5]+[.$C$5]*([.A674]-1)*[.$B$1]/365" office:value-type="float" office:value="32547.1232876712" calcext:value-type="float">
            <text:p>32547.12</text:p>
          </table:table-cell>
          <table:table-cell table:number-columns-repeated="1021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B674]+[.B674]*([.$B$1]/365)" office:value-type="float" office:value="36415.0148068119" calcext:value-type="float">
            <text:p>36415.01</text:p>
          </table:table-cell>
          <table:table-cell table:formula="of:=[.$C$5]+[.$C$5]*([.A675]-1)*[.$B$1]/365" office:value-type="float" office:value="32564.3835616438" calcext:value-type="float">
            <text:p>32564.38</text:p>
          </table:table-cell>
          <table:table-cell table:number-columns-repeated="1021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B675]+[.B675]*([.$B$1]/365)" office:value-type="float" office:value="36444.9449559682" calcext:value-type="float">
            <text:p>36444.94</text:p>
          </table:table-cell>
          <table:table-cell table:formula="of:=[.$C$5]+[.$C$5]*([.A676]-1)*[.$B$1]/365" office:value-type="float" office:value="32581.6438356164" calcext:value-type="float">
            <text:p>32581.64</text:p>
          </table:table-cell>
          <table:table-cell table:number-columns-repeated="1021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B676]+[.B676]*([.$B$1]/365)" office:value-type="float" office:value="36474.8997052471" calcext:value-type="float">
            <text:p>36474.90</text:p>
          </table:table-cell>
          <table:table-cell table:formula="of:=[.$C$5]+[.$C$5]*([.A677]-1)*[.$B$1]/365" office:value-type="float" office:value="32598.904109589" calcext:value-type="float">
            <text:p>32598.90</text:p>
          </table:table-cell>
          <table:table-cell table:number-columns-repeated="1021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B677]+[.B677]*([.$B$1]/365)" office:value-type="float" office:value="36504.8790748678" calcext:value-type="float">
            <text:p>36504.88</text:p>
          </table:table-cell>
          <table:table-cell table:formula="of:=[.$C$5]+[.$C$5]*([.A678]-1)*[.$B$1]/365" office:value-type="float" office:value="32616.1643835616" calcext:value-type="float">
            <text:p>32616.16</text:p>
          </table:table-cell>
          <table:table-cell table:number-columns-repeated="1021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B678]+[.B678]*([.$B$1]/365)" office:value-type="float" office:value="36534.8830850664" calcext:value-type="float">
            <text:p>36534.88</text:p>
          </table:table-cell>
          <table:table-cell table:formula="of:=[.$C$5]+[.$C$5]*([.A679]-1)*[.$B$1]/365" office:value-type="float" office:value="32633.4246575342" calcext:value-type="float">
            <text:p>32633.42</text:p>
          </table:table-cell>
          <table:table-cell table:number-columns-repeated="1021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B679]+[.B679]*([.$B$1]/365)" office:value-type="float" office:value="36564.9117560952" calcext:value-type="float">
            <text:p>36564.91</text:p>
          </table:table-cell>
          <table:table-cell table:formula="of:=[.$C$5]+[.$C$5]*([.A680]-1)*[.$B$1]/365" office:value-type="float" office:value="32650.6849315068" calcext:value-type="float">
            <text:p>32650.68</text:p>
          </table:table-cell>
          <table:table-cell table:number-columns-repeated="1021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B680]+[.B680]*([.$B$1]/365)" office:value-type="float" office:value="36594.9651082235" calcext:value-type="float">
            <text:p>36594.97</text:p>
          </table:table-cell>
          <table:table-cell table:formula="of:=[.$C$5]+[.$C$5]*([.A681]-1)*[.$B$1]/365" office:value-type="float" office:value="32667.9452054795" calcext:value-type="float">
            <text:p>32667.95</text:p>
          </table:table-cell>
          <table:table-cell table:number-columns-repeated="1021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B681]+[.B681]*([.$B$1]/365)" office:value-type="float" office:value="36625.0431617371" calcext:value-type="float">
            <text:p>36625.04</text:p>
          </table:table-cell>
          <table:table-cell table:formula="of:=[.$C$5]+[.$C$5]*([.A682]-1)*[.$B$1]/365" office:value-type="float" office:value="32685.2054794521" calcext:value-type="float">
            <text:p>32685.21</text:p>
          </table:table-cell>
          <table:table-cell table:number-columns-repeated="1021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B682]+[.B682]*([.$B$1]/365)" office:value-type="float" office:value="36655.1459369385" calcext:value-type="float">
            <text:p>36655.15</text:p>
          </table:table-cell>
          <table:table-cell table:formula="of:=[.$C$5]+[.$C$5]*([.A683]-1)*[.$B$1]/365" office:value-type="float" office:value="32702.4657534247" calcext:value-type="float">
            <text:p>32702.47</text:p>
          </table:table-cell>
          <table:table-cell table:number-columns-repeated="1021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B683]+[.B683]*([.$B$1]/365)" office:value-type="float" office:value="36685.273454147" calcext:value-type="float">
            <text:p>36685.27</text:p>
          </table:table-cell>
          <table:table-cell table:formula="of:=[.$C$5]+[.$C$5]*([.A684]-1)*[.$B$1]/365" office:value-type="float" office:value="32719.7260273973" calcext:value-type="float">
            <text:p>32719.73</text:p>
          </table:table-cell>
          <table:table-cell table:number-columns-repeated="1021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B684]+[.B684]*([.$B$1]/365)" office:value-type="float" office:value="36715.4257336983" calcext:value-type="float">
            <text:p>36715.43</text:p>
          </table:table-cell>
          <table:table-cell table:formula="of:=[.$C$5]+[.$C$5]*([.A685]-1)*[.$B$1]/365" office:value-type="float" office:value="32736.9863013699" calcext:value-type="float">
            <text:p>32736.99</text:p>
          </table:table-cell>
          <table:table-cell table:number-columns-repeated="1021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B685]+[.B685]*([.$B$1]/365)" office:value-type="float" office:value="36745.6027959452" calcext:value-type="float">
            <text:p>36745.60</text:p>
          </table:table-cell>
          <table:table-cell table:formula="of:=[.$C$5]+[.$C$5]*([.A686]-1)*[.$B$1]/365" office:value-type="float" office:value="32754.2465753425" calcext:value-type="float">
            <text:p>32754.25</text:p>
          </table:table-cell>
          <table:table-cell table:number-columns-repeated="1021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B686]+[.B686]*([.$B$1]/365)" office:value-type="float" office:value="36775.8046612569" calcext:value-type="float">
            <text:p>36775.80</text:p>
          </table:table-cell>
          <table:table-cell table:formula="of:=[.$C$5]+[.$C$5]*([.A687]-1)*[.$B$1]/365" office:value-type="float" office:value="32771.5068493151" calcext:value-type="float">
            <text:p>32771.51</text:p>
          </table:table-cell>
          <table:table-cell table:number-columns-repeated="1021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B687]+[.B687]*([.$B$1]/365)" office:value-type="float" office:value="36806.0313500196" calcext:value-type="float">
            <text:p>36806.03</text:p>
          </table:table-cell>
          <table:table-cell table:formula="of:=[.$C$5]+[.$C$5]*([.A688]-1)*[.$B$1]/365" office:value-type="float" office:value="32788.7671232877" calcext:value-type="float">
            <text:p>32788.77</text:p>
          </table:table-cell>
          <table:table-cell table:number-columns-repeated="1021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B688]+[.B688]*([.$B$1]/365)" office:value-type="float" office:value="36836.282882636" calcext:value-type="float">
            <text:p>36836.28</text:p>
          </table:table-cell>
          <table:table-cell table:formula="of:=[.$C$5]+[.$C$5]*([.A689]-1)*[.$B$1]/365" office:value-type="float" office:value="32806.0273972603" calcext:value-type="float">
            <text:p>32806.03</text:p>
          </table:table-cell>
          <table:table-cell table:number-columns-repeated="1021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B689]+[.B689]*([.$B$1]/365)" office:value-type="float" office:value="36866.5592795259" calcext:value-type="float">
            <text:p>36866.56</text:p>
          </table:table-cell>
          <table:table-cell table:formula="of:=[.$C$5]+[.$C$5]*([.A690]-1)*[.$B$1]/365" office:value-type="float" office:value="32823.2876712329" calcext:value-type="float">
            <text:p>32823.29</text:p>
          </table:table-cell>
          <table:table-cell table:number-columns-repeated="1021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B690]+[.B690]*([.$B$1]/365)" office:value-type="float" office:value="36896.8605611255" calcext:value-type="float">
            <text:p>36896.86</text:p>
          </table:table-cell>
          <table:table-cell table:formula="of:=[.$C$5]+[.$C$5]*([.A691]-1)*[.$B$1]/365" office:value-type="float" office:value="32840.5479452055" calcext:value-type="float">
            <text:p>32840.55</text:p>
          </table:table-cell>
          <table:table-cell table:number-columns-repeated="1021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B691]+[.B691]*([.$B$1]/365)" office:value-type="float" office:value="36927.1867478881" calcext:value-type="float">
            <text:p>36927.19</text:p>
          </table:table-cell>
          <table:table-cell table:formula="of:=[.$C$5]+[.$C$5]*([.A692]-1)*[.$B$1]/365" office:value-type="float" office:value="32857.8082191781" calcext:value-type="float">
            <text:p>32857.81</text:p>
          </table:table-cell>
          <table:table-cell table:number-columns-repeated="1021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B692]+[.B692]*([.$B$1]/365)" office:value-type="float" office:value="36957.5378602836" calcext:value-type="float">
            <text:p>36957.54</text:p>
          </table:table-cell>
          <table:table-cell table:formula="of:=[.$C$5]+[.$C$5]*([.A693]-1)*[.$B$1]/365" office:value-type="float" office:value="32875.0684931507" calcext:value-type="float">
            <text:p>32875.07</text:p>
          </table:table-cell>
          <table:table-cell table:number-columns-repeated="1021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B693]+[.B693]*([.$B$1]/365)" office:value-type="float" office:value="36987.9139187989" calcext:value-type="float">
            <text:p>36987.91</text:p>
          </table:table-cell>
          <table:table-cell table:formula="of:=[.$C$5]+[.$C$5]*([.A694]-1)*[.$B$1]/365" office:value-type="float" office:value="32892.3287671233" calcext:value-type="float">
            <text:p>32892.33</text:p>
          </table:table-cell>
          <table:table-cell table:number-columns-repeated="1021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B694]+[.B694]*([.$B$1]/365)" office:value-type="float" office:value="37018.3149439376" calcext:value-type="float">
            <text:p>37018.31</text:p>
          </table:table-cell>
          <table:table-cell table:formula="of:=[.$C$5]+[.$C$5]*([.A695]-1)*[.$B$1]/365" office:value-type="float" office:value="32909.5890410959" calcext:value-type="float">
            <text:p>32909.59</text:p>
          </table:table-cell>
          <table:table-cell table:number-columns-repeated="1021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B695]+[.B695]*([.$B$1]/365)" office:value-type="float" office:value="37048.7409562203" calcext:value-type="float">
            <text:p>37048.74</text:p>
          </table:table-cell>
          <table:table-cell table:formula="of:=[.$C$5]+[.$C$5]*([.A696]-1)*[.$B$1]/365" office:value-type="float" office:value="32926.8493150685" calcext:value-type="float">
            <text:p>32926.85</text:p>
          </table:table-cell>
          <table:table-cell table:number-columns-repeated="1021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B696]+[.B696]*([.$B$1]/365)" office:value-type="float" office:value="37079.1919761843" calcext:value-type="float">
            <text:p>37079.19</text:p>
          </table:table-cell>
          <table:table-cell table:formula="of:=[.$C$5]+[.$C$5]*([.A697]-1)*[.$B$1]/365" office:value-type="float" office:value="32944.1095890411" calcext:value-type="float">
            <text:p>32944.11</text:p>
          </table:table-cell>
          <table:table-cell table:number-columns-repeated="1021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B697]+[.B697]*([.$B$1]/365)" office:value-type="float" office:value="37109.6680243839" calcext:value-type="float">
            <text:p>37109.67</text:p>
          </table:table-cell>
          <table:table-cell table:formula="of:=[.$C$5]+[.$C$5]*([.A698]-1)*[.$B$1]/365" office:value-type="float" office:value="32961.3698630137" calcext:value-type="float">
            <text:p>32961.37</text:p>
          </table:table-cell>
          <table:table-cell table:number-columns-repeated="1021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B698]+[.B698]*([.$B$1]/365)" office:value-type="float" office:value="37140.1691213903" calcext:value-type="float">
            <text:p>37140.17</text:p>
          </table:table-cell>
          <table:table-cell table:formula="of:=[.$C$5]+[.$C$5]*([.A699]-1)*[.$B$1]/365" office:value-type="float" office:value="32978.6301369863" calcext:value-type="float">
            <text:p>32978.63</text:p>
          </table:table-cell>
          <table:table-cell table:number-columns-repeated="1021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B699]+[.B699]*([.$B$1]/365)" office:value-type="float" office:value="37170.6952877914" calcext:value-type="float">
            <text:p>37170.70</text:p>
          </table:table-cell>
          <table:table-cell table:formula="of:=[.$C$5]+[.$C$5]*([.A700]-1)*[.$B$1]/365" office:value-type="float" office:value="32995.8904109589" calcext:value-type="float">
            <text:p>32995.89</text:p>
          </table:table-cell>
          <table:table-cell table:number-columns-repeated="1021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B700]+[.B700]*([.$B$1]/365)" office:value-type="float" office:value="37201.2465441923" calcext:value-type="float">
            <text:p>37201.25</text:p>
          </table:table-cell>
          <table:table-cell table:formula="of:=[.$C$5]+[.$C$5]*([.A701]-1)*[.$B$1]/365" office:value-type="float" office:value="33013.1506849315" calcext:value-type="float">
            <text:p>33013.15</text:p>
          </table:table-cell>
          <table:table-cell table:number-columns-repeated="1021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B701]+[.B701]*([.$B$1]/365)" office:value-type="float" office:value="37231.822911215" calcext:value-type="float">
            <text:p>37231.82</text:p>
          </table:table-cell>
          <table:table-cell table:formula="of:=[.$C$5]+[.$C$5]*([.A702]-1)*[.$B$1]/365" office:value-type="float" office:value="33030.4109589041" calcext:value-type="float">
            <text:p>33030.41</text:p>
          </table:table-cell>
          <table:table-cell table:number-columns-repeated="1021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B702]+[.B702]*([.$B$1]/365)" office:value-type="float" office:value="37262.4244094982" calcext:value-type="float">
            <text:p>37262.42</text:p>
          </table:table-cell>
          <table:table-cell table:formula="of:=[.$C$5]+[.$C$5]*([.A703]-1)*[.$B$1]/365" office:value-type="float" office:value="33047.6712328767" calcext:value-type="float">
            <text:p>33047.67</text:p>
          </table:table-cell>
          <table:table-cell table:number-columns-repeated="1021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B703]+[.B703]*([.$B$1]/365)" office:value-type="float" office:value="37293.0510596977" calcext:value-type="float">
            <text:p>37293.05</text:p>
          </table:table-cell>
          <table:table-cell table:formula="of:=[.$C$5]+[.$C$5]*([.A704]-1)*[.$B$1]/365" office:value-type="float" office:value="33064.9315068493" calcext:value-type="float">
            <text:p>33064.93</text:p>
          </table:table-cell>
          <table:table-cell table:number-columns-repeated="1021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B704]+[.B704]*([.$B$1]/365)" office:value-type="float" office:value="37323.7028824865" calcext:value-type="float">
            <text:p>37323.70</text:p>
          </table:table-cell>
          <table:table-cell table:formula="of:=[.$C$5]+[.$C$5]*([.A705]-1)*[.$B$1]/365" office:value-type="float" office:value="33082.1917808219" calcext:value-type="float">
            <text:p>33082.19</text:p>
          </table:table-cell>
          <table:table-cell table:number-columns-repeated="1021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B705]+[.B705]*([.$B$1]/365)" office:value-type="float" office:value="37354.3798985543" calcext:value-type="float">
            <text:p>37354.38</text:p>
          </table:table-cell>
          <table:table-cell table:formula="of:=[.$C$5]+[.$C$5]*([.A706]-1)*[.$B$1]/365" office:value-type="float" office:value="33099.4520547945" calcext:value-type="float">
            <text:p>33099.45</text:p>
          </table:table-cell>
          <table:table-cell table:number-columns-repeated="1021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B706]+[.B706]*([.$B$1]/365)" office:value-type="float" office:value="37385.0821286079" calcext:value-type="float">
            <text:p>37385.08</text:p>
          </table:table-cell>
          <table:table-cell table:formula="of:=[.$C$5]+[.$C$5]*([.A707]-1)*[.$B$1]/365" office:value-type="float" office:value="33116.7123287671" calcext:value-type="float">
            <text:p>33116.71</text:p>
          </table:table-cell>
          <table:table-cell table:number-columns-repeated="1021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B707]+[.B707]*([.$B$1]/365)" office:value-type="float" office:value="37415.8095933712" calcext:value-type="float">
            <text:p>37415.81</text:p>
          </table:table-cell>
          <table:table-cell table:formula="of:=[.$C$5]+[.$C$5]*([.A708]-1)*[.$B$1]/365" office:value-type="float" office:value="33133.9726027397" calcext:value-type="float">
            <text:p>33133.97</text:p>
          </table:table-cell>
          <table:table-cell table:number-columns-repeated="1021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B708]+[.B708]*([.$B$1]/365)" office:value-type="float" office:value="37446.5623135849" calcext:value-type="float">
            <text:p>37446.56</text:p>
          </table:table-cell>
          <table:table-cell table:formula="of:=[.$C$5]+[.$C$5]*([.A709]-1)*[.$B$1]/365" office:value-type="float" office:value="33151.2328767123" calcext:value-type="float">
            <text:p>33151.23</text:p>
          </table:table-cell>
          <table:table-cell table:number-columns-repeated="1021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B709]+[.B709]*([.$B$1]/365)" office:value-type="float" office:value="37477.340310007" calcext:value-type="float">
            <text:p>37477.34</text:p>
          </table:table-cell>
          <table:table-cell table:formula="of:=[.$C$5]+[.$C$5]*([.A710]-1)*[.$B$1]/365" office:value-type="float" office:value="33168.4931506849" calcext:value-type="float">
            <text:p>33168.49</text:p>
          </table:table-cell>
          <table:table-cell table:number-columns-repeated="1021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B710]+[.B710]*([.$B$1]/365)" office:value-type="float" office:value="37508.1436034125" calcext:value-type="float">
            <text:p>37508.14</text:p>
          </table:table-cell>
          <table:table-cell table:formula="of:=[.$C$5]+[.$C$5]*([.A711]-1)*[.$B$1]/365" office:value-type="float" office:value="33185.7534246575" calcext:value-type="float">
            <text:p>33185.75</text:p>
          </table:table-cell>
          <table:table-cell table:number-columns-repeated="1021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B711]+[.B711]*([.$B$1]/365)" office:value-type="float" office:value="37538.9722145934" calcext:value-type="float">
            <text:p>37538.97</text:p>
          </table:table-cell>
          <table:table-cell table:formula="of:=[.$C$5]+[.$C$5]*([.A712]-1)*[.$B$1]/365" office:value-type="float" office:value="33203.0136986301" calcext:value-type="float">
            <text:p>33203.01</text:p>
          </table:table-cell>
          <table:table-cell table:number-columns-repeated="1021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B712]+[.B712]*([.$B$1]/365)" office:value-type="float" office:value="37569.8261643588" calcext:value-type="float">
            <text:p>37569.83</text:p>
          </table:table-cell>
          <table:table-cell table:formula="of:=[.$C$5]+[.$C$5]*([.A713]-1)*[.$B$1]/365" office:value-type="float" office:value="33220.2739726027" calcext:value-type="float">
            <text:p>33220.27</text:p>
          </table:table-cell>
          <table:table-cell table:number-columns-repeated="1021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B713]+[.B713]*([.$B$1]/365)" office:value-type="float" office:value="37600.705473535" calcext:value-type="float">
            <text:p>37600.71</text:p>
          </table:table-cell>
          <table:table-cell table:formula="of:=[.$C$5]+[.$C$5]*([.A714]-1)*[.$B$1]/365" office:value-type="float" office:value="33237.5342465753" calcext:value-type="float">
            <text:p>33237.53</text:p>
          </table:table-cell>
          <table:table-cell table:number-columns-repeated="1021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B714]+[.B714]*([.$B$1]/365)" office:value-type="float" office:value="37631.6101629653" calcext:value-type="float">
            <text:p>37631.61</text:p>
          </table:table-cell>
          <table:table-cell table:formula="of:=[.$C$5]+[.$C$5]*([.A715]-1)*[.$B$1]/365" office:value-type="float" office:value="33254.7945205479" calcext:value-type="float">
            <text:p>33254.79</text:p>
          </table:table-cell>
          <table:table-cell table:number-columns-repeated="1021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B715]+[.B715]*([.$B$1]/365)" office:value-type="float" office:value="37662.5402535102" calcext:value-type="float">
            <text:p>37662.54</text:p>
          </table:table-cell>
          <table:table-cell table:formula="of:=[.$C$5]+[.$C$5]*([.A716]-1)*[.$B$1]/365" office:value-type="float" office:value="33272.0547945205" calcext:value-type="float">
            <text:p>33272.05</text:p>
          </table:table-cell>
          <table:table-cell table:number-columns-repeated="1021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B716]+[.B716]*([.$B$1]/365)" office:value-type="float" office:value="37693.4957660474" calcext:value-type="float">
            <text:p>37693.50</text:p>
          </table:table-cell>
          <table:table-cell table:formula="of:=[.$C$5]+[.$C$5]*([.A717]-1)*[.$B$1]/365" office:value-type="float" office:value="33289.3150684932" calcext:value-type="float">
            <text:p>33289.32</text:p>
          </table:table-cell>
          <table:table-cell table:number-columns-repeated="1021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B717]+[.B717]*([.$B$1]/365)" office:value-type="float" office:value="37724.4767214715" calcext:value-type="float">
            <text:p>37724.48</text:p>
          </table:table-cell>
          <table:table-cell table:formula="of:=[.$C$5]+[.$C$5]*([.A718]-1)*[.$B$1]/365" office:value-type="float" office:value="33306.5753424658" calcext:value-type="float">
            <text:p>33306.58</text:p>
          </table:table-cell>
          <table:table-cell table:number-columns-repeated="1021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B718]+[.B718]*([.$B$1]/365)" office:value-type="float" office:value="37755.4831406946" calcext:value-type="float">
            <text:p>37755.48</text:p>
          </table:table-cell>
          <table:table-cell table:formula="of:=[.$C$5]+[.$C$5]*([.A719]-1)*[.$B$1]/365" office:value-type="float" office:value="33323.8356164384" calcext:value-type="float">
            <text:p>33323.84</text:p>
          </table:table-cell>
          <table:table-cell table:number-columns-repeated="1021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B719]+[.B719]*([.$B$1]/365)" office:value-type="float" office:value="37786.5150446459" calcext:value-type="float">
            <text:p>37786.52</text:p>
          </table:table-cell>
          <table:table-cell table:formula="of:=[.$C$5]+[.$C$5]*([.A720]-1)*[.$B$1]/365" office:value-type="float" office:value="33341.095890411" calcext:value-type="float">
            <text:p>33341.10</text:p>
          </table:table-cell>
          <table:table-cell table:number-columns-repeated="1021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B720]+[.B720]*([.$B$1]/365)" office:value-type="float" office:value="37817.5724542716" calcext:value-type="float">
            <text:p>37817.57</text:p>
          </table:table-cell>
          <table:table-cell table:formula="of:=[.$C$5]+[.$C$5]*([.A721]-1)*[.$B$1]/365" office:value-type="float" office:value="33358.3561643836" calcext:value-type="float">
            <text:p>33358.36</text:p>
          </table:table-cell>
          <table:table-cell table:number-columns-repeated="1021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B721]+[.B721]*([.$B$1]/365)" office:value-type="float" office:value="37848.6553905354" calcext:value-type="float">
            <text:p>37848.66</text:p>
          </table:table-cell>
          <table:table-cell table:formula="of:=[.$C$5]+[.$C$5]*([.A722]-1)*[.$B$1]/365" office:value-type="float" office:value="33375.6164383562" calcext:value-type="float">
            <text:p>33375.62</text:p>
          </table:table-cell>
          <table:table-cell table:number-columns-repeated="1021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B722]+[.B722]*([.$B$1]/365)" office:value-type="float" office:value="37879.763874418" calcext:value-type="float">
            <text:p>37879.76</text:p>
          </table:table-cell>
          <table:table-cell table:formula="of:=[.$C$5]+[.$C$5]*([.A723]-1)*[.$B$1]/365" office:value-type="float" office:value="33392.8767123288" calcext:value-type="float">
            <text:p>33392.88</text:p>
          </table:table-cell>
          <table:table-cell table:number-columns-repeated="1021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B723]+[.B723]*([.$B$1]/365)" office:value-type="float" office:value="37910.8979269176" calcext:value-type="float">
            <text:p>37910.90</text:p>
          </table:table-cell>
          <table:table-cell table:formula="of:=[.$C$5]+[.$C$5]*([.A724]-1)*[.$B$1]/365" office:value-type="float" office:value="33410.1369863014" calcext:value-type="float">
            <text:p>33410.14</text:p>
          </table:table-cell>
          <table:table-cell table:number-columns-repeated="1021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B724]+[.B724]*([.$B$1]/365)" office:value-type="float" office:value="37942.0575690493" calcext:value-type="float">
            <text:p>37942.06</text:p>
          </table:table-cell>
          <table:table-cell table:formula="of:=[.$C$5]+[.$C$5]*([.A725]-1)*[.$B$1]/365" office:value-type="float" office:value="33427.397260274" calcext:value-type="float">
            <text:p>33427.40</text:p>
          </table:table-cell>
          <table:table-cell table:number-columns-repeated="1021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B725]+[.B725]*([.$B$1]/365)" office:value-type="float" office:value="37973.2428218457" calcext:value-type="float">
            <text:p>37973.24</text:p>
          </table:table-cell>
          <table:table-cell table:formula="of:=[.$C$5]+[.$C$5]*([.A726]-1)*[.$B$1]/365" office:value-type="float" office:value="33444.6575342466" calcext:value-type="float">
            <text:p>33444.66</text:p>
          </table:table-cell>
          <table:table-cell table:number-columns-repeated="1021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B726]+[.B726]*([.$B$1]/365)" office:value-type="float" office:value="38004.4537063569" calcext:value-type="float">
            <text:p>38004.45</text:p>
          </table:table-cell>
          <table:table-cell table:formula="of:=[.$C$5]+[.$C$5]*([.A727]-1)*[.$B$1]/365" office:value-type="float" office:value="33461.9178082192" calcext:value-type="float">
            <text:p>33461.92</text:p>
          </table:table-cell>
          <table:table-cell table:number-columns-repeated="1021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B727]+[.B727]*([.$B$1]/365)" office:value-type="float" office:value="38035.6902436498" calcext:value-type="float">
            <text:p>38035.69</text:p>
          </table:table-cell>
          <table:table-cell table:formula="of:=[.$C$5]+[.$C$5]*([.A728]-1)*[.$B$1]/365" office:value-type="float" office:value="33479.1780821918" calcext:value-type="float">
            <text:p>33479.18</text:p>
          </table:table-cell>
          <table:table-cell table:number-columns-repeated="1021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B728]+[.B728]*([.$B$1]/365)" office:value-type="float" office:value="38066.9524548089" calcext:value-type="float">
            <text:p>38066.95</text:p>
          </table:table-cell>
          <table:table-cell table:formula="of:=[.$C$5]+[.$C$5]*([.A729]-1)*[.$B$1]/365" office:value-type="float" office:value="33496.4383561644" calcext:value-type="float">
            <text:p>33496.44</text:p>
          </table:table-cell>
          <table:table-cell table:number-columns-repeated="1021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B729]+[.B729]*([.$B$1]/365)" office:value-type="float" office:value="38098.2403609362" calcext:value-type="float">
            <text:p>38098.24</text:p>
          </table:table-cell>
          <table:table-cell table:formula="of:=[.$C$5]+[.$C$5]*([.A730]-1)*[.$B$1]/365" office:value-type="float" office:value="33513.698630137" calcext:value-type="float">
            <text:p>33513.70</text:p>
          </table:table-cell>
          <table:table-cell table:number-columns-repeated="1021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B730]+[.B730]*([.$B$1]/365)" office:value-type="float" office:value="38129.5539831506" calcext:value-type="float">
            <text:p>38129.55</text:p>
          </table:table-cell>
          <table:table-cell table:formula="of:=[.$C$5]+[.$C$5]*([.A731]-1)*[.$B$1]/365" office:value-type="float" office:value="33530.9589041096" calcext:value-type="float">
            <text:p>33530.96</text:p>
          </table:table-cell>
          <table:table-cell table:number-columns-repeated="1021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B731]+[.B731]*([.$B$1]/365)" office:value-type="float" office:value="38160.8933425888" calcext:value-type="float">
            <text:p>38160.89</text:p>
          </table:table-cell>
          <table:table-cell table:formula="of:=[.$C$5]+[.$C$5]*([.A732]-1)*[.$B$1]/365" office:value-type="float" office:value="33548.2191780822" calcext:value-type="float">
            <text:p>33548.22</text:p>
          </table:table-cell>
          <table:table-cell table:number-columns-repeated="1021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B732]+[.B732]*([.$B$1]/365)" office:value-type="float" office:value="38192.2584604047" calcext:value-type="float">
            <text:p>38192.26</text:p>
          </table:table-cell>
          <table:table-cell table:formula="of:=[.$C$5]+[.$C$5]*([.A733]-1)*[.$B$1]/365" office:value-type="float" office:value="33565.4794520548" calcext:value-type="float">
            <text:p>33565.48</text:p>
          </table:table-cell>
          <table:table-cell table:number-columns-repeated="1021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B733]+[.B733]*([.$B$1]/365)" office:value-type="float" office:value="38223.6493577694" calcext:value-type="float">
            <text:p>38223.65</text:p>
          </table:table-cell>
          <table:table-cell table:formula="of:=[.$C$5]+[.$C$5]*([.A734]-1)*[.$B$1]/365" office:value-type="float" office:value="33582.7397260274" calcext:value-type="float">
            <text:p>33582.74</text:p>
          </table:table-cell>
          <table:table-cell table:number-columns-repeated="1021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B734]+[.B734]*([.$B$1]/365)" office:value-type="float" office:value="38255.0660558717" calcext:value-type="float">
            <text:p>38255.07</text:p>
          </table:table-cell>
          <table:table-cell table:formula="of:=[.$C$5]+[.$C$5]*([.A735]-1)*[.$B$1]/365" office:value-type="float" office:value="33600" calcext:value-type="float">
            <text:p>33600.00</text:p>
          </table:table-cell>
          <table:table-cell table:number-columns-repeated="1021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B735]+[.B735]*([.$B$1]/365)" office:value-type="float" office:value="38286.5085759176" calcext:value-type="float">
            <text:p>38286.51</text:p>
          </table:table-cell>
          <table:table-cell table:formula="of:=[.$C$5]+[.$C$5]*([.A736]-1)*[.$B$1]/365" office:value-type="float" office:value="33617.2602739726" calcext:value-type="float">
            <text:p>33617.26</text:p>
          </table:table-cell>
          <table:table-cell table:number-columns-repeated="1021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B736]+[.B736]*([.$B$1]/365)" office:value-type="float" office:value="38317.9769391307" calcext:value-type="float">
            <text:p>38317.98</text:p>
          </table:table-cell>
          <table:table-cell table:formula="of:=[.$C$5]+[.$C$5]*([.A737]-1)*[.$B$1]/365" office:value-type="float" office:value="33634.5205479452" calcext:value-type="float">
            <text:p>33634.52</text:p>
          </table:table-cell>
          <table:table-cell table:number-columns-repeated="1021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B737]+[.B737]*([.$B$1]/365)" office:value-type="float" office:value="38349.4711667519" calcext:value-type="float">
            <text:p>38349.47</text:p>
          </table:table-cell>
          <table:table-cell table:formula="of:=[.$C$5]+[.$C$5]*([.A738]-1)*[.$B$1]/365" office:value-type="float" office:value="33651.7808219178" calcext:value-type="float">
            <text:p>33651.78</text:p>
          </table:table-cell>
          <table:table-cell table:number-columns-repeated="1021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B738]+[.B738]*([.$B$1]/365)" office:value-type="float" office:value="38380.9912800396" calcext:value-type="float">
            <text:p>38380.99</text:p>
          </table:table-cell>
          <table:table-cell table:formula="of:=[.$C$5]+[.$C$5]*([.A739]-1)*[.$B$1]/365" office:value-type="float" office:value="33669.0410958904" calcext:value-type="float">
            <text:p>33669.04</text:p>
          </table:table-cell>
          <table:table-cell table:number-columns-repeated="1021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B739]+[.B739]*([.$B$1]/365)" office:value-type="float" office:value="38412.5373002698" calcext:value-type="float">
            <text:p>38412.54</text:p>
          </table:table-cell>
          <table:table-cell table:formula="of:=[.$C$5]+[.$C$5]*([.A740]-1)*[.$B$1]/365" office:value-type="float" office:value="33686.301369863" calcext:value-type="float">
            <text:p>33686.30</text:p>
          </table:table-cell>
          <table:table-cell table:number-columns-repeated="1021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B740]+[.B740]*([.$B$1]/365)" office:value-type="float" office:value="38444.1092487358" calcext:value-type="float">
            <text:p>38444.11</text:p>
          </table:table-cell>
          <table:table-cell table:formula="of:=[.$C$5]+[.$C$5]*([.A741]-1)*[.$B$1]/365" office:value-type="float" office:value="33703.5616438356" calcext:value-type="float">
            <text:p>33703.56</text:p>
          </table:table-cell>
          <table:table-cell table:number-columns-repeated="1021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B741]+[.B741]*([.$B$1]/365)" office:value-type="float" office:value="38475.7071467484" calcext:value-type="float">
            <text:p>38475.71</text:p>
          </table:table-cell>
          <table:table-cell table:formula="of:=[.$C$5]+[.$C$5]*([.A742]-1)*[.$B$1]/365" office:value-type="float" office:value="33720.8219178082" calcext:value-type="float">
            <text:p>33720.82</text:p>
          </table:table-cell>
          <table:table-cell table:number-columns-repeated="1021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B742]+[.B742]*([.$B$1]/365)" office:value-type="float" office:value="38507.3310156362" calcext:value-type="float">
            <text:p>38507.33</text:p>
          </table:table-cell>
          <table:table-cell table:formula="of:=[.$C$5]+[.$C$5]*([.A743]-1)*[.$B$1]/365" office:value-type="float" office:value="33738.0821917808" calcext:value-type="float">
            <text:p>33738.08</text:p>
          </table:table-cell>
          <table:table-cell table:number-columns-repeated="1021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B743]+[.B743]*([.$B$1]/365)" office:value-type="float" office:value="38538.9808767449" calcext:value-type="float">
            <text:p>38538.98</text:p>
          </table:table-cell>
          <table:table-cell table:formula="of:=[.$C$5]+[.$C$5]*([.A744]-1)*[.$B$1]/365" office:value-type="float" office:value="33755.3424657534" calcext:value-type="float">
            <text:p>33755.34</text:p>
          </table:table-cell>
          <table:table-cell table:number-columns-repeated="1021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B744]+[.B744]*([.$B$1]/365)" office:value-type="float" office:value="38570.6567514381" calcext:value-type="float">
            <text:p>38570.66</text:p>
          </table:table-cell>
          <table:table-cell table:formula="of:=[.$C$5]+[.$C$5]*([.A745]-1)*[.$B$1]/365" office:value-type="float" office:value="33772.602739726" calcext:value-type="float">
            <text:p>33772.60</text:p>
          </table:table-cell>
          <table:table-cell table:number-columns-repeated="1021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B745]+[.B745]*([.$B$1]/365)" office:value-type="float" office:value="38602.3586610968" calcext:value-type="float">
            <text:p>38602.36</text:p>
          </table:table-cell>
          <table:table-cell table:formula="of:=[.$C$5]+[.$C$5]*([.A746]-1)*[.$B$1]/365" office:value-type="float" office:value="33789.8630136986" calcext:value-type="float">
            <text:p>33789.86</text:p>
          </table:table-cell>
          <table:table-cell table:number-columns-repeated="1021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B746]+[.B746]*([.$B$1]/365)" office:value-type="float" office:value="38634.0866271197" calcext:value-type="float">
            <text:p>38634.09</text:p>
          </table:table-cell>
          <table:table-cell table:formula="of:=[.$C$5]+[.$C$5]*([.A747]-1)*[.$B$1]/365" office:value-type="float" office:value="33807.1232876712" calcext:value-type="float">
            <text:p>33807.12</text:p>
          </table:table-cell>
          <table:table-cell table:number-columns-repeated="1021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B747]+[.B747]*([.$B$1]/365)" office:value-type="float" office:value="38665.8406709228" calcext:value-type="float">
            <text:p>38665.84</text:p>
          </table:table-cell>
          <table:table-cell table:formula="of:=[.$C$5]+[.$C$5]*([.A748]-1)*[.$B$1]/365" office:value-type="float" office:value="33824.3835616438" calcext:value-type="float">
            <text:p>33824.38</text:p>
          </table:table-cell>
          <table:table-cell table:number-columns-repeated="1021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B748]+[.B748]*([.$B$1]/365)" office:value-type="float" office:value="38697.62081394" calcext:value-type="float">
            <text:p>38697.62</text:p>
          </table:table-cell>
          <table:table-cell table:formula="of:=[.$C$5]+[.$C$5]*([.A749]-1)*[.$B$1]/365" office:value-type="float" office:value="33841.6438356164" calcext:value-type="float">
            <text:p>33841.64</text:p>
          </table:table-cell>
          <table:table-cell table:number-columns-repeated="1021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B749]+[.B749]*([.$B$1]/365)" office:value-type="float" office:value="38729.4270776226" calcext:value-type="float">
            <text:p>38729.43</text:p>
          </table:table-cell>
          <table:table-cell table:formula="of:=[.$C$5]+[.$C$5]*([.A750]-1)*[.$B$1]/365" office:value-type="float" office:value="33858.904109589" calcext:value-type="float">
            <text:p>33858.90</text:p>
          </table:table-cell>
          <table:table-cell table:number-columns-repeated="1021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B750]+[.B750]*([.$B$1]/365)" office:value-type="float" office:value="38761.2594834399" calcext:value-type="float">
            <text:p>38761.26</text:p>
          </table:table-cell>
          <table:table-cell table:formula="of:=[.$C$5]+[.$C$5]*([.A751]-1)*[.$B$1]/365" office:value-type="float" office:value="33876.1643835616" calcext:value-type="float">
            <text:p>33876.16</text:p>
          </table:table-cell>
          <table:table-cell table:number-columns-repeated="1021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B751]+[.B751]*([.$B$1]/365)" office:value-type="float" office:value="38793.1180528783" calcext:value-type="float">
            <text:p>38793.12</text:p>
          </table:table-cell>
          <table:table-cell table:formula="of:=[.$C$5]+[.$C$5]*([.A752]-1)*[.$B$1]/365" office:value-type="float" office:value="33893.4246575342" calcext:value-type="float">
            <text:p>33893.42</text:p>
          </table:table-cell>
          <table:table-cell table:number-columns-repeated="1021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B752]+[.B752]*([.$B$1]/365)" office:value-type="float" office:value="38825.0028074423" calcext:value-type="float">
            <text:p>38825.00</text:p>
          </table:table-cell>
          <table:table-cell table:formula="of:=[.$C$5]+[.$C$5]*([.A753]-1)*[.$B$1]/365" office:value-type="float" office:value="33910.6849315068" calcext:value-type="float">
            <text:p>33910.68</text:p>
          </table:table-cell>
          <table:table-cell table:number-columns-repeated="1021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B753]+[.B753]*([.$B$1]/365)" office:value-type="float" office:value="38856.9137686539" calcext:value-type="float">
            <text:p>38856.91</text:p>
          </table:table-cell>
          <table:table-cell table:formula="of:=[.$C$5]+[.$C$5]*([.A754]-1)*[.$B$1]/365" office:value-type="float" office:value="33927.9452054795" calcext:value-type="float">
            <text:p>33927.95</text:p>
          </table:table-cell>
          <table:table-cell table:number-columns-repeated="1021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B754]+[.B754]*([.$B$1]/365)" office:value-type="float" office:value="38888.8509580528" calcext:value-type="float">
            <text:p>38888.85</text:p>
          </table:table-cell>
          <table:table-cell table:formula="of:=[.$C$5]+[.$C$5]*([.A755]-1)*[.$B$1]/365" office:value-type="float" office:value="33945.2054794521" calcext:value-type="float">
            <text:p>33945.21</text:p>
          </table:table-cell>
          <table:table-cell table:number-columns-repeated="1021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B755]+[.B755]*([.$B$1]/365)" office:value-type="float" office:value="38920.8143971964" calcext:value-type="float">
            <text:p>38920.81</text:p>
          </table:table-cell>
          <table:table-cell table:formula="of:=[.$C$5]+[.$C$5]*([.A756]-1)*[.$B$1]/365" office:value-type="float" office:value="33962.4657534247" calcext:value-type="float">
            <text:p>33962.47</text:p>
          </table:table-cell>
          <table:table-cell table:number-columns-repeated="1021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B756]+[.B756]*([.$B$1]/365)" office:value-type="float" office:value="38952.8041076599" calcext:value-type="float">
            <text:p>38952.80</text:p>
          </table:table-cell>
          <table:table-cell table:formula="of:=[.$C$5]+[.$C$5]*([.A757]-1)*[.$B$1]/365" office:value-type="float" office:value="33979.7260273973" calcext:value-type="float">
            <text:p>33979.73</text:p>
          </table:table-cell>
          <table:table-cell table:number-columns-repeated="1021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B757]+[.B757]*([.$B$1]/365)" office:value-type="float" office:value="38984.820111036" calcext:value-type="float">
            <text:p>38984.82</text:p>
          </table:table-cell>
          <table:table-cell table:formula="of:=[.$C$5]+[.$C$5]*([.A758]-1)*[.$B$1]/365" office:value-type="float" office:value="33996.9863013699" calcext:value-type="float">
            <text:p>33996.99</text:p>
          </table:table-cell>
          <table:table-cell table:number-columns-repeated="1021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B758]+[.B758]*([.$B$1]/365)" office:value-type="float" office:value="39016.8624289355" calcext:value-type="float">
            <text:p>39016.86</text:p>
          </table:table-cell>
          <table:table-cell table:formula="of:=[.$C$5]+[.$C$5]*([.A759]-1)*[.$B$1]/365" office:value-type="float" office:value="34014.2465753425" calcext:value-type="float">
            <text:p>34014.25</text:p>
          </table:table-cell>
          <table:table-cell table:number-columns-repeated="1021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B759]+[.B759]*([.$B$1]/365)" office:value-type="float" office:value="39048.9310829867" calcext:value-type="float">
            <text:p>39048.93</text:p>
          </table:table-cell>
          <table:table-cell table:formula="of:=[.$C$5]+[.$C$5]*([.A760]-1)*[.$B$1]/365" office:value-type="float" office:value="34031.5068493151" calcext:value-type="float">
            <text:p>34031.51</text:p>
          </table:table-cell>
          <table:table-cell table:number-columns-repeated="1021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B760]+[.B760]*([.$B$1]/365)" office:value-type="float" office:value="39081.0260948357" calcext:value-type="float">
            <text:p>39081.03</text:p>
          </table:table-cell>
          <table:table-cell table:formula="of:=[.$C$5]+[.$C$5]*([.A761]-1)*[.$B$1]/365" office:value-type="float" office:value="34048.7671232877" calcext:value-type="float">
            <text:p>34048.77</text:p>
          </table:table-cell>
          <table:table-cell table:number-columns-repeated="1021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B761]+[.B761]*([.$B$1]/365)" office:value-type="float" office:value="39113.1474861465" calcext:value-type="float">
            <text:p>39113.15</text:p>
          </table:table-cell>
          <table:table-cell table:formula="of:=[.$C$5]+[.$C$5]*([.A762]-1)*[.$B$1]/365" office:value-type="float" office:value="34066.0273972603" calcext:value-type="float">
            <text:p>34066.03</text:p>
          </table:table-cell>
          <table:table-cell table:number-columns-repeated="1021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B762]+[.B762]*([.$B$1]/365)" office:value-type="float" office:value="39145.2952786009" calcext:value-type="float">
            <text:p>39145.30</text:p>
          </table:table-cell>
          <table:table-cell table:formula="of:=[.$C$5]+[.$C$5]*([.A763]-1)*[.$B$1]/365" office:value-type="float" office:value="34083.2876712329" calcext:value-type="float">
            <text:p>34083.29</text:p>
          </table:table-cell>
          <table:table-cell table:number-columns-repeated="1021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B763]+[.B763]*([.$B$1]/365)" office:value-type="float" office:value="39177.4694938984" calcext:value-type="float">
            <text:p>39177.47</text:p>
          </table:table-cell>
          <table:table-cell table:formula="of:=[.$C$5]+[.$C$5]*([.A764]-1)*[.$B$1]/365" office:value-type="float" office:value="34100.5479452055" calcext:value-type="float">
            <text:p>34100.55</text:p>
          </table:table-cell>
          <table:table-cell table:number-columns-repeated="1021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B764]+[.B764]*([.$B$1]/365)" office:value-type="float" office:value="39209.6701537564" calcext:value-type="float">
            <text:p>39209.67</text:p>
          </table:table-cell>
          <table:table-cell table:formula="of:=[.$C$5]+[.$C$5]*([.A765]-1)*[.$B$1]/365" office:value-type="float" office:value="34117.8082191781" calcext:value-type="float">
            <text:p>34117.81</text:p>
          </table:table-cell>
          <table:table-cell table:number-columns-repeated="1021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B765]+[.B765]*([.$B$1]/365)" office:value-type="float" office:value="39241.8972799102" calcext:value-type="float">
            <text:p>39241.90</text:p>
          </table:table-cell>
          <table:table-cell table:formula="of:=[.$C$5]+[.$C$5]*([.A766]-1)*[.$B$1]/365" office:value-type="float" office:value="34135.0684931507" calcext:value-type="float">
            <text:p>34135.07</text:p>
          </table:table-cell>
          <table:table-cell table:number-columns-repeated="1021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B766]+[.B766]*([.$B$1]/365)" office:value-type="float" office:value="39274.1508941128" calcext:value-type="float">
            <text:p>39274.15</text:p>
          </table:table-cell>
          <table:table-cell table:formula="of:=[.$C$5]+[.$C$5]*([.A767]-1)*[.$B$1]/365" office:value-type="float" office:value="34152.3287671233" calcext:value-type="float">
            <text:p>34152.33</text:p>
          </table:table-cell>
          <table:table-cell table:number-columns-repeated="1021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B767]+[.B767]*([.$B$1]/365)" office:value-type="float" office:value="39306.4310181354" calcext:value-type="float">
            <text:p>39306.43</text:p>
          </table:table-cell>
          <table:table-cell table:formula="of:=[.$C$5]+[.$C$5]*([.A768]-1)*[.$B$1]/365" office:value-type="float" office:value="34169.5890410959" calcext:value-type="float">
            <text:p>34169.59</text:p>
          </table:table-cell>
          <table:table-cell table:number-columns-repeated="1021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B768]+[.B768]*([.$B$1]/365)" office:value-type="float" office:value="39338.7376737667" calcext:value-type="float">
            <text:p>39338.74</text:p>
          </table:table-cell>
          <table:table-cell table:formula="of:=[.$C$5]+[.$C$5]*([.A769]-1)*[.$B$1]/365" office:value-type="float" office:value="34186.8493150685" calcext:value-type="float">
            <text:p>34186.85</text:p>
          </table:table-cell>
          <table:table-cell table:number-columns-repeated="1021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B769]+[.B769]*([.$B$1]/365)" office:value-type="float" office:value="39371.0708828137" calcext:value-type="float">
            <text:p>39371.07</text:p>
          </table:table-cell>
          <table:table-cell table:formula="of:=[.$C$5]+[.$C$5]*([.A770]-1)*[.$B$1]/365" office:value-type="float" office:value="34204.1095890411" calcext:value-type="float">
            <text:p>34204.11</text:p>
          </table:table-cell>
          <table:table-cell table:number-columns-repeated="1021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B770]+[.B770]*([.$B$1]/365)" office:value-type="float" office:value="39403.4306671009" calcext:value-type="float">
            <text:p>39403.43</text:p>
          </table:table-cell>
          <table:table-cell table:formula="of:=[.$C$5]+[.$C$5]*([.A771]-1)*[.$B$1]/365" office:value-type="float" office:value="34221.3698630137" calcext:value-type="float">
            <text:p>34221.37</text:p>
          </table:table-cell>
          <table:table-cell table:number-columns-repeated="1021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B771]+[.B771]*([.$B$1]/365)" office:value-type="float" office:value="39435.8170484711" calcext:value-type="float">
            <text:p>39435.82</text:p>
          </table:table-cell>
          <table:table-cell table:formula="of:=[.$C$5]+[.$C$5]*([.A772]-1)*[.$B$1]/365" office:value-type="float" office:value="34238.6301369863" calcext:value-type="float">
            <text:p>34238.63</text:p>
          </table:table-cell>
          <table:table-cell table:number-columns-repeated="1021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B772]+[.B772]*([.$B$1]/365)" office:value-type="float" office:value="39468.2300487849" calcext:value-type="float">
            <text:p>39468.23</text:p>
          </table:table-cell>
          <table:table-cell table:formula="of:=[.$C$5]+[.$C$5]*([.A773]-1)*[.$B$1]/365" office:value-type="float" office:value="34255.8904109589" calcext:value-type="float">
            <text:p>34255.89</text:p>
          </table:table-cell>
          <table:table-cell table:number-columns-repeated="1021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B773]+[.B773]*([.$B$1]/365)" office:value-type="float" office:value="39500.6696899209" calcext:value-type="float">
            <text:p>39500.67</text:p>
          </table:table-cell>
          <table:table-cell table:formula="of:=[.$C$5]+[.$C$5]*([.A774]-1)*[.$B$1]/365" office:value-type="float" office:value="34273.1506849315" calcext:value-type="float">
            <text:p>34273.15</text:p>
          </table:table-cell>
          <table:table-cell table:number-columns-repeated="1021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B774]+[.B774]*([.$B$1]/365)" office:value-type="float" office:value="39533.1359937756" calcext:value-type="float">
            <text:p>39533.14</text:p>
          </table:table-cell>
          <table:table-cell table:formula="of:=[.$C$5]+[.$C$5]*([.A775]-1)*[.$B$1]/365" office:value-type="float" office:value="34290.4109589041" calcext:value-type="float">
            <text:p>34290.41</text:p>
          </table:table-cell>
          <table:table-cell table:number-columns-repeated="1021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B775]+[.B775]*([.$B$1]/365)" office:value-type="float" office:value="39565.6289822637" calcext:value-type="float">
            <text:p>39565.63</text:p>
          </table:table-cell>
          <table:table-cell table:formula="of:=[.$C$5]+[.$C$5]*([.A776]-1)*[.$B$1]/365" office:value-type="float" office:value="34307.6712328767" calcext:value-type="float">
            <text:p>34307.67</text:p>
          </table:table-cell>
          <table:table-cell table:number-columns-repeated="1021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B776]+[.B776]*([.$B$1]/365)" office:value-type="float" office:value="39598.1486773176" calcext:value-type="float">
            <text:p>39598.15</text:p>
          </table:table-cell>
          <table:table-cell table:formula="of:=[.$C$5]+[.$C$5]*([.A777]-1)*[.$B$1]/365" office:value-type="float" office:value="34324.9315068493" calcext:value-type="float">
            <text:p>34324.93</text:p>
          </table:table-cell>
          <table:table-cell table:number-columns-repeated="1021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B777]+[.B777]*([.$B$1]/365)" office:value-type="float" office:value="39630.695100888" calcext:value-type="float">
            <text:p>39630.70</text:p>
          </table:table-cell>
          <table:table-cell table:formula="of:=[.$C$5]+[.$C$5]*([.A778]-1)*[.$B$1]/365" office:value-type="float" office:value="34342.1917808219" calcext:value-type="float">
            <text:p>34342.19</text:p>
          </table:table-cell>
          <table:table-cell table:number-columns-repeated="1021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B778]+[.B778]*([.$B$1]/365)" office:value-type="float" office:value="39663.2682749435" calcext:value-type="float">
            <text:p>39663.27</text:p>
          </table:table-cell>
          <table:table-cell table:formula="of:=[.$C$5]+[.$C$5]*([.A779]-1)*[.$B$1]/365" office:value-type="float" office:value="34359.4520547945" calcext:value-type="float">
            <text:p>34359.45</text:p>
          </table:table-cell>
          <table:table-cell table:number-columns-repeated="1021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B779]+[.B779]*([.$B$1]/365)" office:value-type="float" office:value="39695.8682214709" calcext:value-type="float">
            <text:p>39695.87</text:p>
          </table:table-cell>
          <table:table-cell table:formula="of:=[.$C$5]+[.$C$5]*([.A780]-1)*[.$B$1]/365" office:value-type="float" office:value="34376.7123287671" calcext:value-type="float">
            <text:p>34376.71</text:p>
          </table:table-cell>
          <table:table-cell table:number-columns-repeated="1021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B780]+[.B780]*([.$B$1]/365)" office:value-type="float" office:value="39728.4949624748" calcext:value-type="float">
            <text:p>39728.49</text:p>
          </table:table-cell>
          <table:table-cell table:formula="of:=[.$C$5]+[.$C$5]*([.A781]-1)*[.$B$1]/365" office:value-type="float" office:value="34393.9726027397" calcext:value-type="float">
            <text:p>34393.97</text:p>
          </table:table-cell>
          <table:table-cell table:number-columns-repeated="1021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B781]+[.B781]*([.$B$1]/365)" office:value-type="float" office:value="39761.1485199782" calcext:value-type="float">
            <text:p>39761.15</text:p>
          </table:table-cell>
          <table:table-cell table:formula="of:=[.$C$5]+[.$C$5]*([.A782]-1)*[.$B$1]/365" office:value-type="float" office:value="34411.2328767123" calcext:value-type="float">
            <text:p>34411.23</text:p>
          </table:table-cell>
          <table:table-cell table:number-columns-repeated="1021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B782]+[.B782]*([.$B$1]/365)" office:value-type="float" office:value="39793.828916022" calcext:value-type="float">
            <text:p>39793.83</text:p>
          </table:table-cell>
          <table:table-cell table:formula="of:=[.$C$5]+[.$C$5]*([.A783]-1)*[.$B$1]/365" office:value-type="float" office:value="34428.4931506849" calcext:value-type="float">
            <text:p>34428.49</text:p>
          </table:table-cell>
          <table:table-cell table:number-columns-repeated="1021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B783]+[.B783]*([.$B$1]/365)" office:value-type="float" office:value="39826.5361726654" calcext:value-type="float">
            <text:p>39826.54</text:p>
          </table:table-cell>
          <table:table-cell table:formula="of:=[.$C$5]+[.$C$5]*([.A784]-1)*[.$B$1]/365" office:value-type="float" office:value="34445.7534246575" calcext:value-type="float">
            <text:p>34445.75</text:p>
          </table:table-cell>
          <table:table-cell table:number-columns-repeated="1021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B784]+[.B784]*([.$B$1]/365)" office:value-type="float" office:value="39859.2703119853" calcext:value-type="float">
            <text:p>39859.27</text:p>
          </table:table-cell>
          <table:table-cell table:formula="of:=[.$C$5]+[.$C$5]*([.A785]-1)*[.$B$1]/365" office:value-type="float" office:value="34463.0136986301" calcext:value-type="float">
            <text:p>34463.01</text:p>
          </table:table-cell>
          <table:table-cell table:number-columns-repeated="1021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B785]+[.B785]*([.$B$1]/365)" office:value-type="float" office:value="39892.0313560774" calcext:value-type="float">
            <text:p>39892.03</text:p>
          </table:table-cell>
          <table:table-cell table:formula="of:=[.$C$5]+[.$C$5]*([.A786]-1)*[.$B$1]/365" office:value-type="float" office:value="34480.2739726027" calcext:value-type="float">
            <text:p>34480.27</text:p>
          </table:table-cell>
          <table:table-cell table:number-columns-repeated="1021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B786]+[.B786]*([.$B$1]/365)" office:value-type="float" office:value="39924.819327055" calcext:value-type="float">
            <text:p>39924.82</text:p>
          </table:table-cell>
          <table:table-cell table:formula="of:=[.$C$5]+[.$C$5]*([.A787]-1)*[.$B$1]/365" office:value-type="float" office:value="34497.5342465753" calcext:value-type="float">
            <text:p>34497.53</text:p>
          </table:table-cell>
          <table:table-cell table:number-columns-repeated="1021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B787]+[.B787]*([.$B$1]/365)" office:value-type="float" office:value="39957.6342470498" calcext:value-type="float">
            <text:p>39957.63</text:p>
          </table:table-cell>
          <table:table-cell table:formula="of:=[.$C$5]+[.$C$5]*([.A788]-1)*[.$B$1]/365" office:value-type="float" office:value="34514.7945205479" calcext:value-type="float">
            <text:p>34514.79</text:p>
          </table:table-cell>
          <table:table-cell table:number-columns-repeated="1021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B788]+[.B788]*([.$B$1]/365)" office:value-type="float" office:value="39990.4761382118" calcext:value-type="float">
            <text:p>39990.48</text:p>
          </table:table-cell>
          <table:table-cell table:formula="of:=[.$C$5]+[.$C$5]*([.A789]-1)*[.$B$1]/365" office:value-type="float" office:value="34532.0547945205" calcext:value-type="float">
            <text:p>34532.05</text:p>
          </table:table-cell>
          <table:table-cell table:number-columns-repeated="1021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B789]+[.B789]*([.$B$1]/365)" office:value-type="float" office:value="40023.3450227089" calcext:value-type="float">
            <text:p>40023.35</text:p>
          </table:table-cell>
          <table:table-cell table:formula="of:=[.$C$5]+[.$C$5]*([.A790]-1)*[.$B$1]/365" office:value-type="float" office:value="34549.3150684932" calcext:value-type="float">
            <text:p>34549.32</text:p>
          </table:table-cell>
          <table:table-cell table:number-columns-repeated="1021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B790]+[.B790]*([.$B$1]/365)" office:value-type="float" office:value="40056.2409227276" calcext:value-type="float">
            <text:p>40056.24</text:p>
          </table:table-cell>
          <table:table-cell table:formula="of:=[.$C$5]+[.$C$5]*([.A791]-1)*[.$B$1]/365" office:value-type="float" office:value="34566.5753424658" calcext:value-type="float">
            <text:p>34566.58</text:p>
          </table:table-cell>
          <table:table-cell table:number-columns-repeated="1021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B791]+[.B791]*([.$B$1]/365)" office:value-type="float" office:value="40089.1638604723" calcext:value-type="float">
            <text:p>40089.16</text:p>
          </table:table-cell>
          <table:table-cell table:formula="of:=[.$C$5]+[.$C$5]*([.A792]-1)*[.$B$1]/365" office:value-type="float" office:value="34583.8356164384" calcext:value-type="float">
            <text:p>34583.84</text:p>
          </table:table-cell>
          <table:table-cell table:number-columns-repeated="1021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B792]+[.B792]*([.$B$1]/365)" office:value-type="float" office:value="40122.1138581659" calcext:value-type="float">
            <text:p>40122.11</text:p>
          </table:table-cell>
          <table:table-cell table:formula="of:=[.$C$5]+[.$C$5]*([.A793]-1)*[.$B$1]/365" office:value-type="float" office:value="34601.095890411" calcext:value-type="float">
            <text:p>34601.10</text:p>
          </table:table-cell>
          <table:table-cell table:number-columns-repeated="1021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B793]+[.B793]*([.$B$1]/365)" office:value-type="float" office:value="40155.0909380493" calcext:value-type="float">
            <text:p>40155.09</text:p>
          </table:table-cell>
          <table:table-cell table:formula="of:=[.$C$5]+[.$C$5]*([.A794]-1)*[.$B$1]/365" office:value-type="float" office:value="34618.3561643836" calcext:value-type="float">
            <text:p>34618.36</text:p>
          </table:table-cell>
          <table:table-cell table:number-columns-repeated="1021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B794]+[.B794]*([.$B$1]/365)" office:value-type="float" office:value="40188.0951223819" calcext:value-type="float">
            <text:p>40188.10</text:p>
          </table:table-cell>
          <table:table-cell table:formula="of:=[.$C$5]+[.$C$5]*([.A795]-1)*[.$B$1]/365" office:value-type="float" office:value="34635.6164383562" calcext:value-type="float">
            <text:p>34635.62</text:p>
          </table:table-cell>
          <table:table-cell table:number-columns-repeated="1021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B795]+[.B795]*([.$B$1]/365)" office:value-type="float" office:value="40221.1264334414" calcext:value-type="float">
            <text:p>40221.13</text:p>
          </table:table-cell>
          <table:table-cell table:formula="of:=[.$C$5]+[.$C$5]*([.A796]-1)*[.$B$1]/365" office:value-type="float" office:value="34652.8767123288" calcext:value-type="float">
            <text:p>34652.88</text:p>
          </table:table-cell>
          <table:table-cell table:number-columns-repeated="1021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B796]+[.B796]*([.$B$1]/365)" office:value-type="float" office:value="40254.1848935237" calcext:value-type="float">
            <text:p>40254.18</text:p>
          </table:table-cell>
          <table:table-cell table:formula="of:=[.$C$5]+[.$C$5]*([.A797]-1)*[.$B$1]/365" office:value-type="float" office:value="34670.1369863014" calcext:value-type="float">
            <text:p>34670.14</text:p>
          </table:table-cell>
          <table:table-cell table:number-columns-repeated="1021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B797]+[.B797]*([.$B$1]/365)" office:value-type="float" office:value="40287.270524943" calcext:value-type="float">
            <text:p>40287.27</text:p>
          </table:table-cell>
          <table:table-cell table:formula="of:=[.$C$5]+[.$C$5]*([.A798]-1)*[.$B$1]/365" office:value-type="float" office:value="34687.397260274" calcext:value-type="float">
            <text:p>34687.40</text:p>
          </table:table-cell>
          <table:table-cell table:number-columns-repeated="1021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B798]+[.B798]*([.$B$1]/365)" office:value-type="float" office:value="40320.383350032" calcext:value-type="float">
            <text:p>40320.38</text:p>
          </table:table-cell>
          <table:table-cell table:formula="of:=[.$C$5]+[.$C$5]*([.A799]-1)*[.$B$1]/365" office:value-type="float" office:value="34704.6575342466" calcext:value-type="float">
            <text:p>34704.66</text:p>
          </table:table-cell>
          <table:table-cell table:number-columns-repeated="1021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B799]+[.B799]*([.$B$1]/365)" office:value-type="float" office:value="40353.5233911416" calcext:value-type="float">
            <text:p>40353.52</text:p>
          </table:table-cell>
          <table:table-cell table:formula="of:=[.$C$5]+[.$C$5]*([.A800]-1)*[.$B$1]/365" office:value-type="float" office:value="34721.9178082192" calcext:value-type="float">
            <text:p>34721.92</text:p>
          </table:table-cell>
          <table:table-cell table:number-columns-repeated="1021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B800]+[.B800]*([.$B$1]/365)" office:value-type="float" office:value="40386.6906706412" calcext:value-type="float">
            <text:p>40386.69</text:p>
          </table:table-cell>
          <table:table-cell table:formula="of:=[.$C$5]+[.$C$5]*([.A801]-1)*[.$B$1]/365" office:value-type="float" office:value="34739.1780821918" calcext:value-type="float">
            <text:p>34739.18</text:p>
          </table:table-cell>
          <table:table-cell table:number-columns-repeated="1021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B801]+[.B801]*([.$B$1]/365)" office:value-type="float" office:value="40419.8852109185" calcext:value-type="float">
            <text:p>40419.89</text:p>
          </table:table-cell>
          <table:table-cell table:formula="of:=[.$C$5]+[.$C$5]*([.A802]-1)*[.$B$1]/365" office:value-type="float" office:value="34756.4383561644" calcext:value-type="float">
            <text:p>34756.44</text:p>
          </table:table-cell>
          <table:table-cell table:number-columns-repeated="1021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B802]+[.B802]*([.$B$1]/365)" office:value-type="float" office:value="40453.1070343795" calcext:value-type="float">
            <text:p>40453.11</text:p>
          </table:table-cell>
          <table:table-cell table:formula="of:=[.$C$5]+[.$C$5]*([.A803]-1)*[.$B$1]/365" office:value-type="float" office:value="34773.698630137" calcext:value-type="float">
            <text:p>34773.70</text:p>
          </table:table-cell>
          <table:table-cell table:number-columns-repeated="1021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B803]+[.B803]*([.$B$1]/365)" office:value-type="float" office:value="40486.3561634488" calcext:value-type="float">
            <text:p>40486.36</text:p>
          </table:table-cell>
          <table:table-cell table:formula="of:=[.$C$5]+[.$C$5]*([.A804]-1)*[.$B$1]/365" office:value-type="float" office:value="34790.9589041096" calcext:value-type="float">
            <text:p>34790.96</text:p>
          </table:table-cell>
          <table:table-cell table:number-columns-repeated="1021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B804]+[.B804]*([.$B$1]/365)" office:value-type="float" office:value="40519.6326205695" calcext:value-type="float">
            <text:p>40519.63</text:p>
          </table:table-cell>
          <table:table-cell table:formula="of:=[.$C$5]+[.$C$5]*([.A805]-1)*[.$B$1]/365" office:value-type="float" office:value="34808.2191780822" calcext:value-type="float">
            <text:p>34808.22</text:p>
          </table:table-cell>
          <table:table-cell table:number-columns-repeated="1021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B805]+[.B805]*([.$B$1]/365)" office:value-type="float" office:value="40552.9364282028" calcext:value-type="float">
            <text:p>40552.94</text:p>
          </table:table-cell>
          <table:table-cell table:formula="of:=[.$C$5]+[.$C$5]*([.A806]-1)*[.$B$1]/365" office:value-type="float" office:value="34825.4794520548" calcext:value-type="float">
            <text:p>34825.48</text:p>
          </table:table-cell>
          <table:table-cell table:number-columns-repeated="1021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B806]+[.B806]*([.$B$1]/365)" office:value-type="float" office:value="40586.2676088287" calcext:value-type="float">
            <text:p>40586.27</text:p>
          </table:table-cell>
          <table:table-cell table:formula="of:=[.$C$5]+[.$C$5]*([.A807]-1)*[.$B$1]/365" office:value-type="float" office:value="34842.7397260274" calcext:value-type="float">
            <text:p>34842.74</text:p>
          </table:table-cell>
          <table:table-cell table:number-columns-repeated="1021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B807]+[.B807]*([.$B$1]/365)" office:value-type="float" office:value="40619.6261849456" calcext:value-type="float">
            <text:p>40619.63</text:p>
          </table:table-cell>
          <table:table-cell table:formula="of:=[.$C$5]+[.$C$5]*([.A808]-1)*[.$B$1]/365" office:value-type="float" office:value="34860" calcext:value-type="float">
            <text:p>34860.00</text:p>
          </table:table-cell>
          <table:table-cell table:number-columns-repeated="1021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B808]+[.B808]*([.$B$1]/365)" office:value-type="float" office:value="40653.0121790702" calcext:value-type="float">
            <text:p>40653.01</text:p>
          </table:table-cell>
          <table:table-cell table:formula="of:=[.$C$5]+[.$C$5]*([.A809]-1)*[.$B$1]/365" office:value-type="float" office:value="34877.2602739726" calcext:value-type="float">
            <text:p>34877.26</text:p>
          </table:table-cell>
          <table:table-cell table:number-columns-repeated="1021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B809]+[.B809]*([.$B$1]/365)" office:value-type="float" office:value="40686.4256137379" calcext:value-type="float">
            <text:p>40686.43</text:p>
          </table:table-cell>
          <table:table-cell table:formula="of:=[.$C$5]+[.$C$5]*([.A810]-1)*[.$B$1]/365" office:value-type="float" office:value="34894.5205479452" calcext:value-type="float">
            <text:p>34894.52</text:p>
          </table:table-cell>
          <table:table-cell table:number-columns-repeated="1021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B810]+[.B810]*([.$B$1]/365)" office:value-type="float" office:value="40719.8665115026" calcext:value-type="float">
            <text:p>40719.87</text:p>
          </table:table-cell>
          <table:table-cell table:formula="of:=[.$C$5]+[.$C$5]*([.A811]-1)*[.$B$1]/365" office:value-type="float" office:value="34911.7808219178" calcext:value-type="float">
            <text:p>34911.78</text:p>
          </table:table-cell>
          <table:table-cell table:number-columns-repeated="1021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B811]+[.B811]*([.$B$1]/365)" office:value-type="float" office:value="40753.3348949368" calcext:value-type="float">
            <text:p>40753.33</text:p>
          </table:table-cell>
          <table:table-cell table:formula="of:=[.$C$5]+[.$C$5]*([.A812]-1)*[.$B$1]/365" office:value-type="float" office:value="34929.0410958904" calcext:value-type="float">
            <text:p>34929.04</text:p>
          </table:table-cell>
          <table:table-cell table:number-columns-repeated="1021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B812]+[.B812]*([.$B$1]/365)" office:value-type="float" office:value="40786.8307866312" calcext:value-type="float">
            <text:p>40786.83</text:p>
          </table:table-cell>
          <table:table-cell table:formula="of:=[.$C$5]+[.$C$5]*([.A813]-1)*[.$B$1]/365" office:value-type="float" office:value="34946.301369863" calcext:value-type="float">
            <text:p>34946.30</text:p>
          </table:table-cell>
          <table:table-cell table:number-columns-repeated="1021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B813]+[.B813]*([.$B$1]/365)" office:value-type="float" office:value="40820.3542091956" calcext:value-type="float">
            <text:p>40820.35</text:p>
          </table:table-cell>
          <table:table-cell table:formula="of:=[.$C$5]+[.$C$5]*([.A814]-1)*[.$B$1]/365" office:value-type="float" office:value="34963.5616438356" calcext:value-type="float">
            <text:p>34963.56</text:p>
          </table:table-cell>
          <table:table-cell table:number-columns-repeated="1021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B814]+[.B814]*([.$B$1]/365)" office:value-type="float" office:value="40853.9051852579" calcext:value-type="float">
            <text:p>40853.91</text:p>
          </table:table-cell>
          <table:table-cell table:formula="of:=[.$C$5]+[.$C$5]*([.A815]-1)*[.$B$1]/365" office:value-type="float" office:value="34980.8219178082" calcext:value-type="float">
            <text:p>34980.82</text:p>
          </table:table-cell>
          <table:table-cell table:number-columns-repeated="1021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B815]+[.B815]*([.$B$1]/365)" office:value-type="float" office:value="40887.483737465" calcext:value-type="float">
            <text:p>40887.48</text:p>
          </table:table-cell>
          <table:table-cell table:formula="of:=[.$C$5]+[.$C$5]*([.A816]-1)*[.$B$1]/365" office:value-type="float" office:value="34998.0821917808" calcext:value-type="float">
            <text:p>34998.08</text:p>
          </table:table-cell>
          <table:table-cell table:number-columns-repeated="1021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B816]+[.B816]*([.$B$1]/365)" office:value-type="float" office:value="40921.0898884821" calcext:value-type="float">
            <text:p>40921.09</text:p>
          </table:table-cell>
          <table:table-cell table:formula="of:=[.$C$5]+[.$C$5]*([.A817]-1)*[.$B$1]/365" office:value-type="float" office:value="35015.3424657534" calcext:value-type="float">
            <text:p>35015.34</text:p>
          </table:table-cell>
          <table:table-cell table:number-columns-repeated="1021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B817]+[.B817]*([.$B$1]/365)" office:value-type="float" office:value="40954.7236609932" calcext:value-type="float">
            <text:p>40954.72</text:p>
          </table:table-cell>
          <table:table-cell table:formula="of:=[.$C$5]+[.$C$5]*([.A818]-1)*[.$B$1]/365" office:value-type="float" office:value="35032.602739726" calcext:value-type="float">
            <text:p>35032.60</text:p>
          </table:table-cell>
          <table:table-cell table:number-columns-repeated="1021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B818]+[.B818]*([.$B$1]/365)" office:value-type="float" office:value="40988.3850777008" calcext:value-type="float">
            <text:p>40988.39</text:p>
          </table:table-cell>
          <table:table-cell table:formula="of:=[.$C$5]+[.$C$5]*([.A819]-1)*[.$B$1]/365" office:value-type="float" office:value="35049.8630136986" calcext:value-type="float">
            <text:p>35049.86</text:p>
          </table:table-cell>
          <table:table-cell table:number-columns-repeated="1021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B819]+[.B819]*([.$B$1]/365)" office:value-type="float" office:value="41022.0741613263" calcext:value-type="float">
            <text:p>41022.07</text:p>
          </table:table-cell>
          <table:table-cell table:formula="of:=[.$C$5]+[.$C$5]*([.A820]-1)*[.$B$1]/365" office:value-type="float" office:value="35067.1232876712" calcext:value-type="float">
            <text:p>35067.12</text:p>
          </table:table-cell>
          <table:table-cell table:number-columns-repeated="1021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B820]+[.B820]*([.$B$1]/365)" office:value-type="float" office:value="41055.7909346096" calcext:value-type="float">
            <text:p>41055.79</text:p>
          </table:table-cell>
          <table:table-cell table:formula="of:=[.$C$5]+[.$C$5]*([.A821]-1)*[.$B$1]/365" office:value-type="float" office:value="35084.3835616438" calcext:value-type="float">
            <text:p>35084.38</text:p>
          </table:table-cell>
          <table:table-cell table:number-columns-repeated="1021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B821]+[.B821]*([.$B$1]/365)" office:value-type="float" office:value="41089.5354203093" calcext:value-type="float">
            <text:p>41089.54</text:p>
          </table:table-cell>
          <table:table-cell table:formula="of:=[.$C$5]+[.$C$5]*([.A822]-1)*[.$B$1]/365" office:value-type="float" office:value="35101.6438356164" calcext:value-type="float">
            <text:p>35101.64</text:p>
          </table:table-cell>
          <table:table-cell table:number-columns-repeated="1021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B822]+[.B822]*([.$B$1]/365)" office:value-type="float" office:value="41123.3076412027" calcext:value-type="float">
            <text:p>41123.31</text:p>
          </table:table-cell>
          <table:table-cell table:formula="of:=[.$C$5]+[.$C$5]*([.A823]-1)*[.$B$1]/365" office:value-type="float" office:value="35118.904109589" calcext:value-type="float">
            <text:p>35118.90</text:p>
          </table:table-cell>
          <table:table-cell table:number-columns-repeated="1021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B823]+[.B823]*([.$B$1]/365)" office:value-type="float" office:value="41157.1076200859" calcext:value-type="float">
            <text:p>41157.11</text:p>
          </table:table-cell>
          <table:table-cell table:formula="of:=[.$C$5]+[.$C$5]*([.A824]-1)*[.$B$1]/365" office:value-type="float" office:value="35136.1643835616" calcext:value-type="float">
            <text:p>35136.16</text:p>
          </table:table-cell>
          <table:table-cell table:number-columns-repeated="1021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B824]+[.B824]*([.$B$1]/365)" office:value-type="float" office:value="41190.9353797736" calcext:value-type="float">
            <text:p>41190.94</text:p>
          </table:table-cell>
          <table:table-cell table:formula="of:=[.$C$5]+[.$C$5]*([.A825]-1)*[.$B$1]/365" office:value-type="float" office:value="35153.4246575342" calcext:value-type="float">
            <text:p>35153.42</text:p>
          </table:table-cell>
          <table:table-cell table:number-columns-repeated="1021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B825]+[.B825]*([.$B$1]/365)" office:value-type="float" office:value="41224.7909430995" calcext:value-type="float">
            <text:p>41224.79</text:p>
          </table:table-cell>
          <table:table-cell table:formula="of:=[.$C$5]+[.$C$5]*([.A826]-1)*[.$B$1]/365" office:value-type="float" office:value="35170.6849315068" calcext:value-type="float">
            <text:p>35170.68</text:p>
          </table:table-cell>
          <table:table-cell table:number-columns-repeated="1021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B826]+[.B826]*([.$B$1]/365)" office:value-type="float" office:value="41258.6743329157" calcext:value-type="float">
            <text:p>41258.67</text:p>
          </table:table-cell>
          <table:table-cell table:formula="of:=[.$C$5]+[.$C$5]*([.A827]-1)*[.$B$1]/365" office:value-type="float" office:value="35187.9452054795" calcext:value-type="float">
            <text:p>35187.95</text:p>
          </table:table-cell>
          <table:table-cell table:number-columns-repeated="1021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B827]+[.B827]*([.$B$1]/365)" office:value-type="float" office:value="41292.5855720935" calcext:value-type="float">
            <text:p>41292.59</text:p>
          </table:table-cell>
          <table:table-cell table:formula="of:=[.$C$5]+[.$C$5]*([.A828]-1)*[.$B$1]/365" office:value-type="float" office:value="35205.205479452" calcext:value-type="float">
            <text:p>35205.21</text:p>
          </table:table-cell>
          <table:table-cell table:number-columns-repeated="1021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B828]+[.B828]*([.$B$1]/365)" office:value-type="float" office:value="41326.5246835226" calcext:value-type="float">
            <text:p>41326.52</text:p>
          </table:table-cell>
          <table:table-cell table:formula="of:=[.$C$5]+[.$C$5]*([.A829]-1)*[.$B$1]/365" office:value-type="float" office:value="35222.4657534247" calcext:value-type="float">
            <text:p>35222.47</text:p>
          </table:table-cell>
          <table:table-cell table:number-columns-repeated="1021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B829]+[.B829]*([.$B$1]/365)" office:value-type="float" office:value="41360.4916901118" calcext:value-type="float">
            <text:p>41360.49</text:p>
          </table:table-cell>
          <table:table-cell table:formula="of:=[.$C$5]+[.$C$5]*([.A830]-1)*[.$B$1]/365" office:value-type="float" office:value="35239.7260273973" calcext:value-type="float">
            <text:p>35239.73</text:p>
          </table:table-cell>
          <table:table-cell table:number-columns-repeated="1021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B830]+[.B830]*([.$B$1]/365)" office:value-type="float" office:value="41394.4866147886" calcext:value-type="float">
            <text:p>41394.49</text:p>
          </table:table-cell>
          <table:table-cell table:formula="of:=[.$C$5]+[.$C$5]*([.A831]-1)*[.$B$1]/365" office:value-type="float" office:value="35256.9863013699" calcext:value-type="float">
            <text:p>35256.99</text:p>
          </table:table-cell>
          <table:table-cell table:number-columns-repeated="1021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B831]+[.B831]*([.$B$1]/365)" office:value-type="float" office:value="41428.5094804994" calcext:value-type="float">
            <text:p>41428.51</text:p>
          </table:table-cell>
          <table:table-cell table:formula="of:=[.$C$5]+[.$C$5]*([.A832]-1)*[.$B$1]/365" office:value-type="float" office:value="35274.2465753425" calcext:value-type="float">
            <text:p>35274.25</text:p>
          </table:table-cell>
          <table:table-cell table:number-columns-repeated="1021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B832]+[.B832]*([.$B$1]/365)" office:value-type="float" office:value="41462.5603102094" calcext:value-type="float">
            <text:p>41462.56</text:p>
          </table:table-cell>
          <table:table-cell table:formula="of:=[.$C$5]+[.$C$5]*([.A833]-1)*[.$B$1]/365" office:value-type="float" office:value="35291.5068493151" calcext:value-type="float">
            <text:p>35291.51</text:p>
          </table:table-cell>
          <table:table-cell table:number-columns-repeated="1021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B833]+[.B833]*([.$B$1]/365)" office:value-type="float" office:value="41496.6391269027" calcext:value-type="float">
            <text:p>41496.64</text:p>
          </table:table-cell>
          <table:table-cell table:formula="of:=[.$C$5]+[.$C$5]*([.A834]-1)*[.$B$1]/365" office:value-type="float" office:value="35308.7671232877" calcext:value-type="float">
            <text:p>35308.77</text:p>
          </table:table-cell>
          <table:table-cell table:number-columns-repeated="1021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B834]+[.B834]*([.$B$1]/365)" office:value-type="float" office:value="41530.7459535823" calcext:value-type="float">
            <text:p>41530.75</text:p>
          </table:table-cell>
          <table:table-cell table:formula="of:=[.$C$5]+[.$C$5]*([.A835]-1)*[.$B$1]/365" office:value-type="float" office:value="35326.0273972603" calcext:value-type="float">
            <text:p>35326.03</text:p>
          </table:table-cell>
          <table:table-cell table:number-columns-repeated="1021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B835]+[.B835]*([.$B$1]/365)" office:value-type="float" office:value="41564.8808132702" calcext:value-type="float">
            <text:p>41564.88</text:p>
          </table:table-cell>
          <table:table-cell table:formula="of:=[.$C$5]+[.$C$5]*([.A836]-1)*[.$B$1]/365" office:value-type="float" office:value="35343.2876712329" calcext:value-type="float">
            <text:p>35343.29</text:p>
          </table:table-cell>
          <table:table-cell table:number-columns-repeated="1021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B836]+[.B836]*([.$B$1]/365)" office:value-type="float" office:value="41599.0437290071" calcext:value-type="float">
            <text:p>41599.04</text:p>
          </table:table-cell>
          <table:table-cell table:formula="of:=[.$C$5]+[.$C$5]*([.A837]-1)*[.$B$1]/365" office:value-type="float" office:value="35360.5479452055" calcext:value-type="float">
            <text:p>35360.55</text:p>
          </table:table-cell>
          <table:table-cell table:number-columns-repeated="1021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B837]+[.B837]*([.$B$1]/365)" office:value-type="float" office:value="41633.2347238529" calcext:value-type="float">
            <text:p>41633.23</text:p>
          </table:table-cell>
          <table:table-cell table:formula="of:=[.$C$5]+[.$C$5]*([.A838]-1)*[.$B$1]/365" office:value-type="float" office:value="35377.8082191781" calcext:value-type="float">
            <text:p>35377.81</text:p>
          </table:table-cell>
          <table:table-cell table:number-columns-repeated="1021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B838]+[.B838]*([.$B$1]/365)" office:value-type="float" office:value="41667.4538208862" calcext:value-type="float">
            <text:p>41667.45</text:p>
          </table:table-cell>
          <table:table-cell table:formula="of:=[.$C$5]+[.$C$5]*([.A839]-1)*[.$B$1]/365" office:value-type="float" office:value="35395.0684931507" calcext:value-type="float">
            <text:p>35395.07</text:p>
          </table:table-cell>
          <table:table-cell table:number-columns-repeated="1021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B839]+[.B839]*([.$B$1]/365)" office:value-type="float" office:value="41701.7010432047" calcext:value-type="float">
            <text:p>41701.70</text:p>
          </table:table-cell>
          <table:table-cell table:formula="of:=[.$C$5]+[.$C$5]*([.A840]-1)*[.$B$1]/365" office:value-type="float" office:value="35412.3287671233" calcext:value-type="float">
            <text:p>35412.33</text:p>
          </table:table-cell>
          <table:table-cell table:number-columns-repeated="1021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B840]+[.B840]*([.$B$1]/365)" office:value-type="float" office:value="41735.9764139252" calcext:value-type="float">
            <text:p>41735.98</text:p>
          </table:table-cell>
          <table:table-cell table:formula="of:=[.$C$5]+[.$C$5]*([.A841]-1)*[.$B$1]/365" office:value-type="float" office:value="35429.5890410959" calcext:value-type="float">
            <text:p>35429.59</text:p>
          </table:table-cell>
          <table:table-cell table:number-columns-repeated="1021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B841]+[.B841]*([.$B$1]/365)" office:value-type="float" office:value="41770.2799561832" calcext:value-type="float">
            <text:p>41770.28</text:p>
          </table:table-cell>
          <table:table-cell table:formula="of:=[.$C$5]+[.$C$5]*([.A842]-1)*[.$B$1]/365" office:value-type="float" office:value="35446.8493150685" calcext:value-type="float">
            <text:p>35446.85</text:p>
          </table:table-cell>
          <table:table-cell table:number-columns-repeated="1021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B842]+[.B842]*([.$B$1]/365)" office:value-type="float" office:value="41804.6116931335" calcext:value-type="float">
            <text:p>41804.61</text:p>
          </table:table-cell>
          <table:table-cell table:formula="of:=[.$C$5]+[.$C$5]*([.A843]-1)*[.$B$1]/365" office:value-type="float" office:value="35464.1095890411" calcext:value-type="float">
            <text:p>35464.11</text:p>
          </table:table-cell>
          <table:table-cell table:number-columns-repeated="1021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B843]+[.B843]*([.$B$1]/365)" office:value-type="float" office:value="41838.9716479498" calcext:value-type="float">
            <text:p>41838.97</text:p>
          </table:table-cell>
          <table:table-cell table:formula="of:=[.$C$5]+[.$C$5]*([.A844]-1)*[.$B$1]/365" office:value-type="float" office:value="35481.3698630137" calcext:value-type="float">
            <text:p>35481.37</text:p>
          </table:table-cell>
          <table:table-cell table:number-columns-repeated="1021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B844]+[.B844]*([.$B$1]/365)" office:value-type="float" office:value="41873.3598438248" calcext:value-type="float">
            <text:p>41873.36</text:p>
          </table:table-cell>
          <table:table-cell table:formula="of:=[.$C$5]+[.$C$5]*([.A845]-1)*[.$B$1]/365" office:value-type="float" office:value="35498.6301369863" calcext:value-type="float">
            <text:p>35498.63</text:p>
          </table:table-cell>
          <table:table-cell table:number-columns-repeated="1021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B845]+[.B845]*([.$B$1]/365)" office:value-type="float" office:value="41907.7763039704" calcext:value-type="float">
            <text:p>41907.78</text:p>
          </table:table-cell>
          <table:table-cell table:formula="of:=[.$C$5]+[.$C$5]*([.A846]-1)*[.$B$1]/365" office:value-type="float" office:value="35515.8904109589" calcext:value-type="float">
            <text:p>35515.89</text:p>
          </table:table-cell>
          <table:table-cell table:number-columns-repeated="1021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B846]+[.B846]*([.$B$1]/365)" office:value-type="float" office:value="41942.2210516175" calcext:value-type="float">
            <text:p>41942.22</text:p>
          </table:table-cell>
          <table:table-cell table:formula="of:=[.$C$5]+[.$C$5]*([.A847]-1)*[.$B$1]/365" office:value-type="float" office:value="35533.1506849315" calcext:value-type="float">
            <text:p>35533.15</text:p>
          </table:table-cell>
          <table:table-cell table:number-columns-repeated="1021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B847]+[.B847]*([.$B$1]/365)" office:value-type="float" office:value="41976.6941100161" calcext:value-type="float">
            <text:p>41976.69</text:p>
          </table:table-cell>
          <table:table-cell table:formula="of:=[.$C$5]+[.$C$5]*([.A848]-1)*[.$B$1]/365" office:value-type="float" office:value="35550.4109589041" calcext:value-type="float">
            <text:p>35550.41</text:p>
          </table:table-cell>
          <table:table-cell table:number-columns-repeated="1021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B848]+[.B848]*([.$B$1]/365)" office:value-type="float" office:value="42011.1955024353" calcext:value-type="float">
            <text:p>42011.20</text:p>
          </table:table-cell>
          <table:table-cell table:formula="of:=[.$C$5]+[.$C$5]*([.A849]-1)*[.$B$1]/365" office:value-type="float" office:value="35567.6712328767" calcext:value-type="float">
            <text:p>35567.67</text:p>
          </table:table-cell>
          <table:table-cell table:number-columns-repeated="1021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B849]+[.B849]*([.$B$1]/365)" office:value-type="float" office:value="42045.7252521633" calcext:value-type="float">
            <text:p>42045.73</text:p>
          </table:table-cell>
          <table:table-cell table:formula="of:=[.$C$5]+[.$C$5]*([.A850]-1)*[.$B$1]/365" office:value-type="float" office:value="35584.9315068493" calcext:value-type="float">
            <text:p>35584.93</text:p>
          </table:table-cell>
          <table:table-cell table:number-columns-repeated="1021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B850]+[.B850]*([.$B$1]/365)" office:value-type="float" office:value="42080.2833825075" calcext:value-type="float">
            <text:p>42080.28</text:p>
          </table:table-cell>
          <table:table-cell table:formula="of:=[.$C$5]+[.$C$5]*([.A851]-1)*[.$B$1]/365" office:value-type="float" office:value="35602.1917808219" calcext:value-type="float">
            <text:p>35602.19</text:p>
          </table:table-cell>
          <table:table-cell table:number-columns-repeated="1021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B851]+[.B851]*([.$B$1]/365)" office:value-type="float" office:value="42114.8699167945" calcext:value-type="float">
            <text:p>42114.87</text:p>
          </table:table-cell>
          <table:table-cell table:formula="of:=[.$C$5]+[.$C$5]*([.A852]-1)*[.$B$1]/365" office:value-type="float" office:value="35619.4520547945" calcext:value-type="float">
            <text:p>35619.45</text:p>
          </table:table-cell>
          <table:table-cell table:number-columns-repeated="1021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B852]+[.B852]*([.$B$1]/365)" office:value-type="float" office:value="42149.48487837" calcext:value-type="float">
            <text:p>42149.48</text:p>
          </table:table-cell>
          <table:table-cell table:formula="of:=[.$C$5]+[.$C$5]*([.A853]-1)*[.$B$1]/365" office:value-type="float" office:value="35636.7123287671" calcext:value-type="float">
            <text:p>35636.71</text:p>
          </table:table-cell>
          <table:table-cell table:number-columns-repeated="1021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B853]+[.B853]*([.$B$1]/365)" office:value-type="float" office:value="42184.1282905988" calcext:value-type="float">
            <text:p>42184.13</text:p>
          </table:table-cell>
          <table:table-cell table:formula="of:=[.$C$5]+[.$C$5]*([.A854]-1)*[.$B$1]/365" office:value-type="float" office:value="35653.9726027397" calcext:value-type="float">
            <text:p>35653.97</text:p>
          </table:table-cell>
          <table:table-cell table:number-columns-repeated="1021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B854]+[.B854]*([.$B$1]/365)" office:value-type="float" office:value="42218.800176865" calcext:value-type="float">
            <text:p>42218.80</text:p>
          </table:table-cell>
          <table:table-cell table:formula="of:=[.$C$5]+[.$C$5]*([.A855]-1)*[.$B$1]/365" office:value-type="float" office:value="35671.2328767123" calcext:value-type="float">
            <text:p>35671.23</text:p>
          </table:table-cell>
          <table:table-cell table:number-columns-repeated="1021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B855]+[.B855]*([.$B$1]/365)" office:value-type="float" office:value="42253.500560572" calcext:value-type="float">
            <text:p>42253.50</text:p>
          </table:table-cell>
          <table:table-cell table:formula="of:=[.$C$5]+[.$C$5]*([.A856]-1)*[.$B$1]/365" office:value-type="float" office:value="35688.4931506849" calcext:value-type="float">
            <text:p>35688.49</text:p>
          </table:table-cell>
          <table:table-cell table:number-columns-repeated="1021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B856]+[.B856]*([.$B$1]/365)" office:value-type="float" office:value="42288.2294651424" calcext:value-type="float">
            <text:p>42288.23</text:p>
          </table:table-cell>
          <table:table-cell table:formula="of:=[.$C$5]+[.$C$5]*([.A857]-1)*[.$B$1]/365" office:value-type="float" office:value="35705.7534246575" calcext:value-type="float">
            <text:p>35705.75</text:p>
          </table:table-cell>
          <table:table-cell table:number-columns-repeated="1021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B857]+[.B857]*([.$B$1]/365)" office:value-type="float" office:value="42322.9869140178" calcext:value-type="float">
            <text:p>42322.99</text:p>
          </table:table-cell>
          <table:table-cell table:formula="of:=[.$C$5]+[.$C$5]*([.A858]-1)*[.$B$1]/365" office:value-type="float" office:value="35723.0136986301" calcext:value-type="float">
            <text:p>35723.01</text:p>
          </table:table-cell>
          <table:table-cell table:number-columns-repeated="1021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B858]+[.B858]*([.$B$1]/365)" office:value-type="float" office:value="42357.7729306595" calcext:value-type="float">
            <text:p>42357.77</text:p>
          </table:table-cell>
          <table:table-cell table:formula="of:=[.$C$5]+[.$C$5]*([.A859]-1)*[.$B$1]/365" office:value-type="float" office:value="35740.2739726027" calcext:value-type="float">
            <text:p>35740.27</text:p>
          </table:table-cell>
          <table:table-cell table:number-columns-repeated="1021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B859]+[.B859]*([.$B$1]/365)" office:value-type="float" office:value="42392.5875385477" calcext:value-type="float">
            <text:p>42392.59</text:p>
          </table:table-cell>
          <table:table-cell table:formula="of:=[.$C$5]+[.$C$5]*([.A860]-1)*[.$B$1]/365" office:value-type="float" office:value="35757.5342465753" calcext:value-type="float">
            <text:p>35757.53</text:p>
          </table:table-cell>
          <table:table-cell table:number-columns-repeated="1021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B860]+[.B860]*([.$B$1]/365)" office:value-type="float" office:value="42427.4307611821" calcext:value-type="float">
            <text:p>42427.43</text:p>
          </table:table-cell>
          <table:table-cell table:formula="of:=[.$C$5]+[.$C$5]*([.A861]-1)*[.$B$1]/365" office:value-type="float" office:value="35774.7945205479" calcext:value-type="float">
            <text:p>35774.79</text:p>
          </table:table-cell>
          <table:table-cell table:number-columns-repeated="1021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B861]+[.B861]*([.$B$1]/365)" office:value-type="float" office:value="42462.3026220817" calcext:value-type="float">
            <text:p>42462.30</text:p>
          </table:table-cell>
          <table:table-cell table:formula="of:=[.$C$5]+[.$C$5]*([.A862]-1)*[.$B$1]/365" office:value-type="float" office:value="35792.0547945205" calcext:value-type="float">
            <text:p>35792.05</text:p>
          </table:table-cell>
          <table:table-cell table:number-columns-repeated="1021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B862]+[.B862]*([.$B$1]/365)" office:value-type="float" office:value="42497.2031447848" calcext:value-type="float">
            <text:p>42497.20</text:p>
          </table:table-cell>
          <table:table-cell table:formula="of:=[.$C$5]+[.$C$5]*([.A863]-1)*[.$B$1]/365" office:value-type="float" office:value="35809.3150684932" calcext:value-type="float">
            <text:p>35809.32</text:p>
          </table:table-cell>
          <table:table-cell table:number-columns-repeated="1021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B863]+[.B863]*([.$B$1]/365)" office:value-type="float" office:value="42532.132352849" calcext:value-type="float">
            <text:p>42532.13</text:p>
          </table:table-cell>
          <table:table-cell table:formula="of:=[.$C$5]+[.$C$5]*([.A864]-1)*[.$B$1]/365" office:value-type="float" office:value="35826.5753424658" calcext:value-type="float">
            <text:p>35826.58</text:p>
          </table:table-cell>
          <table:table-cell table:number-columns-repeated="1021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B864]+[.B864]*([.$B$1]/365)" office:value-type="float" office:value="42567.0902698514" calcext:value-type="float">
            <text:p>42567.09</text:p>
          </table:table-cell>
          <table:table-cell table:formula="of:=[.$C$5]+[.$C$5]*([.A865]-1)*[.$B$1]/365" office:value-type="float" office:value="35843.8356164384" calcext:value-type="float">
            <text:p>35843.84</text:p>
          </table:table-cell>
          <table:table-cell table:number-columns-repeated="1021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B865]+[.B865]*([.$B$1]/365)" office:value-type="float" office:value="42602.0769193882" calcext:value-type="float">
            <text:p>42602.08</text:p>
          </table:table-cell>
          <table:table-cell table:formula="of:=[.$C$5]+[.$C$5]*([.A866]-1)*[.$B$1]/365" office:value-type="float" office:value="35861.095890411" calcext:value-type="float">
            <text:p>35861.10</text:p>
          </table:table-cell>
          <table:table-cell table:number-columns-repeated="1021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B866]+[.B866]*([.$B$1]/365)" office:value-type="float" office:value="42637.0923250754" calcext:value-type="float">
            <text:p>42637.09</text:p>
          </table:table-cell>
          <table:table-cell table:formula="of:=[.$C$5]+[.$C$5]*([.A867]-1)*[.$B$1]/365" office:value-type="float" office:value="35878.3561643836" calcext:value-type="float">
            <text:p>35878.36</text:p>
          </table:table-cell>
          <table:table-cell table:number-columns-repeated="1021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B867]+[.B867]*([.$B$1]/365)" office:value-type="float" office:value="42672.1365105481" calcext:value-type="float">
            <text:p>42672.14</text:p>
          </table:table-cell>
          <table:table-cell table:formula="of:=[.$C$5]+[.$C$5]*([.A868]-1)*[.$B$1]/365" office:value-type="float" office:value="35895.6164383562" calcext:value-type="float">
            <text:p>35895.62</text:p>
          </table:table-cell>
          <table:table-cell table:number-columns-repeated="1021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B868]+[.B868]*([.$B$1]/365)" office:value-type="float" office:value="42707.2094994608" calcext:value-type="float">
            <text:p>42707.21</text:p>
          </table:table-cell>
          <table:table-cell table:formula="of:=[.$C$5]+[.$C$5]*([.A869]-1)*[.$B$1]/365" office:value-type="float" office:value="35912.8767123288" calcext:value-type="float">
            <text:p>35912.88</text:p>
          </table:table-cell>
          <table:table-cell table:number-columns-repeated="1021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B869]+[.B869]*([.$B$1]/365)" office:value-type="float" office:value="42742.3113154878" calcext:value-type="float">
            <text:p>42742.31</text:p>
          </table:table-cell>
          <table:table-cell table:formula="of:=[.$C$5]+[.$C$5]*([.A870]-1)*[.$B$1]/365" office:value-type="float" office:value="35930.1369863014" calcext:value-type="float">
            <text:p>35930.14</text:p>
          </table:table-cell>
          <table:table-cell table:number-columns-repeated="1021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B870]+[.B870]*([.$B$1]/365)" office:value-type="float" office:value="42777.4419823224" calcext:value-type="float">
            <text:p>42777.44</text:p>
          </table:table-cell>
          <table:table-cell table:formula="of:=[.$C$5]+[.$C$5]*([.A871]-1)*[.$B$1]/365" office:value-type="float" office:value="35947.397260274" calcext:value-type="float">
            <text:p>35947.40</text:p>
          </table:table-cell>
          <table:table-cell table:number-columns-repeated="1021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B871]+[.B871]*([.$B$1]/365)" office:value-type="float" office:value="42812.6015236778" calcext:value-type="float">
            <text:p>42812.60</text:p>
          </table:table-cell>
          <table:table-cell table:formula="of:=[.$C$5]+[.$C$5]*([.A872]-1)*[.$B$1]/365" office:value-type="float" office:value="35964.6575342466" calcext:value-type="float">
            <text:p>35964.66</text:p>
          </table:table-cell>
          <table:table-cell table:number-columns-repeated="1021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B872]+[.B872]*([.$B$1]/365)" office:value-type="float" office:value="42847.7899632863" calcext:value-type="float">
            <text:p>42847.79</text:p>
          </table:table-cell>
          <table:table-cell table:formula="of:=[.$C$5]+[.$C$5]*([.A873]-1)*[.$B$1]/365" office:value-type="float" office:value="35981.9178082192" calcext:value-type="float">
            <text:p>35981.92</text:p>
          </table:table-cell>
          <table:table-cell table:number-columns-repeated="1021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B873]+[.B873]*([.$B$1]/365)" office:value-type="float" office:value="42883.0073248999" calcext:value-type="float">
            <text:p>42883.01</text:p>
          </table:table-cell>
          <table:table-cell table:formula="of:=[.$C$5]+[.$C$5]*([.A874]-1)*[.$B$1]/365" office:value-type="float" office:value="35999.1780821918" calcext:value-type="float">
            <text:p>35999.18</text:p>
          </table:table-cell>
          <table:table-cell table:number-columns-repeated="1021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B874]+[.B874]*([.$B$1]/365)" office:value-type="float" office:value="42918.2536322903" calcext:value-type="float">
            <text:p>42918.25</text:p>
          </table:table-cell>
          <table:table-cell table:formula="of:=[.$C$5]+[.$C$5]*([.A875]-1)*[.$B$1]/365" office:value-type="float" office:value="36016.4383561644" calcext:value-type="float">
            <text:p>36016.44</text:p>
          </table:table-cell>
          <table:table-cell table:number-columns-repeated="1021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B875]+[.B875]*([.$B$1]/365)" office:value-type="float" office:value="42953.5289092483" calcext:value-type="float">
            <text:p>42953.53</text:p>
          </table:table-cell>
          <table:table-cell table:formula="of:=[.$C$5]+[.$C$5]*([.A876]-1)*[.$B$1]/365" office:value-type="float" office:value="36033.698630137" calcext:value-type="float">
            <text:p>36033.70</text:p>
          </table:table-cell>
          <table:table-cell table:number-columns-repeated="1021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B876]+[.B876]*([.$B$1]/365)" office:value-type="float" office:value="42988.8331795847" calcext:value-type="float">
            <text:p>42988.83</text:p>
          </table:table-cell>
          <table:table-cell table:formula="of:=[.$C$5]+[.$C$5]*([.A877]-1)*[.$B$1]/365" office:value-type="float" office:value="36050.9589041096" calcext:value-type="float">
            <text:p>36050.96</text:p>
          </table:table-cell>
          <table:table-cell table:number-columns-repeated="1021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B877]+[.B877]*([.$B$1]/365)" office:value-type="float" office:value="43024.1664671295" calcext:value-type="float">
            <text:p>43024.17</text:p>
          </table:table-cell>
          <table:table-cell table:formula="of:=[.$C$5]+[.$C$5]*([.A878]-1)*[.$B$1]/365" office:value-type="float" office:value="36068.2191780822" calcext:value-type="float">
            <text:p>36068.22</text:p>
          </table:table-cell>
          <table:table-cell table:number-columns-repeated="1021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B878]+[.B878]*([.$B$1]/365)" office:value-type="float" office:value="43059.5287957327" calcext:value-type="float">
            <text:p>43059.53</text:p>
          </table:table-cell>
          <table:table-cell table:formula="of:=[.$C$5]+[.$C$5]*([.A879]-1)*[.$B$1]/365" office:value-type="float" office:value="36085.4794520548" calcext:value-type="float">
            <text:p>36085.48</text:p>
          </table:table-cell>
          <table:table-cell table:number-columns-repeated="1021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B879]+[.B879]*([.$B$1]/365)" office:value-type="float" office:value="43094.9201892634" calcext:value-type="float">
            <text:p>43094.92</text:p>
          </table:table-cell>
          <table:table-cell table:formula="of:=[.$C$5]+[.$C$5]*([.A880]-1)*[.$B$1]/365" office:value-type="float" office:value="36102.7397260274" calcext:value-type="float">
            <text:p>36102.74</text:p>
          </table:table-cell>
          <table:table-cell table:number-columns-repeated="1021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B880]+[.B880]*([.$B$1]/365)" office:value-type="float" office:value="43130.3406716107" calcext:value-type="float">
            <text:p>43130.34</text:p>
          </table:table-cell>
          <table:table-cell table:formula="of:=[.$C$5]+[.$C$5]*([.A881]-1)*[.$B$1]/365" office:value-type="float" office:value="36120" calcext:value-type="float">
            <text:p>36120.00</text:p>
          </table:table-cell>
          <table:table-cell table:number-columns-repeated="1021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B881]+[.B881]*([.$B$1]/365)" office:value-type="float" office:value="43165.7902666833" calcext:value-type="float">
            <text:p>43165.79</text:p>
          </table:table-cell>
          <table:table-cell table:formula="of:=[.$C$5]+[.$C$5]*([.A882]-1)*[.$B$1]/365" office:value-type="float" office:value="36137.2602739726" calcext:value-type="float">
            <text:p>36137.26</text:p>
          </table:table-cell>
          <table:table-cell table:number-columns-repeated="1021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B882]+[.B882]*([.$B$1]/365)" office:value-type="float" office:value="43201.2689984093" calcext:value-type="float">
            <text:p>43201.27</text:p>
          </table:table-cell>
          <table:table-cell table:formula="of:=[.$C$5]+[.$C$5]*([.A883]-1)*[.$B$1]/365" office:value-type="float" office:value="36154.5205479452" calcext:value-type="float">
            <text:p>36154.52</text:p>
          </table:table-cell>
          <table:table-cell table:number-columns-repeated="1021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B883]+[.B883]*([.$B$1]/365)" office:value-type="float" office:value="43236.7768907368" calcext:value-type="float">
            <text:p>43236.78</text:p>
          </table:table-cell>
          <table:table-cell table:formula="of:=[.$C$5]+[.$C$5]*([.A884]-1)*[.$B$1]/365" office:value-type="float" office:value="36171.7808219178" calcext:value-type="float">
            <text:p>36171.78</text:p>
          </table:table-cell>
          <table:table-cell table:number-columns-repeated="1021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B884]+[.B884]*([.$B$1]/365)" office:value-type="float" office:value="43272.3139676333" calcext:value-type="float">
            <text:p>43272.31</text:p>
          </table:table-cell>
          <table:table-cell table:formula="of:=[.$C$5]+[.$C$5]*([.A885]-1)*[.$B$1]/365" office:value-type="float" office:value="36189.0410958904" calcext:value-type="float">
            <text:p>36189.04</text:p>
          </table:table-cell>
          <table:table-cell table:number-columns-repeated="1021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B885]+[.B885]*([.$B$1]/365)" office:value-type="float" office:value="43307.8802530861" calcext:value-type="float">
            <text:p>43307.88</text:p>
          </table:table-cell>
          <table:table-cell table:formula="of:=[.$C$5]+[.$C$5]*([.A886]-1)*[.$B$1]/365" office:value-type="float" office:value="36206.301369863" calcext:value-type="float">
            <text:p>36206.30</text:p>
          </table:table-cell>
          <table:table-cell table:number-columns-repeated="1021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B886]+[.B886]*([.$B$1]/365)" office:value-type="float" office:value="43343.4757711024" calcext:value-type="float">
            <text:p>43343.48</text:p>
          </table:table-cell>
          <table:table-cell table:formula="of:=[.$C$5]+[.$C$5]*([.A887]-1)*[.$B$1]/365" office:value-type="float" office:value="36223.5616438356" calcext:value-type="float">
            <text:p>36223.56</text:p>
          </table:table-cell>
          <table:table-cell table:number-columns-repeated="1021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B887]+[.B887]*([.$B$1]/365)" office:value-type="float" office:value="43379.1005457088" calcext:value-type="float">
            <text:p>43379.10</text:p>
          </table:table-cell>
          <table:table-cell table:formula="of:=[.$C$5]+[.$C$5]*([.A888]-1)*[.$B$1]/365" office:value-type="float" office:value="36240.8219178082" calcext:value-type="float">
            <text:p>36240.82</text:p>
          </table:table-cell>
          <table:table-cell table:number-columns-repeated="1021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B888]+[.B888]*([.$B$1]/365)" office:value-type="float" office:value="43414.7546009518" calcext:value-type="float">
            <text:p>43414.75</text:p>
          </table:table-cell>
          <table:table-cell table:formula="of:=[.$C$5]+[.$C$5]*([.A889]-1)*[.$B$1]/365" office:value-type="float" office:value="36258.0821917808" calcext:value-type="float">
            <text:p>36258.08</text:p>
          </table:table-cell>
          <table:table-cell table:number-columns-repeated="1021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B889]+[.B889]*([.$B$1]/365)" office:value-type="float" office:value="43450.4379608978" calcext:value-type="float">
            <text:p>43450.44</text:p>
          </table:table-cell>
          <table:table-cell table:formula="of:=[.$C$5]+[.$C$5]*([.A890]-1)*[.$B$1]/365" office:value-type="float" office:value="36275.3424657534" calcext:value-type="float">
            <text:p>36275.34</text:p>
          </table:table-cell>
          <table:table-cell table:number-columns-repeated="1021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B890]+[.B890]*([.$B$1]/365)" office:value-type="float" office:value="43486.1506496328" calcext:value-type="float">
            <text:p>43486.15</text:p>
          </table:table-cell>
          <table:table-cell table:formula="of:=[.$C$5]+[.$C$5]*([.A891]-1)*[.$B$1]/365" office:value-type="float" office:value="36292.602739726" calcext:value-type="float">
            <text:p>36292.60</text:p>
          </table:table-cell>
          <table:table-cell table:number-columns-repeated="1021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B891]+[.B891]*([.$B$1]/365)" office:value-type="float" office:value="43521.8926912626" calcext:value-type="float">
            <text:p>43521.89</text:p>
          </table:table-cell>
          <table:table-cell table:formula="of:=[.$C$5]+[.$C$5]*([.A892]-1)*[.$B$1]/365" office:value-type="float" office:value="36309.8630136986" calcext:value-type="float">
            <text:p>36309.86</text:p>
          </table:table-cell>
          <table:table-cell table:number-columns-repeated="1021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B892]+[.B892]*([.$B$1]/365)" office:value-type="float" office:value="43557.664109913" calcext:value-type="float">
            <text:p>43557.66</text:p>
          </table:table-cell>
          <table:table-cell table:formula="of:=[.$C$5]+[.$C$5]*([.A893]-1)*[.$B$1]/365" office:value-type="float" office:value="36327.1232876712" calcext:value-type="float">
            <text:p>36327.12</text:p>
          </table:table-cell>
          <table:table-cell table:number-columns-repeated="1021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B893]+[.B893]*([.$B$1]/365)" office:value-type="float" office:value="43593.4649297293" calcext:value-type="float">
            <text:p>43593.46</text:p>
          </table:table-cell>
          <table:table-cell table:formula="of:=[.$C$5]+[.$C$5]*([.A894]-1)*[.$B$1]/365" office:value-type="float" office:value="36344.3835616438" calcext:value-type="float">
            <text:p>36344.38</text:p>
          </table:table-cell>
          <table:table-cell table:number-columns-repeated="1021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B894]+[.B894]*([.$B$1]/365)" office:value-type="float" office:value="43629.2951748771" calcext:value-type="float">
            <text:p>43629.30</text:p>
          </table:table-cell>
          <table:table-cell table:formula="of:=[.$C$5]+[.$C$5]*([.A895]-1)*[.$B$1]/365" office:value-type="float" office:value="36361.6438356164" calcext:value-type="float">
            <text:p>36361.64</text:p>
          </table:table-cell>
          <table:table-cell table:number-columns-repeated="1021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B895]+[.B895]*([.$B$1]/365)" office:value-type="float" office:value="43665.1548695413" calcext:value-type="float">
            <text:p>43665.15</text:p>
          </table:table-cell>
          <table:table-cell table:formula="of:=[.$C$5]+[.$C$5]*([.A896]-1)*[.$B$1]/365" office:value-type="float" office:value="36378.904109589" calcext:value-type="float">
            <text:p>36378.90</text:p>
          </table:table-cell>
          <table:table-cell table:number-columns-repeated="1021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B896]+[.B896]*([.$B$1]/365)" office:value-type="float" office:value="43701.0440379273" calcext:value-type="float">
            <text:p>43701.04</text:p>
          </table:table-cell>
          <table:table-cell table:formula="of:=[.$C$5]+[.$C$5]*([.A897]-1)*[.$B$1]/365" office:value-type="float" office:value="36396.1643835616" calcext:value-type="float">
            <text:p>36396.16</text:p>
          </table:table-cell>
          <table:table-cell table:number-columns-repeated="1021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B897]+[.B897]*([.$B$1]/365)" office:value-type="float" office:value="43736.9627042598" calcext:value-type="float">
            <text:p>43736.96</text:p>
          </table:table-cell>
          <table:table-cell table:formula="of:=[.$C$5]+[.$C$5]*([.A898]-1)*[.$B$1]/365" office:value-type="float" office:value="36413.4246575342" calcext:value-type="float">
            <text:p>36413.42</text:p>
          </table:table-cell>
          <table:table-cell table:number-columns-repeated="1021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B898]+[.B898]*([.$B$1]/365)" office:value-type="float" office:value="43772.9108927838" calcext:value-type="float">
            <text:p>43772.91</text:p>
          </table:table-cell>
          <table:table-cell table:formula="of:=[.$C$5]+[.$C$5]*([.A899]-1)*[.$B$1]/365" office:value-type="float" office:value="36430.6849315068" calcext:value-type="float">
            <text:p>36430.68</text:p>
          </table:table-cell>
          <table:table-cell table:number-columns-repeated="1021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B899]+[.B899]*([.$B$1]/365)" office:value-type="float" office:value="43808.8886277642" calcext:value-type="float">
            <text:p>43808.89</text:p>
          </table:table-cell>
          <table:table-cell table:formula="of:=[.$C$5]+[.$C$5]*([.A900]-1)*[.$B$1]/365" office:value-type="float" office:value="36447.9452054795" calcext:value-type="float">
            <text:p>36447.95</text:p>
          </table:table-cell>
          <table:table-cell table:number-columns-repeated="1021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B900]+[.B900]*([.$B$1]/365)" office:value-type="float" office:value="43844.8959334857" calcext:value-type="float">
            <text:p>43844.90</text:p>
          </table:table-cell>
          <table:table-cell table:formula="of:=[.$C$5]+[.$C$5]*([.A901]-1)*[.$B$1]/365" office:value-type="float" office:value="36465.205479452" calcext:value-type="float">
            <text:p>36465.21</text:p>
          </table:table-cell>
          <table:table-cell table:number-columns-repeated="1021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B901]+[.B901]*([.$B$1]/365)" office:value-type="float" office:value="43880.9328342529" calcext:value-type="float">
            <text:p>43880.93</text:p>
          </table:table-cell>
          <table:table-cell table:formula="of:=[.$C$5]+[.$C$5]*([.A902]-1)*[.$B$1]/365" office:value-type="float" office:value="36482.4657534247" calcext:value-type="float">
            <text:p>36482.47</text:p>
          </table:table-cell>
          <table:table-cell table:number-columns-repeated="1021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B902]+[.B902]*([.$B$1]/365)" office:value-type="float" office:value="43916.9993543907" calcext:value-type="float">
            <text:p>43917.00</text:p>
          </table:table-cell>
          <table:table-cell table:formula="of:=[.$C$5]+[.$C$5]*([.A903]-1)*[.$B$1]/365" office:value-type="float" office:value="36499.7260273973" calcext:value-type="float">
            <text:p>36499.73</text:p>
          </table:table-cell>
          <table:table-cell table:number-columns-repeated="1021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B903]+[.B903]*([.$B$1]/365)" office:value-type="float" office:value="43953.0955182436" calcext:value-type="float">
            <text:p>43953.10</text:p>
          </table:table-cell>
          <table:table-cell table:formula="of:=[.$C$5]+[.$C$5]*([.A904]-1)*[.$B$1]/365" office:value-type="float" office:value="36516.9863013699" calcext:value-type="float">
            <text:p>36516.99</text:p>
          </table:table-cell>
          <table:table-cell table:number-columns-repeated="1021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B904]+[.B904]*([.$B$1]/365)" office:value-type="float" office:value="43989.2213501764" calcext:value-type="float">
            <text:p>43989.22</text:p>
          </table:table-cell>
          <table:table-cell table:formula="of:=[.$C$5]+[.$C$5]*([.A905]-1)*[.$B$1]/365" office:value-type="float" office:value="36534.2465753425" calcext:value-type="float">
            <text:p>36534.25</text:p>
          </table:table-cell>
          <table:table-cell table:number-columns-repeated="1021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B905]+[.B905]*([.$B$1]/365)" office:value-type="float" office:value="44025.3768745738" calcext:value-type="float">
            <text:p>44025.38</text:p>
          </table:table-cell>
          <table:table-cell table:formula="of:=[.$C$5]+[.$C$5]*([.A906]-1)*[.$B$1]/365" office:value-type="float" office:value="36551.5068493151" calcext:value-type="float">
            <text:p>36551.51</text:p>
          </table:table-cell>
          <table:table-cell table:number-columns-repeated="1021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B906]+[.B906]*([.$B$1]/365)" office:value-type="float" office:value="44061.5621158406" calcext:value-type="float">
            <text:p>44061.56</text:p>
          </table:table-cell>
          <table:table-cell table:formula="of:=[.$C$5]+[.$C$5]*([.A907]-1)*[.$B$1]/365" office:value-type="float" office:value="36568.7671232877" calcext:value-type="float">
            <text:p>36568.77</text:p>
          </table:table-cell>
          <table:table-cell table:number-columns-repeated="1021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B907]+[.B907]*([.$B$1]/365)" office:value-type="float" office:value="44097.7770984015" calcext:value-type="float">
            <text:p>44097.78</text:p>
          </table:table-cell>
          <table:table-cell table:formula="of:=[.$C$5]+[.$C$5]*([.A908]-1)*[.$B$1]/365" office:value-type="float" office:value="36586.0273972603" calcext:value-type="float">
            <text:p>36586.03</text:p>
          </table:table-cell>
          <table:table-cell table:number-columns-repeated="1021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B908]+[.B908]*([.$B$1]/365)" office:value-type="float" office:value="44134.0218467016" calcext:value-type="float">
            <text:p>44134.02</text:p>
          </table:table-cell>
          <table:table-cell table:formula="of:=[.$C$5]+[.$C$5]*([.A909]-1)*[.$B$1]/365" office:value-type="float" office:value="36603.2876712329" calcext:value-type="float">
            <text:p>36603.29</text:p>
          </table:table-cell>
          <table:table-cell table:number-columns-repeated="1021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B909]+[.B909]*([.$B$1]/365)" office:value-type="float" office:value="44170.2963852057" calcext:value-type="float">
            <text:p>44170.30</text:p>
          </table:table-cell>
          <table:table-cell table:formula="of:=[.$C$5]+[.$C$5]*([.A910]-1)*[.$B$1]/365" office:value-type="float" office:value="36620.5479452055" calcext:value-type="float">
            <text:p>36620.55</text:p>
          </table:table-cell>
          <table:table-cell table:number-columns-repeated="1021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B910]+[.B910]*([.$B$1]/365)" office:value-type="float" office:value="44206.600738399" calcext:value-type="float">
            <text:p>44206.60</text:p>
          </table:table-cell>
          <table:table-cell table:formula="of:=[.$C$5]+[.$C$5]*([.A911]-1)*[.$B$1]/365" office:value-type="float" office:value="36637.8082191781" calcext:value-type="float">
            <text:p>36637.81</text:p>
          </table:table-cell>
          <table:table-cell table:number-columns-repeated="1021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B911]+[.B911]*([.$B$1]/365)" office:value-type="float" office:value="44242.9349307868" calcext:value-type="float">
            <text:p>44242.93</text:p>
          </table:table-cell>
          <table:table-cell table:formula="of:=[.$C$5]+[.$C$5]*([.A912]-1)*[.$B$1]/365" office:value-type="float" office:value="36655.0684931507" calcext:value-type="float">
            <text:p>36655.07</text:p>
          </table:table-cell>
          <table:table-cell table:number-columns-repeated="1021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B912]+[.B912]*([.$B$1]/365)" office:value-type="float" office:value="44279.2989868943" calcext:value-type="float">
            <text:p>44279.30</text:p>
          </table:table-cell>
          <table:table-cell table:formula="of:=[.$C$5]+[.$C$5]*([.A913]-1)*[.$B$1]/365" office:value-type="float" office:value="36672.3287671233" calcext:value-type="float">
            <text:p>36672.33</text:p>
          </table:table-cell>
          <table:table-cell table:number-columns-repeated="1021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B913]+[.B913]*([.$B$1]/365)" office:value-type="float" office:value="44315.6929312671" calcext:value-type="float">
            <text:p>44315.69</text:p>
          </table:table-cell>
          <table:table-cell table:formula="of:=[.$C$5]+[.$C$5]*([.A914]-1)*[.$B$1]/365" office:value-type="float" office:value="36689.5890410959" calcext:value-type="float">
            <text:p>36689.59</text:p>
          </table:table-cell>
          <table:table-cell table:number-columns-repeated="1021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B914]+[.B914]*([.$B$1]/365)" office:value-type="float" office:value="44352.1167884708" calcext:value-type="float">
            <text:p>44352.12</text:p>
          </table:table-cell>
          <table:table-cell table:formula="of:=[.$C$5]+[.$C$5]*([.A915]-1)*[.$B$1]/365" office:value-type="float" office:value="36706.8493150685" calcext:value-type="float">
            <text:p>36706.85</text:p>
          </table:table-cell>
          <table:table-cell table:number-columns-repeated="1021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B915]+[.B915]*([.$B$1]/365)" office:value-type="float" office:value="44388.5705830915" calcext:value-type="float">
            <text:p>44388.57</text:p>
          </table:table-cell>
          <table:table-cell table:formula="of:=[.$C$5]+[.$C$5]*([.A916]-1)*[.$B$1]/365" office:value-type="float" office:value="36724.1095890411" calcext:value-type="float">
            <text:p>36724.11</text:p>
          </table:table-cell>
          <table:table-cell table:number-columns-repeated="1021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B916]+[.B916]*([.$B$1]/365)" office:value-type="float" office:value="44425.0543397351" calcext:value-type="float">
            <text:p>44425.05</text:p>
          </table:table-cell>
          <table:table-cell table:formula="of:=[.$C$5]+[.$C$5]*([.A917]-1)*[.$B$1]/365" office:value-type="float" office:value="36741.3698630137" calcext:value-type="float">
            <text:p>36741.37</text:p>
          </table:table-cell>
          <table:table-cell table:number-columns-repeated="1021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B917]+[.B917]*([.$B$1]/365)" office:value-type="float" office:value="44461.5680830281" calcext:value-type="float">
            <text:p>44461.57</text:p>
          </table:table-cell>
          <table:table-cell table:formula="of:=[.$C$5]+[.$C$5]*([.A918]-1)*[.$B$1]/365" office:value-type="float" office:value="36758.6301369863" calcext:value-type="float">
            <text:p>36758.63</text:p>
          </table:table-cell>
          <table:table-cell table:number-columns-repeated="1021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B918]+[.B918]*([.$B$1]/365)" office:value-type="float" office:value="44498.1118376169" calcext:value-type="float">
            <text:p>44498.11</text:p>
          </table:table-cell>
          <table:table-cell table:formula="of:=[.$C$5]+[.$C$5]*([.A919]-1)*[.$B$1]/365" office:value-type="float" office:value="36775.8904109589" calcext:value-type="float">
            <text:p>36775.89</text:p>
          </table:table-cell>
          <table:table-cell table:number-columns-repeated="1021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B919]+[.B919]*([.$B$1]/365)" office:value-type="float" office:value="44534.6856281683" calcext:value-type="float">
            <text:p>44534.69</text:p>
          </table:table-cell>
          <table:table-cell table:formula="of:=[.$C$5]+[.$C$5]*([.A920]-1)*[.$B$1]/365" office:value-type="float" office:value="36793.1506849315" calcext:value-type="float">
            <text:p>36793.15</text:p>
          </table:table-cell>
          <table:table-cell table:number-columns-repeated="1021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B920]+[.B920]*([.$B$1]/365)" office:value-type="float" office:value="44571.2894793696" calcext:value-type="float">
            <text:p>44571.29</text:p>
          </table:table-cell>
          <table:table-cell table:formula="of:=[.$C$5]+[.$C$5]*([.A921]-1)*[.$B$1]/365" office:value-type="float" office:value="36810.4109589041" calcext:value-type="float">
            <text:p>36810.41</text:p>
          </table:table-cell>
          <table:table-cell table:number-columns-repeated="1021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B921]+[.B921]*([.$B$1]/365)" office:value-type="float" office:value="44607.9234159279" calcext:value-type="float">
            <text:p>44607.92</text:p>
          </table:table-cell>
          <table:table-cell table:formula="of:=[.$C$5]+[.$C$5]*([.A922]-1)*[.$B$1]/365" office:value-type="float" office:value="36827.6712328767" calcext:value-type="float">
            <text:p>36827.67</text:p>
          </table:table-cell>
          <table:table-cell table:number-columns-repeated="1021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B922]+[.B922]*([.$B$1]/365)" office:value-type="float" office:value="44644.5874625712" calcext:value-type="float">
            <text:p>44644.59</text:p>
          </table:table-cell>
          <table:table-cell table:formula="of:=[.$C$5]+[.$C$5]*([.A923]-1)*[.$B$1]/365" office:value-type="float" office:value="36844.9315068493" calcext:value-type="float">
            <text:p>36844.93</text:p>
          </table:table-cell>
          <table:table-cell table:number-columns-repeated="1021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B923]+[.B923]*([.$B$1]/365)" office:value-type="float" office:value="44681.2816440473" calcext:value-type="float">
            <text:p>44681.28</text:p>
          </table:table-cell>
          <table:table-cell table:formula="of:=[.$C$5]+[.$C$5]*([.A924]-1)*[.$B$1]/365" office:value-type="float" office:value="36862.1917808219" calcext:value-type="float">
            <text:p>36862.19</text:p>
          </table:table-cell>
          <table:table-cell table:number-columns-repeated="1021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B924]+[.B924]*([.$B$1]/365)" office:value-type="float" office:value="44718.0059851246" calcext:value-type="float">
            <text:p>44718.01</text:p>
          </table:table-cell>
          <table:table-cell table:formula="of:=[.$C$5]+[.$C$5]*([.A925]-1)*[.$B$1]/365" office:value-type="float" office:value="36879.4520547945" calcext:value-type="float">
            <text:p>36879.45</text:p>
          </table:table-cell>
          <table:table-cell table:number-columns-repeated="1021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B925]+[.B925]*([.$B$1]/365)" office:value-type="float" office:value="44754.7605105918" calcext:value-type="float">
            <text:p>44754.76</text:p>
          </table:table-cell>
          <table:table-cell table:formula="of:=[.$C$5]+[.$C$5]*([.A926]-1)*[.$B$1]/365" office:value-type="float" office:value="36896.7123287671" calcext:value-type="float">
            <text:p>36896.71</text:p>
          </table:table-cell>
          <table:table-cell table:number-columns-repeated="1021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B926]+[.B926]*([.$B$1]/365)" office:value-type="float" office:value="44791.545245258" calcext:value-type="float">
            <text:p>44791.55</text:p>
          </table:table-cell>
          <table:table-cell table:formula="of:=[.$C$5]+[.$C$5]*([.A927]-1)*[.$B$1]/365" office:value-type="float" office:value="36913.9726027397" calcext:value-type="float">
            <text:p>36913.97</text:p>
          </table:table-cell>
          <table:table-cell table:number-columns-repeated="1021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B927]+[.B927]*([.$B$1]/365)" office:value-type="float" office:value="44828.3602139528" calcext:value-type="float">
            <text:p>44828.36</text:p>
          </table:table-cell>
          <table:table-cell table:formula="of:=[.$C$5]+[.$C$5]*([.A928]-1)*[.$B$1]/365" office:value-type="float" office:value="36931.2328767123" calcext:value-type="float">
            <text:p>36931.23</text:p>
          </table:table-cell>
          <table:table-cell table:number-columns-repeated="1021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B928]+[.B928]*([.$B$1]/365)" office:value-type="float" office:value="44865.2054415259" calcext:value-type="float">
            <text:p>44865.21</text:p>
          </table:table-cell>
          <table:table-cell table:formula="of:=[.$C$5]+[.$C$5]*([.A929]-1)*[.$B$1]/365" office:value-type="float" office:value="36948.4931506849" calcext:value-type="float">
            <text:p>36948.49</text:p>
          </table:table-cell>
          <table:table-cell table:number-columns-repeated="1021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B929]+[.B929]*([.$B$1]/365)" office:value-type="float" office:value="44902.0809528477" calcext:value-type="float">
            <text:p>44902.08</text:p>
          </table:table-cell>
          <table:table-cell table:formula="of:=[.$C$5]+[.$C$5]*([.A930]-1)*[.$B$1]/365" office:value-type="float" office:value="36965.7534246575" calcext:value-type="float">
            <text:p>36965.75</text:p>
          </table:table-cell>
          <table:table-cell table:number-columns-repeated="1021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B930]+[.B930]*([.$B$1]/365)" office:value-type="float" office:value="44938.9867728089" calcext:value-type="float">
            <text:p>44938.99</text:p>
          </table:table-cell>
          <table:table-cell table:formula="of:=[.$C$5]+[.$C$5]*([.A931]-1)*[.$B$1]/365" office:value-type="float" office:value="36983.0136986301" calcext:value-type="float">
            <text:p>36983.01</text:p>
          </table:table-cell>
          <table:table-cell table:number-columns-repeated="1021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B931]+[.B931]*([.$B$1]/365)" office:value-type="float" office:value="44975.9229263208" calcext:value-type="float">
            <text:p>44975.92</text:p>
          </table:table-cell>
          <table:table-cell table:formula="of:=[.$C$5]+[.$C$5]*([.A932]-1)*[.$B$1]/365" office:value-type="float" office:value="37000.2739726027" calcext:value-type="float">
            <text:p>37000.27</text:p>
          </table:table-cell>
          <table:table-cell table:number-columns-repeated="1021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B932]+[.B932]*([.$B$1]/365)" office:value-type="float" office:value="45012.889438315" calcext:value-type="float">
            <text:p>45012.89</text:p>
          </table:table-cell>
          <table:table-cell table:formula="of:=[.$C$5]+[.$C$5]*([.A933]-1)*[.$B$1]/365" office:value-type="float" office:value="37017.5342465753" calcext:value-type="float">
            <text:p>37017.53</text:p>
          </table:table-cell>
          <table:table-cell table:number-columns-repeated="1021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B933]+[.B933]*([.$B$1]/365)" office:value-type="float" office:value="45049.8863337438" calcext:value-type="float">
            <text:p>45049.89</text:p>
          </table:table-cell>
          <table:table-cell table:formula="of:=[.$C$5]+[.$C$5]*([.A934]-1)*[.$B$1]/365" office:value-type="float" office:value="37034.7945205479" calcext:value-type="float">
            <text:p>37034.79</text:p>
          </table:table-cell>
          <table:table-cell table:number-columns-repeated="1021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B934]+[.B934]*([.$B$1]/365)" office:value-type="float" office:value="45086.9136375797" calcext:value-type="float">
            <text:p>45086.91</text:p>
          </table:table-cell>
          <table:table-cell table:formula="of:=[.$C$5]+[.$C$5]*([.A935]-1)*[.$B$1]/365" office:value-type="float" office:value="37052.0547945205" calcext:value-type="float">
            <text:p>37052.05</text:p>
          </table:table-cell>
          <table:table-cell table:number-columns-repeated="1021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B935]+[.B935]*([.$B$1]/365)" office:value-type="float" office:value="45123.9713748161" calcext:value-type="float">
            <text:p>45123.97</text:p>
          </table:table-cell>
          <table:table-cell table:formula="of:=[.$C$5]+[.$C$5]*([.A936]-1)*[.$B$1]/365" office:value-type="float" office:value="37069.3150684932" calcext:value-type="float">
            <text:p>37069.32</text:p>
          </table:table-cell>
          <table:table-cell table:number-columns-repeated="1021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B936]+[.B936]*([.$B$1]/365)" office:value-type="float" office:value="45161.0595704666" calcext:value-type="float">
            <text:p>45161.06</text:p>
          </table:table-cell>
          <table:table-cell table:formula="of:=[.$C$5]+[.$C$5]*([.A937]-1)*[.$B$1]/365" office:value-type="float" office:value="37086.5753424657" calcext:value-type="float">
            <text:p>37086.58</text:p>
          </table:table-cell>
          <table:table-cell table:number-columns-repeated="1021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B937]+[.B937]*([.$B$1]/365)" office:value-type="float" office:value="45198.1782495657" calcext:value-type="float">
            <text:p>45198.18</text:p>
          </table:table-cell>
          <table:table-cell table:formula="of:=[.$C$5]+[.$C$5]*([.A938]-1)*[.$B$1]/365" office:value-type="float" office:value="37103.8356164384" calcext:value-type="float">
            <text:p>37103.84</text:p>
          </table:table-cell>
          <table:table-cell table:number-columns-repeated="1021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B938]+[.B938]*([.$B$1]/365)" office:value-type="float" office:value="45235.327437168" calcext:value-type="float">
            <text:p>45235.33</text:p>
          </table:table-cell>
          <table:table-cell table:formula="of:=[.$C$5]+[.$C$5]*([.A939]-1)*[.$B$1]/365" office:value-type="float" office:value="37121.095890411" calcext:value-type="float">
            <text:p>37121.10</text:p>
          </table:table-cell>
          <table:table-cell table:number-columns-repeated="1021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B939]+[.B939]*([.$B$1]/365)" office:value-type="float" office:value="45272.5071583493" calcext:value-type="float">
            <text:p>45272.51</text:p>
          </table:table-cell>
          <table:table-cell table:formula="of:=[.$C$5]+[.$C$5]*([.A940]-1)*[.$B$1]/365" office:value-type="float" office:value="37138.3561643836" calcext:value-type="float">
            <text:p>37138.36</text:p>
          </table:table-cell>
          <table:table-cell table:number-columns-repeated="1021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B940]+[.B940]*([.$B$1]/365)" office:value-type="float" office:value="45309.7174382055" calcext:value-type="float">
            <text:p>45309.72</text:p>
          </table:table-cell>
          <table:table-cell table:formula="of:=[.$C$5]+[.$C$5]*([.A941]-1)*[.$B$1]/365" office:value-type="float" office:value="37155.6164383562" calcext:value-type="float">
            <text:p>37155.62</text:p>
          </table:table-cell>
          <table:table-cell table:number-columns-repeated="1021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B941]+[.B941]*([.$B$1]/365)" office:value-type="float" office:value="45346.9583018533" calcext:value-type="float">
            <text:p>45346.96</text:p>
          </table:table-cell>
          <table:table-cell table:formula="of:=[.$C$5]+[.$C$5]*([.A942]-1)*[.$B$1]/365" office:value-type="float" office:value="37172.8767123288" calcext:value-type="float">
            <text:p>37172.88</text:p>
          </table:table-cell>
          <table:table-cell table:number-columns-repeated="1021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B942]+[.B942]*([.$B$1]/365)" office:value-type="float" office:value="45384.2297744302" calcext:value-type="float">
            <text:p>45384.23</text:p>
          </table:table-cell>
          <table:table-cell table:formula="of:=[.$C$5]+[.$C$5]*([.A943]-1)*[.$B$1]/365" office:value-type="float" office:value="37190.1369863014" calcext:value-type="float">
            <text:p>37190.14</text:p>
          </table:table-cell>
          <table:table-cell table:number-columns-repeated="1021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B943]+[.B943]*([.$B$1]/365)" office:value-type="float" office:value="45421.5318810941" calcext:value-type="float">
            <text:p>45421.53</text:p>
          </table:table-cell>
          <table:table-cell table:formula="of:=[.$C$5]+[.$C$5]*([.A944]-1)*[.$B$1]/365" office:value-type="float" office:value="37207.397260274" calcext:value-type="float">
            <text:p>37207.40</text:p>
          </table:table-cell>
          <table:table-cell table:number-columns-repeated="1021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B944]+[.B944]*([.$B$1]/365)" office:value-type="float" office:value="45458.8646470237" calcext:value-type="float">
            <text:p>45458.86</text:p>
          </table:table-cell>
          <table:table-cell table:formula="of:=[.$C$5]+[.$C$5]*([.A945]-1)*[.$B$1]/365" office:value-type="float" office:value="37224.6575342466" calcext:value-type="float">
            <text:p>37224.66</text:p>
          </table:table-cell>
          <table:table-cell table:number-columns-repeated="1021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B945]+[.B945]*([.$B$1]/365)" office:value-type="float" office:value="45496.2280974186" calcext:value-type="float">
            <text:p>45496.23</text:p>
          </table:table-cell>
          <table:table-cell table:formula="of:=[.$C$5]+[.$C$5]*([.A946]-1)*[.$B$1]/365" office:value-type="float" office:value="37241.9178082192" calcext:value-type="float">
            <text:p>37241.92</text:p>
          </table:table-cell>
          <table:table-cell table:number-columns-repeated="1021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B946]+[.B946]*([.$B$1]/365)" office:value-type="float" office:value="45533.6222574986" calcext:value-type="float">
            <text:p>45533.62</text:p>
          </table:table-cell>
          <table:table-cell table:formula="of:=[.$C$5]+[.$C$5]*([.A947]-1)*[.$B$1]/365" office:value-type="float" office:value="37259.1780821918" calcext:value-type="float">
            <text:p>37259.18</text:p>
          </table:table-cell>
          <table:table-cell table:number-columns-repeated="1021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B947]+[.B947]*([.$B$1]/365)" office:value-type="float" office:value="45571.0471525048" calcext:value-type="float">
            <text:p>45571.05</text:p>
          </table:table-cell>
          <table:table-cell table:formula="of:=[.$C$5]+[.$C$5]*([.A948]-1)*[.$B$1]/365" office:value-type="float" office:value="37276.4383561644" calcext:value-type="float">
            <text:p>37276.44</text:p>
          </table:table-cell>
          <table:table-cell table:number-columns-repeated="1021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B948]+[.B948]*([.$B$1]/365)" office:value-type="float" office:value="45608.5028076986" calcext:value-type="float">
            <text:p>45608.50</text:p>
          </table:table-cell>
          <table:table-cell table:formula="of:=[.$C$5]+[.$C$5]*([.A949]-1)*[.$B$1]/365" office:value-type="float" office:value="37293.698630137" calcext:value-type="float">
            <text:p>37293.70</text:p>
          </table:table-cell>
          <table:table-cell table:number-columns-repeated="1021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B949]+[.B949]*([.$B$1]/365)" office:value-type="float" office:value="45645.9892483625" calcext:value-type="float">
            <text:p>45645.99</text:p>
          </table:table-cell>
          <table:table-cell table:formula="of:=[.$C$5]+[.$C$5]*([.A950]-1)*[.$B$1]/365" office:value-type="float" office:value="37310.9589041096" calcext:value-type="float">
            <text:p>37310.96</text:p>
          </table:table-cell>
          <table:table-cell table:number-columns-repeated="1021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B950]+[.B950]*([.$B$1]/365)" office:value-type="float" office:value="45683.5064997995" calcext:value-type="float">
            <text:p>45683.51</text:p>
          </table:table-cell>
          <table:table-cell table:formula="of:=[.$C$5]+[.$C$5]*([.A951]-1)*[.$B$1]/365" office:value-type="float" office:value="37328.2191780822" calcext:value-type="float">
            <text:p>37328.22</text:p>
          </table:table-cell>
          <table:table-cell table:number-columns-repeated="1021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B951]+[.B951]*([.$B$1]/365)" office:value-type="float" office:value="45721.0545873336" calcext:value-type="float">
            <text:p>45721.05</text:p>
          </table:table-cell>
          <table:table-cell table:formula="of:=[.$C$5]+[.$C$5]*([.A952]-1)*[.$B$1]/365" office:value-type="float" office:value="37345.4794520548" calcext:value-type="float">
            <text:p>37345.48</text:p>
          </table:table-cell>
          <table:table-cell table:number-columns-repeated="1021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B952]+[.B952]*([.$B$1]/365)" office:value-type="float" office:value="45758.6335363095" calcext:value-type="float">
            <text:p>45758.63</text:p>
          </table:table-cell>
          <table:table-cell table:formula="of:=[.$C$5]+[.$C$5]*([.A953]-1)*[.$B$1]/365" office:value-type="float" office:value="37362.7397260274" calcext:value-type="float">
            <text:p>37362.74</text:p>
          </table:table-cell>
          <table:table-cell table:number-columns-repeated="1021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B953]+[.B953]*([.$B$1]/365)" office:value-type="float" office:value="45796.2433720927" calcext:value-type="float">
            <text:p>45796.24</text:p>
          </table:table-cell>
          <table:table-cell table:formula="of:=[.$C$5]+[.$C$5]*([.A954]-1)*[.$B$1]/365" office:value-type="float" office:value="37380" calcext:value-type="float">
            <text:p>37380.00</text:p>
          </table:table-cell>
          <table:table-cell table:number-columns-repeated="1021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B954]+[.B954]*([.$B$1]/365)" office:value-type="float" office:value="45833.8841200698" calcext:value-type="float">
            <text:p>45833.88</text:p>
          </table:table-cell>
          <table:table-cell table:formula="of:=[.$C$5]+[.$C$5]*([.A955]-1)*[.$B$1]/365" office:value-type="float" office:value="37397.2602739726" calcext:value-type="float">
            <text:p>37397.26</text:p>
          </table:table-cell>
          <table:table-cell table:number-columns-repeated="1021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B955]+[.B955]*([.$B$1]/365)" office:value-type="float" office:value="45871.5558056479" calcext:value-type="float">
            <text:p>45871.56</text:p>
          </table:table-cell>
          <table:table-cell table:formula="of:=[.$C$5]+[.$C$5]*([.A956]-1)*[.$B$1]/365" office:value-type="float" office:value="37414.5205479452" calcext:value-type="float">
            <text:p>37414.52</text:p>
          </table:table-cell>
          <table:table-cell table:number-columns-repeated="1021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B956]+[.B956]*([.$B$1]/365)" office:value-type="float" office:value="45909.2584542553" calcext:value-type="float">
            <text:p>45909.26</text:p>
          </table:table-cell>
          <table:table-cell table:formula="of:=[.$C$5]+[.$C$5]*([.A957]-1)*[.$B$1]/365" office:value-type="float" office:value="37431.7808219178" calcext:value-type="float">
            <text:p>37431.78</text:p>
          </table:table-cell>
          <table:table-cell table:number-columns-repeated="1021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B957]+[.B957]*([.$B$1]/365)" office:value-type="float" office:value="45946.992091341" calcext:value-type="float">
            <text:p>45946.99</text:p>
          </table:table-cell>
          <table:table-cell table:formula="of:=[.$C$5]+[.$C$5]*([.A958]-1)*[.$B$1]/365" office:value-type="float" office:value="37449.0410958904" calcext:value-type="float">
            <text:p>37449.04</text:p>
          </table:table-cell>
          <table:table-cell table:number-columns-repeated="1021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B958]+[.B958]*([.$B$1]/365)" office:value-type="float" office:value="45984.756742375" calcext:value-type="float">
            <text:p>45984.76</text:p>
          </table:table-cell>
          <table:table-cell table:formula="of:=[.$C$5]+[.$C$5]*([.A959]-1)*[.$B$1]/365" office:value-type="float" office:value="37466.301369863" calcext:value-type="float">
            <text:p>37466.30</text:p>
          </table:table-cell>
          <table:table-cell table:number-columns-repeated="1021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B959]+[.B959]*([.$B$1]/365)" office:value-type="float" office:value="46022.5524328482" calcext:value-type="float">
            <text:p>46022.55</text:p>
          </table:table-cell>
          <table:table-cell table:formula="of:=[.$C$5]+[.$C$5]*([.A960]-1)*[.$B$1]/365" office:value-type="float" office:value="37483.5616438356" calcext:value-type="float">
            <text:p>37483.56</text:p>
          </table:table-cell>
          <table:table-cell table:number-columns-repeated="1021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B960]+[.B960]*([.$B$1]/365)" office:value-type="float" office:value="46060.3791882724" calcext:value-type="float">
            <text:p>46060.38</text:p>
          </table:table-cell>
          <table:table-cell table:formula="of:=[.$C$5]+[.$C$5]*([.A961]-1)*[.$B$1]/365" office:value-type="float" office:value="37500.8219178082" calcext:value-type="float">
            <text:p>37500.82</text:p>
          </table:table-cell>
          <table:table-cell table:number-columns-repeated="1021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B961]+[.B961]*([.$B$1]/365)" office:value-type="float" office:value="46098.2370341806" calcext:value-type="float">
            <text:p>46098.24</text:p>
          </table:table-cell>
          <table:table-cell table:formula="of:=[.$C$5]+[.$C$5]*([.A962]-1)*[.$B$1]/365" office:value-type="float" office:value="37518.0821917808" calcext:value-type="float">
            <text:p>37518.08</text:p>
          </table:table-cell>
          <table:table-cell table:number-columns-repeated="1021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B962]+[.B962]*([.$B$1]/365)" office:value-type="float" office:value="46136.1259961265" calcext:value-type="float">
            <text:p>46136.13</text:p>
          </table:table-cell>
          <table:table-cell table:formula="of:=[.$C$5]+[.$C$5]*([.A963]-1)*[.$B$1]/365" office:value-type="float" office:value="37535.3424657534" calcext:value-type="float">
            <text:p>37535.34</text:p>
          </table:table-cell>
          <table:table-cell table:number-columns-repeated="1021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B963]+[.B963]*([.$B$1]/365)" office:value-type="float" office:value="46174.046099685" calcext:value-type="float">
            <text:p>46174.05</text:p>
          </table:table-cell>
          <table:table-cell table:formula="of:=[.$C$5]+[.$C$5]*([.A964]-1)*[.$B$1]/365" office:value-type="float" office:value="37552.602739726" calcext:value-type="float">
            <text:p>37552.60</text:p>
          </table:table-cell>
          <table:table-cell table:number-columns-repeated="1021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B964]+[.B964]*([.$B$1]/365)" office:value-type="float" office:value="46211.9973704518" calcext:value-type="float">
            <text:p>46212.00</text:p>
          </table:table-cell>
          <table:table-cell table:formula="of:=[.$C$5]+[.$C$5]*([.A965]-1)*[.$B$1]/365" office:value-type="float" office:value="37569.8630136986" calcext:value-type="float">
            <text:p>37569.86</text:p>
          </table:table-cell>
          <table:table-cell table:number-columns-repeated="1021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B965]+[.B965]*([.$B$1]/365)" office:value-type="float" office:value="46249.979834044" calcext:value-type="float">
            <text:p>46249.98</text:p>
          </table:table-cell>
          <table:table-cell table:formula="of:=[.$C$5]+[.$C$5]*([.A966]-1)*[.$B$1]/365" office:value-type="float" office:value="37587.1232876712" calcext:value-type="float">
            <text:p>37587.12</text:p>
          </table:table-cell>
          <table:table-cell table:number-columns-repeated="1021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B966]+[.B966]*([.$B$1]/365)" office:value-type="float" office:value="46287.9935160994" calcext:value-type="float">
            <text:p>46287.99</text:p>
          </table:table-cell>
          <table:table-cell table:formula="of:=[.$C$5]+[.$C$5]*([.A967]-1)*[.$B$1]/365" office:value-type="float" office:value="37604.3835616438" calcext:value-type="float">
            <text:p>37604.38</text:p>
          </table:table-cell>
          <table:table-cell table:number-columns-repeated="1021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B967]+[.B967]*([.$B$1]/365)" office:value-type="float" office:value="46326.038442277" calcext:value-type="float">
            <text:p>46326.04</text:p>
          </table:table-cell>
          <table:table-cell table:formula="of:=[.$C$5]+[.$C$5]*([.A968]-1)*[.$B$1]/365" office:value-type="float" office:value="37621.6438356164" calcext:value-type="float">
            <text:p>37621.64</text:p>
          </table:table-cell>
          <table:table-cell table:number-columns-repeated="1021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B968]+[.B968]*([.$B$1]/365)" office:value-type="float" office:value="46364.1146382569" calcext:value-type="float">
            <text:p>46364.11</text:p>
          </table:table-cell>
          <table:table-cell table:formula="of:=[.$C$5]+[.$C$5]*([.A969]-1)*[.$B$1]/365" office:value-type="float" office:value="37638.904109589" calcext:value-type="float">
            <text:p>37638.90</text:p>
          </table:table-cell>
          <table:table-cell table:number-columns-repeated="1021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B969]+[.B969]*([.$B$1]/365)" office:value-type="float" office:value="46402.2221297404" calcext:value-type="float">
            <text:p>46402.22</text:p>
          </table:table-cell>
          <table:table-cell table:formula="of:=[.$C$5]+[.$C$5]*([.A970]-1)*[.$B$1]/365" office:value-type="float" office:value="37656.1643835616" calcext:value-type="float">
            <text:p>37656.16</text:p>
          </table:table-cell>
          <table:table-cell table:number-columns-repeated="1021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B970]+[.B970]*([.$B$1]/365)" office:value-type="float" office:value="46440.3609424498" calcext:value-type="float">
            <text:p>46440.36</text:p>
          </table:table-cell>
          <table:table-cell table:formula="of:=[.$C$5]+[.$C$5]*([.A971]-1)*[.$B$1]/365" office:value-type="float" office:value="37673.4246575342" calcext:value-type="float">
            <text:p>37673.42</text:p>
          </table:table-cell>
          <table:table-cell table:number-columns-repeated="1021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B971]+[.B971]*([.$B$1]/365)" office:value-type="float" office:value="46478.5311021285" calcext:value-type="float">
            <text:p>46478.53</text:p>
          </table:table-cell>
          <table:table-cell table:formula="of:=[.$C$5]+[.$C$5]*([.A972]-1)*[.$B$1]/365" office:value-type="float" office:value="37690.6849315069" calcext:value-type="float">
            <text:p>37690.68</text:p>
          </table:table-cell>
          <table:table-cell table:number-columns-repeated="1021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B972]+[.B972]*([.$B$1]/365)" office:value-type="float" office:value="46516.7326345412" calcext:value-type="float">
            <text:p>46516.73</text:p>
          </table:table-cell>
          <table:table-cell table:formula="of:=[.$C$5]+[.$C$5]*([.A973]-1)*[.$B$1]/365" office:value-type="float" office:value="37707.9452054795" calcext:value-type="float">
            <text:p>37707.95</text:p>
          </table:table-cell>
          <table:table-cell table:number-columns-repeated="1021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B973]+[.B973]*([.$B$1]/365)" office:value-type="float" office:value="46554.9655654737" calcext:value-type="float">
            <text:p>46554.97</text:p>
          </table:table-cell>
          <table:table-cell table:formula="of:=[.$C$5]+[.$C$5]*([.A974]-1)*[.$B$1]/365" office:value-type="float" office:value="37725.2054794521" calcext:value-type="float">
            <text:p>37725.21</text:p>
          </table:table-cell>
          <table:table-cell table:number-columns-repeated="1021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B974]+[.B974]*([.$B$1]/365)" office:value-type="float" office:value="46593.229920733" calcext:value-type="float">
            <text:p>46593.23</text:p>
          </table:table-cell>
          <table:table-cell table:formula="of:=[.$C$5]+[.$C$5]*([.A975]-1)*[.$B$1]/365" office:value-type="float" office:value="37742.4657534247" calcext:value-type="float">
            <text:p>37742.47</text:p>
          </table:table-cell>
          <table:table-cell table:number-columns-repeated="1021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B975]+[.B975]*([.$B$1]/365)" office:value-type="float" office:value="46631.5257261473" calcext:value-type="float">
            <text:p>46631.53</text:p>
          </table:table-cell>
          <table:table-cell table:formula="of:=[.$C$5]+[.$C$5]*([.A976]-1)*[.$B$1]/365" office:value-type="float" office:value="37759.7260273973" calcext:value-type="float">
            <text:p>37759.73</text:p>
          </table:table-cell>
          <table:table-cell table:number-columns-repeated="1021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B976]+[.B976]*([.$B$1]/365)" office:value-type="float" office:value="46669.8530075661" calcext:value-type="float">
            <text:p>46669.85</text:p>
          </table:table-cell>
          <table:table-cell table:formula="of:=[.$C$5]+[.$C$5]*([.A977]-1)*[.$B$1]/365" office:value-type="float" office:value="37776.9863013699" calcext:value-type="float">
            <text:p>37776.99</text:p>
          </table:table-cell>
          <table:table-cell table:number-columns-repeated="1021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B977]+[.B977]*([.$B$1]/365)" office:value-type="float" office:value="46708.21179086" calcext:value-type="float">
            <text:p>46708.21</text:p>
          </table:table-cell>
          <table:table-cell table:formula="of:=[.$C$5]+[.$C$5]*([.A978]-1)*[.$B$1]/365" office:value-type="float" office:value="37794.2465753425" calcext:value-type="float">
            <text:p>37794.25</text:p>
          </table:table-cell>
          <table:table-cell table:number-columns-repeated="1021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B978]+[.B978]*([.$B$1]/365)" office:value-type="float" office:value="46746.6021019209" calcext:value-type="float">
            <text:p>46746.60</text:p>
          </table:table-cell>
          <table:table-cell table:formula="of:=[.$C$5]+[.$C$5]*([.A979]-1)*[.$B$1]/365" office:value-type="float" office:value="37811.5068493151" calcext:value-type="float">
            <text:p>37811.51</text:p>
          </table:table-cell>
          <table:table-cell table:number-columns-repeated="1021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B979]+[.B979]*([.$B$1]/365)" office:value-type="float" office:value="46785.0239666622" calcext:value-type="float">
            <text:p>46785.02</text:p>
          </table:table-cell>
          <table:table-cell table:formula="of:=[.$C$5]+[.$C$5]*([.A980]-1)*[.$B$1]/365" office:value-type="float" office:value="37828.7671232877" calcext:value-type="float">
            <text:p>37828.77</text:p>
          </table:table-cell>
          <table:table-cell table:number-columns-repeated="1021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B980]+[.B980]*([.$B$1]/365)" office:value-type="float" office:value="46823.4774110184" calcext:value-type="float">
            <text:p>46823.48</text:p>
          </table:table-cell>
          <table:table-cell table:formula="of:=[.$C$5]+[.$C$5]*([.A981]-1)*[.$B$1]/365" office:value-type="float" office:value="37846.0273972603" calcext:value-type="float">
            <text:p>37846.03</text:p>
          </table:table-cell>
          <table:table-cell table:number-columns-repeated="1021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B981]+[.B981]*([.$B$1]/365)" office:value-type="float" office:value="46861.9624609453" calcext:value-type="float">
            <text:p>46861.96</text:p>
          </table:table-cell>
          <table:table-cell table:formula="of:=[.$C$5]+[.$C$5]*([.A982]-1)*[.$B$1]/365" office:value-type="float" office:value="37863.2876712329" calcext:value-type="float">
            <text:p>37863.29</text:p>
          </table:table-cell>
          <table:table-cell table:number-columns-repeated="1021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B982]+[.B982]*([.$B$1]/365)" office:value-type="float" office:value="46900.47914242" calcext:value-type="float">
            <text:p>46900.48</text:p>
          </table:table-cell>
          <table:table-cell table:formula="of:=[.$C$5]+[.$C$5]*([.A983]-1)*[.$B$1]/365" office:value-type="float" office:value="37880.5479452055" calcext:value-type="float">
            <text:p>37880.55</text:p>
          </table:table-cell>
          <table:table-cell table:number-columns-repeated="1021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B983]+[.B983]*([.$B$1]/365)" office:value-type="float" office:value="46939.0274814412" calcext:value-type="float">
            <text:p>46939.03</text:p>
          </table:table-cell>
          <table:table-cell table:formula="of:=[.$C$5]+[.$C$5]*([.A984]-1)*[.$B$1]/365" office:value-type="float" office:value="37897.8082191781" calcext:value-type="float">
            <text:p>37897.81</text:p>
          </table:table-cell>
          <table:table-cell table:number-columns-repeated="1021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B984]+[.B984]*([.$B$1]/365)" office:value-type="float" office:value="46977.6075040287" calcext:value-type="float">
            <text:p>46977.61</text:p>
          </table:table-cell>
          <table:table-cell table:formula="of:=[.$C$5]+[.$C$5]*([.A985]-1)*[.$B$1]/365" office:value-type="float" office:value="37915.0684931507" calcext:value-type="float">
            <text:p>37915.07</text:p>
          </table:table-cell>
          <table:table-cell table:number-columns-repeated="1021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B985]+[.B985]*([.$B$1]/365)" office:value-type="float" office:value="47016.2192362238" calcext:value-type="float">
            <text:p>47016.22</text:p>
          </table:table-cell>
          <table:table-cell table:formula="of:=[.$C$5]+[.$C$5]*([.A986]-1)*[.$B$1]/365" office:value-type="float" office:value="37932.3287671233" calcext:value-type="float">
            <text:p>37932.33</text:p>
          </table:table-cell>
          <table:table-cell table:number-columns-repeated="1021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B986]+[.B986]*([.$B$1]/365)" office:value-type="float" office:value="47054.8627040892" calcext:value-type="float">
            <text:p>47054.86</text:p>
          </table:table-cell>
          <table:table-cell table:formula="of:=[.$C$5]+[.$C$5]*([.A987]-1)*[.$B$1]/365" office:value-type="float" office:value="37949.5890410959" calcext:value-type="float">
            <text:p>37949.59</text:p>
          </table:table-cell>
          <table:table-cell table:number-columns-repeated="1021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B987]+[.B987]*([.$B$1]/365)" office:value-type="float" office:value="47093.537933709" calcext:value-type="float">
            <text:p>47093.54</text:p>
          </table:table-cell>
          <table:table-cell table:formula="of:=[.$C$5]+[.$C$5]*([.A988]-1)*[.$B$1]/365" office:value-type="float" office:value="37966.8493150685" calcext:value-type="float">
            <text:p>37966.85</text:p>
          </table:table-cell>
          <table:table-cell table:number-columns-repeated="1021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B988]+[.B988]*([.$B$1]/365)" office:value-type="float" office:value="47132.2449511887" calcext:value-type="float">
            <text:p>47132.24</text:p>
          </table:table-cell>
          <table:table-cell table:formula="of:=[.$C$5]+[.$C$5]*([.A989]-1)*[.$B$1]/365" office:value-type="float" office:value="37984.1095890411" calcext:value-type="float">
            <text:p>37984.11</text:p>
          </table:table-cell>
          <table:table-cell table:number-columns-repeated="1021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B989]+[.B989]*([.$B$1]/365)" office:value-type="float" office:value="47170.9837826555" calcext:value-type="float">
            <text:p>47170.98</text:p>
          </table:table-cell>
          <table:table-cell table:formula="of:=[.$C$5]+[.$C$5]*([.A990]-1)*[.$B$1]/365" office:value-type="float" office:value="38001.3698630137" calcext:value-type="float">
            <text:p>38001.37</text:p>
          </table:table-cell>
          <table:table-cell table:number-columns-repeated="1021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B990]+[.B990]*([.$B$1]/365)" office:value-type="float" office:value="47209.7544542576" calcext:value-type="float">
            <text:p>47209.75</text:p>
          </table:table-cell>
          <table:table-cell table:formula="of:=[.$C$5]+[.$C$5]*([.A991]-1)*[.$B$1]/365" office:value-type="float" office:value="38018.6301369863" calcext:value-type="float">
            <text:p>38018.63</text:p>
          </table:table-cell>
          <table:table-cell table:number-columns-repeated="1021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B991]+[.B991]*([.$B$1]/365)" office:value-type="float" office:value="47248.5569921653" calcext:value-type="float">
            <text:p>47248.56</text:p>
          </table:table-cell>
          <table:table-cell table:formula="of:=[.$C$5]+[.$C$5]*([.A992]-1)*[.$B$1]/365" office:value-type="float" office:value="38035.8904109589" calcext:value-type="float">
            <text:p>38035.89</text:p>
          </table:table-cell>
          <table:table-cell table:number-columns-repeated="1021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B992]+[.B992]*([.$B$1]/365)" office:value-type="float" office:value="47287.3914225698" calcext:value-type="float">
            <text:p>47287.39</text:p>
          </table:table-cell>
          <table:table-cell table:formula="of:=[.$C$5]+[.$C$5]*([.A993]-1)*[.$B$1]/365" office:value-type="float" office:value="38053.1506849315" calcext:value-type="float">
            <text:p>38053.15</text:p>
          </table:table-cell>
          <table:table-cell table:number-columns-repeated="1021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B993]+[.B993]*([.$B$1]/365)" office:value-type="float" office:value="47326.2577716842" calcext:value-type="float">
            <text:p>47326.26</text:p>
          </table:table-cell>
          <table:table-cell table:formula="of:=[.$C$5]+[.$C$5]*([.A994]-1)*[.$B$1]/365" office:value-type="float" office:value="38070.4109589041" calcext:value-type="float">
            <text:p>38070.41</text:p>
          </table:table-cell>
          <table:table-cell table:number-columns-repeated="1021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B994]+[.B994]*([.$B$1]/365)" office:value-type="float" office:value="47365.1560657431" calcext:value-type="float">
            <text:p>47365.16</text:p>
          </table:table-cell>
          <table:table-cell table:formula="of:=[.$C$5]+[.$C$5]*([.A995]-1)*[.$B$1]/365" office:value-type="float" office:value="38087.6712328767" calcext:value-type="float">
            <text:p>38087.67</text:p>
          </table:table-cell>
          <table:table-cell table:number-columns-repeated="1021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B995]+[.B995]*([.$B$1]/365)" office:value-type="float" office:value="47404.0863310026" calcext:value-type="float">
            <text:p>47404.09</text:p>
          </table:table-cell>
          <table:table-cell table:formula="of:=[.$C$5]+[.$C$5]*([.A996]-1)*[.$B$1]/365" office:value-type="float" office:value="38104.9315068493" calcext:value-type="float">
            <text:p>38104.93</text:p>
          </table:table-cell>
          <table:table-cell table:number-columns-repeated="1021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B996]+[.B996]*([.$B$1]/365)" office:value-type="float" office:value="47443.0485937405" calcext:value-type="float">
            <text:p>47443.05</text:p>
          </table:table-cell>
          <table:table-cell table:formula="of:=[.$C$5]+[.$C$5]*([.A997]-1)*[.$B$1]/365" office:value-type="float" office:value="38122.1917808219" calcext:value-type="float">
            <text:p>38122.19</text:p>
          </table:table-cell>
          <table:table-cell table:number-columns-repeated="1021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B997]+[.B997]*([.$B$1]/365)" office:value-type="float" office:value="47482.0428802559" calcext:value-type="float">
            <text:p>47482.04</text:p>
          </table:table-cell>
          <table:table-cell table:formula="of:=[.$C$5]+[.$C$5]*([.A998]-1)*[.$B$1]/365" office:value-type="float" office:value="38139.4520547945" calcext:value-type="float">
            <text:p>38139.45</text:p>
          </table:table-cell>
          <table:table-cell table:number-columns-repeated="1021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B998]+[.B998]*([.$B$1]/365)" office:value-type="float" office:value="47521.0692168698" calcext:value-type="float">
            <text:p>47521.07</text:p>
          </table:table-cell>
          <table:table-cell table:formula="of:=[.$C$5]+[.$C$5]*([.A999]-1)*[.$B$1]/365" office:value-type="float" office:value="38156.7123287671" calcext:value-type="float">
            <text:p>38156.71</text:p>
          </table:table-cell>
          <table:table-cell table:number-columns-repeated="1021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B999]+[.B999]*([.$B$1]/365)" office:value-type="float" office:value="47560.1276299247" calcext:value-type="float">
            <text:p>47560.13</text:p>
          </table:table-cell>
          <table:table-cell table:formula="of:=[.$C$5]+[.$C$5]*([.A1000]-1)*[.$B$1]/365" office:value-type="float" office:value="38173.9726027397" calcext:value-type="float">
            <text:p>38173.97</text:p>
          </table:table-cell>
          <table:table-cell table:number-columns-repeated="1021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B1000]+[.B1000]*([.$B$1]/365)" office:value-type="float" office:value="47599.2181457849" calcext:value-type="float">
            <text:p>47599.22</text:p>
          </table:table-cell>
          <table:table-cell table:formula="of:=[.$C$5]+[.$C$5]*([.A1001]-1)*[.$B$1]/365" office:value-type="float" office:value="38191.2328767123" calcext:value-type="float">
            <text:p>38191.23</text:p>
          </table:table-cell>
          <table:table-cell table:number-columns-repeated="1021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B1001]+[.B1001]*([.$B$1]/365)" office:value-type="float" office:value="47638.3407908363" calcext:value-type="float">
            <text:p>47638.34</text:p>
          </table:table-cell>
          <table:table-cell table:formula="of:=[.$C$5]+[.$C$5]*([.A1002]-1)*[.$B$1]/365" office:value-type="float" office:value="38208.4931506849" calcext:value-type="float">
            <text:p>38208.49</text:p>
          </table:table-cell>
          <table:table-cell table:number-columns-repeated="1021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B1002]+[.B1002]*([.$B$1]/365)" office:value-type="float" office:value="47677.4955914863" calcext:value-type="float">
            <text:p>47677.50</text:p>
          </table:table-cell>
          <table:table-cell table:formula="of:=[.$C$5]+[.$C$5]*([.A1003]-1)*[.$B$1]/365" office:value-type="float" office:value="38225.7534246575" calcext:value-type="float">
            <text:p>38225.75</text:p>
          </table:table-cell>
          <table:table-cell table:number-columns-repeated="1021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1003]+[.B1003]*([.$B$1]/365)" office:value-type="float" office:value="47716.6825741642" calcext:value-type="float">
            <text:p>47716.68</text:p>
          </table:table-cell>
          <table:table-cell table:formula="of:=[.$C$5]+[.$C$5]*([.A1004]-1)*[.$B$1]/365" office:value-type="float" office:value="38243.0136986301" calcext:value-type="float">
            <text:p>38243.01</text:p>
          </table:table-cell>
          <table:table-cell table:number-columns-repeated="1021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[.B1004]+[.B1004]*([.$B$1]/365)" office:value-type="float" office:value="47755.9017653211" calcext:value-type="float">
            <text:p>47755.90</text:p>
          </table:table-cell>
          <table:table-cell table:formula="of:=[.$C$5]+[.$C$5]*([.A1005]-1)*[.$B$1]/365" office:value-type="float" office:value="38260.2739726027" calcext:value-type="float">
            <text:p>38260.27</text:p>
          </table:table-cell>
          <table:table-cell table:number-columns-repeated="1021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formula="of:=[.B1005]+[.B1005]*([.$B$1]/365)" office:value-type="float" office:value="47795.1531914295" calcext:value-type="float">
            <text:p>47795.15</text:p>
          </table:table-cell>
          <table:table-cell table:formula="of:=[.$C$5]+[.$C$5]*([.A1006]-1)*[.$B$1]/365" office:value-type="float" office:value="38277.5342465753" calcext:value-type="float">
            <text:p>38277.53</text:p>
          </table:table-cell>
          <table:table-cell table:number-columns-repeated="1021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[.B1006]+[.B1006]*([.$B$1]/365)" office:value-type="float" office:value="47834.4368789841" calcext:value-type="float">
            <text:p>47834.44</text:p>
          </table:table-cell>
          <table:table-cell table:formula="of:=[.$C$5]+[.$C$5]*([.A1007]-1)*[.$B$1]/365" office:value-type="float" office:value="38294.7945205479" calcext:value-type="float">
            <text:p>38294.79</text:p>
          </table:table-cell>
          <table:table-cell table:number-columns-repeated="1021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[.B1007]+[.B1007]*([.$B$1]/365)" office:value-type="float" office:value="47873.7528545011" calcext:value-type="float">
            <text:p>47873.75</text:p>
          </table:table-cell>
          <table:table-cell table:formula="of:=[.$C$5]+[.$C$5]*([.A1008]-1)*[.$B$1]/365" office:value-type="float" office:value="38312.0547945205" calcext:value-type="float">
            <text:p>38312.05</text:p>
          </table:table-cell>
          <table:table-cell table:number-columns-repeated="1021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formula="of:=[.B1008]+[.B1008]*([.$B$1]/365)" office:value-type="float" office:value="47913.1011445185" calcext:value-type="float">
            <text:p>47913.10</text:p>
          </table:table-cell>
          <table:table-cell table:formula="of:=[.$C$5]+[.$C$5]*([.A1009]-1)*[.$B$1]/365" office:value-type="float" office:value="38329.3150684931" calcext:value-type="float">
            <text:p>38329.32</text:p>
          </table:table-cell>
          <table:table-cell table:number-columns-repeated="1021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[.B1009]+[.B1009]*([.$B$1]/365)" office:value-type="float" office:value="47952.4817755962" calcext:value-type="float">
            <text:p>47952.48</text:p>
          </table:table-cell>
          <table:table-cell table:formula="of:=[.$C$5]+[.$C$5]*([.A1010]-1)*[.$B$1]/365" office:value-type="float" office:value="38346.5753424658" calcext:value-type="float">
            <text:p>38346.58</text:p>
          </table:table-cell>
          <table:table-cell table:number-columns-repeated="1021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[.B1010]+[.B1010]*([.$B$1]/365)" office:value-type="float" office:value="47991.8947743159" calcext:value-type="float">
            <text:p>47991.89</text:p>
          </table:table-cell>
          <table:table-cell table:formula="of:=[.$C$5]+[.$C$5]*([.A1011]-1)*[.$B$1]/365" office:value-type="float" office:value="38363.8356164384" calcext:value-type="float">
            <text:p>38363.84</text:p>
          </table:table-cell>
          <table:table-cell table:number-columns-repeated="1021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formula="of:=[.B1011]+[.B1011]*([.$B$1]/365)" office:value-type="float" office:value="48031.340167281" calcext:value-type="float">
            <text:p>48031.34</text:p>
          </table:table-cell>
          <table:table-cell table:formula="of:=[.$C$5]+[.$C$5]*([.A1012]-1)*[.$B$1]/365" office:value-type="float" office:value="38381.095890411" calcext:value-type="float">
            <text:p>38381.10</text:p>
          </table:table-cell>
          <table:table-cell table:number-columns-repeated="1021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[.B1012]+[.B1012]*([.$B$1]/365)" office:value-type="float" office:value="48070.8179811172" calcext:value-type="float">
            <text:p>48070.82</text:p>
          </table:table-cell>
          <table:table-cell table:formula="of:=[.$C$5]+[.$C$5]*([.A1013]-1)*[.$B$1]/365" office:value-type="float" office:value="38398.3561643836" calcext:value-type="float">
            <text:p>38398.36</text:p>
          </table:table-cell>
          <table:table-cell table:number-columns-repeated="1021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[.B1013]+[.B1013]*([.$B$1]/365)" office:value-type="float" office:value="48110.3282424715" calcext:value-type="float">
            <text:p>48110.33</text:p>
          </table:table-cell>
          <table:table-cell table:formula="of:=[.$C$5]+[.$C$5]*([.A1014]-1)*[.$B$1]/365" office:value-type="float" office:value="38415.6164383562" calcext:value-type="float">
            <text:p>38415.62</text:p>
          </table:table-cell>
          <table:table-cell table:number-columns-repeated="1021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[.B1014]+[.B1014]*([.$B$1]/365)" office:value-type="float" office:value="48149.8709780133" calcext:value-type="float">
            <text:p>48149.87</text:p>
          </table:table-cell>
          <table:table-cell table:formula="of:=[.$C$5]+[.$C$5]*([.A1015]-1)*[.$B$1]/365" office:value-type="float" office:value="38432.8767123288" calcext:value-type="float">
            <text:p>38432.88</text:p>
          </table:table-cell>
          <table:table-cell table:number-columns-repeated="1021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formula="of:=[.B1015]+[.B1015]*([.$B$1]/365)" office:value-type="float" office:value="48189.4462144335" calcext:value-type="float">
            <text:p>48189.45</text:p>
          </table:table-cell>
          <table:table-cell table:formula="of:=[.$C$5]+[.$C$5]*([.A1016]-1)*[.$B$1]/365" office:value-type="float" office:value="38450.1369863014" calcext:value-type="float">
            <text:p>38450.14</text:p>
          </table:table-cell>
          <table:table-cell table:number-columns-repeated="1021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formula="of:=[.B1016]+[.B1016]*([.$B$1]/365)" office:value-type="float" office:value="48229.0539784454" calcext:value-type="float">
            <text:p>48229.05</text:p>
          </table:table-cell>
          <table:table-cell table:formula="of:=[.$C$5]+[.$C$5]*([.A1017]-1)*[.$B$1]/365" office:value-type="float" office:value="38467.397260274" calcext:value-type="float">
            <text:p>38467.40</text:p>
          </table:table-cell>
          <table:table-cell table:number-columns-repeated="1021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[.B1017]+[.B1017]*([.$B$1]/365)" office:value-type="float" office:value="48268.6942967839" calcext:value-type="float">
            <text:p>48268.69</text:p>
          </table:table-cell>
          <table:table-cell table:formula="of:=[.$C$5]+[.$C$5]*([.A1018]-1)*[.$B$1]/365" office:value-type="float" office:value="38484.6575342466" calcext:value-type="float">
            <text:p>38484.66</text:p>
          </table:table-cell>
          <table:table-cell table:number-columns-repeated="1021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[.B1018]+[.B1018]*([.$B$1]/365)" office:value-type="float" office:value="48308.3671962059" calcext:value-type="float">
            <text:p>48308.37</text:p>
          </table:table-cell>
          <table:table-cell table:formula="of:=[.$C$5]+[.$C$5]*([.A1019]-1)*[.$B$1]/365" office:value-type="float" office:value="38501.9178082192" calcext:value-type="float">
            <text:p>38501.92</text:p>
          </table:table-cell>
          <table:table-cell table:number-columns-repeated="1021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formula="of:=[.B1019]+[.B1019]*([.$B$1]/365)" office:value-type="float" office:value="48348.0727034904" calcext:value-type="float">
            <text:p>48348.07</text:p>
          </table:table-cell>
          <table:table-cell table:formula="of:=[.$C$5]+[.$C$5]*([.A1020]-1)*[.$B$1]/365" office:value-type="float" office:value="38519.1780821918" calcext:value-type="float">
            <text:p>38519.18</text:p>
          </table:table-cell>
          <table:table-cell table:number-columns-repeated="1021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[.B1020]+[.B1020]*([.$B$1]/365)" office:value-type="float" office:value="48387.8108454385" calcext:value-type="float">
            <text:p>48387.81</text:p>
          </table:table-cell>
          <table:table-cell table:formula="of:=[.$C$5]+[.$C$5]*([.A1021]-1)*[.$B$1]/365" office:value-type="float" office:value="38536.4383561644" calcext:value-type="float">
            <text:p>38536.44</text:p>
          </table:table-cell>
          <table:table-cell table:number-columns-repeated="1021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formula="of:=[.B1021]+[.B1021]*([.$B$1]/365)" office:value-type="float" office:value="48427.5816488731" calcext:value-type="float">
            <text:p>48427.58</text:p>
          </table:table-cell>
          <table:table-cell table:formula="of:=[.$C$5]+[.$C$5]*([.A1022]-1)*[.$B$1]/365" office:value-type="float" office:value="38553.698630137" calcext:value-type="float">
            <text:p>38553.70</text:p>
          </table:table-cell>
          <table:table-cell table:number-columns-repeated="1021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[.B1022]+[.B1022]*([.$B$1]/365)" office:value-type="float" office:value="48467.3851406393" calcext:value-type="float">
            <text:p>48467.39</text:p>
          </table:table-cell>
          <table:table-cell table:formula="of:=[.$C$5]+[.$C$5]*([.A1023]-1)*[.$B$1]/365" office:value-type="float" office:value="38570.9589041096" calcext:value-type="float">
            <text:p>38570.96</text:p>
          </table:table-cell>
          <table:table-cell table:number-columns-repeated="1021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[.B1023]+[.B1023]*([.$B$1]/365)" office:value-type="float" office:value="48507.2213476042" calcext:value-type="float">
            <text:p>48507.22</text:p>
          </table:table-cell>
          <table:table-cell table:formula="of:=[.$C$5]+[.$C$5]*([.A1024]-1)*[.$B$1]/365" office:value-type="float" office:value="38588.2191780822" calcext:value-type="float">
            <text:p>38588.22</text:p>
          </table:table-cell>
          <table:table-cell table:number-columns-repeated="1021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[.B1024]+[.B1024]*([.$B$1]/365)" office:value-type="float" office:value="48547.090296657" calcext:value-type="float">
            <text:p>48547.09</text:p>
          </table:table-cell>
          <table:table-cell table:formula="of:=[.$C$5]+[.$C$5]*([.A1025]-1)*[.$B$1]/365" office:value-type="float" office:value="38605.4794520548" calcext:value-type="float">
            <text:p>38605.48</text:p>
          </table:table-cell>
          <table:table-cell table:number-columns-repeated="1021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[.B1025]+[.B1025]*([.$B$1]/365)" office:value-type="float" office:value="48586.9920147091" calcext:value-type="float">
            <text:p>48586.99</text:p>
          </table:table-cell>
          <table:table-cell table:formula="of:=[.$C$5]+[.$C$5]*([.A1026]-1)*[.$B$1]/365" office:value-type="float" office:value="38622.7397260274" calcext:value-type="float">
            <text:p>38622.74</text:p>
          </table:table-cell>
          <table:table-cell table:number-columns-repeated="1021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[.B1026]+[.B1026]*([.$B$1]/365)" office:value-type="float" office:value="48626.9265286938" calcext:value-type="float">
            <text:p>48626.93</text:p>
          </table:table-cell>
          <table:table-cell table:formula="of:=[.$C$5]+[.$C$5]*([.A1027]-1)*[.$B$1]/365" office:value-type="float" office:value="38640" calcext:value-type="float">
            <text:p>38640.00</text:p>
          </table:table-cell>
          <table:table-cell table:number-columns-repeated="1021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B1027]+[.B1027]*([.$B$1]/365)" office:value-type="float" office:value="48666.8938655667" calcext:value-type="float">
            <text:p>48666.89</text:p>
          </table:table-cell>
          <table:table-cell table:formula="of:=[.$C$5]+[.$C$5]*([.A1028]-1)*[.$B$1]/365" office:value-type="float" office:value="38657.2602739726" calcext:value-type="float">
            <text:p>38657.26</text:p>
          </table:table-cell>
          <table:table-cell table:number-columns-repeated="1021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formula="of:=[.B1028]+[.B1028]*([.$B$1]/365)" office:value-type="float" office:value="48706.8940523055" calcext:value-type="float">
            <text:p>48706.89</text:p>
          </table:table-cell>
          <table:table-cell table:formula="of:=[.$C$5]+[.$C$5]*([.A1029]-1)*[.$B$1]/365" office:value-type="float" office:value="38674.5205479452" calcext:value-type="float">
            <text:p>38674.52</text:p>
          </table:table-cell>
          <table:table-cell table:number-columns-repeated="1021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formula="of:=[.B1029]+[.B1029]*([.$B$1]/365)" office:value-type="float" office:value="48746.9271159101" calcext:value-type="float">
            <text:p>48746.93</text:p>
          </table:table-cell>
          <table:table-cell table:formula="of:=[.$C$5]+[.$C$5]*([.A1030]-1)*[.$B$1]/365" office:value-type="float" office:value="38691.7808219178" calcext:value-type="float">
            <text:p>38691.78</text:p>
          </table:table-cell>
          <table:table-cell table:number-columns-repeated="1021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formula="of:=[.B1030]+[.B1030]*([.$B$1]/365)" office:value-type="float" office:value="48786.9930834027" calcext:value-type="float">
            <text:p>48786.99</text:p>
          </table:table-cell>
          <table:table-cell table:formula="of:=[.$C$5]+[.$C$5]*([.A1031]-1)*[.$B$1]/365" office:value-type="float" office:value="38709.0410958904" calcext:value-type="float">
            <text:p>38709.04</text:p>
          </table:table-cell>
          <table:table-cell table:number-columns-repeated="1021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formula="of:=[.B1031]+[.B1031]*([.$B$1]/365)" office:value-type="float" office:value="48827.0919818274" calcext:value-type="float">
            <text:p>48827.09</text:p>
          </table:table-cell>
          <table:table-cell table:formula="of:=[.$C$5]+[.$C$5]*([.A1032]-1)*[.$B$1]/365" office:value-type="float" office:value="38726.301369863" calcext:value-type="float">
            <text:p>38726.30</text:p>
          </table:table-cell>
          <table:table-cell table:number-columns-repeated="1021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formula="of:=[.B1032]+[.B1032]*([.$B$1]/365)" office:value-type="float" office:value="48867.2238382508" calcext:value-type="float">
            <text:p>48867.22</text:p>
          </table:table-cell>
          <table:table-cell table:formula="of:=[.$C$5]+[.$C$5]*([.A1033]-1)*[.$B$1]/365" office:value-type="float" office:value="38743.5616438356" calcext:value-type="float">
            <text:p>38743.56</text:p>
          </table:table-cell>
          <table:table-cell table:number-columns-repeated="1021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formula="of:=[.B1033]+[.B1033]*([.$B$1]/365)" office:value-type="float" office:value="48907.3886797617" calcext:value-type="float">
            <text:p>48907.39</text:p>
          </table:table-cell>
          <table:table-cell table:formula="of:=[.$C$5]+[.$C$5]*([.A1034]-1)*[.$B$1]/365" office:value-type="float" office:value="38760.8219178082" calcext:value-type="float">
            <text:p>38760.82</text:p>
          </table:table-cell>
          <table:table-cell table:number-columns-repeated="1021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formula="of:=[.B1034]+[.B1034]*([.$B$1]/365)" office:value-type="float" office:value="48947.5865334711" calcext:value-type="float">
            <text:p>48947.59</text:p>
          </table:table-cell>
          <table:table-cell table:formula="of:=[.$C$5]+[.$C$5]*([.A1035]-1)*[.$B$1]/365" office:value-type="float" office:value="38778.0821917808" calcext:value-type="float">
            <text:p>38778.08</text:p>
          </table:table-cell>
          <table:table-cell table:number-columns-repeated="1021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formula="of:=[.B1035]+[.B1035]*([.$B$1]/365)" office:value-type="float" office:value="48987.8174265123" calcext:value-type="float">
            <text:p>48987.82</text:p>
          </table:table-cell>
          <table:table-cell table:formula="of:=[.$C$5]+[.$C$5]*([.A1036]-1)*[.$B$1]/365" office:value-type="float" office:value="38795.3424657534" calcext:value-type="float">
            <text:p>38795.34</text:p>
          </table:table-cell>
          <table:table-cell table:number-columns-repeated="1021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formula="of:=[.B1036]+[.B1036]*([.$B$1]/365)" office:value-type="float" office:value="49028.0813860409" calcext:value-type="float">
            <text:p>49028.08</text:p>
          </table:table-cell>
          <table:table-cell table:formula="of:=[.$C$5]+[.$C$5]*([.A1037]-1)*[.$B$1]/365" office:value-type="float" office:value="38812.602739726" calcext:value-type="float">
            <text:p>38812.60</text:p>
          </table:table-cell>
          <table:table-cell table:number-columns-repeated="1021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formula="of:=[.B1037]+[.B1037]*([.$B$1]/365)" office:value-type="float" office:value="49068.3784392349" calcext:value-type="float">
            <text:p>49068.38</text:p>
          </table:table-cell>
          <table:table-cell table:formula="of:=[.$C$5]+[.$C$5]*([.A1038]-1)*[.$B$1]/365" office:value-type="float" office:value="38829.8630136986" calcext:value-type="float">
            <text:p>38829.86</text:p>
          </table:table-cell>
          <table:table-cell table:number-columns-repeated="1021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formula="of:=[.B1038]+[.B1038]*([.$B$1]/365)" office:value-type="float" office:value="49108.7086132946" calcext:value-type="float">
            <text:p>49108.71</text:p>
          </table:table-cell>
          <table:table-cell table:formula="of:=[.$C$5]+[.$C$5]*([.A1039]-1)*[.$B$1]/365" office:value-type="float" office:value="38847.1232876712" calcext:value-type="float">
            <text:p>38847.12</text:p>
          </table:table-cell>
          <table:table-cell table:number-columns-repeated="1021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formula="of:=[.B1039]+[.B1039]*([.$B$1]/365)" office:value-type="float" office:value="49149.0719354425" calcext:value-type="float">
            <text:p>49149.07</text:p>
          </table:table-cell>
          <table:table-cell table:formula="of:=[.$C$5]+[.$C$5]*([.A1040]-1)*[.$B$1]/365" office:value-type="float" office:value="38864.3835616438" calcext:value-type="float">
            <text:p>38864.38</text:p>
          </table:table-cell>
          <table:table-cell table:number-columns-repeated="1021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formula="of:=[.B1040]+[.B1040]*([.$B$1]/365)" office:value-type="float" office:value="49189.4684329237" calcext:value-type="float">
            <text:p>49189.47</text:p>
          </table:table-cell>
          <table:table-cell table:formula="of:=[.$C$5]+[.$C$5]*([.A1041]-1)*[.$B$1]/365" office:value-type="float" office:value="38881.6438356164" calcext:value-type="float">
            <text:p>38881.64</text:p>
          </table:table-cell>
          <table:table-cell table:number-columns-repeated="1021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formula="of:=[.B1041]+[.B1041]*([.$B$1]/365)" office:value-type="float" office:value="49229.8981330055" calcext:value-type="float">
            <text:p>49229.90</text:p>
          </table:table-cell>
          <table:table-cell table:formula="of:=[.$C$5]+[.$C$5]*([.A1042]-1)*[.$B$1]/365" office:value-type="float" office:value="38898.904109589" calcext:value-type="float">
            <text:p>38898.90</text:p>
          </table:table-cell>
          <table:table-cell table:number-columns-repeated="1021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formula="of:=[.B1042]+[.B1042]*([.$B$1]/365)" office:value-type="float" office:value="49270.3610629779" calcext:value-type="float">
            <text:p>49270.36</text:p>
          </table:table-cell>
          <table:table-cell table:formula="of:=[.$C$5]+[.$C$5]*([.A1043]-1)*[.$B$1]/365" office:value-type="float" office:value="38916.1643835616" calcext:value-type="float">
            <text:p>38916.16</text:p>
          </table:table-cell>
          <table:table-cell table:number-columns-repeated="1021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[.B1043]+[.B1043]*([.$B$1]/365)" office:value-type="float" office:value="49310.8572501529" calcext:value-type="float">
            <text:p>49310.86</text:p>
          </table:table-cell>
          <table:table-cell table:formula="of:=[.$C$5]+[.$C$5]*([.A1044]-1)*[.$B$1]/365" office:value-type="float" office:value="38933.4246575342" calcext:value-type="float">
            <text:p>38933.42</text:p>
          </table:table-cell>
          <table:table-cell table:number-columns-repeated="1021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formula="of:=[.B1044]+[.B1044]*([.$B$1]/365)" office:value-type="float" office:value="49351.3867218654" calcext:value-type="float">
            <text:p>49351.39</text:p>
          </table:table-cell>
          <table:table-cell table:formula="of:=[.$C$5]+[.$C$5]*([.A1045]-1)*[.$B$1]/365" office:value-type="float" office:value="38950.6849315069" calcext:value-type="float">
            <text:p>38950.68</text:p>
          </table:table-cell>
          <table:table-cell table:number-columns-repeated="1021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formula="of:=[.B1045]+[.B1045]*([.$B$1]/365)" office:value-type="float" office:value="49391.9495054724" calcext:value-type="float">
            <text:p>49391.95</text:p>
          </table:table-cell>
          <table:table-cell table:formula="of:=[.$C$5]+[.$C$5]*([.A1046]-1)*[.$B$1]/365" office:value-type="float" office:value="38967.9452054795" calcext:value-type="float">
            <text:p>38967.95</text:p>
          </table:table-cell>
          <table:table-cell table:number-columns-repeated="1021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formula="of:=[.B1046]+[.B1046]*([.$B$1]/365)" office:value-type="float" office:value="49432.5456283536" calcext:value-type="float">
            <text:p>49432.55</text:p>
          </table:table-cell>
          <table:table-cell table:formula="of:=[.$C$5]+[.$C$5]*([.A1047]-1)*[.$B$1]/365" office:value-type="float" office:value="38985.2054794521" calcext:value-type="float">
            <text:p>38985.21</text:p>
          </table:table-cell>
          <table:table-cell table:number-columns-repeated="1021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formula="of:=[.B1047]+[.B1047]*([.$B$1]/365)" office:value-type="float" office:value="49473.1751179111" calcext:value-type="float">
            <text:p>49473.18</text:p>
          </table:table-cell>
          <table:table-cell table:formula="of:=[.$C$5]+[.$C$5]*([.A1048]-1)*[.$B$1]/365" office:value-type="float" office:value="39002.4657534247" calcext:value-type="float">
            <text:p>39002.47</text:p>
          </table:table-cell>
          <table:table-cell table:number-columns-repeated="1021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formula="of:=[.B1048]+[.B1048]*([.$B$1]/365)" office:value-type="float" office:value="49513.8380015697" calcext:value-type="float">
            <text:p>49513.84</text:p>
          </table:table-cell>
          <table:table-cell table:formula="of:=[.$C$5]+[.$C$5]*([.A1049]-1)*[.$B$1]/365" office:value-type="float" office:value="39019.7260273973" calcext:value-type="float">
            <text:p>39019.73</text:p>
          </table:table-cell>
          <table:table-cell table:number-columns-repeated="1021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formula="of:=[.B1049]+[.B1049]*([.$B$1]/365)" office:value-type="float" office:value="49554.5343067765" calcext:value-type="float">
            <text:p>49554.53</text:p>
          </table:table-cell>
          <table:table-cell table:formula="of:=[.$C$5]+[.$C$5]*([.A1050]-1)*[.$B$1]/365" office:value-type="float" office:value="39036.9863013699" calcext:value-type="float">
            <text:p>39036.99</text:p>
          </table:table-cell>
          <table:table-cell table:number-columns-repeated="1021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formula="of:=[.B1050]+[.B1050]*([.$B$1]/365)" office:value-type="float" office:value="49595.2640610012" calcext:value-type="float">
            <text:p>49595.26</text:p>
          </table:table-cell>
          <table:table-cell table:formula="of:=[.$C$5]+[.$C$5]*([.A1051]-1)*[.$B$1]/365" office:value-type="float" office:value="39054.2465753425" calcext:value-type="float">
            <text:p>39054.25</text:p>
          </table:table-cell>
          <table:table-cell table:number-columns-repeated="1021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formula="of:=[.B1051]+[.B1051]*([.$B$1]/365)" office:value-type="float" office:value="49636.0272917363" calcext:value-type="float">
            <text:p>49636.03</text:p>
          </table:table-cell>
          <table:table-cell table:formula="of:=[.$C$5]+[.$C$5]*([.A1052]-1)*[.$B$1]/365" office:value-type="float" office:value="39071.5068493151" calcext:value-type="float">
            <text:p>39071.51</text:p>
          </table:table-cell>
          <table:table-cell table:number-columns-repeated="1021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formula="of:=[.B1052]+[.B1052]*([.$B$1]/365)" office:value-type="float" office:value="49676.8240264966" calcext:value-type="float">
            <text:p>49676.82</text:p>
          </table:table-cell>
          <table:table-cell table:formula="of:=[.$C$5]+[.$C$5]*([.A1053]-1)*[.$B$1]/365" office:value-type="float" office:value="39088.7671232877" calcext:value-type="float">
            <text:p>39088.77</text:p>
          </table:table-cell>
          <table:table-cell table:number-columns-repeated="1021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[.B1053]+[.B1053]*([.$B$1]/365)" office:value-type="float" office:value="49717.6542928198" calcext:value-type="float">
            <text:p>49717.65</text:p>
          </table:table-cell>
          <table:table-cell table:formula="of:=[.$C$5]+[.$C$5]*([.A1054]-1)*[.$B$1]/365" office:value-type="float" office:value="39106.0273972603" calcext:value-type="float">
            <text:p>39106.03</text:p>
          </table:table-cell>
          <table:table-cell table:number-columns-repeated="1021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formula="of:=[.B1054]+[.B1054]*([.$B$1]/365)" office:value-type="float" office:value="49758.5181182659" calcext:value-type="float">
            <text:p>49758.52</text:p>
          </table:table-cell>
          <table:table-cell table:formula="of:=[.$C$5]+[.$C$5]*([.A1055]-1)*[.$B$1]/365" office:value-type="float" office:value="39123.2876712329" calcext:value-type="float">
            <text:p>39123.29</text:p>
          </table:table-cell>
          <table:table-cell table:number-columns-repeated="1021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formula="of:=[.B1055]+[.B1055]*([.$B$1]/365)" office:value-type="float" office:value="49799.4155304179" calcext:value-type="float">
            <text:p>49799.42</text:p>
          </table:table-cell>
          <table:table-cell table:formula="of:=[.$C$5]+[.$C$5]*([.A1056]-1)*[.$B$1]/365" office:value-type="float" office:value="39140.5479452055" calcext:value-type="float">
            <text:p>39140.55</text:p>
          </table:table-cell>
          <table:table-cell table:number-columns-repeated="1021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formula="of:=[.B1056]+[.B1056]*([.$B$1]/365)" office:value-type="float" office:value="49840.3465568813" calcext:value-type="float">
            <text:p>49840.35</text:p>
          </table:table-cell>
          <table:table-cell table:formula="of:=[.$C$5]+[.$C$5]*([.A1057]-1)*[.$B$1]/365" office:value-type="float" office:value="39157.8082191781" calcext:value-type="float">
            <text:p>39157.81</text:p>
          </table:table-cell>
          <table:table-cell table:number-columns-repeated="1021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formula="of:=[.B1057]+[.B1057]*([.$B$1]/365)" office:value-type="float" office:value="49881.3112252842" calcext:value-type="float">
            <text:p>49881.31</text:p>
          </table:table-cell>
          <table:table-cell table:formula="of:=[.$C$5]+[.$C$5]*([.A1058]-1)*[.$B$1]/365" office:value-type="float" office:value="39175.0684931507" calcext:value-type="float">
            <text:p>39175.07</text:p>
          </table:table-cell>
          <table:table-cell table:number-columns-repeated="1021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formula="of:=[.B1058]+[.B1058]*([.$B$1]/365)" office:value-type="float" office:value="49922.3095632776" calcext:value-type="float">
            <text:p>49922.31</text:p>
          </table:table-cell>
          <table:table-cell table:formula="of:=[.$C$5]+[.$C$5]*([.A1059]-1)*[.$B$1]/365" office:value-type="float" office:value="39192.3287671233" calcext:value-type="float">
            <text:p>39192.33</text:p>
          </table:table-cell>
          <table:table-cell table:number-columns-repeated="1021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formula="of:=[.B1059]+[.B1059]*([.$B$1]/365)" office:value-type="float" office:value="49963.3415985351" calcext:value-type="float">
            <text:p>49963.34</text:p>
          </table:table-cell>
          <table:table-cell table:formula="of:=[.$C$5]+[.$C$5]*([.A1060]-1)*[.$B$1]/365" office:value-type="float" office:value="39209.5890410959" calcext:value-type="float">
            <text:p>39209.59</text:p>
          </table:table-cell>
          <table:table-cell table:number-columns-repeated="1021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formula="of:=[.B1060]+[.B1060]*([.$B$1]/365)" office:value-type="float" office:value="50004.407358753" calcext:value-type="float">
            <text:p>50004.41</text:p>
          </table:table-cell>
          <table:table-cell table:formula="of:=[.$C$5]+[.$C$5]*([.A1061]-1)*[.$B$1]/365" office:value-type="float" office:value="39226.8493150685" calcext:value-type="float">
            <text:p>39226.85</text:p>
          </table:table-cell>
          <table:table-cell table:number-columns-repeated="1021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formula="of:=[.B1061]+[.B1061]*([.$B$1]/365)" office:value-type="float" office:value="50045.5068716506" calcext:value-type="float">
            <text:p>50045.51</text:p>
          </table:table-cell>
          <table:table-cell table:formula="of:=[.$C$5]+[.$C$5]*([.A1062]-1)*[.$B$1]/365" office:value-type="float" office:value="39244.1095890411" calcext:value-type="float">
            <text:p>39244.11</text:p>
          </table:table-cell>
          <table:table-cell table:number-columns-repeated="1021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formula="of:=[.B1062]+[.B1062]*([.$B$1]/365)" office:value-type="float" office:value="50086.6401649698" calcext:value-type="float">
            <text:p>50086.64</text:p>
          </table:table-cell>
          <table:table-cell table:formula="of:=[.$C$5]+[.$C$5]*([.A1063]-1)*[.$B$1]/365" office:value-type="float" office:value="39261.3698630137" calcext:value-type="float">
            <text:p>39261.37</text:p>
          </table:table-cell>
          <table:table-cell table:number-columns-repeated="1021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[.B1063]+[.B1063]*([.$B$1]/365)" office:value-type="float" office:value="50127.8072664753" calcext:value-type="float">
            <text:p>50127.81</text:p>
          </table:table-cell>
          <table:table-cell table:formula="of:=[.$C$5]+[.$C$5]*([.A1064]-1)*[.$B$1]/365" office:value-type="float" office:value="39278.6301369863" calcext:value-type="float">
            <text:p>39278.63</text:p>
          </table:table-cell>
          <table:table-cell table:number-columns-repeated="1021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formula="of:=[.B1064]+[.B1064]*([.$B$1]/365)" office:value-type="float" office:value="50169.0082039546" calcext:value-type="float">
            <text:p>50169.01</text:p>
          </table:table-cell>
          <table:table-cell table:formula="of:=[.$C$5]+[.$C$5]*([.A1065]-1)*[.$B$1]/365" office:value-type="float" office:value="39295.8904109589" calcext:value-type="float">
            <text:p>39295.89</text:p>
          </table:table-cell>
          <table:table-cell table:number-columns-repeated="1021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formula="of:=[.B1065]+[.B1065]*([.$B$1]/365)" office:value-type="float" office:value="50210.2430052181" calcext:value-type="float">
            <text:p>50210.24</text:p>
          </table:table-cell>
          <table:table-cell table:formula="of:=[.$C$5]+[.$C$5]*([.A1066]-1)*[.$B$1]/365" office:value-type="float" office:value="39313.1506849315" calcext:value-type="float">
            <text:p>39313.15</text:p>
          </table:table-cell>
          <table:table-cell table:number-columns-repeated="1021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formula="of:=[.B1066]+[.B1066]*([.$B$1]/365)" office:value-type="float" office:value="50251.5116980991" calcext:value-type="float">
            <text:p>50251.51</text:p>
          </table:table-cell>
          <table:table-cell table:formula="of:=[.$C$5]+[.$C$5]*([.A1067]-1)*[.$B$1]/365" office:value-type="float" office:value="39330.4109589041" calcext:value-type="float">
            <text:p>39330.41</text:p>
          </table:table-cell>
          <table:table-cell table:number-columns-repeated="1021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formula="of:=[.B1067]+[.B1067]*([.$B$1]/365)" office:value-type="float" office:value="50292.8143104537" calcext:value-type="float">
            <text:p>50292.81</text:p>
          </table:table-cell>
          <table:table-cell table:formula="of:=[.$C$5]+[.$C$5]*([.A1068]-1)*[.$B$1]/365" office:value-type="float" office:value="39347.6712328767" calcext:value-type="float">
            <text:p>39347.67</text:p>
          </table:table-cell>
          <table:table-cell table:number-columns-repeated="1021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formula="of:=[.B1068]+[.B1068]*([.$B$1]/365)" office:value-type="float" office:value="50334.1508701609" calcext:value-type="float">
            <text:p>50334.15</text:p>
          </table:table-cell>
          <table:table-cell table:formula="of:=[.$C$5]+[.$C$5]*([.A1069]-1)*[.$B$1]/365" office:value-type="float" office:value="39364.9315068493" calcext:value-type="float">
            <text:p>39364.93</text:p>
          </table:table-cell>
          <table:table-cell table:number-columns-repeated="1021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formula="of:=[.B1069]+[.B1069]*([.$B$1]/365)" office:value-type="float" office:value="50375.5214051227" calcext:value-type="float">
            <text:p>50375.52</text:p>
          </table:table-cell>
          <table:table-cell table:formula="of:=[.$C$5]+[.$C$5]*([.A1070]-1)*[.$B$1]/365" office:value-type="float" office:value="39382.1917808219" calcext:value-type="float">
            <text:p>39382.19</text:p>
          </table:table-cell>
          <table:table-cell table:number-columns-repeated="1021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formula="of:=[.B1070]+[.B1070]*([.$B$1]/365)" office:value-type="float" office:value="50416.9259432639" calcext:value-type="float">
            <text:p>50416.93</text:p>
          </table:table-cell>
          <table:table-cell table:formula="of:=[.$C$5]+[.$C$5]*([.A1071]-1)*[.$B$1]/365" office:value-type="float" office:value="39399.4520547945" calcext:value-type="float">
            <text:p>39399.45</text:p>
          </table:table-cell>
          <table:table-cell table:number-columns-repeated="1021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formula="of:=[.B1071]+[.B1071]*([.$B$1]/365)" office:value-type="float" office:value="50458.3645125323" calcext:value-type="float">
            <text:p>50458.36</text:p>
          </table:table-cell>
          <table:table-cell table:formula="of:=[.$C$5]+[.$C$5]*([.A1072]-1)*[.$B$1]/365" office:value-type="float" office:value="39416.7123287671" calcext:value-type="float">
            <text:p>39416.71</text:p>
          </table:table-cell>
          <table:table-cell table:number-columns-repeated="1021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formula="of:=[.B1072]+[.B1072]*([.$B$1]/365)" office:value-type="float" office:value="50499.8371408988" calcext:value-type="float">
            <text:p>50499.84</text:p>
          </table:table-cell>
          <table:table-cell table:formula="of:=[.$C$5]+[.$C$5]*([.A1073]-1)*[.$B$1]/365" office:value-type="float" office:value="39433.9726027397" calcext:value-type="float">
            <text:p>39433.97</text:p>
          </table:table-cell>
          <table:table-cell table:number-columns-repeated="1021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[.B1073]+[.B1073]*([.$B$1]/365)" office:value-type="float" office:value="50541.343856357" calcext:value-type="float">
            <text:p>50541.34</text:p>
          </table:table-cell>
          <table:table-cell table:formula="of:=[.$C$5]+[.$C$5]*([.A1074]-1)*[.$B$1]/365" office:value-type="float" office:value="39451.2328767123" calcext:value-type="float">
            <text:p>39451.23</text:p>
          </table:table-cell>
          <table:table-cell table:number-columns-repeated="1021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formula="of:=[.B1074]+[.B1074]*([.$B$1]/365)" office:value-type="float" office:value="50582.8846869239" calcext:value-type="float">
            <text:p>50582.88</text:p>
          </table:table-cell>
          <table:table-cell table:formula="of:=[.$C$5]+[.$C$5]*([.A1075]-1)*[.$B$1]/365" office:value-type="float" office:value="39468.4931506849" calcext:value-type="float">
            <text:p>39468.49</text:p>
          </table:table-cell>
          <table:table-cell table:number-columns-repeated="1021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formula="of:=[.B1075]+[.B1075]*([.$B$1]/365)" office:value-type="float" office:value="50624.4596606392" calcext:value-type="float">
            <text:p>50624.46</text:p>
          </table:table-cell>
          <table:table-cell table:formula="of:=[.$C$5]+[.$C$5]*([.A1076]-1)*[.$B$1]/365" office:value-type="float" office:value="39485.7534246575" calcext:value-type="float">
            <text:p>39485.75</text:p>
          </table:table-cell>
          <table:table-cell table:number-columns-repeated="1021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formula="of:=[.B1076]+[.B1076]*([.$B$1]/365)" office:value-type="float" office:value="50666.0688055657" calcext:value-type="float">
            <text:p>50666.07</text:p>
          </table:table-cell>
          <table:table-cell table:formula="of:=[.$C$5]+[.$C$5]*([.A1077]-1)*[.$B$1]/365" office:value-type="float" office:value="39503.0136986301" calcext:value-type="float">
            <text:p>39503.01</text:p>
          </table:table-cell>
          <table:table-cell table:number-columns-repeated="1021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formula="of:=[.B1077]+[.B1077]*([.$B$1]/365)" office:value-type="float" office:value="50707.7121497895" calcext:value-type="float">
            <text:p>50707.71</text:p>
          </table:table-cell>
          <table:table-cell table:formula="of:=[.$C$5]+[.$C$5]*([.A1078]-1)*[.$B$1]/365" office:value-type="float" office:value="39520.2739726027" calcext:value-type="float">
            <text:p>39520.27</text:p>
          </table:table-cell>
          <table:table-cell table:number-columns-repeated="1021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formula="of:=[.B1078]+[.B1078]*([.$B$1]/365)" office:value-type="float" office:value="50749.3897214195" calcext:value-type="float">
            <text:p>50749.39</text:p>
          </table:table-cell>
          <table:table-cell table:formula="of:=[.$C$5]+[.$C$5]*([.A1079]-1)*[.$B$1]/365" office:value-type="float" office:value="39537.5342465753" calcext:value-type="float">
            <text:p>39537.53</text:p>
          </table:table-cell>
          <table:table-cell table:number-columns-repeated="1021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formula="of:=[.B1079]+[.B1079]*([.$B$1]/365)" office:value-type="float" office:value="50791.1015485878" calcext:value-type="float">
            <text:p>50791.10</text:p>
          </table:table-cell>
          <table:table-cell table:formula="of:=[.$C$5]+[.$C$5]*([.A1080]-1)*[.$B$1]/365" office:value-type="float" office:value="39554.7945205479" calcext:value-type="float">
            <text:p>39554.79</text:p>
          </table:table-cell>
          <table:table-cell table:number-columns-repeated="1021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formula="of:=[.B1080]+[.B1080]*([.$B$1]/365)" office:value-type="float" office:value="50832.8476594496" calcext:value-type="float">
            <text:p>50832.85</text:p>
          </table:table-cell>
          <table:table-cell table:formula="of:=[.$C$5]+[.$C$5]*([.A1081]-1)*[.$B$1]/365" office:value-type="float" office:value="39572.0547945205" calcext:value-type="float">
            <text:p>39572.05</text:p>
          </table:table-cell>
          <table:table-cell table:number-columns-repeated="1021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formula="of:=[.B1081]+[.B1081]*([.$B$1]/365)" office:value-type="float" office:value="50874.6280821834" calcext:value-type="float">
            <text:p>50874.63</text:p>
          </table:table-cell>
          <table:table-cell table:formula="of:=[.$C$5]+[.$C$5]*([.A1082]-1)*[.$B$1]/365" office:value-type="float" office:value="39589.3150684931" calcext:value-type="float">
            <text:p>39589.32</text:p>
          </table:table-cell>
          <table:table-cell table:number-columns-repeated="1021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formula="of:=[.B1082]+[.B1082]*([.$B$1]/365)" office:value-type="float" office:value="50916.4428449907" calcext:value-type="float">
            <text:p>50916.44</text:p>
          </table:table-cell>
          <table:table-cell table:formula="of:=[.$C$5]+[.$C$5]*([.A1083]-1)*[.$B$1]/365" office:value-type="float" office:value="39606.5753424658" calcext:value-type="float">
            <text:p>39606.58</text:p>
          </table:table-cell>
          <table:table-cell table:number-columns-repeated="1021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[.B1083]+[.B1083]*([.$B$1]/365)" office:value-type="float" office:value="50958.2919760962" calcext:value-type="float">
            <text:p>50958.29</text:p>
          </table:table-cell>
          <table:table-cell table:formula="of:=[.$C$5]+[.$C$5]*([.A1084]-1)*[.$B$1]/365" office:value-type="float" office:value="39623.8356164384" calcext:value-type="float">
            <text:p>39623.84</text:p>
          </table:table-cell>
          <table:table-cell table:number-columns-repeated="1021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formula="of:=[.B1084]+[.B1084]*([.$B$1]/365)" office:value-type="float" office:value="51000.1755037477" calcext:value-type="float">
            <text:p>51000.18</text:p>
          </table:table-cell>
          <table:table-cell table:formula="of:=[.$C$5]+[.$C$5]*([.A1085]-1)*[.$B$1]/365" office:value-type="float" office:value="39641.095890411" calcext:value-type="float">
            <text:p>39641.10</text:p>
          </table:table-cell>
          <table:table-cell table:number-columns-repeated="1021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formula="of:=[.B1085]+[.B1085]*([.$B$1]/365)" office:value-type="float" office:value="51042.0934562166" calcext:value-type="float">
            <text:p>51042.09</text:p>
          </table:table-cell>
          <table:table-cell table:formula="of:=[.$C$5]+[.$C$5]*([.A1086]-1)*[.$B$1]/365" office:value-type="float" office:value="39658.3561643836" calcext:value-type="float">
            <text:p>39658.36</text:p>
          </table:table-cell>
          <table:table-cell table:number-columns-repeated="1021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formula="of:=[.B1086]+[.B1086]*([.$B$1]/365)" office:value-type="float" office:value="51084.045861797" calcext:value-type="float">
            <text:p>51084.05</text:p>
          </table:table-cell>
          <table:table-cell table:formula="of:=[.$C$5]+[.$C$5]*([.A1087]-1)*[.$B$1]/365" office:value-type="float" office:value="39675.6164383562" calcext:value-type="float">
            <text:p>39675.62</text:p>
          </table:table-cell>
          <table:table-cell table:number-columns-repeated="1021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formula="of:=[.B1087]+[.B1087]*([.$B$1]/365)" office:value-type="float" office:value="51126.0327488067" calcext:value-type="float">
            <text:p>51126.03</text:p>
          </table:table-cell>
          <table:table-cell table:formula="of:=[.$C$5]+[.$C$5]*([.A1088]-1)*[.$B$1]/365" office:value-type="float" office:value="39692.8767123288" calcext:value-type="float">
            <text:p>39692.88</text:p>
          </table:table-cell>
          <table:table-cell table:number-columns-repeated="1021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formula="of:=[.B1088]+[.B1088]*([.$B$1]/365)" office:value-type="float" office:value="51168.0541455866" calcext:value-type="float">
            <text:p>51168.05</text:p>
          </table:table-cell>
          <table:table-cell table:formula="of:=[.$C$5]+[.$C$5]*([.A1089]-1)*[.$B$1]/365" office:value-type="float" office:value="39710.1369863014" calcext:value-type="float">
            <text:p>39710.14</text:p>
          </table:table-cell>
          <table:table-cell table:number-columns-repeated="1021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formula="of:=[.B1089]+[.B1089]*([.$B$1]/365)" office:value-type="float" office:value="51210.1100805008" calcext:value-type="float">
            <text:p>51210.11</text:p>
          </table:table-cell>
          <table:table-cell table:formula="of:=[.$C$5]+[.$C$5]*([.A1090]-1)*[.$B$1]/365" office:value-type="float" office:value="39727.397260274" calcext:value-type="float">
            <text:p>39727.40</text:p>
          </table:table-cell>
          <table:table-cell table:number-columns-repeated="1021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formula="of:=[.B1090]+[.B1090]*([.$B$1]/365)" office:value-type="float" office:value="51252.2005819368" calcext:value-type="float">
            <text:p>51252.20</text:p>
          </table:table-cell>
          <table:table-cell table:formula="of:=[.$C$5]+[.$C$5]*([.A1091]-1)*[.$B$1]/365" office:value-type="float" office:value="39744.6575342466" calcext:value-type="float">
            <text:p>39744.66</text:p>
          </table:table-cell>
          <table:table-cell table:number-columns-repeated="1021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formula="of:=[.B1091]+[.B1091]*([.$B$1]/365)" office:value-type="float" office:value="51294.3256783055" calcext:value-type="float">
            <text:p>51294.33</text:p>
          </table:table-cell>
          <table:table-cell table:formula="of:=[.$C$5]+[.$C$5]*([.A1092]-1)*[.$B$1]/365" office:value-type="float" office:value="39761.9178082192" calcext:value-type="float">
            <text:p>39761.92</text:p>
          </table:table-cell>
          <table:table-cell table:number-columns-repeated="1021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formula="of:=[.B1092]+[.B1092]*([.$B$1]/365)" office:value-type="float" office:value="51336.4853980411" calcext:value-type="float">
            <text:p>51336.49</text:p>
          </table:table-cell>
          <table:table-cell table:formula="of:=[.$C$5]+[.$C$5]*([.A1093]-1)*[.$B$1]/365" office:value-type="float" office:value="39779.1780821918" calcext:value-type="float">
            <text:p>39779.18</text:p>
          </table:table-cell>
          <table:table-cell table:number-columns-repeated="1021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formula="of:=[.B1093]+[.B1093]*([.$B$1]/365)" office:value-type="float" office:value="51378.6797696011" calcext:value-type="float">
            <text:p>51378.68</text:p>
          </table:table-cell>
          <table:table-cell table:formula="of:=[.$C$5]+[.$C$5]*([.A1094]-1)*[.$B$1]/365" office:value-type="float" office:value="39796.4383561644" calcext:value-type="float">
            <text:p>39796.44</text:p>
          </table:table-cell>
          <table:table-cell table:number-columns-repeated="1021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formula="of:=[.B1094]+[.B1094]*([.$B$1]/365)" office:value-type="float" office:value="51420.9088214666" calcext:value-type="float">
            <text:p>51420.91</text:p>
          </table:table-cell>
          <table:table-cell table:formula="of:=[.$C$5]+[.$C$5]*([.A1095]-1)*[.$B$1]/365" office:value-type="float" office:value="39813.698630137" calcext:value-type="float">
            <text:p>39813.70</text:p>
          </table:table-cell>
          <table:table-cell table:number-columns-repeated="1021"/>
        </table:table-row>
        <table:table-row table:style-name="ro1" table:number-rows-repeated="1047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balancement hebdo" table:style-name="ta1">
        <table:shapes>
          <draw:frame draw:z-index="0" draw:style-name="gr1" draw:text-style-name="P1" svg:width="8.7098in" svg:height="4.8417in" svg:x="3.9988in" svg:y="0.4185in">
            <draw:object draw:notify-on-update-of-ranges="'Rebalancement hebdo'.B4:'Rebalancement hebdo'.B4 'Rebalancement hebdo'.B5:'Rebalancement hebdo'.B160 'Rebalancement hebdo'.C4:'Rebalancement hebdo'.C4 'Rebalancement hebdo'.C5:'Rebalancement hebdo'.C1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1021" table:default-cell-style-name="Default"/>
        <table:table-row table:style-name="ro1">
          <table:table-cell table:style-name="ce6" office:value-type="string" calcext:value-type="string">
            <text:p>APY</text:p>
          </table:table-cell>
          <table:table-cell table:style-name="ce7" office:value-type="percentage" office:value="0.3" calcext:value-type="percentage">
            <text:p>30%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6" office:value-type="string" calcext:value-type="string">
            <text:p>investment</text:p>
          </table:table-cell>
          <table:table-cell table:style-name="ce8" office:value-type="currency" office:currency="USD" office:value="21000" calcext:value-type="currency">
            <text:p>$21,000.0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Semaine</text:p>
          </table:table-cell>
          <table:table-cell table:style-name="ce1" office:value-type="string" calcext:value-type="string">
            <text:p>Interêt cumulé ($)</text:p>
          </table:table-cell>
          <table:table-cell table:style-name="ce1" office:value-type="string" calcext:value-type="string">
            <text:p>Linéaire ($)</text:p>
          </table:table-cell>
          <table:table-cell table:style-name="ce6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table:formula="of:=[.B2]" office:value-type="float" office:value="21000" calcext:value-type="float">
            <text:p>21000.00</text:p>
          </table:table-cell>
          <table:table-cell table:style-name="ce5" table:formula="of:=[.B2]" office:value-type="float" office:value="21000" calcext:value-type="float">
            <text:p>21000.0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formula="of:=[.B5]+[.B5]*([.$B$1]/52)" office:value-type="float" office:value="21121.1538461538" calcext:value-type="float">
            <text:p>21121.15</text:p>
          </table:table-cell>
          <table:table-cell table:style-name="ce5" table:formula="of:=[.$C$5]+[.$C$5]*([.A6]-1)*[.$B$1]/52" office:value-type="float" office:value="21121.1538461538" calcext:value-type="float">
            <text:p>21121.15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formula="of:=[.B6]+[.B6]*([.$B$1]/52)" office:value-type="float" office:value="21243.0066568047" calcext:value-type="float">
            <text:p>21243.01</text:p>
          </table:table-cell>
          <table:table-cell table:style-name="ce5" table:formula="of:=[.$C$5]+[.$C$5]*([.A7]-1)*[.$B$1]/52" office:value-type="float" office:value="21242.3076923077" calcext:value-type="float">
            <text:p>21242.31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table:formula="of:=[.B7]+[.B7]*([.$B$1]/52)" office:value-type="float" office:value="21365.5624644401" calcext:value-type="float">
            <text:p>21365.56</text:p>
          </table:table-cell>
          <table:table-cell table:style-name="ce5" table:formula="of:=[.$C$5]+[.$C$5]*([.A8]-1)*[.$B$1]/52" office:value-type="float" office:value="21363.4615384615" calcext:value-type="float">
            <text:p>21363.46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table:formula="of:=[.B8]+[.B8]*([.$B$1]/52)" office:value-type="float" office:value="21488.8253248119" calcext:value-type="float">
            <text:p>21488.83</text:p>
          </table:table-cell>
          <table:table-cell table:style-name="ce5" table:formula="of:=[.$C$5]+[.$C$5]*([.A9]-1)*[.$B$1]/52" office:value-type="float" office:value="21484.6153846154" calcext:value-type="float">
            <text:p>21484.62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table:formula="of:=[.B9]+[.B9]*([.$B$1]/52)" office:value-type="float" office:value="21612.7993170705" calcext:value-type="float">
            <text:p>21612.80</text:p>
          </table:table-cell>
          <table:table-cell table:style-name="ce5" table:formula="of:=[.$C$5]+[.$C$5]*([.A10]-1)*[.$B$1]/52" office:value-type="float" office:value="21605.7692307692" calcext:value-type="float">
            <text:p>21605.77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table:formula="of:=[.B10]+[.B10]*([.$B$1]/52)" office:value-type="float" office:value="21737.4885438997" calcext:value-type="float">
            <text:p>21737.49</text:p>
          </table:table-cell>
          <table:table-cell table:style-name="ce5" table:formula="of:=[.$C$5]+[.$C$5]*([.A11]-1)*[.$B$1]/52" office:value-type="float" office:value="21726.9230769231" calcext:value-type="float">
            <text:p>21726.92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table:formula="of:=[.B11]+[.B11]*([.$B$1]/52)" office:value-type="float" office:value="21862.897131653" calcext:value-type="float">
            <text:p>21862.90</text:p>
          </table:table-cell>
          <table:table-cell table:style-name="ce5" table:formula="of:=[.$C$5]+[.$C$5]*([.A12]-1)*[.$B$1]/52" office:value-type="float" office:value="21848.0769230769" calcext:value-type="float">
            <text:p>21848.08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table:formula="of:=[.B12]+[.B12]*([.$B$1]/52)" office:value-type="float" office:value="21989.0292304894" calcext:value-type="float">
            <text:p>21989.03</text:p>
          </table:table-cell>
          <table:table-cell table:style-name="ce5" table:formula="of:=[.$C$5]+[.$C$5]*([.A13]-1)*[.$B$1]/52" office:value-type="float" office:value="21969.2307692308" calcext:value-type="float">
            <text:p>21969.23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table:formula="of:=[.B13]+[.B13]*([.$B$1]/52)" office:value-type="float" office:value="22115.8890145115" calcext:value-type="float">
            <text:p>22115.89</text:p>
          </table:table-cell>
          <table:table-cell table:style-name="ce5" table:formula="of:=[.$C$5]+[.$C$5]*([.A14]-1)*[.$B$1]/52" office:value-type="float" office:value="22090.3846153846" calcext:value-type="float">
            <text:p>22090.38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table:formula="of:=[.B14]+[.B14]*([.$B$1]/52)" office:value-type="float" office:value="22243.4806819029" calcext:value-type="float">
            <text:p>22243.48</text:p>
          </table:table-cell>
          <table:table-cell table:style-name="ce5" table:formula="of:=[.$C$5]+[.$C$5]*([.A15]-1)*[.$B$1]/52" office:value-type="float" office:value="22211.5384615385" calcext:value-type="float">
            <text:p>22211.54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table:formula="of:=[.B15]+[.B15]*([.$B$1]/52)" office:value-type="float" office:value="22371.8084550677" calcext:value-type="float">
            <text:p>22371.81</text:p>
          </table:table-cell>
          <table:table-cell table:style-name="ce5" table:formula="of:=[.$C$5]+[.$C$5]*([.A16]-1)*[.$B$1]/52" office:value-type="float" office:value="22332.6923076923" calcext:value-type="float">
            <text:p>22332.69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table:formula="of:=[.B16]+[.B16]*([.$B$1]/52)" office:value-type="float" office:value="22500.87658077" calcext:value-type="float">
            <text:p>22500.88</text:p>
          </table:table-cell>
          <table:table-cell table:style-name="ce5" table:formula="of:=[.$C$5]+[.$C$5]*([.A17]-1)*[.$B$1]/52" office:value-type="float" office:value="22453.8461538462" calcext:value-type="float">
            <text:p>22453.85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table:formula="of:=[.B17]+[.B17]*([.$B$1]/52)" office:value-type="float" office:value="22630.6893302745" calcext:value-type="float">
            <text:p>22630.69</text:p>
          </table:table-cell>
          <table:table-cell table:style-name="ce5" table:formula="of:=[.$C$5]+[.$C$5]*([.A18]-1)*[.$B$1]/52" office:value-type="float" office:value="22575" calcext:value-type="float">
            <text:p>22575.00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table:formula="of:=[.B18]+[.B18]*([.$B$1]/52)" office:value-type="float" office:value="22761.2509994876" calcext:value-type="float">
            <text:p>22761.25</text:p>
          </table:table-cell>
          <table:table-cell table:style-name="ce5" table:formula="of:=[.$C$5]+[.$C$5]*([.A19]-1)*[.$B$1]/52" office:value-type="float" office:value="22696.1538461538" calcext:value-type="float">
            <text:p>22696.15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table:formula="of:=[.B19]+[.B19]*([.$B$1]/52)" office:value-type="float" office:value="22892.5659091" calcext:value-type="float">
            <text:p>22892.57</text:p>
          </table:table-cell>
          <table:table-cell table:style-name="ce5" table:formula="of:=[.$C$5]+[.$C$5]*([.A20]-1)*[.$B$1]/52" office:value-type="float" office:value="22817.3076923077" calcext:value-type="float">
            <text:p>22817.31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table:formula="of:=[.B20]+[.B20]*([.$B$1]/52)" office:value-type="float" office:value="23024.6384047294" calcext:value-type="float">
            <text:p>23024.64</text:p>
          </table:table-cell>
          <table:table-cell table:style-name="ce5" table:formula="of:=[.$C$5]+[.$C$5]*([.A21]-1)*[.$B$1]/52" office:value-type="float" office:value="22938.4615384615" calcext:value-type="float">
            <text:p>22938.46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table:formula="of:=[.B21]+[.B21]*([.$B$1]/52)" office:value-type="float" office:value="23157.4728570644" calcext:value-type="float">
            <text:p>23157.47</text:p>
          </table:table-cell>
          <table:table-cell table:style-name="ce5" table:formula="of:=[.$C$5]+[.$C$5]*([.A22]-1)*[.$B$1]/52" office:value-type="float" office:value="23059.6153846154" calcext:value-type="float">
            <text:p>23059.62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table:formula="of:=[.B22]+[.B22]*([.$B$1]/52)" office:value-type="float" office:value="23291.073662009" calcext:value-type="float">
            <text:p>23291.07</text:p>
          </table:table-cell>
          <table:table-cell table:style-name="ce5" table:formula="of:=[.$C$5]+[.$C$5]*([.A23]-1)*[.$B$1]/52" office:value-type="float" office:value="23180.7692307692" calcext:value-type="float">
            <text:p>23180.77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table:formula="of:=[.B23]+[.B23]*([.$B$1]/52)" office:value-type="float" office:value="23425.4452408283" calcext:value-type="float">
            <text:p>23425.45</text:p>
          </table:table-cell>
          <table:table-cell table:style-name="ce5" table:formula="of:=[.$C$5]+[.$C$5]*([.A24]-1)*[.$B$1]/52" office:value-type="float" office:value="23301.9230769231" calcext:value-type="float">
            <text:p>23301.92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table:formula="of:=[.B24]+[.B24]*([.$B$1]/52)" office:value-type="float" office:value="23560.5920402946" calcext:value-type="float">
            <text:p>23560.59</text:p>
          </table:table-cell>
          <table:table-cell table:style-name="ce5" table:formula="of:=[.$C$5]+[.$C$5]*([.A25]-1)*[.$B$1]/52" office:value-type="float" office:value="23423.0769230769" calcext:value-type="float">
            <text:p>23423.08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table:formula="of:=[.B25]+[.B25]*([.$B$1]/52)" office:value-type="float" office:value="23696.5185328348" calcext:value-type="float">
            <text:p>23696.52</text:p>
          </table:table-cell>
          <table:table-cell table:style-name="ce5" table:formula="of:=[.$C$5]+[.$C$5]*([.A26]-1)*[.$B$1]/52" office:value-type="float" office:value="23544.2307692308" calcext:value-type="float">
            <text:p>23544.23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table:formula="of:=[.B26]+[.B26]*([.$B$1]/52)" office:value-type="float" office:value="23833.2292166781" calcext:value-type="float">
            <text:p>23833.23</text:p>
          </table:table-cell>
          <table:table-cell table:style-name="ce5" table:formula="of:=[.$C$5]+[.$C$5]*([.A27]-1)*[.$B$1]/52" office:value-type="float" office:value="23665.3846153846" calcext:value-type="float">
            <text:p>23665.38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table:formula="of:=[.B27]+[.B27]*([.$B$1]/52)" office:value-type="float" office:value="23970.7286160051" calcext:value-type="float">
            <text:p>23970.73</text:p>
          </table:table-cell>
          <table:table-cell table:style-name="ce5" table:formula="of:=[.$C$5]+[.$C$5]*([.A28]-1)*[.$B$1]/52" office:value-type="float" office:value="23786.5384615385" calcext:value-type="float">
            <text:p>23786.54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table:formula="of:=[.B28]+[.B28]*([.$B$1]/52)" office:value-type="float" office:value="24109.0212810974" calcext:value-type="float">
            <text:p>24109.02</text:p>
          </table:table-cell>
          <table:table-cell table:style-name="ce5" table:formula="of:=[.$C$5]+[.$C$5]*([.A29]-1)*[.$B$1]/52" office:value-type="float" office:value="23907.6923076923" calcext:value-type="float">
            <text:p>23907.69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table:formula="of:=[.B29]+[.B29]*([.$B$1]/52)" office:value-type="float" office:value="24248.1117884883" calcext:value-type="float">
            <text:p>24248.11</text:p>
          </table:table-cell>
          <table:table-cell table:style-name="ce5" table:formula="of:=[.$C$5]+[.$C$5]*([.A30]-1)*[.$B$1]/52" office:value-type="float" office:value="24028.8461538461" calcext:value-type="float">
            <text:p>24028.85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table:formula="of:=[.B30]+[.B30]*([.$B$1]/52)" office:value-type="float" office:value="24388.0047411142" calcext:value-type="float">
            <text:p>24388.00</text:p>
          </table:table-cell>
          <table:table-cell table:style-name="ce5" table:formula="of:=[.$C$5]+[.$C$5]*([.A31]-1)*[.$B$1]/52" office:value-type="float" office:value="24150" calcext:value-type="float">
            <text:p>24150.00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table:formula="of:=[.B31]+[.B31]*([.$B$1]/52)" office:value-type="float" office:value="24528.7047684668" calcext:value-type="float">
            <text:p>24528.70</text:p>
          </table:table-cell>
          <table:table-cell table:style-name="ce5" table:formula="of:=[.$C$5]+[.$C$5]*([.A32]-1)*[.$B$1]/52" office:value-type="float" office:value="24271.1538461538" calcext:value-type="float">
            <text:p>24271.15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table:formula="of:=[.B32]+[.B32]*([.$B$1]/52)" office:value-type="float" office:value="24670.2165267464" calcext:value-type="float">
            <text:p>24670.22</text:p>
          </table:table-cell>
          <table:table-cell table:style-name="ce5" table:formula="of:=[.$C$5]+[.$C$5]*([.A33]-1)*[.$B$1]/52" office:value-type="float" office:value="24392.3076923077" calcext:value-type="float">
            <text:p>24392.31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table:formula="of:=[.B33]+[.B33]*([.$B$1]/52)" office:value-type="float" office:value="24812.5446990161" calcext:value-type="float">
            <text:p>24812.54</text:p>
          </table:table-cell>
          <table:table-cell table:style-name="ce5" table:formula="of:=[.$C$5]+[.$C$5]*([.A34]-1)*[.$B$1]/52" office:value-type="float" office:value="24513.4615384615" calcext:value-type="float">
            <text:p>24513.46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table:formula="of:=[.B34]+[.B34]*([.$B$1]/52)" office:value-type="float" office:value="24955.6939953566" calcext:value-type="float">
            <text:p>24955.69</text:p>
          </table:table-cell>
          <table:table-cell table:style-name="ce5" table:formula="of:=[.$C$5]+[.$C$5]*([.A35]-1)*[.$B$1]/52" office:value-type="float" office:value="24634.6153846154" calcext:value-type="float">
            <text:p>24634.62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table:formula="of:=[.B35]+[.B35]*([.$B$1]/52)" office:value-type="float" office:value="25099.6691530221" calcext:value-type="float">
            <text:p>25099.67</text:p>
          </table:table-cell>
          <table:table-cell table:style-name="ce5" table:formula="of:=[.$C$5]+[.$C$5]*([.A36]-1)*[.$B$1]/52" office:value-type="float" office:value="24755.7692307692" calcext:value-type="float">
            <text:p>24755.77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table:formula="of:=[.B36]+[.B36]*([.$B$1]/52)" office:value-type="float" office:value="25244.4749365972" calcext:value-type="float">
            <text:p>25244.47</text:p>
          </table:table-cell>
          <table:table-cell table:style-name="ce5" table:formula="of:=[.$C$5]+[.$C$5]*([.A37]-1)*[.$B$1]/52" office:value-type="float" office:value="24876.9230769231" calcext:value-type="float">
            <text:p>24876.92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 table:formula="of:=[.B37]+[.B37]*([.$B$1]/52)" office:value-type="float" office:value="25390.1161381545" calcext:value-type="float">
            <text:p>25390.12</text:p>
          </table:table-cell>
          <table:table-cell table:style-name="ce5" table:formula="of:=[.$C$5]+[.$C$5]*([.A38]-1)*[.$B$1]/52" office:value-type="float" office:value="24998.0769230769" calcext:value-type="float">
            <text:p>24998.08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table:formula="of:=[.B38]+[.B38]*([.$B$1]/52)" office:value-type="float" office:value="25536.5975774131" calcext:value-type="float">
            <text:p>25536.60</text:p>
          </table:table-cell>
          <table:table-cell table:style-name="ce5" table:formula="of:=[.$C$5]+[.$C$5]*([.A39]-1)*[.$B$1]/52" office:value-type="float" office:value="25119.2307692308" calcext:value-type="float">
            <text:p>25119.23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table:formula="of:=[.B39]+[.B39]*([.$B$1]/52)" office:value-type="float" office:value="25683.9241018982" calcext:value-type="float">
            <text:p>25683.92</text:p>
          </table:table-cell>
          <table:table-cell table:style-name="ce5" table:formula="of:=[.$C$5]+[.$C$5]*([.A40]-1)*[.$B$1]/52" office:value-type="float" office:value="25240.3846153846" calcext:value-type="float">
            <text:p>25240.38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" table:formula="of:=[.B40]+[.B40]*([.$B$1]/52)" office:value-type="float" office:value="25832.1005871015" calcext:value-type="float">
            <text:p>25832.10</text:p>
          </table:table-cell>
          <table:table-cell table:style-name="ce5" table:formula="of:=[.$C$5]+[.$C$5]*([.A41]-1)*[.$B$1]/52" office:value-type="float" office:value="25361.5384615385" calcext:value-type="float">
            <text:p>25361.54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" table:formula="of:=[.B41]+[.B41]*([.$B$1]/52)" office:value-type="float" office:value="25981.1319366424" calcext:value-type="float">
            <text:p>25981.13</text:p>
          </table:table-cell>
          <table:table-cell table:style-name="ce5" table:formula="of:=[.$C$5]+[.$C$5]*([.A42]-1)*[.$B$1]/52" office:value-type="float" office:value="25482.6923076923" calcext:value-type="float">
            <text:p>25482.69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" table:formula="of:=[.B42]+[.B42]*([.$B$1]/52)" office:value-type="float" office:value="26131.0230824307" calcext:value-type="float">
            <text:p>26131.02</text:p>
          </table:table-cell>
          <table:table-cell table:style-name="ce5" table:formula="of:=[.$C$5]+[.$C$5]*([.A43]-1)*[.$B$1]/52" office:value-type="float" office:value="25603.8461538462" calcext:value-type="float">
            <text:p>25603.85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table:formula="of:=[.B43]+[.B43]*([.$B$1]/52)" office:value-type="float" office:value="26281.7789848294" calcext:value-type="float">
            <text:p>26281.78</text:p>
          </table:table-cell>
          <table:table-cell table:style-name="ce5" table:formula="of:=[.$C$5]+[.$C$5]*([.A44]-1)*[.$B$1]/52" office:value-type="float" office:value="25725" calcext:value-type="float">
            <text:p>25725.00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table:formula="of:=[.B44]+[.B44]*([.$B$1]/52)" office:value-type="float" office:value="26433.4046328188" calcext:value-type="float">
            <text:p>26433.40</text:p>
          </table:table-cell>
          <table:table-cell table:style-name="ce5" table:formula="of:=[.$C$5]+[.$C$5]*([.A45]-1)*[.$B$1]/52" office:value-type="float" office:value="25846.1538461538" calcext:value-type="float">
            <text:p>25846.15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table:formula="of:=[.B45]+[.B45]*([.$B$1]/52)" office:value-type="float" office:value="26585.905044162" calcext:value-type="float">
            <text:p>26585.91</text:p>
          </table:table-cell>
          <table:table-cell table:style-name="ce5" table:formula="of:=[.$C$5]+[.$C$5]*([.A46]-1)*[.$B$1]/52" office:value-type="float" office:value="25967.3076923077" calcext:value-type="float">
            <text:p>25967.31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table:formula="of:=[.B46]+[.B46]*([.$B$1]/52)" office:value-type="float" office:value="26739.2852655706" calcext:value-type="float">
            <text:p>26739.29</text:p>
          </table:table-cell>
          <table:table-cell table:style-name="ce5" table:formula="of:=[.$C$5]+[.$C$5]*([.A47]-1)*[.$B$1]/52" office:value-type="float" office:value="26088.4615384615" calcext:value-type="float">
            <text:p>26088.46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table:formula="of:=[.B47]+[.B47]*([.$B$1]/52)" office:value-type="float" office:value="26893.550372872" calcext:value-type="float">
            <text:p>26893.55</text:p>
          </table:table-cell>
          <table:table-cell table:style-name="ce5" table:formula="of:=[.$C$5]+[.$C$5]*([.A48]-1)*[.$B$1]/52" office:value-type="float" office:value="26209.6153846154" calcext:value-type="float">
            <text:p>26209.62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" table:formula="of:=[.B48]+[.B48]*([.$B$1]/52)" office:value-type="float" office:value="27048.705471177" calcext:value-type="float">
            <text:p>27048.71</text:p>
          </table:table-cell>
          <table:table-cell table:style-name="ce5" table:formula="of:=[.$C$5]+[.$C$5]*([.A49]-1)*[.$B$1]/52" office:value-type="float" office:value="26330.7692307692" calcext:value-type="float">
            <text:p>26330.77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table:formula="of:=[.B49]+[.B49]*([.$B$1]/52)" office:value-type="float" office:value="27204.7556950492" calcext:value-type="float">
            <text:p>27204.76</text:p>
          </table:table-cell>
          <table:table-cell table:style-name="ce5" table:formula="of:=[.$C$5]+[.$C$5]*([.A50]-1)*[.$B$1]/52" office:value-type="float" office:value="26451.9230769231" calcext:value-type="float">
            <text:p>26451.92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5" table:formula="of:=[.B50]+[.B50]*([.$B$1]/52)" office:value-type="float" office:value="27361.7062086745" calcext:value-type="float">
            <text:p>27361.71</text:p>
          </table:table-cell>
          <table:table-cell table:style-name="ce5" table:formula="of:=[.$C$5]+[.$C$5]*([.A51]-1)*[.$B$1]/52" office:value-type="float" office:value="26573.0769230769" calcext:value-type="float">
            <text:p>26573.08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 table:formula="of:=[.B51]+[.B51]*([.$B$1]/52)" office:value-type="float" office:value="27519.5622060322" calcext:value-type="float">
            <text:p>27519.56</text:p>
          </table:table-cell>
          <table:table-cell table:style-name="ce5" table:formula="of:=[.$C$5]+[.$C$5]*([.A52]-1)*[.$B$1]/52" office:value-type="float" office:value="26694.2307692308" calcext:value-type="float">
            <text:p>26694.23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5" table:formula="of:=[.B52]+[.B52]*([.$B$1]/52)" office:value-type="float" office:value="27678.328911067" calcext:value-type="float">
            <text:p>27678.33</text:p>
          </table:table-cell>
          <table:table-cell table:style-name="ce5" table:formula="of:=[.$C$5]+[.$C$5]*([.A53]-1)*[.$B$1]/52" office:value-type="float" office:value="26815.3846153846" calcext:value-type="float">
            <text:p>26815.38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" table:formula="of:=[.B53]+[.B53]*([.$B$1]/52)" office:value-type="float" office:value="27838.0115778616" calcext:value-type="float">
            <text:p>27838.01</text:p>
          </table:table-cell>
          <table:table-cell table:style-name="ce5" table:formula="of:=[.$C$5]+[.$C$5]*([.A54]-1)*[.$B$1]/52" office:value-type="float" office:value="26936.5384615385" calcext:value-type="float">
            <text:p>26936.54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5" table:formula="of:=[.B54]+[.B54]*([.$B$1]/52)" office:value-type="float" office:value="27998.6154908108" calcext:value-type="float">
            <text:p>27998.62</text:p>
          </table:table-cell>
          <table:table-cell table:style-name="ce5" table:formula="of:=[.$C$5]+[.$C$5]*([.A55]-1)*[.$B$1]/52" office:value-type="float" office:value="27057.6923076923" calcext:value-type="float">
            <text:p>27057.69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5" table:formula="of:=[.B55]+[.B55]*([.$B$1]/52)" office:value-type="float" office:value="28160.1459647963" calcext:value-type="float">
            <text:p>28160.15</text:p>
          </table:table-cell>
          <table:table-cell table:style-name="ce5" table:formula="of:=[.$C$5]+[.$C$5]*([.A56]-1)*[.$B$1]/52" office:value-type="float" office:value="27178.8461538462" calcext:value-type="float">
            <text:p>27178.85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5" table:formula="of:=[.B56]+[.B56]*([.$B$1]/52)" office:value-type="float" office:value="28322.6083453624" calcext:value-type="float">
            <text:p>28322.61</text:p>
          </table:table-cell>
          <table:table-cell table:style-name="ce5" table:formula="of:=[.$C$5]+[.$C$5]*([.A57]-1)*[.$B$1]/52" office:value-type="float" office:value="27300" calcext:value-type="float">
            <text:p>27300.00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5" table:formula="of:=[.B57]+[.B57]*([.$B$1]/52)" office:value-type="float" office:value="28486.0080088933" calcext:value-type="float">
            <text:p>28486.01</text:p>
          </table:table-cell>
          <table:table-cell table:style-name="ce5" table:formula="of:=[.$C$5]+[.$C$5]*([.A58]-1)*[.$B$1]/52" office:value-type="float" office:value="27421.1538461538" calcext:value-type="float">
            <text:p>27421.15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5" table:formula="of:=[.B58]+[.B58]*([.$B$1]/52)" office:value-type="float" office:value="28650.3503627908" calcext:value-type="float">
            <text:p>28650.35</text:p>
          </table:table-cell>
          <table:table-cell table:style-name="ce5" table:formula="of:=[.$C$5]+[.$C$5]*([.A59]-1)*[.$B$1]/52" office:value-type="float" office:value="27542.3076923077" calcext:value-type="float">
            <text:p>27542.31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5" table:formula="of:=[.B59]+[.B59]*([.$B$1]/52)" office:value-type="float" office:value="28815.640845653" calcext:value-type="float">
            <text:p>28815.64</text:p>
          </table:table-cell>
          <table:table-cell table:style-name="ce5" table:formula="of:=[.$C$5]+[.$C$5]*([.A60]-1)*[.$B$1]/52" office:value-type="float" office:value="27663.4615384615" calcext:value-type="float">
            <text:p>27663.46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5" table:formula="of:=[.B60]+[.B60]*([.$B$1]/52)" office:value-type="float" office:value="28981.8849274549" calcext:value-type="float">
            <text:p>28981.88</text:p>
          </table:table-cell>
          <table:table-cell table:style-name="ce5" table:formula="of:=[.$C$5]+[.$C$5]*([.A61]-1)*[.$B$1]/52" office:value-type="float" office:value="27784.6153846154" calcext:value-type="float">
            <text:p>27784.62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5" table:formula="of:=[.B61]+[.B61]*([.$B$1]/52)" office:value-type="float" office:value="29149.0881097287" calcext:value-type="float">
            <text:p>29149.09</text:p>
          </table:table-cell>
          <table:table-cell table:style-name="ce5" table:formula="of:=[.$C$5]+[.$C$5]*([.A62]-1)*[.$B$1]/52" office:value-type="float" office:value="27905.7692307692" calcext:value-type="float">
            <text:p>27905.77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5" table:formula="of:=[.B62]+[.B62]*([.$B$1]/52)" office:value-type="float" office:value="29317.2559257463" calcext:value-type="float">
            <text:p>29317.26</text:p>
          </table:table-cell>
          <table:table-cell table:style-name="ce5" table:formula="of:=[.$C$5]+[.$C$5]*([.A63]-1)*[.$B$1]/52" office:value-type="float" office:value="28026.9230769231" calcext:value-type="float">
            <text:p>28026.92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5" table:formula="of:=[.B63]+[.B63]*([.$B$1]/52)" office:value-type="float" office:value="29486.3939407026" calcext:value-type="float">
            <text:p>29486.39</text:p>
          </table:table-cell>
          <table:table-cell table:style-name="ce5" table:formula="of:=[.$C$5]+[.$C$5]*([.A64]-1)*[.$B$1]/52" office:value-type="float" office:value="28148.0769230769" calcext:value-type="float">
            <text:p>28148.08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5" table:formula="of:=[.B64]+[.B64]*([.$B$1]/52)" office:value-type="float" office:value="29656.5077518989" calcext:value-type="float">
            <text:p>29656.51</text:p>
          </table:table-cell>
          <table:table-cell table:style-name="ce5" table:formula="of:=[.$C$5]+[.$C$5]*([.A65]-1)*[.$B$1]/52" office:value-type="float" office:value="28269.2307692308" calcext:value-type="float">
            <text:p>28269.23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5" table:formula="of:=[.B65]+[.B65]*([.$B$1]/52)" office:value-type="float" office:value="29827.6029889291" calcext:value-type="float">
            <text:p>29827.60</text:p>
          </table:table-cell>
          <table:table-cell table:style-name="ce5" table:formula="of:=[.$C$5]+[.$C$5]*([.A66]-1)*[.$B$1]/52" office:value-type="float" office:value="28390.3846153846" calcext:value-type="float">
            <text:p>28390.38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5" table:formula="of:=[.B66]+[.B66]*([.$B$1]/52)" office:value-type="float" office:value="29999.6853138652" calcext:value-type="float">
            <text:p>29999.69</text:p>
          </table:table-cell>
          <table:table-cell table:style-name="ce5" table:formula="of:=[.$C$5]+[.$C$5]*([.A67]-1)*[.$B$1]/52" office:value-type="float" office:value="28511.5384615385" calcext:value-type="float">
            <text:p>28511.54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5" table:formula="of:=[.B67]+[.B67]*([.$B$1]/52)" office:value-type="float" office:value="30172.7604214452" calcext:value-type="float">
            <text:p>30172.76</text:p>
          </table:table-cell>
          <table:table-cell table:style-name="ce5" table:formula="of:=[.$C$5]+[.$C$5]*([.A68]-1)*[.$B$1]/52" office:value-type="float" office:value="28632.6923076923" calcext:value-type="float">
            <text:p>28632.69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5" table:formula="of:=[.B68]+[.B68]*([.$B$1]/52)" office:value-type="float" office:value="30346.8340392613" calcext:value-type="float">
            <text:p>30346.83</text:p>
          </table:table-cell>
          <table:table-cell table:style-name="ce5" table:formula="of:=[.$C$5]+[.$C$5]*([.A69]-1)*[.$B$1]/52" office:value-type="float" office:value="28753.8461538462" calcext:value-type="float">
            <text:p>28753.85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5" table:formula="of:=[.B69]+[.B69]*([.$B$1]/52)" office:value-type="float" office:value="30521.9119279493" calcext:value-type="float">
            <text:p>30521.91</text:p>
          </table:table-cell>
          <table:table-cell table:style-name="ce5" table:formula="of:=[.$C$5]+[.$C$5]*([.A70]-1)*[.$B$1]/52" office:value-type="float" office:value="28875" calcext:value-type="float">
            <text:p>28875.00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5" table:formula="of:=[.B70]+[.B70]*([.$B$1]/52)" office:value-type="float" office:value="30697.9998813798" calcext:value-type="float">
            <text:p>30698.00</text:p>
          </table:table-cell>
          <table:table-cell table:style-name="ce5" table:formula="of:=[.$C$5]+[.$C$5]*([.A71]-1)*[.$B$1]/52" office:value-type="float" office:value="28996.1538461538" calcext:value-type="float">
            <text:p>28996.15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5" table:formula="of:=[.B71]+[.B71]*([.$B$1]/52)" office:value-type="float" office:value="30875.1037268493" calcext:value-type="float">
            <text:p>30875.10</text:p>
          </table:table-cell>
          <table:table-cell table:style-name="ce5" table:formula="of:=[.$C$5]+[.$C$5]*([.A72]-1)*[.$B$1]/52" office:value-type="float" office:value="29117.3076923077" calcext:value-type="float">
            <text:p>29117.31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5" table:formula="of:=[.B72]+[.B72]*([.$B$1]/52)" office:value-type="float" office:value="31053.2293252734" calcext:value-type="float">
            <text:p>31053.23</text:p>
          </table:table-cell>
          <table:table-cell table:style-name="ce5" table:formula="of:=[.$C$5]+[.$C$5]*([.A73]-1)*[.$B$1]/52" office:value-type="float" office:value="29238.4615384615" calcext:value-type="float">
            <text:p>29238.46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5" table:formula="of:=[.B73]+[.B73]*([.$B$1]/52)" office:value-type="float" office:value="31232.3825713808" calcext:value-type="float">
            <text:p>31232.38</text:p>
          </table:table-cell>
          <table:table-cell table:style-name="ce5" table:formula="of:=[.$C$5]+[.$C$5]*([.A74]-1)*[.$B$1]/52" office:value-type="float" office:value="29359.6153846154" calcext:value-type="float">
            <text:p>29359.62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5" table:formula="of:=[.B74]+[.B74]*([.$B$1]/52)" office:value-type="float" office:value="31412.569393908" calcext:value-type="float">
            <text:p>31412.57</text:p>
          </table:table-cell>
          <table:table-cell table:style-name="ce5" table:formula="of:=[.$C$5]+[.$C$5]*([.A75]-1)*[.$B$1]/52" office:value-type="float" office:value="29480.7692307692" calcext:value-type="float">
            <text:p>29480.77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5" table:formula="of:=[.B75]+[.B75]*([.$B$1]/52)" office:value-type="float" office:value="31593.7957557959" calcext:value-type="float">
            <text:p>31593.80</text:p>
          </table:table-cell>
          <table:table-cell table:style-name="ce5" table:formula="of:=[.$C$5]+[.$C$5]*([.A76]-1)*[.$B$1]/52" office:value-type="float" office:value="29601.9230769231" calcext:value-type="float">
            <text:p>29601.92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5" table:formula="of:=[.B76]+[.B76]*([.$B$1]/52)" office:value-type="float" office:value="31776.067654387" calcext:value-type="float">
            <text:p>31776.07</text:p>
          </table:table-cell>
          <table:table-cell table:style-name="ce5" table:formula="of:=[.$C$5]+[.$C$5]*([.A77]-1)*[.$B$1]/52" office:value-type="float" office:value="29723.0769230769" calcext:value-type="float">
            <text:p>29723.08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5" table:formula="of:=[.B77]+[.B77]*([.$B$1]/52)" office:value-type="float" office:value="31959.3911216239" calcext:value-type="float">
            <text:p>31959.39</text:p>
          </table:table-cell>
          <table:table-cell table:style-name="ce5" table:formula="of:=[.$C$5]+[.$C$5]*([.A78]-1)*[.$B$1]/52" office:value-type="float" office:value="29844.2307692308" calcext:value-type="float">
            <text:p>29844.23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5" table:formula="of:=[.B78]+[.B78]*([.$B$1]/52)" office:value-type="float" office:value="32143.7722242486" calcext:value-type="float">
            <text:p>32143.77</text:p>
          </table:table-cell>
          <table:table-cell table:style-name="ce5" table:formula="of:=[.$C$5]+[.$C$5]*([.A79]-1)*[.$B$1]/52" office:value-type="float" office:value="29965.3846153846" calcext:value-type="float">
            <text:p>29965.38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5" table:formula="of:=[.B79]+[.B79]*([.$B$1]/52)" office:value-type="float" office:value="32329.2170640039" calcext:value-type="float">
            <text:p>32329.22</text:p>
          </table:table-cell>
          <table:table-cell table:style-name="ce5" table:formula="of:=[.$C$5]+[.$C$5]*([.A80]-1)*[.$B$1]/52" office:value-type="float" office:value="30086.5384615385" calcext:value-type="float">
            <text:p>30086.54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5" table:formula="of:=[.B80]+[.B80]*([.$B$1]/52)" office:value-type="float" office:value="32515.7317778347" calcext:value-type="float">
            <text:p>32515.73</text:p>
          </table:table-cell>
          <table:table-cell table:style-name="ce5" table:formula="of:=[.$C$5]+[.$C$5]*([.A81]-1)*[.$B$1]/52" office:value-type="float" office:value="30207.6923076923" calcext:value-type="float">
            <text:p>30207.69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5" table:formula="of:=[.B81]+[.B81]*([.$B$1]/52)" office:value-type="float" office:value="32703.3225380914" calcext:value-type="float">
            <text:p>32703.32</text:p>
          </table:table-cell>
          <table:table-cell table:style-name="ce5" table:formula="of:=[.$C$5]+[.$C$5]*([.A82]-1)*[.$B$1]/52" office:value-type="float" office:value="30328.8461538462" calcext:value-type="float">
            <text:p>30328.85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5" table:formula="of:=[.B82]+[.B82]*([.$B$1]/52)" office:value-type="float" office:value="32891.9955527343" calcext:value-type="float">
            <text:p>32892.00</text:p>
          </table:table-cell>
          <table:table-cell table:style-name="ce5" table:formula="of:=[.$C$5]+[.$C$5]*([.A83]-1)*[.$B$1]/52" office:value-type="float" office:value="30450" calcext:value-type="float">
            <text:p>30450.00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5" table:formula="of:=[.B83]+[.B83]*([.$B$1]/52)" office:value-type="float" office:value="33081.7570655385" calcext:value-type="float">
            <text:p>33081.76</text:p>
          </table:table-cell>
          <table:table-cell table:style-name="ce5" table:formula="of:=[.$C$5]+[.$C$5]*([.A84]-1)*[.$B$1]/52" office:value-type="float" office:value="30571.1538461538" calcext:value-type="float">
            <text:p>30571.15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5" table:formula="of:=[.B84]+[.B84]*([.$B$1]/52)" office:value-type="float" office:value="33272.6133563012" calcext:value-type="float">
            <text:p>33272.61</text:p>
          </table:table-cell>
          <table:table-cell table:style-name="ce5" table:formula="of:=[.$C$5]+[.$C$5]*([.A85]-1)*[.$B$1]/52" office:value-type="float" office:value="30692.3076923077" calcext:value-type="float">
            <text:p>30692.31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5" table:formula="of:=[.B85]+[.B85]*([.$B$1]/52)" office:value-type="float" office:value="33464.5707410491" calcext:value-type="float">
            <text:p>33464.57</text:p>
          </table:table-cell>
          <table:table-cell table:style-name="ce5" table:formula="of:=[.$C$5]+[.$C$5]*([.A86]-1)*[.$B$1]/52" office:value-type="float" office:value="30813.4615384615" calcext:value-type="float">
            <text:p>30813.46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5" table:formula="of:=[.B86]+[.B86]*([.$B$1]/52)" office:value-type="float" office:value="33657.6355722475" calcext:value-type="float">
            <text:p>33657.64</text:p>
          </table:table-cell>
          <table:table-cell table:style-name="ce5" table:formula="of:=[.$C$5]+[.$C$5]*([.A87]-1)*[.$B$1]/52" office:value-type="float" office:value="30934.6153846154" calcext:value-type="float">
            <text:p>30934.62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5" table:formula="of:=[.B87]+[.B87]*([.$B$1]/52)" office:value-type="float" office:value="33851.8142390104" calcext:value-type="float">
            <text:p>33851.81</text:p>
          </table:table-cell>
          <table:table-cell table:style-name="ce5" table:formula="of:=[.$C$5]+[.$C$5]*([.A88]-1)*[.$B$1]/52" office:value-type="float" office:value="31055.7692307692" calcext:value-type="float">
            <text:p>31055.77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5" table:formula="of:=[.B88]+[.B88]*([.$B$1]/52)" office:value-type="float" office:value="34047.1131673124" calcext:value-type="float">
            <text:p>34047.11</text:p>
          </table:table-cell>
          <table:table-cell table:style-name="ce5" table:formula="of:=[.$C$5]+[.$C$5]*([.A89]-1)*[.$B$1]/52" office:value-type="float" office:value="31176.9230769231" calcext:value-type="float">
            <text:p>31176.92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5" table:formula="of:=[.B89]+[.B89]*([.$B$1]/52)" office:value-type="float" office:value="34243.5388202008" calcext:value-type="float">
            <text:p>34243.54</text:p>
          </table:table-cell>
          <table:table-cell table:style-name="ce5" table:formula="of:=[.$C$5]+[.$C$5]*([.A90]-1)*[.$B$1]/52" office:value-type="float" office:value="31298.0769230769" calcext:value-type="float">
            <text:p>31298.08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5" table:formula="of:=[.B90]+[.B90]*([.$B$1]/52)" office:value-type="float" office:value="34441.0976980096" calcext:value-type="float">
            <text:p>34441.10</text:p>
          </table:table-cell>
          <table:table-cell table:style-name="ce5" table:formula="of:=[.$C$5]+[.$C$5]*([.A91]-1)*[.$B$1]/52" office:value-type="float" office:value="31419.2307692308" calcext:value-type="float">
            <text:p>31419.23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5" table:formula="of:=[.B91]+[.B91]*([.$B$1]/52)" office:value-type="float" office:value="34639.7963385751" calcext:value-type="float">
            <text:p>34639.80</text:p>
          </table:table-cell>
          <table:table-cell table:style-name="ce5" table:formula="of:=[.$C$5]+[.$C$5]*([.A92]-1)*[.$B$1]/52" office:value-type="float" office:value="31540.3846153846" calcext:value-type="float">
            <text:p>31540.38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5" table:formula="of:=[.B92]+[.B92]*([.$B$1]/52)" office:value-type="float" office:value="34839.6413174515" calcext:value-type="float">
            <text:p>34839.64</text:p>
          </table:table-cell>
          <table:table-cell table:style-name="ce5" table:formula="of:=[.$C$5]+[.$C$5]*([.A93]-1)*[.$B$1]/52" office:value-type="float" office:value="31661.5384615385" calcext:value-type="float">
            <text:p>31661.54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" table:formula="of:=[.B93]+[.B93]*([.$B$1]/52)" office:value-type="float" office:value="35040.6392481291" calcext:value-type="float">
            <text:p>35040.64</text:p>
          </table:table-cell>
          <table:table-cell table:style-name="ce5" table:formula="of:=[.$C$5]+[.$C$5]*([.A94]-1)*[.$B$1]/52" office:value-type="float" office:value="31782.6923076923" calcext:value-type="float">
            <text:p>31782.69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5" table:formula="of:=[.B94]+[.B94]*([.$B$1]/52)" office:value-type="float" office:value="35242.7967822529" calcext:value-type="float">
            <text:p>35242.80</text:p>
          </table:table-cell>
          <table:table-cell table:style-name="ce5" table:formula="of:=[.$C$5]+[.$C$5]*([.A95]-1)*[.$B$1]/52" office:value-type="float" office:value="31903.8461538462" calcext:value-type="float">
            <text:p>31903.85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5" table:formula="of:=[.B95]+[.B95]*([.$B$1]/52)" office:value-type="float" office:value="35446.1206098428" calcext:value-type="float">
            <text:p>35446.12</text:p>
          </table:table-cell>
          <table:table-cell table:style-name="ce5" table:formula="of:=[.$C$5]+[.$C$5]*([.A96]-1)*[.$B$1]/52" office:value-type="float" office:value="32025" calcext:value-type="float">
            <text:p>32025.00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5" table:formula="of:=[.B96]+[.B96]*([.$B$1]/52)" office:value-type="float" office:value="35650.617459515" calcext:value-type="float">
            <text:p>35650.62</text:p>
          </table:table-cell>
          <table:table-cell table:style-name="ce5" table:formula="of:=[.$C$5]+[.$C$5]*([.A97]-1)*[.$B$1]/52" office:value-type="float" office:value="32146.1538461538" calcext:value-type="float">
            <text:p>32146.15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5" table:formula="of:=[.B97]+[.B97]*([.$B$1]/52)" office:value-type="float" office:value="35856.2940987045" calcext:value-type="float">
            <text:p>35856.29</text:p>
          </table:table-cell>
          <table:table-cell table:style-name="ce5" table:formula="of:=[.$C$5]+[.$C$5]*([.A98]-1)*[.$B$1]/52" office:value-type="float" office:value="32267.3076923077" calcext:value-type="float">
            <text:p>32267.31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5" table:formula="of:=[.B98]+[.B98]*([.$B$1]/52)" office:value-type="float" office:value="36063.1573338893" calcext:value-type="float">
            <text:p>36063.16</text:p>
          </table:table-cell>
          <table:table-cell table:style-name="ce5" table:formula="of:=[.$C$5]+[.$C$5]*([.A99]-1)*[.$B$1]/52" office:value-type="float" office:value="32388.4615384615" calcext:value-type="float">
            <text:p>32388.46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5" table:formula="of:=[.B99]+[.B99]*([.$B$1]/52)" office:value-type="float" office:value="36271.2140108156" calcext:value-type="float">
            <text:p>36271.21</text:p>
          </table:table-cell>
          <table:table-cell table:style-name="ce5" table:formula="of:=[.$C$5]+[.$C$5]*([.A100]-1)*[.$B$1]/52" office:value-type="float" office:value="32509.6153846154" calcext:value-type="float">
            <text:p>32509.62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5" table:formula="of:=[.B100]+[.B100]*([.$B$1]/52)" office:value-type="float" office:value="36480.4710147242" calcext:value-type="float">
            <text:p>36480.47</text:p>
          </table:table-cell>
          <table:table-cell table:style-name="ce5" table:formula="of:=[.$C$5]+[.$C$5]*([.A101]-1)*[.$B$1]/52" office:value-type="float" office:value="32630.7692307692" calcext:value-type="float">
            <text:p>32630.77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5" table:formula="of:=[.B101]+[.B101]*([.$B$1]/52)" office:value-type="float" office:value="36690.9352705783" calcext:value-type="float">
            <text:p>36690.94</text:p>
          </table:table-cell>
          <table:table-cell table:style-name="ce5" table:formula="of:=[.$C$5]+[.$C$5]*([.A102]-1)*[.$B$1]/52" office:value-type="float" office:value="32751.9230769231" calcext:value-type="float">
            <text:p>32751.92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5" table:formula="of:=[.B102]+[.B102]*([.$B$1]/52)" office:value-type="float" office:value="36902.6137432932" calcext:value-type="float">
            <text:p>36902.61</text:p>
          </table:table-cell>
          <table:table-cell table:style-name="ce5" table:formula="of:=[.$C$5]+[.$C$5]*([.A103]-1)*[.$B$1]/52" office:value-type="float" office:value="32873.0769230769" calcext:value-type="float">
            <text:p>32873.08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5" table:formula="of:=[.B103]+[.B103]*([.$B$1]/52)" office:value-type="float" office:value="37115.513437966" calcext:value-type="float">
            <text:p>37115.51</text:p>
          </table:table-cell>
          <table:table-cell table:style-name="ce5" table:formula="of:=[.$C$5]+[.$C$5]*([.A104]-1)*[.$B$1]/52" office:value-type="float" office:value="32994.2307692308" calcext:value-type="float">
            <text:p>32994.23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5" table:formula="of:=[.B104]+[.B104]*([.$B$1]/52)" office:value-type="float" office:value="37329.6414001082" calcext:value-type="float">
            <text:p>37329.64</text:p>
          </table:table-cell>
          <table:table-cell table:style-name="ce5" table:formula="of:=[.$C$5]+[.$C$5]*([.A105]-1)*[.$B$1]/52" office:value-type="float" office:value="33115.3846153846" calcext:value-type="float">
            <text:p>33115.38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5" table:formula="of:=[.B105]+[.B105]*([.$B$1]/52)" office:value-type="float" office:value="37545.004715878" calcext:value-type="float">
            <text:p>37545.00</text:p>
          </table:table-cell>
          <table:table-cell table:style-name="ce5" table:formula="of:=[.$C$5]+[.$C$5]*([.A106]-1)*[.$B$1]/52" office:value-type="float" office:value="33236.5384615385" calcext:value-type="float">
            <text:p>33236.54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5" table:formula="of:=[.B106]+[.B106]*([.$B$1]/52)" office:value-type="float" office:value="37761.6105123158" calcext:value-type="float">
            <text:p>37761.61</text:p>
          </table:table-cell>
          <table:table-cell table:style-name="ce5" table:formula="of:=[.$C$5]+[.$C$5]*([.A107]-1)*[.$B$1]/52" office:value-type="float" office:value="33357.6923076923" calcext:value-type="float">
            <text:p>33357.69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5" table:formula="of:=[.B107]+[.B107]*([.$B$1]/52)" office:value-type="float" office:value="37979.4659575791" calcext:value-type="float">
            <text:p>37979.47</text:p>
          </table:table-cell>
          <table:table-cell table:style-name="ce5" table:formula="of:=[.$C$5]+[.$C$5]*([.A108]-1)*[.$B$1]/52" office:value-type="float" office:value="33478.8461538462" calcext:value-type="float">
            <text:p>33478.85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5" table:formula="of:=[.B108]+[.B108]*([.$B$1]/52)" office:value-type="float" office:value="38198.5782611806" calcext:value-type="float">
            <text:p>38198.58</text:p>
          </table:table-cell>
          <table:table-cell table:style-name="ce5" table:formula="of:=[.$C$5]+[.$C$5]*([.A109]-1)*[.$B$1]/52" office:value-type="float" office:value="33600" calcext:value-type="float">
            <text:p>33600.00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5" table:formula="of:=[.B109]+[.B109]*([.$B$1]/52)" office:value-type="float" office:value="38418.9546742258" calcext:value-type="float">
            <text:p>38418.95</text:p>
          </table:table-cell>
          <table:table-cell table:style-name="ce5" table:formula="of:=[.$C$5]+[.$C$5]*([.A110]-1)*[.$B$1]/52" office:value-type="float" office:value="33721.1538461538" calcext:value-type="float">
            <text:p>33721.15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5" table:formula="of:=[.B110]+[.B110]*([.$B$1]/52)" office:value-type="float" office:value="38640.602489654" calcext:value-type="float">
            <text:p>38640.60</text:p>
          </table:table-cell>
          <table:table-cell table:style-name="ce5" table:formula="of:=[.$C$5]+[.$C$5]*([.A111]-1)*[.$B$1]/52" office:value-type="float" office:value="33842.3076923077" calcext:value-type="float">
            <text:p>33842.31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5" table:formula="of:=[.B111]+[.B111]*([.$B$1]/52)" office:value-type="float" office:value="38863.529042479" calcext:value-type="float">
            <text:p>38863.53</text:p>
          </table:table-cell>
          <table:table-cell table:style-name="ce5" table:formula="of:=[.$C$5]+[.$C$5]*([.A112]-1)*[.$B$1]/52" office:value-type="float" office:value="33963.4615384615" calcext:value-type="float">
            <text:p>33963.46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5" table:formula="of:=[.B112]+[.B112]*([.$B$1]/52)" office:value-type="float" office:value="39087.7417100317" calcext:value-type="float">
            <text:p>39087.74</text:p>
          </table:table-cell>
          <table:table-cell table:style-name="ce5" table:formula="of:=[.$C$5]+[.$C$5]*([.A113]-1)*[.$B$1]/52" office:value-type="float" office:value="34084.6153846154" calcext:value-type="float">
            <text:p>34084.62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5" table:formula="of:=[.B113]+[.B113]*([.$B$1]/52)" office:value-type="float" office:value="39313.247912205" calcext:value-type="float">
            <text:p>39313.25</text:p>
          </table:table-cell>
          <table:table-cell table:style-name="ce5" table:formula="of:=[.$C$5]+[.$C$5]*([.A114]-1)*[.$B$1]/52" office:value-type="float" office:value="34205.7692307692" calcext:value-type="float">
            <text:p>34205.77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5" table:formula="of:=[.B114]+[.B114]*([.$B$1]/52)" office:value-type="float" office:value="39540.0551116985" calcext:value-type="float">
            <text:p>39540.06</text:p>
          </table:table-cell>
          <table:table-cell table:style-name="ce5" table:formula="of:=[.$C$5]+[.$C$5]*([.A115]-1)*[.$B$1]/52" office:value-type="float" office:value="34326.9230769231" calcext:value-type="float">
            <text:p>34326.92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5" table:formula="of:=[.B115]+[.B115]*([.$B$1]/52)" office:value-type="float" office:value="39768.170814266" calcext:value-type="float">
            <text:p>39768.17</text:p>
          </table:table-cell>
          <table:table-cell table:style-name="ce5" table:formula="of:=[.$C$5]+[.$C$5]*([.A116]-1)*[.$B$1]/52" office:value-type="float" office:value="34448.0769230769" calcext:value-type="float">
            <text:p>34448.08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5" table:formula="of:=[.B116]+[.B116]*([.$B$1]/52)" office:value-type="float" office:value="39997.6025689637" calcext:value-type="float">
            <text:p>39997.60</text:p>
          </table:table-cell>
          <table:table-cell table:style-name="ce5" table:formula="of:=[.$C$5]+[.$C$5]*([.A117]-1)*[.$B$1]/52" office:value-type="float" office:value="34569.2307692308" calcext:value-type="float">
            <text:p>34569.23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5" table:formula="of:=[.B117]+[.B117]*([.$B$1]/52)" office:value-type="float" office:value="40228.3579684" calcext:value-type="float">
            <text:p>40228.36</text:p>
          </table:table-cell>
          <table:table-cell table:style-name="ce5" table:formula="of:=[.$C$5]+[.$C$5]*([.A118]-1)*[.$B$1]/52" office:value-type="float" office:value="34690.3846153846" calcext:value-type="float">
            <text:p>34690.38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5" table:formula="of:=[.B118]+[.B118]*([.$B$1]/52)" office:value-type="float" office:value="40460.4446489869" calcext:value-type="float">
            <text:p>40460.44</text:p>
          </table:table-cell>
          <table:table-cell table:style-name="ce5" table:formula="of:=[.$C$5]+[.$C$5]*([.A119]-1)*[.$B$1]/52" office:value-type="float" office:value="34811.5384615385" calcext:value-type="float">
            <text:p>34811.54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5" table:formula="of:=[.B119]+[.B119]*([.$B$1]/52)" office:value-type="float" office:value="40693.8702911926" calcext:value-type="float">
            <text:p>40693.87</text:p>
          </table:table-cell>
          <table:table-cell table:style-name="ce5" table:formula="of:=[.$C$5]+[.$C$5]*([.A120]-1)*[.$B$1]/52" office:value-type="float" office:value="34932.6923076923" calcext:value-type="float">
            <text:p>34932.69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5" table:formula="of:=[.B120]+[.B120]*([.$B$1]/52)" office:value-type="float" office:value="40928.6426197957" calcext:value-type="float">
            <text:p>40928.64</text:p>
          </table:table-cell>
          <table:table-cell table:style-name="ce5" table:formula="of:=[.$C$5]+[.$C$5]*([.A121]-1)*[.$B$1]/52" office:value-type="float" office:value="35053.8461538462" calcext:value-type="float">
            <text:p>35053.85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5" table:formula="of:=[.B121]+[.B121]*([.$B$1]/52)" office:value-type="float" office:value="41164.7694041406" calcext:value-type="float">
            <text:p>41164.77</text:p>
          </table:table-cell>
          <table:table-cell table:style-name="ce5" table:formula="of:=[.$C$5]+[.$C$5]*([.A122]-1)*[.$B$1]/52" office:value-type="float" office:value="35175" calcext:value-type="float">
            <text:p>35175.00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5" table:formula="of:=[.B122]+[.B122]*([.$B$1]/52)" office:value-type="float" office:value="41402.2584583953" calcext:value-type="float">
            <text:p>41402.26</text:p>
          </table:table-cell>
          <table:table-cell table:style-name="ce5" table:formula="of:=[.$C$5]+[.$C$5]*([.A123]-1)*[.$B$1]/52" office:value-type="float" office:value="35296.1538461538" calcext:value-type="float">
            <text:p>35296.15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5" table:formula="of:=[.B123]+[.B123]*([.$B$1]/52)" office:value-type="float" office:value="41641.1176418091" calcext:value-type="float">
            <text:p>41641.12</text:p>
          </table:table-cell>
          <table:table-cell table:style-name="ce5" table:formula="of:=[.$C$5]+[.$C$5]*([.A124]-1)*[.$B$1]/52" office:value-type="float" office:value="35417.3076923077" calcext:value-type="float">
            <text:p>35417.31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5" table:formula="of:=[.B124]+[.B124]*([.$B$1]/52)" office:value-type="float" office:value="41881.3548589734" calcext:value-type="float">
            <text:p>41881.35</text:p>
          </table:table-cell>
          <table:table-cell table:style-name="ce5" table:formula="of:=[.$C$5]+[.$C$5]*([.A125]-1)*[.$B$1]/52" office:value-type="float" office:value="35538.4615384615" calcext:value-type="float">
            <text:p>35538.46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5" table:formula="of:=[.B125]+[.B125]*([.$B$1]/52)" office:value-type="float" office:value="42122.9780600828" calcext:value-type="float">
            <text:p>42122.98</text:p>
          </table:table-cell>
          <table:table-cell table:style-name="ce5" table:formula="of:=[.$C$5]+[.$C$5]*([.A126]-1)*[.$B$1]/52" office:value-type="float" office:value="35659.6153846154" calcext:value-type="float">
            <text:p>35659.62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5" table:formula="of:=[.B126]+[.B126]*([.$B$1]/52)" office:value-type="float" office:value="42365.9952411987" calcext:value-type="float">
            <text:p>42366.00</text:p>
          </table:table-cell>
          <table:table-cell table:style-name="ce5" table:formula="of:=[.$C$5]+[.$C$5]*([.A127]-1)*[.$B$1]/52" office:value-type="float" office:value="35780.7692307692" calcext:value-type="float">
            <text:p>35780.77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5" table:formula="of:=[.B127]+[.B127]*([.$B$1]/52)" office:value-type="float" office:value="42610.4144445133" calcext:value-type="float">
            <text:p>42610.41</text:p>
          </table:table-cell>
          <table:table-cell table:style-name="ce5" table:formula="of:=[.$C$5]+[.$C$5]*([.A128]-1)*[.$B$1]/52" office:value-type="float" office:value="35901.9230769231" calcext:value-type="float">
            <text:p>35901.92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5" table:formula="of:=[.B128]+[.B128]*([.$B$1]/52)" office:value-type="float" office:value="42856.2437586163" calcext:value-type="float">
            <text:p>42856.24</text:p>
          </table:table-cell>
          <table:table-cell table:style-name="ce5" table:formula="of:=[.$C$5]+[.$C$5]*([.A129]-1)*[.$B$1]/52" office:value-type="float" office:value="36023.0769230769" calcext:value-type="float">
            <text:p>36023.08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5" table:formula="of:=[.B129]+[.B129]*([.$B$1]/52)" office:value-type="float" office:value="43103.4913187622" calcext:value-type="float">
            <text:p>43103.49</text:p>
          </table:table-cell>
          <table:table-cell table:style-name="ce5" table:formula="of:=[.$C$5]+[.$C$5]*([.A130]-1)*[.$B$1]/52" office:value-type="float" office:value="36144.2307692308" calcext:value-type="float">
            <text:p>36144.23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5" table:formula="of:=[.B130]+[.B130]*([.$B$1]/52)" office:value-type="float" office:value="43352.1653071396" calcext:value-type="float">
            <text:p>43352.17</text:p>
          </table:table-cell>
          <table:table-cell table:style-name="ce5" table:formula="of:=[.$C$5]+[.$C$5]*([.A131]-1)*[.$B$1]/52" office:value-type="float" office:value="36265.3846153846" calcext:value-type="float">
            <text:p>36265.38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5" table:formula="of:=[.B131]+[.B131]*([.$B$1]/52)" office:value-type="float" office:value="43602.2739531424" calcext:value-type="float">
            <text:p>43602.27</text:p>
          </table:table-cell>
          <table:table-cell table:style-name="ce5" table:formula="of:=[.$C$5]+[.$C$5]*([.A132]-1)*[.$B$1]/52" office:value-type="float" office:value="36386.5384615385" calcext:value-type="float">
            <text:p>36386.54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5" table:formula="of:=[.B132]+[.B132]*([.$B$1]/52)" office:value-type="float" office:value="43853.8255336413" calcext:value-type="float">
            <text:p>43853.83</text:p>
          </table:table-cell>
          <table:table-cell table:style-name="ce5" table:formula="of:=[.$C$5]+[.$C$5]*([.A133]-1)*[.$B$1]/52" office:value-type="float" office:value="36507.6923076923" calcext:value-type="float">
            <text:p>36507.69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5" table:formula="of:=[.B133]+[.B133]*([.$B$1]/52)" office:value-type="float" office:value="44106.8283732584" calcext:value-type="float">
            <text:p>44106.83</text:p>
          </table:table-cell>
          <table:table-cell table:style-name="ce5" table:formula="of:=[.$C$5]+[.$C$5]*([.A134]-1)*[.$B$1]/52" office:value-type="float" office:value="36628.8461538462" calcext:value-type="float">
            <text:p>36628.85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5" table:formula="of:=[.B134]+[.B134]*([.$B$1]/52)" office:value-type="float" office:value="44361.2908446426" calcext:value-type="float">
            <text:p>44361.29</text:p>
          </table:table-cell>
          <table:table-cell table:style-name="ce5" table:formula="of:=[.$C$5]+[.$C$5]*([.A135]-1)*[.$B$1]/52" office:value-type="float" office:value="36750" calcext:value-type="float">
            <text:p>36750.00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5" table:formula="of:=[.B135]+[.B135]*([.$B$1]/52)" office:value-type="float" office:value="44617.2213687463" calcext:value-type="float">
            <text:p>44617.22</text:p>
          </table:table-cell>
          <table:table-cell table:style-name="ce5" table:formula="of:=[.$C$5]+[.$C$5]*([.A136]-1)*[.$B$1]/52" office:value-type="float" office:value="36871.1538461538" calcext:value-type="float">
            <text:p>36871.15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5" table:formula="of:=[.B136]+[.B136]*([.$B$1]/52)" office:value-type="float" office:value="44874.6284151045" calcext:value-type="float">
            <text:p>44874.63</text:p>
          </table:table-cell>
          <table:table-cell table:style-name="ce5" table:formula="of:=[.$C$5]+[.$C$5]*([.A137]-1)*[.$B$1]/52" office:value-type="float" office:value="36992.3076923077" calcext:value-type="float">
            <text:p>36992.31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5" table:formula="of:=[.B137]+[.B137]*([.$B$1]/52)" office:value-type="float" office:value="45133.5205021147" calcext:value-type="float">
            <text:p>45133.52</text:p>
          </table:table-cell>
          <table:table-cell table:style-name="ce5" table:formula="of:=[.$C$5]+[.$C$5]*([.A138]-1)*[.$B$1]/52" office:value-type="float" office:value="37113.4615384615" calcext:value-type="float">
            <text:p>37113.46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5" table:formula="of:=[.B138]+[.B138]*([.$B$1]/52)" office:value-type="float" office:value="45393.9061973192" calcext:value-type="float">
            <text:p>45393.91</text:p>
          </table:table-cell>
          <table:table-cell table:style-name="ce5" table:formula="of:=[.$C$5]+[.$C$5]*([.A139]-1)*[.$B$1]/52" office:value-type="float" office:value="37234.6153846154" calcext:value-type="float">
            <text:p>37234.62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5" table:formula="of:=[.B139]+[.B139]*([.$B$1]/52)" office:value-type="float" office:value="45655.7941176883" calcext:value-type="float">
            <text:p>45655.79</text:p>
          </table:table-cell>
          <table:table-cell table:style-name="ce5" table:formula="of:=[.$C$5]+[.$C$5]*([.A140]-1)*[.$B$1]/52" office:value-type="float" office:value="37355.7692307692" calcext:value-type="float">
            <text:p>37355.77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5" table:formula="of:=[.B140]+[.B140]*([.$B$1]/52)" office:value-type="float" office:value="45919.1929299058" calcext:value-type="float">
            <text:p>45919.19</text:p>
          </table:table-cell>
          <table:table-cell table:style-name="ce5" table:formula="of:=[.$C$5]+[.$C$5]*([.A141]-1)*[.$B$1]/52" office:value-type="float" office:value="37476.9230769231" calcext:value-type="float">
            <text:p>37476.92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5" table:formula="of:=[.B141]+[.B141]*([.$B$1]/52)" office:value-type="float" office:value="46184.1113506552" calcext:value-type="float">
            <text:p>46184.11</text:p>
          </table:table-cell>
          <table:table-cell table:style-name="ce5" table:formula="of:=[.$C$5]+[.$C$5]*([.A142]-1)*[.$B$1]/52" office:value-type="float" office:value="37598.0769230769" calcext:value-type="float">
            <text:p>37598.08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5" table:formula="of:=[.B142]+[.B142]*([.$B$1]/52)" office:value-type="float" office:value="46450.558146909" calcext:value-type="float">
            <text:p>46450.56</text:p>
          </table:table-cell>
          <table:table-cell table:style-name="ce5" table:formula="of:=[.$C$5]+[.$C$5]*([.A143]-1)*[.$B$1]/52" office:value-type="float" office:value="37719.2307692308" calcext:value-type="float">
            <text:p>37719.23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5" table:formula="of:=[.B143]+[.B143]*([.$B$1]/52)" office:value-type="float" office:value="46718.5421362181" calcext:value-type="float">
            <text:p>46718.54</text:p>
          </table:table-cell>
          <table:table-cell table:style-name="ce5" table:formula="of:=[.$C$5]+[.$C$5]*([.A144]-1)*[.$B$1]/52" office:value-type="float" office:value="37840.3846153846" calcext:value-type="float">
            <text:p>37840.38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5" table:formula="of:=[.B144]+[.B144]*([.$B$1]/52)" office:value-type="float" office:value="46988.072187004" calcext:value-type="float">
            <text:p>46988.07</text:p>
          </table:table-cell>
          <table:table-cell table:style-name="ce5" table:formula="of:=[.$C$5]+[.$C$5]*([.A145]-1)*[.$B$1]/52" office:value-type="float" office:value="37961.5384615385" calcext:value-type="float">
            <text:p>37961.54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5" table:formula="of:=[.B145]+[.B145]*([.$B$1]/52)" office:value-type="float" office:value="47259.1572188521" calcext:value-type="float">
            <text:p>47259.16</text:p>
          </table:table-cell>
          <table:table-cell table:style-name="ce5" table:formula="of:=[.$C$5]+[.$C$5]*([.A146]-1)*[.$B$1]/52" office:value-type="float" office:value="38082.6923076923" calcext:value-type="float">
            <text:p>38082.69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5" table:formula="of:=[.B146]+[.B146]*([.$B$1]/52)" office:value-type="float" office:value="47531.806202807" calcext:value-type="float">
            <text:p>47531.81</text:p>
          </table:table-cell>
          <table:table-cell table:style-name="ce5" table:formula="of:=[.$C$5]+[.$C$5]*([.A147]-1)*[.$B$1]/52" office:value-type="float" office:value="38203.8461538462" calcext:value-type="float">
            <text:p>38203.85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5" table:formula="of:=[.B147]+[.B147]*([.$B$1]/52)" office:value-type="float" office:value="47806.0281616693" calcext:value-type="float">
            <text:p>47806.03</text:p>
          </table:table-cell>
          <table:table-cell table:style-name="ce5" table:formula="of:=[.$C$5]+[.$C$5]*([.A148]-1)*[.$B$1]/52" office:value-type="float" office:value="38325" calcext:value-type="float">
            <text:p>38325.00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5" table:formula="of:=[.B148]+[.B148]*([.$B$1]/52)" office:value-type="float" office:value="48081.8321702943" calcext:value-type="float">
            <text:p>48081.83</text:p>
          </table:table-cell>
          <table:table-cell table:style-name="ce5" table:formula="of:=[.$C$5]+[.$C$5]*([.A149]-1)*[.$B$1]/52" office:value-type="float" office:value="38446.1538461538" calcext:value-type="float">
            <text:p>38446.15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5" table:formula="of:=[.B149]+[.B149]*([.$B$1]/52)" office:value-type="float" office:value="48359.2273558922" calcext:value-type="float">
            <text:p>48359.23</text:p>
          </table:table-cell>
          <table:table-cell table:style-name="ce5" table:formula="of:=[.$C$5]+[.$C$5]*([.A150]-1)*[.$B$1]/52" office:value-type="float" office:value="38567.3076923077" calcext:value-type="float">
            <text:p>38567.31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5" table:formula="of:=[.B150]+[.B150]*([.$B$1]/52)" office:value-type="float" office:value="48638.22289833" calcext:value-type="float">
            <text:p>48638.22</text:p>
          </table:table-cell>
          <table:table-cell table:style-name="ce5" table:formula="of:=[.$C$5]+[.$C$5]*([.A151]-1)*[.$B$1]/52" office:value-type="float" office:value="38688.4615384615" calcext:value-type="float">
            <text:p>38688.46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5" table:formula="of:=[.B151]+[.B151]*([.$B$1]/52)" office:value-type="float" office:value="48918.8280304358" calcext:value-type="float">
            <text:p>48918.83</text:p>
          </table:table-cell>
          <table:table-cell table:style-name="ce5" table:formula="of:=[.$C$5]+[.$C$5]*([.A152]-1)*[.$B$1]/52" office:value-type="float" office:value="38809.6153846154" calcext:value-type="float">
            <text:p>38809.62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5" table:formula="of:=[.B152]+[.B152]*([.$B$1]/52)" office:value-type="float" office:value="49201.0520383037" calcext:value-type="float">
            <text:p>49201.05</text:p>
          </table:table-cell>
          <table:table-cell table:style-name="ce5" table:formula="of:=[.$C$5]+[.$C$5]*([.A153]-1)*[.$B$1]/52" office:value-type="float" office:value="38930.7692307692" calcext:value-type="float">
            <text:p>38930.77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5" table:formula="of:=[.B153]+[.B153]*([.$B$1]/52)" office:value-type="float" office:value="49484.9042616016" calcext:value-type="float">
            <text:p>49484.90</text:p>
          </table:table-cell>
          <table:table-cell table:style-name="ce5" table:formula="of:=[.$C$5]+[.$C$5]*([.A154]-1)*[.$B$1]/52" office:value-type="float" office:value="39051.9230769231" calcext:value-type="float">
            <text:p>39051.92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5" table:formula="of:=[.B154]+[.B154]*([.$B$1]/52)" office:value-type="float" office:value="49770.3940938801" calcext:value-type="float">
            <text:p>49770.39</text:p>
          </table:table-cell>
          <table:table-cell table:style-name="ce5" table:formula="of:=[.$C$5]+[.$C$5]*([.A155]-1)*[.$B$1]/52" office:value-type="float" office:value="39173.0769230769" calcext:value-type="float">
            <text:p>39173.08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5" table:formula="of:=[.B155]+[.B155]*([.$B$1]/52)" office:value-type="float" office:value="50057.5309828832" calcext:value-type="float">
            <text:p>50057.53</text:p>
          </table:table-cell>
          <table:table-cell table:style-name="ce5" table:formula="of:=[.$C$5]+[.$C$5]*([.A156]-1)*[.$B$1]/52" office:value-type="float" office:value="39294.2307692308" calcext:value-type="float">
            <text:p>39294.23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5" table:formula="of:=[.B156]+[.B156]*([.$B$1]/52)" office:value-type="float" office:value="50346.3244308614" calcext:value-type="float">
            <text:p>50346.32</text:p>
          </table:table-cell>
          <table:table-cell table:style-name="ce5" table:formula="of:=[.$C$5]+[.$C$5]*([.A157]-1)*[.$B$1]/52" office:value-type="float" office:value="39415.3846153846" calcext:value-type="float">
            <text:p>39415.38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5" table:formula="of:=[.B157]+[.B157]*([.$B$1]/52)" office:value-type="float" office:value="50636.7839948856" calcext:value-type="float">
            <text:p>50636.78</text:p>
          </table:table-cell>
          <table:table-cell table:style-name="ce5" table:formula="of:=[.$C$5]+[.$C$5]*([.A158]-1)*[.$B$1]/52" office:value-type="float" office:value="39536.5384615385" calcext:value-type="float">
            <text:p>39536.54</text:p>
          </table:table-cell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5" table:formula="of:=[.B158]+[.B158]*([.$B$1]/52)" office:value-type="float" office:value="50928.9192871638" calcext:value-type="float">
            <text:p>50928.92</text:p>
          </table:table-cell>
          <table:table-cell table:style-name="ce5" table:formula="of:=[.$C$5]+[.$C$5]*([.A159]-1)*[.$B$1]/52" office:value-type="float" office:value="39657.6923076923" calcext:value-type="float">
            <text:p>39657.69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5" table:formula="of:=[.B159]+[.B159]*([.$B$1]/52)" office:value-type="float" office:value="51222.739975359" calcext:value-type="float">
            <text:p>51222.74</text:p>
          </table:table-cell>
          <table:table-cell table:style-name="ce5" table:formula="of:=[.$C$5]+[.$C$5]*([.A160]-1)*[.$B$1]/52" office:value-type="float" office:value="39778.8461538462" calcext:value-type="float">
            <text:p>39778.85</text:p>
          </table:table-cell>
          <table:table-cell table:number-columns-repeated="1021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7T18:50:23.277662528</meta:creation-date>
    <dc:date>2021-05-27T19:26:22.605555055</dc:date>
    <meta:editing-duration>PT24M15S</meta:editing-duration>
    <meta:editing-cycles>7</meta:editing-cycles>
    <meta:generator>LibreOffice/6.4.7.2$Linux_X86_64 LibreOffice_project/40$Build-2</meta:generator>
    <meta:document-statistic meta:table-count="2" meta:cell-count="375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2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24cm" svg:height="12.299cm" xlink:href=".." xlink:type="simple" chart:class="chart:line" chart:style-name="ch1">
        <chart:legend chart:legend-position="end" svg:x="4.354cm" svg:y="0.57cm" style:legend-expansion="custom" chartooo:width="14.28cm" chartooo:height="1.096cm" style:legend-expansion-aspect-ratio="13.029197080292" chart:style-name="ch2"/>
        <chart:plot-area chart:style-name="ch3" table:cell-range-address="'Rebalancement hebdo'.B4:'Rebalancement hebdo'.C160" chart:data-source-has-labels="row" svg:x="0.361cm" svg:y="0.192cm" svg:width="21.542cm" svg:height="11.806cm">
          <chartooo:coordinate-region svg:x="2.014cm" svg:y="0.391cm" svg:width="19.748cm" svg:height="10.6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ebalancement hebdo'.B5:'Rebalancement hebdo'.B160" chart:label-cell-address="'Rebalancement hebdo'.B4:'Rebalancement hebdo'.B4" chart:class="chart:line">
            <chart:data-point chart:repeated="156"/>
          </chart:series>
          <chart:series chart:style-name="ch8" chart:values-cell-range-address="'Rebalancement hebdo'.C5:'Rebalancement hebdo'.C160" chart:label-cell-address="'Rebalancement hebdo'.C4:'Rebalancement hebdo'.C4" chart:class="chart:line">
            <chart:data-point chart:repeated="1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rêt cumulé ($)</text:p>
                <draw:g>
                  <svg:desc>'Rebalancement hebdo'.B4:'Rebalancement hebdo'.B4</svg:desc>
                </draw:g>
              </table:table-cell>
              <table:table-cell office:value-type="string">
                <text:p>Linéaire ($)</text:p>
                <draw:g>
                  <svg:desc>'Rebalancement hebdo'.C4:'Rebalancement hebdo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000">
                <text:p>21000</text:p>
                <draw:g>
                  <svg:desc>'Rebalancement hebdo'.B5:'Rebalancement hebdo'.B160</svg:desc>
                </draw:g>
              </table:table-cell>
              <table:table-cell office:value-type="float" office:value="21000">
                <text:p>21000</text:p>
                <draw:g>
                  <svg:desc>'Rebalancement hebdo'.C5:'Rebalancement hebdo'.C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121.1538461538">
                <text:p>21121.1538461538</text:p>
              </table:table-cell>
              <table:table-cell office:value-type="float" office:value="21121.1538461538">
                <text:p>21121.1538461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243.0066568047">
                <text:p>21243.0066568047</text:p>
              </table:table-cell>
              <table:table-cell office:value-type="float" office:value="21242.3076923077">
                <text:p>21242.30769230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365.5624644401">
                <text:p>21365.5624644401</text:p>
              </table:table-cell>
              <table:table-cell office:value-type="float" office:value="21363.4615384615">
                <text:p>21363.46153846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488.8253248119">
                <text:p>21488.8253248119</text:p>
              </table:table-cell>
              <table:table-cell office:value-type="float" office:value="21484.6153846154">
                <text:p>21484.6153846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612.7993170705">
                <text:p>21612.7993170705</text:p>
              </table:table-cell>
              <table:table-cell office:value-type="float" office:value="21605.7692307692">
                <text:p>21605.7692307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737.4885438997">
                <text:p>21737.4885438997</text:p>
              </table:table-cell>
              <table:table-cell office:value-type="float" office:value="21726.9230769231">
                <text:p>21726.92307692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862.897131653">
                <text:p>21862.897131653</text:p>
              </table:table-cell>
              <table:table-cell office:value-type="float" office:value="21848.0769230769">
                <text:p>21848.07692307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989.0292304894">
                <text:p>21989.0292304894</text:p>
              </table:table-cell>
              <table:table-cell office:value-type="float" office:value="21969.2307692308">
                <text:p>21969.23076923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115.8890145115">
                <text:p>22115.8890145115</text:p>
              </table:table-cell>
              <table:table-cell office:value-type="float" office:value="22090.3846153846">
                <text:p>22090.38461538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243.4806819029">
                <text:p>22243.4806819029</text:p>
              </table:table-cell>
              <table:table-cell office:value-type="float" office:value="22211.5384615385">
                <text:p>22211.53846153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371.8084550677">
                <text:p>22371.8084550677</text:p>
              </table:table-cell>
              <table:table-cell office:value-type="float" office:value="22332.6923076923">
                <text:p>22332.6923076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500.87658077">
                <text:p>22500.87658077</text:p>
              </table:table-cell>
              <table:table-cell office:value-type="float" office:value="22453.8461538462">
                <text:p>22453.84615384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630.6893302745">
                <text:p>22630.6893302745</text:p>
              </table:table-cell>
              <table:table-cell office:value-type="float" office:value="22575">
                <text:p>225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761.2509994876">
                <text:p>22761.2509994876</text:p>
              </table:table-cell>
              <table:table-cell office:value-type="float" office:value="22696.1538461538">
                <text:p>22696.15384615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892.5659091">
                <text:p>22892.5659091</text:p>
              </table:table-cell>
              <table:table-cell office:value-type="float" office:value="22817.3076923077">
                <text:p>22817.30769230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024.6384047294">
                <text:p>23024.6384047294</text:p>
              </table:table-cell>
              <table:table-cell office:value-type="float" office:value="22938.4615384615">
                <text:p>22938.46153846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157.4728570644">
                <text:p>23157.4728570644</text:p>
              </table:table-cell>
              <table:table-cell office:value-type="float" office:value="23059.6153846154">
                <text:p>23059.61538461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291.073662009">
                <text:p>23291.073662009</text:p>
              </table:table-cell>
              <table:table-cell office:value-type="float" office:value="23180.7692307692">
                <text:p>23180.76923076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425.4452408283">
                <text:p>23425.4452408283</text:p>
              </table:table-cell>
              <table:table-cell office:value-type="float" office:value="23301.9230769231">
                <text:p>23301.92307692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560.5920402946">
                <text:p>23560.5920402946</text:p>
              </table:table-cell>
              <table:table-cell office:value-type="float" office:value="23423.0769230769">
                <text:p>23423.07692307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696.5185328348">
                <text:p>23696.5185328348</text:p>
              </table:table-cell>
              <table:table-cell office:value-type="float" office:value="23544.2307692308">
                <text:p>23544.23076923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833.2292166781">
                <text:p>23833.2292166781</text:p>
              </table:table-cell>
              <table:table-cell office:value-type="float" office:value="23665.3846153846">
                <text:p>23665.38461538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970.7286160051">
                <text:p>23970.7286160051</text:p>
              </table:table-cell>
              <table:table-cell office:value-type="float" office:value="23786.5384615385">
                <text:p>23786.53846153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109.0212810974">
                <text:p>24109.0212810974</text:p>
              </table:table-cell>
              <table:table-cell office:value-type="float" office:value="23907.6923076923">
                <text:p>23907.69230769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248.1117884883">
                <text:p>24248.1117884883</text:p>
              </table:table-cell>
              <table:table-cell office:value-type="float" office:value="24028.8461538461">
                <text:p>24028.84615384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388.0047411142">
                <text:p>24388.0047411142</text:p>
              </table:table-cell>
              <table:table-cell office:value-type="float" office:value="24150">
                <text:p>241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528.7047684668">
                <text:p>24528.7047684668</text:p>
              </table:table-cell>
              <table:table-cell office:value-type="float" office:value="24271.1538461538">
                <text:p>24271.15384615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670.2165267464">
                <text:p>24670.2165267464</text:p>
              </table:table-cell>
              <table:table-cell office:value-type="float" office:value="24392.3076923077">
                <text:p>24392.30769230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812.5446990161">
                <text:p>24812.5446990161</text:p>
              </table:table-cell>
              <table:table-cell office:value-type="float" office:value="24513.4615384615">
                <text:p>24513.46153846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955.6939953566">
                <text:p>24955.6939953566</text:p>
              </table:table-cell>
              <table:table-cell office:value-type="float" office:value="24634.6153846154">
                <text:p>24634.61538461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099.6691530221">
                <text:p>25099.6691530221</text:p>
              </table:table-cell>
              <table:table-cell office:value-type="float" office:value="24755.7692307692">
                <text:p>24755.76923076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244.4749365972">
                <text:p>25244.4749365972</text:p>
              </table:table-cell>
              <table:table-cell office:value-type="float" office:value="24876.9230769231">
                <text:p>24876.92307692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390.1161381545">
                <text:p>25390.1161381545</text:p>
              </table:table-cell>
              <table:table-cell office:value-type="float" office:value="24998.0769230769">
                <text:p>24998.07692307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536.5975774131">
                <text:p>25536.5975774131</text:p>
              </table:table-cell>
              <table:table-cell office:value-type="float" office:value="25119.2307692308">
                <text:p>25119.23076923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683.9241018982">
                <text:p>25683.9241018982</text:p>
              </table:table-cell>
              <table:table-cell office:value-type="float" office:value="25240.3846153846">
                <text:p>25240.38461538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832.1005871015">
                <text:p>25832.1005871015</text:p>
              </table:table-cell>
              <table:table-cell office:value-type="float" office:value="25361.5384615385">
                <text:p>25361.53846153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981.1319366424">
                <text:p>25981.1319366424</text:p>
              </table:table-cell>
              <table:table-cell office:value-type="float" office:value="25482.6923076923">
                <text:p>25482.69230769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131.0230824307">
                <text:p>26131.0230824307</text:p>
              </table:table-cell>
              <table:table-cell office:value-type="float" office:value="25603.8461538462">
                <text:p>25603.84615384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281.7789848294">
                <text:p>26281.7789848294</text:p>
              </table:table-cell>
              <table:table-cell office:value-type="float" office:value="25725">
                <text:p>257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433.4046328188">
                <text:p>26433.4046328188</text:p>
              </table:table-cell>
              <table:table-cell office:value-type="float" office:value="25846.1538461538">
                <text:p>25846.15384615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585.905044162">
                <text:p>26585.905044162</text:p>
              </table:table-cell>
              <table:table-cell office:value-type="float" office:value="25967.3076923077">
                <text:p>25967.30769230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739.2852655706">
                <text:p>26739.2852655706</text:p>
              </table:table-cell>
              <table:table-cell office:value-type="float" office:value="26088.4615384615">
                <text:p>26088.46153846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893.550372872">
                <text:p>26893.550372872</text:p>
              </table:table-cell>
              <table:table-cell office:value-type="float" office:value="26209.6153846154">
                <text:p>26209.61538461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048.705471177">
                <text:p>27048.705471177</text:p>
              </table:table-cell>
              <table:table-cell office:value-type="float" office:value="26330.7692307692">
                <text:p>26330.76923076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204.7556950492">
                <text:p>27204.7556950492</text:p>
              </table:table-cell>
              <table:table-cell office:value-type="float" office:value="26451.9230769231">
                <text:p>26451.92307692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361.7062086745">
                <text:p>27361.7062086745</text:p>
              </table:table-cell>
              <table:table-cell office:value-type="float" office:value="26573.0769230769">
                <text:p>26573.07692307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519.5622060322">
                <text:p>27519.5622060322</text:p>
              </table:table-cell>
              <table:table-cell office:value-type="float" office:value="26694.2307692308">
                <text:p>26694.23076923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678.328911067">
                <text:p>27678.328911067</text:p>
              </table:table-cell>
              <table:table-cell office:value-type="float" office:value="26815.3846153846">
                <text:p>26815.38461538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838.0115778616">
                <text:p>27838.0115778616</text:p>
              </table:table-cell>
              <table:table-cell office:value-type="float" office:value="26936.5384615385">
                <text:p>26936.53846153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998.6154908108">
                <text:p>27998.6154908108</text:p>
              </table:table-cell>
              <table:table-cell office:value-type="float" office:value="27057.6923076923">
                <text:p>27057.69230769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160.1459647963">
                <text:p>28160.1459647963</text:p>
              </table:table-cell>
              <table:table-cell office:value-type="float" office:value="27178.8461538462">
                <text:p>27178.84615384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322.6083453624">
                <text:p>28322.6083453624</text:p>
              </table:table-cell>
              <table:table-cell office:value-type="float" office:value="27300">
                <text:p>273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486.0080088933">
                <text:p>28486.0080088933</text:p>
              </table:table-cell>
              <table:table-cell office:value-type="float" office:value="27421.1538461538">
                <text:p>27421.15384615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650.3503627908">
                <text:p>28650.3503627908</text:p>
              </table:table-cell>
              <table:table-cell office:value-type="float" office:value="27542.3076923077">
                <text:p>27542.30769230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815.640845653">
                <text:p>28815.640845653</text:p>
              </table:table-cell>
              <table:table-cell office:value-type="float" office:value="27663.4615384615">
                <text:p>27663.46153846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981.8849274549">
                <text:p>28981.8849274549</text:p>
              </table:table-cell>
              <table:table-cell office:value-type="float" office:value="27784.6153846154">
                <text:p>27784.61538461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149.0881097287">
                <text:p>29149.0881097287</text:p>
              </table:table-cell>
              <table:table-cell office:value-type="float" office:value="27905.7692307692">
                <text:p>27905.76923076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317.2559257463">
                <text:p>29317.2559257463</text:p>
              </table:table-cell>
              <table:table-cell office:value-type="float" office:value="28026.9230769231">
                <text:p>28026.92307692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486.3939407026">
                <text:p>29486.3939407026</text:p>
              </table:table-cell>
              <table:table-cell office:value-type="float" office:value="28148.0769230769">
                <text:p>28148.07692307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656.5077518989">
                <text:p>29656.5077518989</text:p>
              </table:table-cell>
              <table:table-cell office:value-type="float" office:value="28269.2307692308">
                <text:p>28269.23076923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827.6029889291">
                <text:p>29827.6029889291</text:p>
              </table:table-cell>
              <table:table-cell office:value-type="float" office:value="28390.3846153846">
                <text:p>28390.38461538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999.6853138652">
                <text:p>29999.6853138652</text:p>
              </table:table-cell>
              <table:table-cell office:value-type="float" office:value="28511.5384615385">
                <text:p>28511.53846153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172.7604214452">
                <text:p>30172.7604214452</text:p>
              </table:table-cell>
              <table:table-cell office:value-type="float" office:value="28632.6923076923">
                <text:p>28632.69230769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346.8340392613">
                <text:p>30346.8340392613</text:p>
              </table:table-cell>
              <table:table-cell office:value-type="float" office:value="28753.8461538462">
                <text:p>28753.84615384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521.9119279493">
                <text:p>30521.9119279493</text:p>
              </table:table-cell>
              <table:table-cell office:value-type="float" office:value="28875">
                <text:p>288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697.9998813798">
                <text:p>30697.9998813798</text:p>
              </table:table-cell>
              <table:table-cell office:value-type="float" office:value="28996.1538461538">
                <text:p>28996.15384615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875.1037268493">
                <text:p>30875.1037268493</text:p>
              </table:table-cell>
              <table:table-cell office:value-type="float" office:value="29117.3076923077">
                <text:p>29117.30769230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053.2293252734">
                <text:p>31053.2293252734</text:p>
              </table:table-cell>
              <table:table-cell office:value-type="float" office:value="29238.4615384615">
                <text:p>29238.46153846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232.3825713808">
                <text:p>31232.3825713808</text:p>
              </table:table-cell>
              <table:table-cell office:value-type="float" office:value="29359.6153846154">
                <text:p>29359.61538461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412.569393908">
                <text:p>31412.569393908</text:p>
              </table:table-cell>
              <table:table-cell office:value-type="float" office:value="29480.7692307692">
                <text:p>29480.76923076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593.7957557959">
                <text:p>31593.7957557959</text:p>
              </table:table-cell>
              <table:table-cell office:value-type="float" office:value="29601.9230769231">
                <text:p>29601.92307692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776.067654387">
                <text:p>31776.067654387</text:p>
              </table:table-cell>
              <table:table-cell office:value-type="float" office:value="29723.0769230769">
                <text:p>29723.07692307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959.3911216239">
                <text:p>31959.3911216239</text:p>
              </table:table-cell>
              <table:table-cell office:value-type="float" office:value="29844.2307692308">
                <text:p>29844.23076923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2143.7722242486">
                <text:p>32143.7722242486</text:p>
              </table:table-cell>
              <table:table-cell office:value-type="float" office:value="29965.3846153846">
                <text:p>29965.38461538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329.2170640039">
                <text:p>32329.2170640039</text:p>
              </table:table-cell>
              <table:table-cell office:value-type="float" office:value="30086.5384615385">
                <text:p>30086.53846153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2515.7317778347">
                <text:p>32515.7317778347</text:p>
              </table:table-cell>
              <table:table-cell office:value-type="float" office:value="30207.6923076923">
                <text:p>30207.69230769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703.3225380914">
                <text:p>32703.3225380914</text:p>
              </table:table-cell>
              <table:table-cell office:value-type="float" office:value="30328.8461538462">
                <text:p>30328.84615384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891.9955527343">
                <text:p>32891.9955527343</text:p>
              </table:table-cell>
              <table:table-cell office:value-type="float" office:value="30450">
                <text:p>304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081.7570655385">
                <text:p>33081.7570655385</text:p>
              </table:table-cell>
              <table:table-cell office:value-type="float" office:value="30571.1538461538">
                <text:p>30571.15384615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3272.6133563012">
                <text:p>33272.6133563012</text:p>
              </table:table-cell>
              <table:table-cell office:value-type="float" office:value="30692.3076923077">
                <text:p>30692.30769230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464.5707410491">
                <text:p>33464.5707410491</text:p>
              </table:table-cell>
              <table:table-cell office:value-type="float" office:value="30813.4615384615">
                <text:p>30813.46153846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657.6355722475">
                <text:p>33657.6355722475</text:p>
              </table:table-cell>
              <table:table-cell office:value-type="float" office:value="30934.6153846154">
                <text:p>30934.61538461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851.8142390104">
                <text:p>33851.8142390104</text:p>
              </table:table-cell>
              <table:table-cell office:value-type="float" office:value="31055.7692307692">
                <text:p>31055.76923076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047.1131673124">
                <text:p>34047.1131673124</text:p>
              </table:table-cell>
              <table:table-cell office:value-type="float" office:value="31176.9230769231">
                <text:p>31176.92307692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243.5388202008">
                <text:p>34243.5388202008</text:p>
              </table:table-cell>
              <table:table-cell office:value-type="float" office:value="31298.0769230769">
                <text:p>31298.07692307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441.0976980096">
                <text:p>34441.0976980096</text:p>
              </table:table-cell>
              <table:table-cell office:value-type="float" office:value="31419.2307692308">
                <text:p>31419.23076923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639.7963385751">
                <text:p>34639.7963385751</text:p>
              </table:table-cell>
              <table:table-cell office:value-type="float" office:value="31540.3846153846">
                <text:p>31540.38461538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839.6413174515">
                <text:p>34839.6413174515</text:p>
              </table:table-cell>
              <table:table-cell office:value-type="float" office:value="31661.5384615385">
                <text:p>31661.53846153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040.6392481291">
                <text:p>35040.6392481291</text:p>
              </table:table-cell>
              <table:table-cell office:value-type="float" office:value="31782.6923076923">
                <text:p>31782.69230769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242.7967822529">
                <text:p>35242.7967822529</text:p>
              </table:table-cell>
              <table:table-cell office:value-type="float" office:value="31903.8461538462">
                <text:p>31903.84615384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446.1206098428">
                <text:p>35446.1206098428</text:p>
              </table:table-cell>
              <table:table-cell office:value-type="float" office:value="32025">
                <text:p>320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650.617459515">
                <text:p>35650.617459515</text:p>
              </table:table-cell>
              <table:table-cell office:value-type="float" office:value="32146.1538461538">
                <text:p>32146.15384615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856.2940987045">
                <text:p>35856.2940987045</text:p>
              </table:table-cell>
              <table:table-cell office:value-type="float" office:value="32267.3076923077">
                <text:p>32267.30769230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6063.1573338893">
                <text:p>36063.1573338893</text:p>
              </table:table-cell>
              <table:table-cell office:value-type="float" office:value="32388.4615384615">
                <text:p>32388.46153846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6271.2140108156">
                <text:p>36271.2140108156</text:p>
              </table:table-cell>
              <table:table-cell office:value-type="float" office:value="32509.6153846154">
                <text:p>32509.61538461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6480.4710147242">
                <text:p>36480.4710147242</text:p>
              </table:table-cell>
              <table:table-cell office:value-type="float" office:value="32630.7692307692">
                <text:p>32630.76923076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690.9352705783">
                <text:p>36690.9352705783</text:p>
              </table:table-cell>
              <table:table-cell office:value-type="float" office:value="32751.9230769231">
                <text:p>32751.92307692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902.6137432932">
                <text:p>36902.6137432932</text:p>
              </table:table-cell>
              <table:table-cell office:value-type="float" office:value="32873.0769230769">
                <text:p>32873.07692307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115.513437966">
                <text:p>37115.513437966</text:p>
              </table:table-cell>
              <table:table-cell office:value-type="float" office:value="32994.2307692308">
                <text:p>32994.23076923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329.6414001082">
                <text:p>37329.6414001082</text:p>
              </table:table-cell>
              <table:table-cell office:value-type="float" office:value="33115.3846153846">
                <text:p>33115.38461538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545.004715878">
                <text:p>37545.004715878</text:p>
              </table:table-cell>
              <table:table-cell office:value-type="float" office:value="33236.5384615385">
                <text:p>33236.53846153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761.6105123158">
                <text:p>37761.6105123158</text:p>
              </table:table-cell>
              <table:table-cell office:value-type="float" office:value="33357.6923076923">
                <text:p>33357.69230769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7979.4659575791">
                <text:p>37979.4659575791</text:p>
              </table:table-cell>
              <table:table-cell office:value-type="float" office:value="33478.8461538462">
                <text:p>33478.84615384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8198.5782611806">
                <text:p>38198.5782611806</text:p>
              </table:table-cell>
              <table:table-cell office:value-type="float" office:value="33600">
                <text:p>336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8418.9546742258">
                <text:p>38418.9546742258</text:p>
              </table:table-cell>
              <table:table-cell office:value-type="float" office:value="33721.1538461538">
                <text:p>33721.15384615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8640.602489654">
                <text:p>38640.602489654</text:p>
              </table:table-cell>
              <table:table-cell office:value-type="float" office:value="33842.3076923077">
                <text:p>33842.30769230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8863.529042479">
                <text:p>38863.529042479</text:p>
              </table:table-cell>
              <table:table-cell office:value-type="float" office:value="33963.4615384615">
                <text:p>33963.46153846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087.7417100317">
                <text:p>39087.7417100317</text:p>
              </table:table-cell>
              <table:table-cell office:value-type="float" office:value="34084.6153846154">
                <text:p>34084.61538461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313.247912205">
                <text:p>39313.247912205</text:p>
              </table:table-cell>
              <table:table-cell office:value-type="float" office:value="34205.7692307692">
                <text:p>34205.76923076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9540.0551116985">
                <text:p>39540.0551116985</text:p>
              </table:table-cell>
              <table:table-cell office:value-type="float" office:value="34326.9230769231">
                <text:p>34326.92307692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9768.170814266">
                <text:p>39768.170814266</text:p>
              </table:table-cell>
              <table:table-cell office:value-type="float" office:value="34448.0769230769">
                <text:p>34448.07692307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997.6025689637">
                <text:p>39997.6025689637</text:p>
              </table:table-cell>
              <table:table-cell office:value-type="float" office:value="34569.2307692308">
                <text:p>34569.23076923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228.3579684">
                <text:p>40228.3579684</text:p>
              </table:table-cell>
              <table:table-cell office:value-type="float" office:value="34690.3846153846">
                <text:p>34690.38461538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0460.4446489869">
                <text:p>40460.4446489869</text:p>
              </table:table-cell>
              <table:table-cell office:value-type="float" office:value="34811.5384615385">
                <text:p>34811.53846153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0693.8702911926">
                <text:p>40693.8702911926</text:p>
              </table:table-cell>
              <table:table-cell office:value-type="float" office:value="34932.6923076923">
                <text:p>34932.69230769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0928.6426197957">
                <text:p>40928.6426197957</text:p>
              </table:table-cell>
              <table:table-cell office:value-type="float" office:value="35053.8461538462">
                <text:p>35053.84615384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1164.7694041406">
                <text:p>41164.7694041406</text:p>
              </table:table-cell>
              <table:table-cell office:value-type="float" office:value="35175">
                <text:p>351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1402.2584583953">
                <text:p>41402.2584583953</text:p>
              </table:table-cell>
              <table:table-cell office:value-type="float" office:value="35296.1538461538">
                <text:p>35296.15384615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1641.1176418091">
                <text:p>41641.1176418091</text:p>
              </table:table-cell>
              <table:table-cell office:value-type="float" office:value="35417.3076923077">
                <text:p>35417.30769230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1881.3548589734">
                <text:p>41881.3548589734</text:p>
              </table:table-cell>
              <table:table-cell office:value-type="float" office:value="35538.4615384615">
                <text:p>35538.46153846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122.9780600828">
                <text:p>42122.9780600828</text:p>
              </table:table-cell>
              <table:table-cell office:value-type="float" office:value="35659.6153846154">
                <text:p>35659.61538461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2365.9952411987">
                <text:p>42365.9952411987</text:p>
              </table:table-cell>
              <table:table-cell office:value-type="float" office:value="35780.7692307692">
                <text:p>35780.76923076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2610.4144445133">
                <text:p>42610.4144445133</text:p>
              </table:table-cell>
              <table:table-cell office:value-type="float" office:value="35901.9230769231">
                <text:p>35901.92307692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2856.2437586163">
                <text:p>42856.2437586163</text:p>
              </table:table-cell>
              <table:table-cell office:value-type="float" office:value="36023.0769230769">
                <text:p>36023.07692307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3103.4913187622">
                <text:p>43103.4913187622</text:p>
              </table:table-cell>
              <table:table-cell office:value-type="float" office:value="36144.2307692308">
                <text:p>36144.23076923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3352.1653071396">
                <text:p>43352.1653071396</text:p>
              </table:table-cell>
              <table:table-cell office:value-type="float" office:value="36265.3846153846">
                <text:p>36265.38461538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3602.2739531424">
                <text:p>43602.2739531424</text:p>
              </table:table-cell>
              <table:table-cell office:value-type="float" office:value="36386.5384615385">
                <text:p>36386.53846153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3853.8255336413">
                <text:p>43853.8255336413</text:p>
              </table:table-cell>
              <table:table-cell office:value-type="float" office:value="36507.6923076923">
                <text:p>36507.69230769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4106.8283732584">
                <text:p>44106.8283732584</text:p>
              </table:table-cell>
              <table:table-cell office:value-type="float" office:value="36628.8461538462">
                <text:p>36628.84615384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4361.2908446426">
                <text:p>44361.2908446426</text:p>
              </table:table-cell>
              <table:table-cell office:value-type="float" office:value="36750">
                <text:p>3675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617.2213687463">
                <text:p>44617.2213687463</text:p>
              </table:table-cell>
              <table:table-cell office:value-type="float" office:value="36871.1538461538">
                <text:p>36871.15384615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4874.6284151045">
                <text:p>44874.6284151045</text:p>
              </table:table-cell>
              <table:table-cell office:value-type="float" office:value="36992.3076923077">
                <text:p>36992.307692307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5133.5205021147">
                <text:p>45133.5205021147</text:p>
              </table:table-cell>
              <table:table-cell office:value-type="float" office:value="37113.4615384615">
                <text:p>37113.46153846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5393.9061973192">
                <text:p>45393.9061973192</text:p>
              </table:table-cell>
              <table:table-cell office:value-type="float" office:value="37234.6153846154">
                <text:p>37234.61538461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655.7941176883">
                <text:p>45655.7941176883</text:p>
              </table:table-cell>
              <table:table-cell office:value-type="float" office:value="37355.7692307692">
                <text:p>37355.76923076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5919.1929299058">
                <text:p>45919.1929299058</text:p>
              </table:table-cell>
              <table:table-cell office:value-type="float" office:value="37476.9230769231">
                <text:p>37476.92307692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184.1113506552">
                <text:p>46184.1113506552</text:p>
              </table:table-cell>
              <table:table-cell office:value-type="float" office:value="37598.0769230769">
                <text:p>37598.07692307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6450.558146909">
                <text:p>46450.558146909</text:p>
              </table:table-cell>
              <table:table-cell office:value-type="float" office:value="37719.2307692308">
                <text:p>37719.23076923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6718.5421362181">
                <text:p>46718.5421362181</text:p>
              </table:table-cell>
              <table:table-cell office:value-type="float" office:value="37840.3846153846">
                <text:p>37840.38461538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6988.072187004">
                <text:p>46988.072187004</text:p>
              </table:table-cell>
              <table:table-cell office:value-type="float" office:value="37961.5384615385">
                <text:p>37961.53846153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7259.1572188521">
                <text:p>47259.1572188521</text:p>
              </table:table-cell>
              <table:table-cell office:value-type="float" office:value="38082.6923076923">
                <text:p>38082.69230769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7531.806202807">
                <text:p>47531.806202807</text:p>
              </table:table-cell>
              <table:table-cell office:value-type="float" office:value="38203.8461538462">
                <text:p>38203.84615384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7806.0281616693">
                <text:p>47806.0281616693</text:p>
              </table:table-cell>
              <table:table-cell office:value-type="float" office:value="38325">
                <text:p>383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8081.8321702943">
                <text:p>48081.8321702943</text:p>
              </table:table-cell>
              <table:table-cell office:value-type="float" office:value="38446.1538461538">
                <text:p>38446.15384615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8359.2273558922">
                <text:p>48359.2273558922</text:p>
              </table:table-cell>
              <table:table-cell office:value-type="float" office:value="38567.3076923077">
                <text:p>38567.30769230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8638.22289833">
                <text:p>48638.22289833</text:p>
              </table:table-cell>
              <table:table-cell office:value-type="float" office:value="38688.4615384615">
                <text:p>38688.46153846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8918.8280304358">
                <text:p>48918.8280304358</text:p>
              </table:table-cell>
              <table:table-cell office:value-type="float" office:value="38809.6153846154">
                <text:p>38809.61538461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9201.0520383037">
                <text:p>49201.0520383037</text:p>
              </table:table-cell>
              <table:table-cell office:value-type="float" office:value="38930.7692307692">
                <text:p>38930.76923076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484.9042616016">
                <text:p>49484.9042616016</text:p>
              </table:table-cell>
              <table:table-cell office:value-type="float" office:value="39051.9230769231">
                <text:p>39051.92307692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9770.3940938801">
                <text:p>49770.3940938801</text:p>
              </table:table-cell>
              <table:table-cell office:value-type="float" office:value="39173.0769230769">
                <text:p>39173.07692307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0057.5309828832">
                <text:p>50057.5309828832</text:p>
              </table:table-cell>
              <table:table-cell office:value-type="float" office:value="39294.2307692308">
                <text:p>39294.23076923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0346.3244308614">
                <text:p>50346.3244308614</text:p>
              </table:table-cell>
              <table:table-cell office:value-type="float" office:value="39415.3846153846">
                <text:p>39415.38461538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0636.7839948856">
                <text:p>50636.7839948856</text:p>
              </table:table-cell>
              <table:table-cell office:value-type="float" office:value="39536.5384615385">
                <text:p>39536.53846153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0928.9192871638">
                <text:p>50928.9192871638</text:p>
              </table:table-cell>
              <table:table-cell office:value-type="float" office:value="39657.6923076923">
                <text:p>39657.69230769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1222.739975359">
                <text:p>51222.739975359</text:p>
              </table:table-cell>
              <table:table-cell office:value-type="float" office:value="39778.8461538462">
                <text:p>39778.84615384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stroke-dash="Dot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2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arrow-down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043cm" svg:height="12.193cm" xlink:href=".." xlink:type="simple" chart:class="chart:line" chart:style-name="ch1">
        <chart:legend chart:legend-position="end" svg:x="4.452cm" svg:y="1.537cm" style:legend-expansion="custom" chartooo:width="3.785cm" chartooo:height="1.19cm" style:legend-expansion-aspect-ratio="3.18067226890756" chart:style-name="ch2"/>
        <chart:plot-area chart:style-name="ch3" table:cell-range-address="'Rebalancement daily'.B4:'Rebalancement daily'.C1000" chart:data-source-has-labels="row" svg:x="0.333cm" svg:y="0.163cm" svg:width="21.075cm" svg:height="11.704cm">
          <chartooo:coordinate-region svg:x="1.986cm" svg:y="0.362cm" svg:width="19.359cm" svg:height="10.5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ebalancement daily'.B5:'Rebalancement daily'.B1000" chart:label-cell-address="'Rebalancement daily'.B4:'Rebalancement daily'.B4" chart:class="chart:line">
            <chart:data-point chart:repeated="996"/>
          </chart:series>
          <chart:series chart:style-name="ch8" chart:values-cell-range-address="'Rebalancement daily'.C5:'Rebalancement daily'.C1000" chart:label-cell-address="'Rebalancement daily'.C4:'Rebalancement daily'.C4" chart:class="chart:line">
            <chart:data-point chart:repeated="360"/>
            <chart:data-point chart:style-name="ch9"/>
            <chart:data-point chart:repeated="3"/>
            <chart:data-point chart:style-name="ch9"/>
            <chart:data-point chart:repeated="6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rêt cumulé ($)</text:p>
                <draw:g>
                  <svg:desc>'Rebalancement daily'.B4:'Rebalancement daily'.B4</svg:desc>
                </draw:g>
              </table:table-cell>
              <table:table-cell office:value-type="string">
                <text:p>Linéaire ($)</text:p>
                <draw:g>
                  <svg:desc>'Rebalancement daily'.C4:'Rebalancement daily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000">
                <text:p>21000</text:p>
                <draw:g>
                  <svg:desc>'Rebalancement daily'.B5:'Rebalancement daily'.B1000</svg:desc>
                </draw:g>
              </table:table-cell>
              <table:table-cell office:value-type="float" office:value="21000">
                <text:p>21000</text:p>
                <draw:g>
                  <svg:desc>'Rebalancement daily'.C5:'Rebalancement daily'.C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017.2602739726">
                <text:p>21017.2602739726</text:p>
              </table:table-cell>
              <table:table-cell office:value-type="float" office:value="21017.2602739726">
                <text:p>21017.2602739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034.5347344718">
                <text:p>21034.5347344718</text:p>
              </table:table-cell>
              <table:table-cell office:value-type="float" office:value="21034.5205479452">
                <text:p>21034.52054794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051.8233931576">
                <text:p>21051.8233931576</text:p>
              </table:table-cell>
              <table:table-cell office:value-type="float" office:value="21051.7808219178">
                <text:p>21051.7808219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069.1262616999">
                <text:p>21069.1262616999</text:p>
              </table:table-cell>
              <table:table-cell office:value-type="float" office:value="21069.0410958904">
                <text:p>21069.04109589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086.4433517781">
                <text:p>21086.4433517781</text:p>
              </table:table-cell>
              <table:table-cell office:value-type="float" office:value="21086.301369863">
                <text:p>21086.3013698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103.7746750809">
                <text:p>21103.7746750809</text:p>
              </table:table-cell>
              <table:table-cell office:value-type="float" office:value="21103.5616438356">
                <text:p>21103.56164383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121.120243307">
                <text:p>21121.120243307</text:p>
              </table:table-cell>
              <table:table-cell office:value-type="float" office:value="21120.8219178082">
                <text:p>21120.82191780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138.4800681645">
                <text:p>21138.4800681645</text:p>
              </table:table-cell>
              <table:table-cell office:value-type="float" office:value="21138.0821917808">
                <text:p>21138.08219178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155.8541613712">
                <text:p>21155.8541613712</text:p>
              </table:table-cell>
              <table:table-cell office:value-type="float" office:value="21155.3424657534">
                <text:p>21155.34246575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173.2425346545">
                <text:p>21173.2425346545</text:p>
              </table:table-cell>
              <table:table-cell office:value-type="float" office:value="21172.602739726">
                <text:p>21172.6027397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90.6451997515">
                <text:p>21190.6451997515</text:p>
              </table:table-cell>
              <table:table-cell office:value-type="float" office:value="21189.8630136986">
                <text:p>21189.86301369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208.0621684088">
                <text:p>21208.0621684088</text:p>
              </table:table-cell>
              <table:table-cell office:value-type="float" office:value="21207.1232876712">
                <text:p>21207.12328767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225.4934523829">
                <text:p>21225.4934523829</text:p>
              </table:table-cell>
              <table:table-cell office:value-type="float" office:value="21224.3835616438">
                <text:p>21224.38356164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242.9390634396">
                <text:p>21242.9390634396</text:p>
              </table:table-cell>
              <table:table-cell office:value-type="float" office:value="21241.6438356164">
                <text:p>21241.64383561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260.3990133548">
                <text:p>21260.3990133548</text:p>
              </table:table-cell>
              <table:table-cell office:value-type="float" office:value="21258.904109589">
                <text:p>21258.9041095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277.8733139137">
                <text:p>21277.8733139137</text:p>
              </table:table-cell>
              <table:table-cell office:value-type="float" office:value="21276.1643835616">
                <text:p>21276.16438356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295.3619769114">
                <text:p>21295.3619769114</text:p>
              </table:table-cell>
              <table:table-cell office:value-type="float" office:value="21293.4246575342">
                <text:p>21293.42465753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312.8650141527">
                <text:p>21312.8650141527</text:p>
              </table:table-cell>
              <table:table-cell office:value-type="float" office:value="21310.6849315069">
                <text:p>21310.68493150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330.382437452">
                <text:p>21330.382437452</text:p>
              </table:table-cell>
              <table:table-cell office:value-type="float" office:value="21327.9452054795">
                <text:p>21327.94520547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347.9142586335">
                <text:p>21347.9142586335</text:p>
              </table:table-cell>
              <table:table-cell office:value-type="float" office:value="21345.2054794521">
                <text:p>21345.20547945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365.460489531">
                <text:p>21365.460489531</text:p>
              </table:table-cell>
              <table:table-cell office:value-type="float" office:value="21362.4657534247">
                <text:p>21362.46575342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383.0211419882">
                <text:p>21383.0211419882</text:p>
              </table:table-cell>
              <table:table-cell office:value-type="float" office:value="21379.7260273973">
                <text:p>21379.72602739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400.5962278583">
                <text:p>21400.5962278583</text:p>
              </table:table-cell>
              <table:table-cell office:value-type="float" office:value="21396.9863013699">
                <text:p>21396.98630136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418.1857590045">
                <text:p>21418.1857590045</text:p>
              </table:table-cell>
              <table:table-cell office:value-type="float" office:value="21414.2465753425">
                <text:p>21414.24657534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435.7897472995">
                <text:p>21435.7897472995</text:p>
              </table:table-cell>
              <table:table-cell office:value-type="float" office:value="21431.5068493151">
                <text:p>21431.50684931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453.4082046261">
                <text:p>21453.4082046261</text:p>
              </table:table-cell>
              <table:table-cell office:value-type="float" office:value="21448.7671232877">
                <text:p>21448.76712328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471.0411428765">
                <text:p>21471.0411428765</text:p>
              </table:table-cell>
              <table:table-cell office:value-type="float" office:value="21466.0273972603">
                <text:p>21466.02739726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488.6885739528">
                <text:p>21488.6885739528</text:p>
              </table:table-cell>
              <table:table-cell office:value-type="float" office:value="21483.2876712329">
                <text:p>21483.28767123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506.350509767">
                <text:p>21506.350509767</text:p>
              </table:table-cell>
              <table:table-cell office:value-type="float" office:value="21500.5479452055">
                <text:p>21500.54794520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524.0269622408">
                <text:p>21524.0269622408</text:p>
              </table:table-cell>
              <table:table-cell office:value-type="float" office:value="21517.8082191781">
                <text:p>21517.80821917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541.7179433056">
                <text:p>21541.7179433056</text:p>
              </table:table-cell>
              <table:table-cell office:value-type="float" office:value="21535.0684931507">
                <text:p>21535.06849315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559.4234649029">
                <text:p>21559.4234649029</text:p>
              </table:table-cell>
              <table:table-cell office:value-type="float" office:value="21552.3287671233">
                <text:p>21552.32876712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577.1435389836">
                <text:p>21577.1435389836</text:p>
              </table:table-cell>
              <table:table-cell office:value-type="float" office:value="21569.5890410959">
                <text:p>21569.58904109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594.8781775088">
                <text:p>21594.8781775088</text:p>
              </table:table-cell>
              <table:table-cell office:value-type="float" office:value="21586.8493150685">
                <text:p>21586.84931506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612.6273924492">
                <text:p>21612.6273924492</text:p>
              </table:table-cell>
              <table:table-cell office:value-type="float" office:value="21604.1095890411">
                <text:p>21604.10958904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630.3911957855">
                <text:p>21630.3911957855</text:p>
              </table:table-cell>
              <table:table-cell office:value-type="float" office:value="21621.3698630137">
                <text:p>21621.36986301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648.1695995081">
                <text:p>21648.1695995081</text:p>
              </table:table-cell>
              <table:table-cell office:value-type="float" office:value="21638.6301369863">
                <text:p>21638.63013698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665.9626156172">
                <text:p>21665.9626156172</text:p>
              </table:table-cell>
              <table:table-cell office:value-type="float" office:value="21655.8904109589">
                <text:p>21655.89041095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683.7702561232">
                <text:p>21683.7702561232</text:p>
              </table:table-cell>
              <table:table-cell office:value-type="float" office:value="21673.1506849315">
                <text:p>21673.15068493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701.5925330461">
                <text:p>21701.5925330461</text:p>
              </table:table-cell>
              <table:table-cell office:value-type="float" office:value="21690.4109589041">
                <text:p>21690.41095890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719.4294584157">
                <text:p>21719.4294584157</text:p>
              </table:table-cell>
              <table:table-cell office:value-type="float" office:value="21707.6712328767">
                <text:p>21707.67123287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737.2810442719">
                <text:p>21737.2810442719</text:p>
              </table:table-cell>
              <table:table-cell office:value-type="float" office:value="21724.9315068493">
                <text:p>21724.93150684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755.1473026645">
                <text:p>21755.1473026645</text:p>
              </table:table-cell>
              <table:table-cell office:value-type="float" office:value="21742.1917808219">
                <text:p>21742.19178082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773.028245653">
                <text:p>21773.028245653</text:p>
              </table:table-cell>
              <table:table-cell office:value-type="float" office:value="21759.4520547945">
                <text:p>21759.45205479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790.9238853069">
                <text:p>21790.9238853069</text:p>
              </table:table-cell>
              <table:table-cell office:value-type="float" office:value="21776.7123287671">
                <text:p>21776.71232876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808.8342337058">
                <text:p>21808.8342337058</text:p>
              </table:table-cell>
              <table:table-cell office:value-type="float" office:value="21793.9726027397">
                <text:p>21793.97260273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826.759302939">
                <text:p>21826.759302939</text:p>
              </table:table-cell>
              <table:table-cell office:value-type="float" office:value="21811.2328767123">
                <text:p>21811.23287671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844.6991051058">
                <text:p>21844.6991051058</text:p>
              </table:table-cell>
              <table:table-cell office:value-type="float" office:value="21828.4931506849">
                <text:p>21828.49315068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862.6536523155">
                <text:p>21862.6536523155</text:p>
              </table:table-cell>
              <table:table-cell office:value-type="float" office:value="21845.7534246575">
                <text:p>21845.75342465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880.6229566872">
                <text:p>21880.6229566872</text:p>
              </table:table-cell>
              <table:table-cell office:value-type="float" office:value="21863.0136986301">
                <text:p>21863.01369863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898.6070303503">
                <text:p>21898.6070303503</text:p>
              </table:table-cell>
              <table:table-cell office:value-type="float" office:value="21880.2739726027">
                <text:p>21880.27397260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916.6058854437">
                <text:p>21916.6058854437</text:p>
              </table:table-cell>
              <table:table-cell office:value-type="float" office:value="21897.5342465753">
                <text:p>21897.53424657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934.6195341167">
                <text:p>21934.6195341167</text:p>
              </table:table-cell>
              <table:table-cell office:value-type="float" office:value="21914.7945205479">
                <text:p>21914.79452054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952.6479885283">
                <text:p>21952.6479885283</text:p>
              </table:table-cell>
              <table:table-cell office:value-type="float" office:value="21932.0547945205">
                <text:p>21932.05479452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970.6912608476">
                <text:p>21970.6912608476</text:p>
              </table:table-cell>
              <table:table-cell office:value-type="float" office:value="21949.3150684931">
                <text:p>21949.31506849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988.7493632538">
                <text:p>21988.7493632538</text:p>
              </table:table-cell>
              <table:table-cell office:value-type="float" office:value="21966.5753424657">
                <text:p>21966.57534246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006.8223079359">
                <text:p>22006.8223079359</text:p>
              </table:table-cell>
              <table:table-cell office:value-type="float" office:value="21983.8356164384">
                <text:p>21983.83561643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024.9101070931">
                <text:p>22024.9101070931</text:p>
              </table:table-cell>
              <table:table-cell office:value-type="float" office:value="22001.095890411">
                <text:p>22001.0958904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043.0127729346">
                <text:p>22043.0127729346</text:p>
              </table:table-cell>
              <table:table-cell office:value-type="float" office:value="22018.3561643836">
                <text:p>22018.35616438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061.1303176795">
                <text:p>22061.1303176795</text:p>
              </table:table-cell>
              <table:table-cell office:value-type="float" office:value="22035.6164383562">
                <text:p>22035.61643835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079.262753557">
                <text:p>22079.262753557</text:p>
              </table:table-cell>
              <table:table-cell office:value-type="float" office:value="22052.8767123288">
                <text:p>22052.87671232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097.4100928065">
                <text:p>22097.4100928065</text:p>
              </table:table-cell>
              <table:table-cell office:value-type="float" office:value="22070.1369863014">
                <text:p>22070.13698630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115.5723476773">
                <text:p>22115.5723476773</text:p>
              </table:table-cell>
              <table:table-cell office:value-type="float" office:value="22087.397260274">
                <text:p>22087.3972602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133.7495304288">
                <text:p>22133.7495304288</text:p>
              </table:table-cell>
              <table:table-cell office:value-type="float" office:value="22104.6575342466">
                <text:p>22104.65753424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151.9416533305">
                <text:p>22151.9416533305</text:p>
              </table:table-cell>
              <table:table-cell office:value-type="float" office:value="22121.9178082192">
                <text:p>22121.91780821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170.148728662">
                <text:p>22170.148728662</text:p>
              </table:table-cell>
              <table:table-cell office:value-type="float" office:value="22139.1780821918">
                <text:p>22139.17808219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188.370768713">
                <text:p>22188.370768713</text:p>
              </table:table-cell>
              <table:table-cell office:value-type="float" office:value="22156.4383561644">
                <text:p>22156.43835616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206.6077857832">
                <text:p>22206.6077857832</text:p>
              </table:table-cell>
              <table:table-cell office:value-type="float" office:value="22173.698630137">
                <text:p>22173.6986301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224.8597921824">
                <text:p>22224.8597921824</text:p>
              </table:table-cell>
              <table:table-cell office:value-type="float" office:value="22190.9589041096">
                <text:p>22190.95890410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243.1268002308">
                <text:p>22243.1268002308</text:p>
              </table:table-cell>
              <table:table-cell office:value-type="float" office:value="22208.2191780822">
                <text:p>22208.21917808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261.4088222584">
                <text:p>22261.4088222584</text:p>
              </table:table-cell>
              <table:table-cell office:value-type="float" office:value="22225.4794520548">
                <text:p>22225.47945205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279.7058706055">
                <text:p>22279.7058706055</text:p>
              </table:table-cell>
              <table:table-cell office:value-type="float" office:value="22242.7397260274">
                <text:p>22242.73972602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98.0179576224">
                <text:p>22298.0179576224</text:p>
              </table:table-cell>
              <table:table-cell office:value-type="float" office:value="22260">
                <text:p>2226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316.3450956698">
                <text:p>22316.3450956698</text:p>
              </table:table-cell>
              <table:table-cell office:value-type="float" office:value="22277.2602739726">
                <text:p>22277.26027397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334.6872971183">
                <text:p>22334.6872971183</text:p>
              </table:table-cell>
              <table:table-cell office:value-type="float" office:value="22294.5205479452">
                <text:p>22294.52054794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353.0445743488">
                <text:p>22353.0445743488</text:p>
              </table:table-cell>
              <table:table-cell office:value-type="float" office:value="22311.7808219178">
                <text:p>22311.78082191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371.4169397523">
                <text:p>22371.4169397523</text:p>
              </table:table-cell>
              <table:table-cell office:value-type="float" office:value="22329.0410958904">
                <text:p>22329.04109589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389.8044057302">
                <text:p>22389.8044057302</text:p>
              </table:table-cell>
              <table:table-cell office:value-type="float" office:value="22346.301369863">
                <text:p>22346.3013698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408.2069846938">
                <text:p>22408.2069846938</text:p>
              </table:table-cell>
              <table:table-cell office:value-type="float" office:value="22363.5616438356">
                <text:p>22363.56164383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426.6246890648">
                <text:p>22426.6246890648</text:p>
              </table:table-cell>
              <table:table-cell office:value-type="float" office:value="22380.8219178082">
                <text:p>22380.82191780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445.057531275">
                <text:p>22445.057531275</text:p>
              </table:table-cell>
              <table:table-cell office:value-type="float" office:value="22398.0821917808">
                <text:p>22398.08219178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463.5055237665">
                <text:p>22463.5055237665</text:p>
              </table:table-cell>
              <table:table-cell office:value-type="float" office:value="22415.3424657534">
                <text:p>22415.34246575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481.9686789915">
                <text:p>22481.9686789915</text:p>
              </table:table-cell>
              <table:table-cell office:value-type="float" office:value="22432.602739726">
                <text:p>22432.6027397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500.4470094126">
                <text:p>22500.4470094126</text:p>
              </table:table-cell>
              <table:table-cell office:value-type="float" office:value="22449.8630136986">
                <text:p>22449.86301369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518.9405275025">
                <text:p>22518.9405275025</text:p>
              </table:table-cell>
              <table:table-cell office:value-type="float" office:value="22467.1232876712">
                <text:p>22467.12328767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537.4492457443">
                <text:p>22537.4492457443</text:p>
              </table:table-cell>
              <table:table-cell office:value-type="float" office:value="22484.3835616438">
                <text:p>22484.38356164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555.9731766312">
                <text:p>22555.9731766312</text:p>
              </table:table-cell>
              <table:table-cell office:value-type="float" office:value="22501.6438356164">
                <text:p>22501.64383561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574.5123326668">
                <text:p>22574.5123326668</text:p>
              </table:table-cell>
              <table:table-cell office:value-type="float" office:value="22518.904109589">
                <text:p>22518.9041095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593.0667263649">
                <text:p>22593.0667263649</text:p>
              </table:table-cell>
              <table:table-cell office:value-type="float" office:value="22536.1643835616">
                <text:p>22536.16438356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611.6363702495">
                <text:p>22611.6363702495</text:p>
              </table:table-cell>
              <table:table-cell office:value-type="float" office:value="22553.4246575342">
                <text:p>22553.42465753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630.2212768552">
                <text:p>22630.2212768552</text:p>
              </table:table-cell>
              <table:table-cell office:value-type="float" office:value="22570.6849315068">
                <text:p>22570.68493150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648.8214587266">
                <text:p>22648.8214587266</text:p>
              </table:table-cell>
              <table:table-cell office:value-type="float" office:value="22587.9452054795">
                <text:p>22587.94520547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667.4369284187">
                <text:p>22667.4369284187</text:p>
              </table:table-cell>
              <table:table-cell office:value-type="float" office:value="22605.2054794521">
                <text:p>22605.20547945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686.0676984969">
                <text:p>22686.0676984969</text:p>
              </table:table-cell>
              <table:table-cell office:value-type="float" office:value="22622.4657534247">
                <text:p>22622.46575342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704.7137815367">
                <text:p>22704.7137815367</text:p>
              </table:table-cell>
              <table:table-cell office:value-type="float" office:value="22639.7260273973">
                <text:p>22639.72602739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723.3751901243">
                <text:p>22723.3751901243</text:p>
              </table:table-cell>
              <table:table-cell office:value-type="float" office:value="22656.9863013699">
                <text:p>22656.98630136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742.0519368559">
                <text:p>22742.0519368559</text:p>
              </table:table-cell>
              <table:table-cell office:value-type="float" office:value="22674.2465753425">
                <text:p>22674.24657534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760.7440343382">
                <text:p>22760.7440343382</text:p>
              </table:table-cell>
              <table:table-cell office:value-type="float" office:value="22691.5068493151">
                <text:p>22691.50684931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779.4514951884">
                <text:p>22779.4514951884</text:p>
              </table:table-cell>
              <table:table-cell office:value-type="float" office:value="22708.7671232877">
                <text:p>22708.76712328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798.1743320338">
                <text:p>22798.1743320338</text:p>
              </table:table-cell>
              <table:table-cell office:value-type="float" office:value="22726.0273972603">
                <text:p>22726.02739726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816.9125575121">
                <text:p>22816.9125575121</text:p>
              </table:table-cell>
              <table:table-cell office:value-type="float" office:value="22743.2876712329">
                <text:p>22743.28767123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2835.6661842717">
                <text:p>22835.6661842717</text:p>
              </table:table-cell>
              <table:table-cell office:value-type="float" office:value="22760.5479452055">
                <text:p>22760.54794520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854.4352249711">
                <text:p>22854.4352249711</text:p>
              </table:table-cell>
              <table:table-cell office:value-type="float" office:value="22777.8082191781">
                <text:p>22777.80821917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873.2196922793">
                <text:p>22873.2196922793</text:p>
              </table:table-cell>
              <table:table-cell office:value-type="float" office:value="22795.0684931507">
                <text:p>22795.06849315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892.0195988757">
                <text:p>22892.0195988757</text:p>
              </table:table-cell>
              <table:table-cell office:value-type="float" office:value="22812.3287671233">
                <text:p>22812.32876712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910.8349574501">
                <text:p>22910.8349574501</text:p>
              </table:table-cell>
              <table:table-cell office:value-type="float" office:value="22829.5890410959">
                <text:p>22829.58904109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929.6657807028">
                <text:p>22929.6657807028</text:p>
              </table:table-cell>
              <table:table-cell office:value-type="float" office:value="22846.8493150685">
                <text:p>22846.84931506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948.5120813445">
                <text:p>22948.5120813445</text:p>
              </table:table-cell>
              <table:table-cell office:value-type="float" office:value="22864.1095890411">
                <text:p>22864.10958904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967.3738720963">
                <text:p>22967.3738720963</text:p>
              </table:table-cell>
              <table:table-cell office:value-type="float" office:value="22881.3698630137">
                <text:p>22881.36986301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986.2511656898">
                <text:p>22986.2511656898</text:p>
              </table:table-cell>
              <table:table-cell office:value-type="float" office:value="22898.6301369863">
                <text:p>22898.63013698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005.1439748671">
                <text:p>23005.1439748671</text:p>
              </table:table-cell>
              <table:table-cell office:value-type="float" office:value="22915.8904109589">
                <text:p>22915.89041095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024.0523123807">
                <text:p>23024.0523123807</text:p>
              </table:table-cell>
              <table:table-cell office:value-type="float" office:value="22933.1506849315">
                <text:p>22933.15068493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042.9761909936">
                <text:p>23042.9761909936</text:p>
              </table:table-cell>
              <table:table-cell office:value-type="float" office:value="22950.4109589041">
                <text:p>22950.41095890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061.9156234793">
                <text:p>23061.9156234793</text:p>
              </table:table-cell>
              <table:table-cell office:value-type="float" office:value="22967.6712328767">
                <text:p>22967.67123287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080.8706226219">
                <text:p>23080.8706226219</text:p>
              </table:table-cell>
              <table:table-cell office:value-type="float" office:value="22984.9315068493">
                <text:p>22984.93150684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099.8412012159">
                <text:p>23099.8412012159</text:p>
              </table:table-cell>
              <table:table-cell office:value-type="float" office:value="23002.1917808219">
                <text:p>23002.19178082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118.8273720662">
                <text:p>23118.8273720662</text:p>
              </table:table-cell>
              <table:table-cell office:value-type="float" office:value="23019.4520547945">
                <text:p>23019.45205479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137.8291479884">
                <text:p>23137.8291479884</text:p>
              </table:table-cell>
              <table:table-cell office:value-type="float" office:value="23036.7123287671">
                <text:p>23036.71232876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156.8465418087">
                <text:p>23156.8465418087</text:p>
              </table:table-cell>
              <table:table-cell office:value-type="float" office:value="23053.9726027397">
                <text:p>23053.97260273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175.8795663636">
                <text:p>23175.8795663636</text:p>
              </table:table-cell>
              <table:table-cell office:value-type="float" office:value="23071.2328767123">
                <text:p>23071.23287671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194.9282345003">
                <text:p>23194.9282345003</text:p>
              </table:table-cell>
              <table:table-cell office:value-type="float" office:value="23088.4931506849">
                <text:p>23088.49315068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213.9925590767">
                <text:p>23213.9925590767</text:p>
              </table:table-cell>
              <table:table-cell office:value-type="float" office:value="23105.7534246575">
                <text:p>23105.75342465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233.0725529608">
                <text:p>23233.0725529608</text:p>
              </table:table-cell>
              <table:table-cell office:value-type="float" office:value="23123.0136986301">
                <text:p>23123.01369863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252.1682290317">
                <text:p>23252.1682290317</text:p>
              </table:table-cell>
              <table:table-cell office:value-type="float" office:value="23140.2739726027">
                <text:p>23140.27397260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271.2796001789">
                <text:p>23271.2796001789</text:p>
              </table:table-cell>
              <table:table-cell office:value-type="float" office:value="23157.5342465753">
                <text:p>23157.53424657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290.4066793023">
                <text:p>23290.4066793023</text:p>
              </table:table-cell>
              <table:table-cell office:value-type="float" office:value="23174.7945205479">
                <text:p>23174.79452054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309.5494793127">
                <text:p>23309.5494793127</text:p>
              </table:table-cell>
              <table:table-cell office:value-type="float" office:value="23192.0547945205">
                <text:p>23192.05479452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328.7080131313">
                <text:p>23328.7080131313</text:p>
              </table:table-cell>
              <table:table-cell office:value-type="float" office:value="23209.3150684931">
                <text:p>23209.31506849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347.8822936901">
                <text:p>23347.8822936901</text:p>
              </table:table-cell>
              <table:table-cell office:value-type="float" office:value="23226.5753424658">
                <text:p>23226.57534246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3367.0723339315">
                <text:p>23367.0723339315</text:p>
              </table:table-cell>
              <table:table-cell office:value-type="float" office:value="23243.8356164384">
                <text:p>23243.83561643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3386.2781468087">
                <text:p>23386.2781468087</text:p>
              </table:table-cell>
              <table:table-cell office:value-type="float" office:value="23261.095890411">
                <text:p>23261.0958904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405.4997452855">
                <text:p>23405.4997452855</text:p>
              </table:table-cell>
              <table:table-cell office:value-type="float" office:value="23278.3561643836">
                <text:p>23278.35616438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424.7371423364">
                <text:p>23424.7371423364</text:p>
              </table:table-cell>
              <table:table-cell office:value-type="float" office:value="23295.6164383562">
                <text:p>23295.61643835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3443.9903509465">
                <text:p>23443.9903509465</text:p>
              </table:table-cell>
              <table:table-cell office:value-type="float" office:value="23312.8767123288">
                <text:p>23312.87671232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3463.2593841117">
                <text:p>23463.2593841117</text:p>
              </table:table-cell>
              <table:table-cell office:value-type="float" office:value="23330.1369863014">
                <text:p>23330.13698630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3482.5442548384">
                <text:p>23482.5442548384</text:p>
              </table:table-cell>
              <table:table-cell office:value-type="float" office:value="23347.397260274">
                <text:p>23347.3972602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501.8449761437">
                <text:p>23501.8449761437</text:p>
              </table:table-cell>
              <table:table-cell office:value-type="float" office:value="23364.6575342466">
                <text:p>23364.65753424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521.1615610556">
                <text:p>23521.1615610556</text:p>
              </table:table-cell>
              <table:table-cell office:value-type="float" office:value="23381.9178082192">
                <text:p>23381.91780821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3540.4940226127">
                <text:p>23540.4940226127</text:p>
              </table:table-cell>
              <table:table-cell office:value-type="float" office:value="23399.1780821918">
                <text:p>23399.17808219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559.8423738641">
                <text:p>23559.8423738641</text:p>
              </table:table-cell>
              <table:table-cell office:value-type="float" office:value="23416.4383561644">
                <text:p>23416.43835616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579.20662787">
                <text:p>23579.20662787</text:p>
              </table:table-cell>
              <table:table-cell office:value-type="float" office:value="23433.698630137">
                <text:p>23433.6986301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3598.5867977012">
                <text:p>23598.5867977012</text:p>
              </table:table-cell>
              <table:table-cell office:value-type="float" office:value="23450.9589041096">
                <text:p>23450.95890410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617.982896439">
                <text:p>23617.982896439</text:p>
              </table:table-cell>
              <table:table-cell office:value-type="float" office:value="23468.2191780822">
                <text:p>23468.21917808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637.3949371758">
                <text:p>23637.3949371758</text:p>
              </table:table-cell>
              <table:table-cell office:value-type="float" office:value="23485.4794520548">
                <text:p>23485.47945205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656.8229330146">
                <text:p>23656.8229330146</text:p>
              </table:table-cell>
              <table:table-cell office:value-type="float" office:value="23502.7397260274">
                <text:p>23502.73972602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3676.2668970691">
                <text:p>23676.2668970691</text:p>
              </table:table-cell>
              <table:table-cell office:value-type="float" office:value="23520">
                <text:p>2352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695.7268424639">
                <text:p>23695.7268424639</text:p>
              </table:table-cell>
              <table:table-cell office:value-type="float" office:value="23537.2602739726">
                <text:p>23537.26027397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715.2027823345">
                <text:p>23715.2027823345</text:p>
              </table:table-cell>
              <table:table-cell office:value-type="float" office:value="23554.5205479452">
                <text:p>23554.52054794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734.6947298268">
                <text:p>23734.6947298268</text:p>
              </table:table-cell>
              <table:table-cell office:value-type="float" office:value="23571.7808219178">
                <text:p>23571.78082191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3754.2026980979">
                <text:p>23754.2026980979</text:p>
              </table:table-cell>
              <table:table-cell office:value-type="float" office:value="23589.0410958904">
                <text:p>23589.04109589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3773.7267003155">
                <text:p>23773.7267003155</text:p>
              </table:table-cell>
              <table:table-cell office:value-type="float" office:value="23606.301369863">
                <text:p>23606.3013698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3793.2667496582">
                <text:p>23793.2667496582</text:p>
              </table:table-cell>
              <table:table-cell office:value-type="float" office:value="23623.5616438356">
                <text:p>23623.56164383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3812.8228593155">
                <text:p>23812.8228593155</text:p>
              </table:table-cell>
              <table:table-cell office:value-type="float" office:value="23640.8219178082">
                <text:p>23640.82191780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3832.3950424875">
                <text:p>23832.3950424875</text:p>
              </table:table-cell>
              <table:table-cell office:value-type="float" office:value="23658.0821917808">
                <text:p>23658.08219178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3851.9833123855">
                <text:p>23851.9833123855</text:p>
              </table:table-cell>
              <table:table-cell office:value-type="float" office:value="23675.3424657534">
                <text:p>23675.34246575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3871.5876822313">
                <text:p>23871.5876822313</text:p>
              </table:table-cell>
              <table:table-cell office:value-type="float" office:value="23692.602739726">
                <text:p>23692.6027397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3891.2081652577">
                <text:p>23891.2081652577</text:p>
              </table:table-cell>
              <table:table-cell office:value-type="float" office:value="23709.8630136986">
                <text:p>23709.86301369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3910.8447747086">
                <text:p>23910.8447747086</text:p>
              </table:table-cell>
              <table:table-cell office:value-type="float" office:value="23727.1232876712">
                <text:p>23727.12328767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3930.4975238385">
                <text:p>23930.4975238385</text:p>
              </table:table-cell>
              <table:table-cell office:value-type="float" office:value="23744.3835616438">
                <text:p>23744.38356164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3950.1664259129">
                <text:p>23950.1664259129</text:p>
              </table:table-cell>
              <table:table-cell office:value-type="float" office:value="23761.6438356164">
                <text:p>23761.64383561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3969.8514942082">
                <text:p>23969.8514942082</text:p>
              </table:table-cell>
              <table:table-cell office:value-type="float" office:value="23778.904109589">
                <text:p>23778.90410958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3989.5527420117">
                <text:p>23989.5527420117</text:p>
              </table:table-cell>
              <table:table-cell office:value-type="float" office:value="23796.1643835616">
                <text:p>23796.16438356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4009.2701826215">
                <text:p>24009.2701826215</text:p>
              </table:table-cell>
              <table:table-cell office:value-type="float" office:value="23813.4246575342">
                <text:p>23813.42465753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4029.003829347">
                <text:p>24029.003829347</text:p>
              </table:table-cell>
              <table:table-cell office:value-type="float" office:value="23830.6849315068">
                <text:p>23830.68493150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4048.7536955081">
                <text:p>24048.7536955081</text:p>
              </table:table-cell>
              <table:table-cell office:value-type="float" office:value="23847.9452054795">
                <text:p>23847.94520547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4068.5197944359">
                <text:p>24068.5197944359</text:p>
              </table:table-cell>
              <table:table-cell office:value-type="float" office:value="23865.2054794521">
                <text:p>23865.20547945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4088.3021394724">
                <text:p>24088.3021394724</text:p>
              </table:table-cell>
              <table:table-cell office:value-type="float" office:value="23882.4657534247">
                <text:p>23882.46575342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4108.1007439706">
                <text:p>24108.1007439706</text:p>
              </table:table-cell>
              <table:table-cell office:value-type="float" office:value="23899.7260273973">
                <text:p>23899.72602739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4127.9156212944">
                <text:p>24127.9156212944</text:p>
              </table:table-cell>
              <table:table-cell office:value-type="float" office:value="23916.9863013699">
                <text:p>23916.98630136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4147.7467848188">
                <text:p>24147.7467848188</text:p>
              </table:table-cell>
              <table:table-cell office:value-type="float" office:value="23934.2465753425">
                <text:p>23934.24657534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167.5942479296">
                <text:p>24167.5942479296</text:p>
              </table:table-cell>
              <table:table-cell office:value-type="float" office:value="23951.5068493151">
                <text:p>23951.50684931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187.4580240238">
                <text:p>24187.4580240238</text:p>
              </table:table-cell>
              <table:table-cell office:value-type="float" office:value="23968.7671232877">
                <text:p>23968.76712328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207.3381265093">
                <text:p>24207.3381265093</text:p>
              </table:table-cell>
              <table:table-cell office:value-type="float" office:value="23986.0273972603">
                <text:p>23986.02739726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4227.234568805">
                <text:p>24227.234568805</text:p>
              </table:table-cell>
              <table:table-cell office:value-type="float" office:value="24003.2876712329">
                <text:p>24003.28767123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247.147364341">
                <text:p>24247.147364341</text:p>
              </table:table-cell>
              <table:table-cell office:value-type="float" office:value="24020.5479452055">
                <text:p>24020.54794520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267.0765265583">
                <text:p>24267.0765265583</text:p>
              </table:table-cell>
              <table:table-cell office:value-type="float" office:value="24037.8082191781">
                <text:p>24037.80821917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287.0220689089">
                <text:p>24287.0220689089</text:p>
              </table:table-cell>
              <table:table-cell office:value-type="float" office:value="24055.0684931507">
                <text:p>24055.06849315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4306.9840048559">
                <text:p>24306.9840048559</text:p>
              </table:table-cell>
              <table:table-cell office:value-type="float" office:value="24072.3287671233">
                <text:p>24072.32876712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4326.9623478736">
                <text:p>24326.9623478736</text:p>
              </table:table-cell>
              <table:table-cell office:value-type="float" office:value="24089.5890410959">
                <text:p>24089.589041095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4346.9571114472">
                <text:p>24346.9571114472</text:p>
              </table:table-cell>
              <table:table-cell office:value-type="float" office:value="24106.8493150685">
                <text:p>24106.84931506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4366.9683090731">
                <text:p>24366.9683090731</text:p>
              </table:table-cell>
              <table:table-cell office:value-type="float" office:value="24124.1095890411">
                <text:p>24124.10958904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4386.9959542586">
                <text:p>24386.9959542586</text:p>
              </table:table-cell>
              <table:table-cell office:value-type="float" office:value="24141.3698630137">
                <text:p>24141.36986301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4407.0400605224">
                <text:p>24407.0400605224</text:p>
              </table:table-cell>
              <table:table-cell office:value-type="float" office:value="24158.6301369863">
                <text:p>24158.63013698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4427.1006413941">
                <text:p>24427.1006413941</text:p>
              </table:table-cell>
              <table:table-cell office:value-type="float" office:value="24175.8904109589">
                <text:p>24175.89041095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4447.1777104144">
                <text:p>24447.1777104144</text:p>
              </table:table-cell>
              <table:table-cell office:value-type="float" office:value="24193.1506849315">
                <text:p>24193.15068493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4467.2712811353">
                <text:p>24467.2712811353</text:p>
              </table:table-cell>
              <table:table-cell office:value-type="float" office:value="24210.4109589041">
                <text:p>24210.41095890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4487.3813671198">
                <text:p>24487.3813671198</text:p>
              </table:table-cell>
              <table:table-cell office:value-type="float" office:value="24227.6712328767">
                <text:p>24227.67123287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4507.5079819421">
                <text:p>24507.5079819421</text:p>
              </table:table-cell>
              <table:table-cell office:value-type="float" office:value="24244.9315068493">
                <text:p>24244.93150684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4527.6511391875">
                <text:p>24527.6511391875</text:p>
              </table:table-cell>
              <table:table-cell office:value-type="float" office:value="24262.1917808219">
                <text:p>24262.19178082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4547.8108524526">
                <text:p>24547.8108524526</text:p>
              </table:table-cell>
              <table:table-cell office:value-type="float" office:value="24279.4520547945">
                <text:p>24279.45205479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4567.987135345">
                <text:p>24567.987135345</text:p>
              </table:table-cell>
              <table:table-cell office:value-type="float" office:value="24296.7123287671">
                <text:p>24296.71232876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4588.1800014836">
                <text:p>24588.1800014836</text:p>
              </table:table-cell>
              <table:table-cell office:value-type="float" office:value="24313.9726027397">
                <text:p>24313.97260273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608.3894644986">
                <text:p>24608.3894644986</text:p>
              </table:table-cell>
              <table:table-cell office:value-type="float" office:value="24331.2328767123">
                <text:p>24331.23287671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4628.615538031">
                <text:p>24628.615538031</text:p>
              </table:table-cell>
              <table:table-cell office:value-type="float" office:value="24348.4931506849">
                <text:p>24348.49315068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4648.8582357335">
                <text:p>24648.8582357335</text:p>
              </table:table-cell>
              <table:table-cell office:value-type="float" office:value="24365.7534246575">
                <text:p>24365.75342465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4669.1175712697">
                <text:p>24669.1175712697</text:p>
              </table:table-cell>
              <table:table-cell office:value-type="float" office:value="24383.0136986301">
                <text:p>24383.01369863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4689.3935583146">
                <text:p>24689.3935583146</text:p>
              </table:table-cell>
              <table:table-cell office:value-type="float" office:value="24400.2739726027">
                <text:p>24400.27397260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709.6862105543">
                <text:p>24709.6862105543</text:p>
              </table:table-cell>
              <table:table-cell office:value-type="float" office:value="24417.5342465753">
                <text:p>24417.53424657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4729.9955416863">
                <text:p>24729.9955416863</text:p>
              </table:table-cell>
              <table:table-cell office:value-type="float" office:value="24434.7945205479">
                <text:p>24434.794520547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4750.3215654192">
                <text:p>24750.3215654192</text:p>
              </table:table-cell>
              <table:table-cell office:value-type="float" office:value="24452.0547945205">
                <text:p>24452.05479452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4770.6642954729">
                <text:p>24770.6642954729</text:p>
              </table:table-cell>
              <table:table-cell office:value-type="float" office:value="24469.3150684932">
                <text:p>24469.31506849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4791.0237455788">
                <text:p>24791.0237455788</text:p>
              </table:table-cell>
              <table:table-cell office:value-type="float" office:value="24486.5753424658">
                <text:p>24486.57534246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811.3999294793">
                <text:p>24811.3999294793</text:p>
              </table:table-cell>
              <table:table-cell office:value-type="float" office:value="24503.8356164384">
                <text:p>24503.83561643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831.7928609282">
                <text:p>24831.7928609282</text:p>
              </table:table-cell>
              <table:table-cell office:value-type="float" office:value="24521.095890411">
                <text:p>24521.0958904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852.2025536906">
                <text:p>24852.2025536906</text:p>
              </table:table-cell>
              <table:table-cell office:value-type="float" office:value="24538.3561643836">
                <text:p>24538.35616438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872.6290215429">
                <text:p>24872.6290215429</text:p>
              </table:table-cell>
              <table:table-cell office:value-type="float" office:value="24555.6164383562">
                <text:p>24555.61643835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893.072278273">
                <text:p>24893.072278273</text:p>
              </table:table-cell>
              <table:table-cell office:value-type="float" office:value="24572.8767123288">
                <text:p>24572.87671232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913.5323376798">
                <text:p>24913.5323376798</text:p>
              </table:table-cell>
              <table:table-cell office:value-type="float" office:value="24590.1369863014">
                <text:p>24590.13698630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934.0092135737">
                <text:p>24934.0092135737</text:p>
              </table:table-cell>
              <table:table-cell office:value-type="float" office:value="24607.397260274">
                <text:p>24607.3972602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954.5029197767">
                <text:p>24954.5029197767</text:p>
              </table:table-cell>
              <table:table-cell office:value-type="float" office:value="24624.6575342466">
                <text:p>24624.657534246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4975.0134701217">
                <text:p>24975.0134701217</text:p>
              </table:table-cell>
              <table:table-cell office:value-type="float" office:value="24641.9178082192">
                <text:p>24641.91780821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4995.5408784533">
                <text:p>24995.5408784533</text:p>
              </table:table-cell>
              <table:table-cell office:value-type="float" office:value="24659.1780821918">
                <text:p>24659.17808219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016.0851586274">
                <text:p>25016.0851586274</text:p>
              </table:table-cell>
              <table:table-cell office:value-type="float" office:value="24676.4383561644">
                <text:p>24676.43835616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036.6463245112">
                <text:p>25036.6463245112</text:p>
              </table:table-cell>
              <table:table-cell office:value-type="float" office:value="24693.698630137">
                <text:p>24693.69863013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057.2243899834">
                <text:p>25057.2243899834</text:p>
              </table:table-cell>
              <table:table-cell office:value-type="float" office:value="24710.9589041096">
                <text:p>24710.95890410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077.8193689341">
                <text:p>25077.8193689341</text:p>
              </table:table-cell>
              <table:table-cell office:value-type="float" office:value="24728.2191780822">
                <text:p>24728.21917808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098.4312752647">
                <text:p>25098.4312752647</text:p>
              </table:table-cell>
              <table:table-cell office:value-type="float" office:value="24745.4794520548">
                <text:p>24745.47945205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119.0601228882">
                <text:p>25119.0601228882</text:p>
              </table:table-cell>
              <table:table-cell office:value-type="float" office:value="24762.7397260274">
                <text:p>24762.739726027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5139.7059257289">
                <text:p>25139.7059257289</text:p>
              </table:table-cell>
              <table:table-cell office:value-type="float" office:value="24780">
                <text:p>2478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160.3686977227">
                <text:p>25160.3686977227</text:p>
              </table:table-cell>
              <table:table-cell office:value-type="float" office:value="24797.2602739726">
                <text:p>24797.26027397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5181.0484528167">
                <text:p>25181.0484528167</text:p>
              </table:table-cell>
              <table:table-cell office:value-type="float" office:value="24814.5205479452">
                <text:p>24814.52054794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201.7452049697">
                <text:p>25201.7452049697</text:p>
              </table:table-cell>
              <table:table-cell office:value-type="float" office:value="24831.7808219178">
                <text:p>24831.780821917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5222.4589681519">
                <text:p>25222.4589681519</text:p>
              </table:table-cell>
              <table:table-cell office:value-type="float" office:value="24849.0410958904">
                <text:p>24849.04109589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5243.1897563449">
                <text:p>25243.1897563449</text:p>
              </table:table-cell>
              <table:table-cell office:value-type="float" office:value="24866.301369863">
                <text:p>24866.3013698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263.9375835419">
                <text:p>25263.9375835419</text:p>
              </table:table-cell>
              <table:table-cell office:value-type="float" office:value="24883.5616438356">
                <text:p>24883.56164383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5284.7024637475">
                <text:p>25284.7024637475</text:p>
              </table:table-cell>
              <table:table-cell office:value-type="float" office:value="24900.8219178082">
                <text:p>24900.821917808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305.484410978">
                <text:p>25305.484410978</text:p>
              </table:table-cell>
              <table:table-cell office:value-type="float" office:value="24918.0821917808">
                <text:p>24918.08219178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5326.283439261">
                <text:p>25326.283439261</text:p>
              </table:table-cell>
              <table:table-cell office:value-type="float" office:value="24935.3424657534">
                <text:p>24935.342465753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347.0995626357">
                <text:p>25347.0995626357</text:p>
              </table:table-cell>
              <table:table-cell office:value-type="float" office:value="24952.602739726">
                <text:p>24952.6027397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367.9327951529">
                <text:p>25367.9327951529</text:p>
              </table:table-cell>
              <table:table-cell office:value-type="float" office:value="24969.8630136986">
                <text:p>24969.863013698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388.783150875">
                <text:p>25388.783150875</text:p>
              </table:table-cell>
              <table:table-cell office:value-type="float" office:value="24987.1232876712">
                <text:p>24987.12328767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409.6506438757">
                <text:p>25409.6506438757</text:p>
              </table:table-cell>
              <table:table-cell office:value-type="float" office:value="25004.3835616438">
                <text:p>25004.38356164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430.5352882405">
                <text:p>25430.5352882405</text:p>
              </table:table-cell>
              <table:table-cell office:value-type="float" office:value="25021.6438356164">
                <text:p>25021.64383561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451.4370980665">
                <text:p>25451.4370980665</text:p>
              </table:table-cell>
              <table:table-cell office:value-type="float" office:value="25038.904109589">
                <text:p>25038.90410958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472.3560874622">
                <text:p>25472.3560874622</text:p>
              </table:table-cell>
              <table:table-cell office:value-type="float" office:value="25056.1643835616">
                <text:p>25056.16438356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493.2922705477">
                <text:p>25493.2922705477</text:p>
              </table:table-cell>
              <table:table-cell office:value-type="float" office:value="25073.4246575342">
                <text:p>25073.424657534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514.245661455">
                <text:p>25514.245661455</text:p>
              </table:table-cell>
              <table:table-cell office:value-type="float" office:value="25090.6849315068">
                <text:p>25090.68493150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535.2162743275">
                <text:p>25535.2162743275</text:p>
              </table:table-cell>
              <table:table-cell office:value-type="float" office:value="25107.9452054795">
                <text:p>25107.94520547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556.2041233201">
                <text:p>25556.2041233201</text:p>
              </table:table-cell>
              <table:table-cell office:value-type="float" office:value="25125.2054794521">
                <text:p>25125.205479452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577.2092225995">
                <text:p>25577.2092225995</text:p>
              </table:table-cell>
              <table:table-cell office:value-type="float" office:value="25142.4657534247">
                <text:p>25142.46575342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598.2315863441">
                <text:p>25598.2315863441</text:p>
              </table:table-cell>
              <table:table-cell office:value-type="float" office:value="25159.7260273973">
                <text:p>25159.72602739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619.2712287439">
                <text:p>25619.2712287439</text:p>
              </table:table-cell>
              <table:table-cell office:value-type="float" office:value="25176.9863013699">
                <text:p>25176.98630136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640.3281640004">
                <text:p>25640.3281640004</text:p>
              </table:table-cell>
              <table:table-cell office:value-type="float" office:value="25194.2465753425">
                <text:p>25194.24657534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661.4024063269">
                <text:p>25661.4024063269</text:p>
              </table:table-cell>
              <table:table-cell office:value-type="float" office:value="25211.5068493151">
                <text:p>25211.506849315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682.4939699486">
                <text:p>25682.4939699486</text:p>
              </table:table-cell>
              <table:table-cell office:value-type="float" office:value="25228.7671232877">
                <text:p>25228.767123287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703.602869102">
                <text:p>25703.602869102</text:p>
              </table:table-cell>
              <table:table-cell office:value-type="float" office:value="25246.0273972603">
                <text:p>25246.027397260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724.7291180355">
                <text:p>25724.7291180355</text:p>
              </table:table-cell>
              <table:table-cell office:value-type="float" office:value="25263.2876712329">
                <text:p>25263.28767123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745.8727310092">
                <text:p>25745.8727310092</text:p>
              </table:table-cell>
              <table:table-cell office:value-type="float" office:value="25280.5479452055">
                <text:p>25280.54794520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767.0337222949">
                <text:p>25767.0337222949</text:p>
              </table:table-cell>
              <table:table-cell office:value-type="float" office:value="25297.8082191781">
                <text:p>25297.808219178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788.2121061763">
                <text:p>25788.2121061763</text:p>
              </table:table-cell>
              <table:table-cell office:value-type="float" office:value="25315.0684931507">
                <text:p>25315.068493150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809.4078969485">
                <text:p>25809.4078969485</text:p>
              </table:table-cell>
              <table:table-cell office:value-type="float" office:value="25332.3287671233">
                <text:p>25332.32876712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830.6211089186">
                <text:p>25830.6211089186</text:p>
              </table:table-cell>
              <table:table-cell office:value-type="float" office:value="25349.5890410959">
                <text:p>25349.589041095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851.8517564054">
                <text:p>25851.8517564054</text:p>
              </table:table-cell>
              <table:table-cell office:value-type="float" office:value="25366.8493150685">
                <text:p>25366.849315068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873.0998537394">
                <text:p>25873.0998537394</text:p>
              </table:table-cell>
              <table:table-cell office:value-type="float" office:value="25384.1095890411">
                <text:p>25384.10958904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894.365415263">
                <text:p>25894.365415263</text:p>
              </table:table-cell>
              <table:table-cell office:value-type="float" office:value="25401.3698630137">
                <text:p>25401.369863013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915.6484553304">
                <text:p>25915.6484553304</text:p>
              </table:table-cell>
              <table:table-cell office:value-type="float" office:value="25418.6301369863">
                <text:p>25418.63013698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936.9489883073">
                <text:p>25936.9489883073</text:p>
              </table:table-cell>
              <table:table-cell office:value-type="float" office:value="25435.8904109589">
                <text:p>25435.890410958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58.2670285717">
                <text:p>25958.2670285717</text:p>
              </table:table-cell>
              <table:table-cell office:value-type="float" office:value="25453.1506849315">
                <text:p>25453.15068493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79.602590513">
                <text:p>25979.602590513</text:p>
              </table:table-cell>
              <table:table-cell office:value-type="float" office:value="25470.4109589041">
                <text:p>25470.41095890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0.9556885326">
                <text:p>26000.9556885326</text:p>
              </table:table-cell>
              <table:table-cell office:value-type="float" office:value="25487.6712328767">
                <text:p>25487.671232876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022.3263370437">
                <text:p>26022.3263370437</text:p>
              </table:table-cell>
              <table:table-cell office:value-type="float" office:value="25504.9315068493">
                <text:p>25504.931506849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043.7145504714">
                <text:p>26043.7145504714</text:p>
              </table:table-cell>
              <table:table-cell office:value-type="float" office:value="25522.1917808219">
                <text:p>25522.19178082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065.1203432526">
                <text:p>26065.1203432526</text:p>
              </table:table-cell>
              <table:table-cell office:value-type="float" office:value="25539.4520547945">
                <text:p>25539.452054794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086.5437298361">
                <text:p>26086.5437298361</text:p>
              </table:table-cell>
              <table:table-cell office:value-type="float" office:value="25556.7123287671">
                <text:p>25556.712328767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107.9847246826">
                <text:p>26107.9847246826</text:p>
              </table:table-cell>
              <table:table-cell office:value-type="float" office:value="25573.9726027397">
                <text:p>25573.972602739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129.4433422645">
                <text:p>26129.4433422645</text:p>
              </table:table-cell>
              <table:table-cell office:value-type="float" office:value="25591.2328767123">
                <text:p>25591.232876712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150.9195970664">
                <text:p>26150.9195970664</text:p>
              </table:table-cell>
              <table:table-cell office:value-type="float" office:value="25608.4931506849">
                <text:p>25608.493150684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172.4135035845">
                <text:p>26172.4135035845</text:p>
              </table:table-cell>
              <table:table-cell office:value-type="float" office:value="25625.7534246575">
                <text:p>25625.75342465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193.9250763272">
                <text:p>26193.9250763272</text:p>
              </table:table-cell>
              <table:table-cell office:value-type="float" office:value="25643.0136986301">
                <text:p>25643.01369863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215.4543298146">
                <text:p>26215.4543298146</text:p>
              </table:table-cell>
              <table:table-cell office:value-type="float" office:value="25660.2739726027">
                <text:p>25660.273972602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6237.0012785788">
                <text:p>26237.0012785788</text:p>
              </table:table-cell>
              <table:table-cell office:value-type="float" office:value="25677.5342465753">
                <text:p>25677.534246575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6258.5659371639">
                <text:p>26258.5659371639</text:p>
              </table:table-cell>
              <table:table-cell office:value-type="float" office:value="25694.7945205479">
                <text:p>25694.794520547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6280.148320126">
                <text:p>26280.148320126</text:p>
              </table:table-cell>
              <table:table-cell office:value-type="float" office:value="25712.0547945205">
                <text:p>25712.05479452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6301.7484420329">
                <text:p>26301.7484420329</text:p>
              </table:table-cell>
              <table:table-cell office:value-type="float" office:value="25729.3150684931">
                <text:p>25729.315068493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6323.3663174647">
                <text:p>26323.3663174647</text:p>
              </table:table-cell>
              <table:table-cell office:value-type="float" office:value="25746.5753424658">
                <text:p>25746.57534246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345.0019610133">
                <text:p>26345.0019610133</text:p>
              </table:table-cell>
              <table:table-cell office:value-type="float" office:value="25763.8356164384">
                <text:p>25763.83561643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6366.6553872827">
                <text:p>26366.6553872827</text:p>
              </table:table-cell>
              <table:table-cell office:value-type="float" office:value="25781.095890411">
                <text:p>25781.09589041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6388.3266108887">
                <text:p>26388.3266108887</text:p>
              </table:table-cell>
              <table:table-cell office:value-type="float" office:value="25798.3561643836">
                <text:p>25798.356164383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6410.0156464592">
                <text:p>26410.0156464592</text:p>
              </table:table-cell>
              <table:table-cell office:value-type="float" office:value="25815.6164383562">
                <text:p>25815.616438356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431.7225086344">
                <text:p>26431.7225086344</text:p>
              </table:table-cell>
              <table:table-cell office:value-type="float" office:value="25832.8767123288">
                <text:p>25832.876712328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453.4472120662">
                <text:p>26453.4472120662</text:p>
              </table:table-cell>
              <table:table-cell office:value-type="float" office:value="25850.1369863014">
                <text:p>25850.13698630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475.1897714186">
                <text:p>26475.1897714186</text:p>
              </table:table-cell>
              <table:table-cell office:value-type="float" office:value="25867.397260274">
                <text:p>25867.39726027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6496.9502013677">
                <text:p>26496.9502013677</text:p>
              </table:table-cell>
              <table:table-cell office:value-type="float" office:value="25884.6575342466">
                <text:p>25884.657534246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6518.7285166017">
                <text:p>26518.7285166017</text:p>
              </table:table-cell>
              <table:table-cell office:value-type="float" office:value="25901.9178082192">
                <text:p>25901.917808219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540.5247318208">
                <text:p>26540.5247318208</text:p>
              </table:table-cell>
              <table:table-cell office:value-type="float" office:value="25919.1780821918">
                <text:p>25919.17808219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562.3388617374">
                <text:p>26562.3388617374</text:p>
              </table:table-cell>
              <table:table-cell office:value-type="float" office:value="25936.4383561644">
                <text:p>25936.438356164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584.1709210758">
                <text:p>26584.1709210758</text:p>
              </table:table-cell>
              <table:table-cell office:value-type="float" office:value="25953.698630137">
                <text:p>25953.69863013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606.0209245725">
                <text:p>26606.0209245725</text:p>
              </table:table-cell>
              <table:table-cell office:value-type="float" office:value="25970.9589041096">
                <text:p>25970.95890410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6627.8888869763">
                <text:p>26627.8888869763</text:p>
              </table:table-cell>
              <table:table-cell office:value-type="float" office:value="25988.2191780822">
                <text:p>25988.219178082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6649.7748230478">
                <text:p>26649.7748230478</text:p>
              </table:table-cell>
              <table:table-cell office:value-type="float" office:value="26005.4794520548">
                <text:p>26005.479452054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671.6787475599">
                <text:p>26671.6787475599</text:p>
              </table:table-cell>
              <table:table-cell office:value-type="float" office:value="26022.7397260274">
                <text:p>26022.739726027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693.6006752976">
                <text:p>26693.6006752976</text:p>
              </table:table-cell>
              <table:table-cell office:value-type="float" office:value="26040">
                <text:p>2604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6715.5406210581">
                <text:p>26715.5406210581</text:p>
              </table:table-cell>
              <table:table-cell office:value-type="float" office:value="26057.2602739726">
                <text:p>26057.260273972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6737.4985996508">
                <text:p>26737.4985996508</text:p>
              </table:table-cell>
              <table:table-cell office:value-type="float" office:value="26074.5205479452">
                <text:p>26074.52054794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6759.4746258971">
                <text:p>26759.4746258971</text:p>
              </table:table-cell>
              <table:table-cell office:value-type="float" office:value="26091.7808219178">
                <text:p>26091.780821917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781.4687146307">
                <text:p>26781.4687146307</text:p>
              </table:table-cell>
              <table:table-cell office:value-type="float" office:value="26109.0410958904">
                <text:p>26109.04109589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6803.4808806975">
                <text:p>26803.4808806975</text:p>
              </table:table-cell>
              <table:table-cell office:value-type="float" office:value="26126.301369863">
                <text:p>26126.30136986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825.5111389556">
                <text:p>26825.5111389556</text:p>
              </table:table-cell>
              <table:table-cell office:value-type="float" office:value="26143.5616438356">
                <text:p>26143.561643835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847.5595042753">
                <text:p>26847.5595042753</text:p>
              </table:table-cell>
              <table:table-cell office:value-type="float" office:value="26160.8219178082">
                <text:p>26160.821917808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6869.6259915391">
                <text:p>26869.6259915391</text:p>
              </table:table-cell>
              <table:table-cell office:value-type="float" office:value="26178.0821917808">
                <text:p>26178.082191780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6891.7106156417">
                <text:p>26891.7106156417</text:p>
              </table:table-cell>
              <table:table-cell office:value-type="float" office:value="26195.3424657534">
                <text:p>26195.342465753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6913.8133914902">
                <text:p>26913.8133914902</text:p>
              </table:table-cell>
              <table:table-cell office:value-type="float" office:value="26212.602739726">
                <text:p>26212.6027397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6935.9343340037">
                <text:p>26935.9343340037</text:p>
              </table:table-cell>
              <table:table-cell office:value-type="float" office:value="26229.8630136986">
                <text:p>26229.863013698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6958.0734581139">
                <text:p>26958.0734581139</text:p>
              </table:table-cell>
              <table:table-cell office:value-type="float" office:value="26247.1232876712">
                <text:p>26247.123287671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6980.2307787644">
                <text:p>26980.2307787644</text:p>
              </table:table-cell>
              <table:table-cell office:value-type="float" office:value="26264.3835616438">
                <text:p>26264.38356164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7002.4063109113">
                <text:p>27002.4063109113</text:p>
              </table:table-cell>
              <table:table-cell office:value-type="float" office:value="26281.6438356164">
                <text:p>26281.64383561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7024.600069523">
                <text:p>27024.600069523</text:p>
              </table:table-cell>
              <table:table-cell office:value-type="float" office:value="26298.904109589">
                <text:p>26298.90410958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7046.8120695802">
                <text:p>27046.8120695802</text:p>
              </table:table-cell>
              <table:table-cell office:value-type="float" office:value="26316.1643835616">
                <text:p>26316.16438356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7069.0423260757">
                <text:p>27069.0423260757</text:p>
              </table:table-cell>
              <table:table-cell office:value-type="float" office:value="26333.4246575342">
                <text:p>26333.424657534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7091.2908540149">
                <text:p>27091.2908540149</text:p>
              </table:table-cell>
              <table:table-cell office:value-type="float" office:value="26350.6849315069">
                <text:p>26350.684931506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7113.5576684155">
                <text:p>27113.5576684155</text:p>
              </table:table-cell>
              <table:table-cell office:value-type="float" office:value="26367.9452054795">
                <text:p>26367.945205479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7135.8427843074">
                <text:p>27135.8427843074</text:p>
              </table:table-cell>
              <table:table-cell office:value-type="float" office:value="26385.2054794521">
                <text:p>26385.205479452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7158.1462167328">
                <text:p>27158.1462167328</text:p>
              </table:table-cell>
              <table:table-cell office:value-type="float" office:value="26402.4657534247">
                <text:p>26402.465753424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7180.4679807466">
                <text:p>27180.4679807466</text:p>
              </table:table-cell>
              <table:table-cell office:value-type="float" office:value="26419.7260273973">
                <text:p>26419.726027397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7202.8080914157">
                <text:p>27202.8080914157</text:p>
              </table:table-cell>
              <table:table-cell office:value-type="float" office:value="26436.9863013699">
                <text:p>26436.986301369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7225.1665638196">
                <text:p>27225.1665638196</text:p>
              </table:table-cell>
              <table:table-cell office:value-type="float" office:value="26454.2465753425">
                <text:p>26454.24657534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7247.5434130501">
                <text:p>27247.5434130501</text:p>
              </table:table-cell>
              <table:table-cell office:value-type="float" office:value="26471.5068493151">
                <text:p>26471.506849315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7269.9386542115">
                <text:p>27269.9386542115</text:p>
              </table:table-cell>
              <table:table-cell office:value-type="float" office:value="26488.7671232877">
                <text:p>26488.767123287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7292.3523024205">
                <text:p>27292.3523024205</text:p>
              </table:table-cell>
              <table:table-cell office:value-type="float" office:value="26506.0273972603">
                <text:p>26506.027397260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7314.784372806">
                <text:p>27314.784372806</text:p>
              </table:table-cell>
              <table:table-cell office:value-type="float" office:value="26523.2876712329">
                <text:p>26523.287671232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7337.2348805097">
                <text:p>27337.2348805097</text:p>
              </table:table-cell>
              <table:table-cell office:value-type="float" office:value="26540.5479452055">
                <text:p>26540.547945205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7359.7038406855">
                <text:p>27359.7038406855</text:p>
              </table:table-cell>
              <table:table-cell office:value-type="float" office:value="26557.8082191781">
                <text:p>26557.808219178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7382.1912684997">
                <text:p>27382.1912684997</text:p>
              </table:table-cell>
              <table:table-cell office:value-type="float" office:value="26575.0684931507">
                <text:p>26575.068493150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7404.6971791314">
                <text:p>27404.6971791314</text:p>
              </table:table-cell>
              <table:table-cell office:value-type="float" office:value="26592.3287671233">
                <text:p>26592.32876712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7427.2215877717">
                <text:p>27427.2215877717</text:p>
              </table:table-cell>
              <table:table-cell office:value-type="float" office:value="26609.5890410959">
                <text:p>26609.589041095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7449.7645096247">
                <text:p>27449.7645096247</text:p>
              </table:table-cell>
              <table:table-cell office:value-type="float" office:value="26626.8493150685">
                <text:p>26626.849315068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7472.3259599066">
                <text:p>27472.3259599066</text:p>
              </table:table-cell>
              <table:table-cell office:value-type="float" office:value="26644.1095890411">
                <text:p>26644.109589041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7494.9059538462">
                <text:p>27494.9059538462</text:p>
              </table:table-cell>
              <table:table-cell office:value-type="float" office:value="26661.3698630137">
                <text:p>26661.369863013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7517.504506685">
                <text:p>27517.504506685</text:p>
              </table:table-cell>
              <table:table-cell office:value-type="float" office:value="26678.6301369863">
                <text:p>26678.630136986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7540.1216336768">
                <text:p>27540.1216336768</text:p>
              </table:table-cell>
              <table:table-cell office:value-type="float" office:value="26695.8904109589">
                <text:p>26695.890410958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7562.7573500881">
                <text:p>27562.7573500881</text:p>
              </table:table-cell>
              <table:table-cell office:value-type="float" office:value="26713.1506849315">
                <text:p>26713.15068493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7585.4116711977">
                <text:p>27585.4116711977</text:p>
              </table:table-cell>
              <table:table-cell office:value-type="float" office:value="26730.4109589041">
                <text:p>26730.410958904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7608.0846122973">
                <text:p>27608.0846122973</text:p>
              </table:table-cell>
              <table:table-cell office:value-type="float" office:value="26747.6712328767">
                <text:p>26747.67123287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7630.776188691">
                <text:p>27630.776188691</text:p>
              </table:table-cell>
              <table:table-cell office:value-type="float" office:value="26764.9315068493">
                <text:p>26764.931506849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7653.4864156954">
                <text:p>27653.4864156954</text:p>
              </table:table-cell>
              <table:table-cell office:value-type="float" office:value="26782.1917808219">
                <text:p>26782.191780821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7676.2153086398">
                <text:p>27676.2153086398</text:p>
              </table:table-cell>
              <table:table-cell office:value-type="float" office:value="26799.4520547945">
                <text:p>26799.452054794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7698.9628828661">
                <text:p>27698.9628828661</text:p>
              </table:table-cell>
              <table:table-cell office:value-type="float" office:value="26816.7123287671">
                <text:p>26816.712328767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7721.7291537287">
                <text:p>27721.7291537287</text:p>
              </table:table-cell>
              <table:table-cell office:value-type="float" office:value="26833.9726027397">
                <text:p>26833.972602739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7744.5141365948">
                <text:p>27744.5141365948</text:p>
              </table:table-cell>
              <table:table-cell office:value-type="float" office:value="26851.2328767123">
                <text:p>26851.232876712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7767.3178468441">
                <text:p>27767.3178468441</text:p>
              </table:table-cell>
              <table:table-cell office:value-type="float" office:value="26868.4931506849">
                <text:p>26868.493150684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7790.1402998689">
                <text:p>27790.1402998689</text:p>
              </table:table-cell>
              <table:table-cell office:value-type="float" office:value="26885.7534246575">
                <text:p>26885.753424657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7812.9815110742">
                <text:p>27812.9815110742</text:p>
              </table:table-cell>
              <table:table-cell office:value-type="float" office:value="26903.0136986301">
                <text:p>26903.013698630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7835.8414958779">
                <text:p>27835.8414958779</text:p>
              </table:table-cell>
              <table:table-cell office:value-type="float" office:value="26920.2739726027">
                <text:p>26920.273972602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7858.7202697101">
                <text:p>27858.7202697101</text:p>
              </table:table-cell>
              <table:table-cell office:value-type="float" office:value="26937.5342465753">
                <text:p>26937.534246575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7881.617848014">
                <text:p>27881.617848014</text:p>
              </table:table-cell>
              <table:table-cell office:value-type="float" office:value="26954.7945205479">
                <text:p>26954.794520547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7904.5342462452">
                <text:p>27904.5342462452</text:p>
              </table:table-cell>
              <table:table-cell office:value-type="float" office:value="26972.0547945205">
                <text:p>26972.054794520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7927.4694798723">
                <text:p>27927.4694798723</text:p>
              </table:table-cell>
              <table:table-cell office:value-type="float" office:value="26989.3150684931">
                <text:p>26989.315068493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7950.4235643763">
                <text:p>27950.4235643763</text:p>
              </table:table-cell>
              <table:table-cell office:value-type="float" office:value="27006.5753424657">
                <text:p>27006.575342465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7973.3965152511">
                <text:p>27973.3965152511</text:p>
              </table:table-cell>
              <table:table-cell office:value-type="float" office:value="27023.8356164384">
                <text:p>27023.835616438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7996.3883480034">
                <text:p>27996.3883480034</text:p>
              </table:table-cell>
              <table:table-cell office:value-type="float" office:value="27041.095890411">
                <text:p>27041.09589041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8019.3990781524">
                <text:p>28019.3990781524</text:p>
              </table:table-cell>
              <table:table-cell office:value-type="float" office:value="27058.3561643836">
                <text:p>27058.356164383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8042.4287212303">
                <text:p>28042.4287212303</text:p>
              </table:table-cell>
              <table:table-cell office:value-type="float" office:value="27075.6164383562">
                <text:p>27075.616438356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8065.477292782">
                <text:p>28065.477292782</text:p>
              </table:table-cell>
              <table:table-cell office:value-type="float" office:value="27092.8767123288">
                <text:p>27092.876712328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8088.5448083651">
                <text:p>28088.5448083651</text:p>
              </table:table-cell>
              <table:table-cell office:value-type="float" office:value="27110.1369863014">
                <text:p>27110.13698630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8111.6312835501">
                <text:p>28111.6312835501</text:p>
              </table:table-cell>
              <table:table-cell office:value-type="float" office:value="27127.397260274">
                <text:p>27127.39726027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8134.7367339201">
                <text:p>28134.7367339201</text:p>
              </table:table-cell>
              <table:table-cell office:value-type="float" office:value="27144.6575342466">
                <text:p>27144.657534246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8157.8611750713">
                <text:p>28157.8611750713</text:p>
              </table:table-cell>
              <table:table-cell office:value-type="float" office:value="27161.9178082192">
                <text:p>27161.917808219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8181.0046226125">
                <text:p>28181.0046226125</text:p>
              </table:table-cell>
              <table:table-cell office:value-type="float" office:value="27179.1780821918">
                <text:p>27179.17808219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8204.1670921653">
                <text:p>28204.1670921653</text:p>
              </table:table-cell>
              <table:table-cell office:value-type="float" office:value="27196.4383561644">
                <text:p>27196.438356164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227.3485993643">
                <text:p>28227.3485993643</text:p>
              </table:table-cell>
              <table:table-cell office:value-type="float" office:value="27213.698630137">
                <text:p>27213.69863013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8250.549159857">
                <text:p>28250.549159857</text:p>
              </table:table-cell>
              <table:table-cell office:value-type="float" office:value="27230.9589041096">
                <text:p>27230.958904109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8273.7687893034">
                <text:p>28273.7687893034</text:p>
              </table:table-cell>
              <table:table-cell office:value-type="float" office:value="27248.2191780822">
                <text:p>27248.219178082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8297.0075033768">
                <text:p>28297.0075033768</text:p>
              </table:table-cell>
              <table:table-cell office:value-type="float" office:value="27265.4794520548">
                <text:p>27265.479452054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8320.2653177631">
                <text:p>28320.2653177631</text:p>
              </table:table-cell>
              <table:table-cell office:value-type="float" office:value="27282.7397260274">
                <text:p>27282.739726027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8343.5422481613">
                <text:p>28343.5422481613</text:p>
              </table:table-cell>
              <table:table-cell office:value-type="float" office:value="27300">
                <text:p>273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8366.8383102831">
                <text:p>28366.8383102831</text:p>
              </table:table-cell>
              <table:table-cell office:value-type="float" office:value="27317.2602739726">
                <text:p>27317.260273972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8390.1535198532">
                <text:p>28390.1535198532</text:p>
              </table:table-cell>
              <table:table-cell office:value-type="float" office:value="27334.5205479452">
                <text:p>27334.520547945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8413.4878926092">
                <text:p>28413.4878926092</text:p>
              </table:table-cell>
              <table:table-cell office:value-type="float" office:value="27351.7808219178">
                <text:p>27351.780821917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8436.8414443018">
                <text:p>28436.8414443018</text:p>
              </table:table-cell>
              <table:table-cell office:value-type="float" office:value="27369.0410958904">
                <text:p>27369.041095890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8460.2141906944">
                <text:p>28460.2141906944</text:p>
              </table:table-cell>
              <table:table-cell office:value-type="float" office:value="27386.301369863">
                <text:p>27386.3013698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8483.6061475634">
                <text:p>28483.6061475634</text:p>
              </table:table-cell>
              <table:table-cell office:value-type="float" office:value="27403.5616438356">
                <text:p>27403.561643835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8507.0173306984">
                <text:p>28507.0173306984</text:p>
              </table:table-cell>
              <table:table-cell office:value-type="float" office:value="27420.8219178082">
                <text:p>27420.821917808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8530.4477559017">
                <text:p>28530.4477559017</text:p>
              </table:table-cell>
              <table:table-cell office:value-type="float" office:value="27438.0821917808">
                <text:p>27438.082191780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8553.8974389888">
                <text:p>28553.8974389888</text:p>
              </table:table-cell>
              <table:table-cell office:value-type="float" office:value="27455.3424657534">
                <text:p>27455.342465753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8577.3663957879">
                <text:p>28577.3663957879</text:p>
              </table:table-cell>
              <table:table-cell office:value-type="float" office:value="27472.602739726">
                <text:p>27472.60273972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8600.8546421406">
                <text:p>28600.8546421406</text:p>
              </table:table-cell>
              <table:table-cell office:value-type="float" office:value="27489.8630136986">
                <text:p>27489.863013698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8624.3621939013">
                <text:p>28624.3621939013</text:p>
              </table:table-cell>
              <table:table-cell office:value-type="float" office:value="27507.1232876712">
                <text:p>27507.123287671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8647.8890669374">
                <text:p>28647.8890669374</text:p>
              </table:table-cell>
              <table:table-cell office:value-type="float" office:value="27524.3835616438">
                <text:p>27524.383561643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8671.4352771294">
                <text:p>28671.4352771294</text:p>
              </table:table-cell>
              <table:table-cell office:value-type="float" office:value="27541.6438356164">
                <text:p>27541.643835616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8695.0008403709">
                <text:p>28695.0008403709</text:p>
              </table:table-cell>
              <table:table-cell office:value-type="float" office:value="27558.904109589">
                <text:p>27558.90410958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8718.5857725684">
                <text:p>28718.5857725684</text:p>
              </table:table-cell>
              <table:table-cell office:value-type="float" office:value="27576.1643835616">
                <text:p>27576.164383561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8742.1900896418">
                <text:p>28742.1900896418</text:p>
              </table:table-cell>
              <table:table-cell office:value-type="float" office:value="27593.4246575342">
                <text:p>27593.424657534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8765.8138075237">
                <text:p>28765.8138075237</text:p>
              </table:table-cell>
              <table:table-cell office:value-type="float" office:value="27610.6849315068">
                <text:p>27610.684931506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8789.45694216">
                <text:p>28789.45694216</text:p>
              </table:table-cell>
              <table:table-cell office:value-type="float" office:value="27627.9452054795">
                <text:p>27627.945205479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8813.1195095097">
                <text:p>28813.1195095097</text:p>
              </table:table-cell>
              <table:table-cell office:value-type="float" office:value="27645.2054794521">
                <text:p>27645.205479452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8836.8015255449">
                <text:p>28836.8015255449</text:p>
              </table:table-cell>
              <table:table-cell office:value-type="float" office:value="27662.4657534247">
                <text:p>27662.465753424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8860.5030062508">
                <text:p>28860.5030062508</text:p>
              </table:table-cell>
              <table:table-cell office:value-type="float" office:value="27679.7260273973">
                <text:p>27679.726027397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8884.2239676258">
                <text:p>28884.2239676258</text:p>
              </table:table-cell>
              <table:table-cell office:value-type="float" office:value="27696.9863013699">
                <text:p>27696.986301369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8907.9644256814">
                <text:p>28907.9644256814</text:p>
              </table:table-cell>
              <table:table-cell office:value-type="float" office:value="27714.2465753425">
                <text:p>27714.24657534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8931.7243964423">
                <text:p>28931.7243964423</text:p>
              </table:table-cell>
              <table:table-cell office:value-type="float" office:value="27731.5068493151">
                <text:p>27731.506849315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8955.5038959462">
                <text:p>28955.5038959462</text:p>
              </table:table-cell>
              <table:table-cell office:value-type="float" office:value="27748.7671232877">
                <text:p>27748.767123287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8979.3029402442">
                <text:p>28979.3029402442</text:p>
              </table:table-cell>
              <table:table-cell office:value-type="float" office:value="27766.0273972603">
                <text:p>27766.027397260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9003.1215454006">
                <text:p>29003.1215454006</text:p>
              </table:table-cell>
              <table:table-cell office:value-type="float" office:value="27783.2876712329">
                <text:p>27783.287671232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9026.9597274927">
                <text:p>29026.9597274927</text:p>
              </table:table-cell>
              <table:table-cell office:value-type="float" office:value="27800.5479452055">
                <text:p>27800.547945205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9050.8175026112">
                <text:p>29050.8175026112</text:p>
              </table:table-cell>
              <table:table-cell office:value-type="float" office:value="27817.8082191781">
                <text:p>27817.808219178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9074.6948868599">
                <text:p>29074.6948868599</text:p>
              </table:table-cell>
              <table:table-cell office:value-type="float" office:value="27835.0684931507">
                <text:p>27835.068493150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9098.591896356">
                <text:p>29098.591896356</text:p>
              </table:table-cell>
              <table:table-cell office:value-type="float" office:value="27852.3287671233">
                <text:p>27852.328767123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9122.5085472297">
                <text:p>29122.5085472297</text:p>
              </table:table-cell>
              <table:table-cell office:value-type="float" office:value="27869.5890410959">
                <text:p>27869.589041095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9146.4448556247">
                <text:p>29146.4448556247</text:p>
              </table:table-cell>
              <table:table-cell office:value-type="float" office:value="27886.8493150685">
                <text:p>27886.849315068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9170.4008376978">
                <text:p>29170.4008376978</text:p>
              </table:table-cell>
              <table:table-cell office:value-type="float" office:value="27904.1095890411">
                <text:p>27904.109589041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9194.3765096192">
                <text:p>29194.3765096192</text:p>
              </table:table-cell>
              <table:table-cell office:value-type="float" office:value="27921.3698630137">
                <text:p>27921.369863013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9218.3718875723">
                <text:p>29218.3718875723</text:p>
              </table:table-cell>
              <table:table-cell office:value-type="float" office:value="27938.6301369863">
                <text:p>27938.630136986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9242.3869877538">
                <text:p>29242.3869877538</text:p>
              </table:table-cell>
              <table:table-cell office:value-type="float" office:value="27955.8904109589">
                <text:p>27955.890410958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9266.4218263739">
                <text:p>29266.4218263739</text:p>
              </table:table-cell>
              <table:table-cell office:value-type="float" office:value="27973.1506849315">
                <text:p>27973.150684931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9290.4764196559">
                <text:p>29290.4764196559</text:p>
              </table:table-cell>
              <table:table-cell office:value-type="float" office:value="27990.4109589041">
                <text:p>27990.410958904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9314.5507838364">
                <text:p>29314.5507838364</text:p>
              </table:table-cell>
              <table:table-cell office:value-type="float" office:value="28007.6712328767">
                <text:p>28007.671232876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9338.6449351656">
                <text:p>29338.6449351656</text:p>
              </table:table-cell>
              <table:table-cell office:value-type="float" office:value="28024.9315068493">
                <text:p>28024.931506849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9362.7588899068">
                <text:p>29362.7588899068</text:p>
              </table:table-cell>
              <table:table-cell office:value-type="float" office:value="28042.1917808219">
                <text:p>28042.191780821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9386.8926643369">
                <text:p>29386.8926643369</text:p>
              </table:table-cell>
              <table:table-cell office:value-type="float" office:value="28059.4520547945">
                <text:p>28059.452054794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9411.0462747459">
                <text:p>29411.0462747459</text:p>
              </table:table-cell>
              <table:table-cell office:value-type="float" office:value="28076.7123287671">
                <text:p>28076.712328767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9435.2197374375">
                <text:p>29435.2197374375</text:p>
              </table:table-cell>
              <table:table-cell office:value-type="float" office:value="28093.9726027397">
                <text:p>28093.972602739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9459.4130687285">
                <text:p>29459.4130687285</text:p>
              </table:table-cell>
              <table:table-cell office:value-type="float" office:value="28111.2328767123">
                <text:p>28111.232876712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9483.6262849494">
                <text:p>29483.6262849494</text:p>
              </table:table-cell>
              <table:table-cell office:value-type="float" office:value="28128.4931506849">
                <text:p>28128.493150684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9507.8594024439">
                <text:p>29507.8594024439</text:p>
              </table:table-cell>
              <table:table-cell office:value-type="float" office:value="28145.7534246575">
                <text:p>28145.753424657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9532.1124375692">
                <text:p>29532.1124375692</text:p>
              </table:table-cell>
              <table:table-cell office:value-type="float" office:value="28163.0136986301">
                <text:p>28163.013698630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9556.385406696">
                <text:p>29556.385406696</text:p>
              </table:table-cell>
              <table:table-cell office:value-type="float" office:value="28180.2739726027">
                <text:p>28180.273972602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9580.6783262083">
                <text:p>29580.6783262083</text:p>
              </table:table-cell>
              <table:table-cell office:value-type="float" office:value="28197.5342465753">
                <text:p>28197.534246575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9604.9912125038">
                <text:p>29604.9912125038</text:p>
              </table:table-cell>
              <table:table-cell office:value-type="float" office:value="28214.7945205479">
                <text:p>28214.794520547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9629.3240819936">
                <text:p>29629.3240819936</text:p>
              </table:table-cell>
              <table:table-cell office:value-type="float" office:value="28232.0547945205">
                <text:p>28232.054794520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9653.676951102">
                <text:p>29653.676951102</text:p>
              </table:table-cell>
              <table:table-cell office:value-type="float" office:value="28249.3150684931">
                <text:p>28249.315068493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9678.0498362673">
                <text:p>29678.0498362673</text:p>
              </table:table-cell>
              <table:table-cell office:value-type="float" office:value="28266.5753424658">
                <text:p>28266.575342465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9702.442753941">
                <text:p>29702.442753941</text:p>
              </table:table-cell>
              <table:table-cell office:value-type="float" office:value="28283.8356164384">
                <text:p>28283.835616438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9726.8557205881">
                <text:p>29726.8557205881</text:p>
              </table:table-cell>
              <table:table-cell office:value-type="float" office:value="28301.095890411">
                <text:p>28301.09589041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9751.2887526872">
                <text:p>29751.2887526872</text:p>
              </table:table-cell>
              <table:table-cell office:value-type="float" office:value="28318.3561643836">
                <text:p>28318.356164383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9775.7418667305">
                <text:p>29775.7418667305</text:p>
              </table:table-cell>
              <table:table-cell office:value-type="float" office:value="28335.6164383562">
                <text:p>28335.616438356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9800.2150792237">
                <text:p>29800.2150792237</text:p>
              </table:table-cell>
              <table:table-cell office:value-type="float" office:value="28352.8767123288">
                <text:p>28352.876712328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9824.708406686">
                <text:p>29824.708406686</text:p>
              </table:table-cell>
              <table:table-cell office:value-type="float" office:value="28370.1369863014">
                <text:p>28370.136986301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9849.2218656504">
                <text:p>29849.2218656504</text:p>
              </table:table-cell>
              <table:table-cell office:value-type="float" office:value="28387.397260274">
                <text:p>28387.39726027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9873.7554726633">
                <text:p>29873.7554726633</text:p>
              </table:table-cell>
              <table:table-cell office:value-type="float" office:value="28404.6575342466">
                <text:p>28404.657534246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9898.3092442847">
                <text:p>29898.3092442847</text:p>
              </table:table-cell>
              <table:table-cell office:value-type="float" office:value="28421.9178082192">
                <text:p>28421.917808219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9922.8831970882">
                <text:p>29922.8831970882</text:p>
              </table:table-cell>
              <table:table-cell office:value-type="float" office:value="28439.1780821918">
                <text:p>28439.178082191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9947.4773476612">
                <text:p>29947.4773476612</text:p>
              </table:table-cell>
              <table:table-cell office:value-type="float" office:value="28456.4383561644">
                <text:p>28456.438356164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9972.0917126044">
                <text:p>29972.0917126044</text:p>
              </table:table-cell>
              <table:table-cell office:value-type="float" office:value="28473.698630137">
                <text:p>28473.69863013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9996.7263085326">
                <text:p>29996.7263085326</text:p>
              </table:table-cell>
              <table:table-cell office:value-type="float" office:value="28490.9589041096">
                <text:p>28490.958904109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0021.3811520739">
                <text:p>30021.3811520739</text:p>
              </table:table-cell>
              <table:table-cell office:value-type="float" office:value="28508.2191780822">
                <text:p>28508.219178082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0046.0562598701">
                <text:p>30046.0562598701</text:p>
              </table:table-cell>
              <table:table-cell office:value-type="float" office:value="28525.4794520548">
                <text:p>28525.479452054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0070.7516485768">
                <text:p>30070.7516485768</text:p>
              </table:table-cell>
              <table:table-cell office:value-type="float" office:value="28542.7397260274">
                <text:p>28542.739726027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0095.4673348633">
                <text:p>30095.4673348633</text:p>
              </table:table-cell>
              <table:table-cell office:value-type="float" office:value="28560">
                <text:p>2856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0120.2033354125">
                <text:p>30120.2033354125</text:p>
              </table:table-cell>
              <table:table-cell office:value-type="float" office:value="28577.2602739726">
                <text:p>28577.260273972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0144.9596669211">
                <text:p>30144.9596669211</text:p>
              </table:table-cell>
              <table:table-cell office:value-type="float" office:value="28594.5205479452">
                <text:p>28594.520547945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0169.7363460994">
                <text:p>30169.7363460994</text:p>
              </table:table-cell>
              <table:table-cell office:value-type="float" office:value="28611.7808219178">
                <text:p>28611.780821917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0194.5333896715">
                <text:p>30194.5333896715</text:p>
              </table:table-cell>
              <table:table-cell office:value-type="float" office:value="28629.0410958904">
                <text:p>28629.041095890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0219.3508143754">
                <text:p>30219.3508143754</text:p>
              </table:table-cell>
              <table:table-cell office:value-type="float" office:value="28646.301369863">
                <text:p>28646.30136986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0244.1886369625">
                <text:p>30244.1886369625</text:p>
              </table:table-cell>
              <table:table-cell office:value-type="float" office:value="28663.5616438356">
                <text:p>28663.561643835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0269.0468741984">
                <text:p>30269.0468741984</text:p>
              </table:table-cell>
              <table:table-cell office:value-type="float" office:value="28680.8219178082">
                <text:p>28680.821917808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0293.9255428621">
                <text:p>30293.9255428621</text:p>
              </table:table-cell>
              <table:table-cell office:value-type="float" office:value="28698.0821917808">
                <text:p>28698.082191780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0318.8246597466">
                <text:p>30318.8246597466</text:p>
              </table:table-cell>
              <table:table-cell office:value-type="float" office:value="28715.3424657534">
                <text:p>28715.342465753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0343.7442416588">
                <text:p>30343.7442416588</text:p>
              </table:table-cell>
              <table:table-cell office:value-type="float" office:value="28732.602739726">
                <text:p>28732.60273972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0368.684305419">
                <text:p>30368.684305419</text:p>
              </table:table-cell>
              <table:table-cell office:value-type="float" office:value="28749.8630136986">
                <text:p>28749.863013698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0393.6448678618">
                <text:p>30393.6448678618</text:p>
              </table:table-cell>
              <table:table-cell office:value-type="float" office:value="28767.1232876712">
                <text:p>28767.12328767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0418.6259458354">
                <text:p>30418.6259458354</text:p>
              </table:table-cell>
              <table:table-cell office:value-type="float" office:value="28784.3835616438">
                <text:p>28784.383561643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0443.6275562019">
                <text:p>30443.6275562019</text:p>
              </table:table-cell>
              <table:table-cell office:value-type="float" office:value="28801.6438356164">
                <text:p>28801.643835616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0468.6497158371">
                <text:p>30468.6497158371</text:p>
              </table:table-cell>
              <table:table-cell office:value-type="float" office:value="28818.904109589">
                <text:p>28818.90410958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0493.6924416309">
                <text:p>30493.6924416309</text:p>
              </table:table-cell>
              <table:table-cell office:value-type="float" office:value="28836.1643835616">
                <text:p>28836.16438356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0518.7557504871">
                <text:p>30518.7557504871</text:p>
              </table:table-cell>
              <table:table-cell office:value-type="float" office:value="28853.4246575342">
                <text:p>28853.424657534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0543.8396593231">
                <text:p>30543.8396593231</text:p>
              </table:table-cell>
              <table:table-cell office:value-type="float" office:value="28870.6849315068">
                <text:p>28870.684931506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0568.9441850705">
                <text:p>30568.9441850705</text:p>
              </table:table-cell>
              <table:table-cell office:value-type="float" office:value="28887.9452054795">
                <text:p>28887.945205479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0594.0693446746">
                <text:p>30594.0693446746</text:p>
              </table:table-cell>
              <table:table-cell office:value-type="float" office:value="28905.2054794521">
                <text:p>28905.205479452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0619.2151550949">
                <text:p>30619.2151550949</text:p>
              </table:table-cell>
              <table:table-cell office:value-type="float" office:value="28922.4657534247">
                <text:p>28922.465753424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0644.3816333046">
                <text:p>30644.3816333046</text:p>
              </table:table-cell>
              <table:table-cell office:value-type="float" office:value="28939.7260273973">
                <text:p>28939.726027397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0669.5687962909">
                <text:p>30669.5687962909</text:p>
              </table:table-cell>
              <table:table-cell office:value-type="float" office:value="28956.9863013699">
                <text:p>28956.986301369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0694.7766610549">
                <text:p>30694.7766610549</text:p>
              </table:table-cell>
              <table:table-cell office:value-type="float" office:value="28974.2465753425">
                <text:p>28974.246575342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0720.005244612">
                <text:p>30720.005244612</text:p>
              </table:table-cell>
              <table:table-cell office:value-type="float" office:value="28991.5068493151">
                <text:p>28991.506849315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0745.2545639911">
                <text:p>30745.2545639911</text:p>
              </table:table-cell>
              <table:table-cell office:value-type="float" office:value="29008.7671232877">
                <text:p>29008.767123287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0770.5246362355">
                <text:p>30770.5246362355</text:p>
              </table:table-cell>
              <table:table-cell office:value-type="float" office:value="29026.0273972603">
                <text:p>29026.027397260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0795.8154784023">
                <text:p>30795.8154784023</text:p>
              </table:table-cell>
              <table:table-cell office:value-type="float" office:value="29043.2876712329">
                <text:p>29043.287671232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0821.1271075626">
                <text:p>30821.1271075626</text:p>
              </table:table-cell>
              <table:table-cell office:value-type="float" office:value="29060.5479452055">
                <text:p>29060.547945205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0846.4595408017">
                <text:p>30846.4595408017</text:p>
              </table:table-cell>
              <table:table-cell office:value-type="float" office:value="29077.8082191781">
                <text:p>29077.808219178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0871.8127952188">
                <text:p>30871.8127952188</text:p>
              </table:table-cell>
              <table:table-cell office:value-type="float" office:value="29095.0684931507">
                <text:p>29095.068493150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0897.1868879272">
                <text:p>30897.1868879272</text:p>
              </table:table-cell>
              <table:table-cell office:value-type="float" office:value="29112.3287671233">
                <text:p>29112.328767123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0922.5818360542">
                <text:p>30922.5818360542</text:p>
              </table:table-cell>
              <table:table-cell office:value-type="float" office:value="29129.5890410959">
                <text:p>29129.589041095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0947.9976567414">
                <text:p>30947.9976567414</text:p>
              </table:table-cell>
              <table:table-cell office:value-type="float" office:value="29146.8493150685">
                <text:p>29146.849315068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0973.4343671442">
                <text:p>30973.4343671442</text:p>
              </table:table-cell>
              <table:table-cell office:value-type="float" office:value="29164.1095890411">
                <text:p>29164.109589041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0998.8919844323">
                <text:p>30998.8919844323</text:p>
              </table:table-cell>
              <table:table-cell office:value-type="float" office:value="29181.3698630137">
                <text:p>29181.369863013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1024.3705257893">
                <text:p>31024.3705257893</text:p>
              </table:table-cell>
              <table:table-cell office:value-type="float" office:value="29198.6301369863">
                <text:p>29198.630136986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1049.8700084133">
                <text:p>31049.8700084133</text:p>
              </table:table-cell>
              <table:table-cell office:value-type="float" office:value="29215.8904109589">
                <text:p>29215.890410958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1075.3904495161">
                <text:p>31075.3904495161</text:p>
              </table:table-cell>
              <table:table-cell office:value-type="float" office:value="29233.1506849315">
                <text:p>29233.150684931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1100.9318663239">
                <text:p>31100.9318663239</text:p>
              </table:table-cell>
              <table:table-cell office:value-type="float" office:value="29250.4109589041">
                <text:p>29250.410958904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1126.494276077">
                <text:p>31126.494276077</text:p>
              </table:table-cell>
              <table:table-cell office:value-type="float" office:value="29267.6712328767">
                <text:p>29267.671232876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1152.07769603">
                <text:p>31152.07769603</text:p>
              </table:table-cell>
              <table:table-cell office:value-type="float" office:value="29284.9315068493">
                <text:p>29284.931506849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1177.6821434514">
                <text:p>31177.6821434514</text:p>
              </table:table-cell>
              <table:table-cell office:value-type="float" office:value="29302.1917808219">
                <text:p>29302.191780821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1203.3076356241">
                <text:p>31203.3076356241</text:p>
              </table:table-cell>
              <table:table-cell office:value-type="float" office:value="29319.4520547945">
                <text:p>29319.452054794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1228.9541898451">
                <text:p>31228.9541898451</text:p>
              </table:table-cell>
              <table:table-cell office:value-type="float" office:value="29336.7123287671">
                <text:p>29336.712328767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1254.6218234258">
                <text:p>31254.6218234258</text:p>
              </table:table-cell>
              <table:table-cell office:value-type="float" office:value="29353.9726027397">
                <text:p>29353.972602739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1280.3105536917">
                <text:p>31280.3105536917</text:p>
              </table:table-cell>
              <table:table-cell office:value-type="float" office:value="29371.2328767123">
                <text:p>29371.232876712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1306.0203979824">
                <text:p>31306.0203979824</text:p>
              </table:table-cell>
              <table:table-cell office:value-type="float" office:value="29388.4931506849">
                <text:p>29388.493150684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1331.7513736519">
                <text:p>31331.7513736519</text:p>
              </table:table-cell>
              <table:table-cell office:value-type="float" office:value="29405.7534246575">
                <text:p>29405.753424657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1357.5034980686">
                <text:p>31357.5034980686</text:p>
              </table:table-cell>
              <table:table-cell office:value-type="float" office:value="29423.0136986301">
                <text:p>29423.013698630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1383.276788615">
                <text:p>31383.276788615</text:p>
              </table:table-cell>
              <table:table-cell office:value-type="float" office:value="29440.2739726027">
                <text:p>29440.273972602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1409.0712626878">
                <text:p>31409.0712626878</text:p>
              </table:table-cell>
              <table:table-cell office:value-type="float" office:value="29457.5342465753">
                <text:p>29457.534246575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1434.8869376983">
                <text:p>31434.8869376983</text:p>
              </table:table-cell>
              <table:table-cell office:value-type="float" office:value="29474.7945205479">
                <text:p>29474.794520547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1460.7238310717">
                <text:p>31460.7238310717</text:p>
              </table:table-cell>
              <table:table-cell office:value-type="float" office:value="29492.0547945205">
                <text:p>29492.054794520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1486.5819602479">
                <text:p>31486.5819602479</text:p>
              </table:table-cell>
              <table:table-cell office:value-type="float" office:value="29509.3150684932">
                <text:p>29509.315068493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1512.461342681">
                <text:p>31512.461342681</text:p>
              </table:table-cell>
              <table:table-cell office:value-type="float" office:value="29526.5753424658">
                <text:p>29526.575342465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1538.3619958394">
                <text:p>31538.3619958394</text:p>
              </table:table-cell>
              <table:table-cell office:value-type="float" office:value="29543.8356164384">
                <text:p>29543.835616438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1564.2839372058">
                <text:p>31564.2839372058</text:p>
              </table:table-cell>
              <table:table-cell office:value-type="float" office:value="29561.095890411">
                <text:p>29561.09589041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1590.2271842775">
                <text:p>31590.2271842775</text:p>
              </table:table-cell>
              <table:table-cell office:value-type="float" office:value="29578.3561643836">
                <text:p>29578.356164383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1616.191754566">
                <text:p>31616.191754566</text:p>
              </table:table-cell>
              <table:table-cell office:value-type="float" office:value="29595.6164383562">
                <text:p>29595.616438356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1642.1776655971">
                <text:p>31642.1776655971</text:p>
              </table:table-cell>
              <table:table-cell office:value-type="float" office:value="29612.8767123288">
                <text:p>29612.876712328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1668.1849349113">
                <text:p>31668.1849349113</text:p>
              </table:table-cell>
              <table:table-cell office:value-type="float" office:value="29630.1369863014">
                <text:p>29630.136986301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1694.2135800633">
                <text:p>31694.2135800633</text:p>
              </table:table-cell>
              <table:table-cell office:value-type="float" office:value="29647.397260274">
                <text:p>29647.39726027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1720.2636186222">
                <text:p>31720.2636186222</text:p>
              </table:table-cell>
              <table:table-cell office:value-type="float" office:value="29664.6575342466">
                <text:p>29664.657534246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1746.3350681718">
                <text:p>31746.3350681718</text:p>
              </table:table-cell>
              <table:table-cell office:value-type="float" office:value="29681.9178082192">
                <text:p>29681.917808219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1772.42794631">
                <text:p>31772.42794631</text:p>
              </table:table-cell>
              <table:table-cell office:value-type="float" office:value="29699.1780821918">
                <text:p>29699.178082191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1798.5422706494">
                <text:p>31798.5422706494</text:p>
              </table:table-cell>
              <table:table-cell office:value-type="float" office:value="29716.4383561644">
                <text:p>29716.438356164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1824.6780588171">
                <text:p>31824.6780588171</text:p>
              </table:table-cell>
              <table:table-cell office:value-type="float" office:value="29733.698630137">
                <text:p>29733.69863013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1850.8353284545">
                <text:p>31850.8353284545</text:p>
              </table:table-cell>
              <table:table-cell office:value-type="float" office:value="29750.9589041096">
                <text:p>29750.958904109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1877.0140972176">
                <text:p>31877.0140972176</text:p>
              </table:table-cell>
              <table:table-cell office:value-type="float" office:value="29768.2191780822">
                <text:p>29768.219178082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1903.2143827769">
                <text:p>31903.2143827769</text:p>
              </table:table-cell>
              <table:table-cell office:value-type="float" office:value="29785.4794520548">
                <text:p>29785.479452054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1929.4362028176">
                <text:p>31929.4362028176</text:p>
              </table:table-cell>
              <table:table-cell office:value-type="float" office:value="29802.7397260274">
                <text:p>29802.739726027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1955.6795750391">
                <text:p>31955.6795750391</text:p>
              </table:table-cell>
              <table:table-cell office:value-type="float" office:value="29820">
                <text:p>2982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1981.9445171556">
                <text:p>31981.9445171556</text:p>
              </table:table-cell>
              <table:table-cell office:value-type="float" office:value="29837.2602739726">
                <text:p>29837.260273972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2008.2310468957">
                <text:p>32008.2310468957</text:p>
              </table:table-cell>
              <table:table-cell office:value-type="float" office:value="29854.5205479452">
                <text:p>29854.520547945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2034.5391820027">
                <text:p>32034.5391820027</text:p>
              </table:table-cell>
              <table:table-cell office:value-type="float" office:value="29871.7808219178">
                <text:p>29871.780821917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2060.8689402345">
                <text:p>32060.8689402345</text:p>
              </table:table-cell>
              <table:table-cell office:value-type="float" office:value="29889.0410958904">
                <text:p>29889.041095890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2087.2203393635">
                <text:p>32087.2203393635</text:p>
              </table:table-cell>
              <table:table-cell office:value-type="float" office:value="29906.301369863">
                <text:p>29906.30136986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2113.5933971766">
                <text:p>32113.5933971766</text:p>
              </table:table-cell>
              <table:table-cell office:value-type="float" office:value="29923.5616438356">
                <text:p>29923.561643835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2139.9881314757">
                <text:p>32139.9881314757</text:p>
              </table:table-cell>
              <table:table-cell office:value-type="float" office:value="29940.8219178082">
                <text:p>29940.821917808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2166.4045600769">
                <text:p>32166.4045600769</text:p>
              </table:table-cell>
              <table:table-cell office:value-type="float" office:value="29958.0821917808">
                <text:p>29958.082191780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2192.8427008112">
                <text:p>32192.8427008112</text:p>
              </table:table-cell>
              <table:table-cell office:value-type="float" office:value="29975.3424657534">
                <text:p>29975.342465753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2219.3025715242">
                <text:p>32219.3025715242</text:p>
              </table:table-cell>
              <table:table-cell office:value-type="float" office:value="29992.602739726">
                <text:p>29992.60273972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2245.7841900761">
                <text:p>32245.7841900761</text:p>
              </table:table-cell>
              <table:table-cell office:value-type="float" office:value="30009.8630136986">
                <text:p>30009.863013698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2272.287574342">
                <text:p>32272.287574342</text:p>
              </table:table-cell>
              <table:table-cell office:value-type="float" office:value="30027.1232876712">
                <text:p>30027.123287671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2298.8127422113">
                <text:p>32298.8127422113</text:p>
              </table:table-cell>
              <table:table-cell office:value-type="float" office:value="30044.3835616438">
                <text:p>30044.383561643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2325.3597115884">
                <text:p>32325.3597115884</text:p>
              </table:table-cell>
              <table:table-cell office:value-type="float" office:value="30061.6438356164">
                <text:p>30061.643835616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2351.9285003925">
                <text:p>32351.9285003925</text:p>
              </table:table-cell>
              <table:table-cell office:value-type="float" office:value="30078.904109589">
                <text:p>30078.90410958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2378.5191265572">
                <text:p>32378.5191265572</text:p>
              </table:table-cell>
              <table:table-cell office:value-type="float" office:value="30096.1643835616">
                <text:p>30096.164383561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2405.1316080311">
                <text:p>32405.1316080311</text:p>
              </table:table-cell>
              <table:table-cell office:value-type="float" office:value="30113.4246575342">
                <text:p>30113.424657534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2431.7659627774">
                <text:p>32431.7659627774</text:p>
              </table:table-cell>
              <table:table-cell office:value-type="float" office:value="30130.6849315068">
                <text:p>30130.684931506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2458.4222087742">
                <text:p>32458.4222087742</text:p>
              </table:table-cell>
              <table:table-cell office:value-type="float" office:value="30147.9452054795">
                <text:p>30147.945205479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2485.1003640143">
                <text:p>32485.1003640143</text:p>
              </table:table-cell>
              <table:table-cell office:value-type="float" office:value="30165.2054794521">
                <text:p>30165.205479452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2511.8004465053">
                <text:p>32511.8004465053</text:p>
              </table:table-cell>
              <table:table-cell office:value-type="float" office:value="30182.4657534247">
                <text:p>30182.465753424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2538.5224742695">
                <text:p>32538.5224742695</text:p>
              </table:table-cell>
              <table:table-cell office:value-type="float" office:value="30199.7260273973">
                <text:p>30199.726027397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2565.2664653443">
                <text:p>32565.2664653443</text:p>
              </table:table-cell>
              <table:table-cell office:value-type="float" office:value="30216.9863013699">
                <text:p>30216.986301369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2592.0324377815">
                <text:p>32592.0324377815</text:p>
              </table:table-cell>
              <table:table-cell office:value-type="float" office:value="30234.2465753425">
                <text:p>30234.24657534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2618.8204096482">
                <text:p>32618.8204096482</text:p>
              </table:table-cell>
              <table:table-cell office:value-type="float" office:value="30251.5068493151">
                <text:p>30251.506849315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2645.630399026">
                <text:p>32645.630399026</text:p>
              </table:table-cell>
              <table:table-cell office:value-type="float" office:value="30268.7671232877">
                <text:p>30268.767123287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2672.4624240115">
                <text:p>32672.4624240115</text:p>
              </table:table-cell>
              <table:table-cell office:value-type="float" office:value="30286.0273972603">
                <text:p>30286.027397260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2699.3165027162">
                <text:p>32699.3165027162</text:p>
              </table:table-cell>
              <table:table-cell office:value-type="float" office:value="30303.2876712329">
                <text:p>30303.287671232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2726.1926532663">
                <text:p>32726.1926532663</text:p>
              </table:table-cell>
              <table:table-cell office:value-type="float" office:value="30320.5479452055">
                <text:p>30320.547945205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2753.0908938033">
                <text:p>32753.0908938033</text:p>
              </table:table-cell>
              <table:table-cell office:value-type="float" office:value="30337.8082191781">
                <text:p>30337.808219178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2780.0112424831">
                <text:p>32780.0112424831</text:p>
              </table:table-cell>
              <table:table-cell office:value-type="float" office:value="30355.0684931507">
                <text:p>30355.068493150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2806.9537174769">
                <text:p>32806.9537174769</text:p>
              </table:table-cell>
              <table:table-cell office:value-type="float" office:value="30372.3287671233">
                <text:p>30372.328767123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2833.9183369707">
                <text:p>32833.9183369707</text:p>
              </table:table-cell>
              <table:table-cell office:value-type="float" office:value="30389.5890410959">
                <text:p>30389.589041095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2860.9051191655">
                <text:p>32860.9051191655</text:p>
              </table:table-cell>
              <table:table-cell office:value-type="float" office:value="30406.8493150685">
                <text:p>30406.849315068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2887.9140822772">
                <text:p>32887.9140822772</text:p>
              </table:table-cell>
              <table:table-cell office:value-type="float" office:value="30424.1095890411">
                <text:p>30424.109589041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2914.9452445366">
                <text:p>32914.9452445366</text:p>
              </table:table-cell>
              <table:table-cell office:value-type="float" office:value="30441.3698630137">
                <text:p>30441.369863013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2941.9986241896">
                <text:p>32941.9986241896</text:p>
              </table:table-cell>
              <table:table-cell office:value-type="float" office:value="30458.6301369863">
                <text:p>30458.630136986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2969.0742394972">
                <text:p>32969.0742394972</text:p>
              </table:table-cell>
              <table:table-cell office:value-type="float" office:value="30475.8904109589">
                <text:p>30475.890410958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2996.1721087351">
                <text:p>32996.1721087351</text:p>
              </table:table-cell>
              <table:table-cell office:value-type="float" office:value="30493.1506849315">
                <text:p>30493.150684931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3023.2922501943">
                <text:p>33023.2922501943</text:p>
              </table:table-cell>
              <table:table-cell office:value-type="float" office:value="30510.4109589041">
                <text:p>30510.410958904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3050.4346821808">
                <text:p>33050.4346821808</text:p>
              </table:table-cell>
              <table:table-cell office:value-type="float" office:value="30527.6712328767">
                <text:p>30527.671232876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3077.5994230155">
                <text:p>33077.5994230155</text:p>
              </table:table-cell>
              <table:table-cell office:value-type="float" office:value="30544.9315068493">
                <text:p>30544.931506849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3104.7864910344">
                <text:p>33104.7864910344</text:p>
              </table:table-cell>
              <table:table-cell office:value-type="float" office:value="30562.1917808219">
                <text:p>30562.191780821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3131.9959045887">
                <text:p>33131.9959045887</text:p>
              </table:table-cell>
              <table:table-cell office:value-type="float" office:value="30579.4520547945">
                <text:p>30579.452054794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3159.2276820445">
                <text:p>33159.2276820445</text:p>
              </table:table-cell>
              <table:table-cell office:value-type="float" office:value="30596.7123287671">
                <text:p>30596.712328767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3186.4818417832">
                <text:p>33186.4818417832</text:p>
              </table:table-cell>
              <table:table-cell office:value-type="float" office:value="30613.9726027397">
                <text:p>30613.972602739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3213.7584022011">
                <text:p>33213.7584022011</text:p>
              </table:table-cell>
              <table:table-cell office:value-type="float" office:value="30631.2328767123">
                <text:p>30631.232876712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3241.0573817097">
                <text:p>33241.0573817097</text:p>
              </table:table-cell>
              <table:table-cell office:value-type="float" office:value="30648.4931506849">
                <text:p>30648.493150684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3268.3787987358">
                <text:p>33268.3787987358</text:p>
              </table:table-cell>
              <table:table-cell office:value-type="float" office:value="30665.7534246575">
                <text:p>30665.753424657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3295.722671721">
                <text:p>33295.722671721</text:p>
              </table:table-cell>
              <table:table-cell office:value-type="float" office:value="30683.0136986301">
                <text:p>30683.013698630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3323.0890191225">
                <text:p>33323.0890191225</text:p>
              </table:table-cell>
              <table:table-cell office:value-type="float" office:value="30700.2739726027">
                <text:p>30700.273972602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3350.4778594121">
                <text:p>33350.4778594121</text:p>
              </table:table-cell>
              <table:table-cell office:value-type="float" office:value="30717.5342465753">
                <text:p>30717.534246575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3377.8892110774">
                <text:p>33377.8892110774</text:p>
              </table:table-cell>
              <table:table-cell office:value-type="float" office:value="30734.7945205479">
                <text:p>30734.794520547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3405.3230926208">
                <text:p>33405.3230926208</text:p>
              </table:table-cell>
              <table:table-cell office:value-type="float" office:value="30752.0547945205">
                <text:p>30752.054794520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3432.7795225599">
                <text:p>33432.7795225599</text:p>
              </table:table-cell>
              <table:table-cell office:value-type="float" office:value="30769.3150684932">
                <text:p>30769.315068493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3460.2585194278">
                <text:p>33460.2585194278</text:p>
              </table:table-cell>
              <table:table-cell office:value-type="float" office:value="30786.5753424658">
                <text:p>30786.575342465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3487.7601017725">
                <text:p>33487.7601017725</text:p>
              </table:table-cell>
              <table:table-cell office:value-type="float" office:value="30803.8356164384">
                <text:p>30803.835616438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3515.2842881575">
                <text:p>33515.2842881575</text:p>
              </table:table-cell>
              <table:table-cell office:value-type="float" office:value="30821.095890411">
                <text:p>30821.09589041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3542.8310971615">
                <text:p>33542.8310971615</text:p>
              </table:table-cell>
              <table:table-cell office:value-type="float" office:value="30838.3561643836">
                <text:p>30838.356164383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3570.4005473783">
                <text:p>33570.4005473783</text:p>
              </table:table-cell>
              <table:table-cell office:value-type="float" office:value="30855.6164383562">
                <text:p>30855.616438356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3597.9926574173">
                <text:p>33597.9926574173</text:p>
              </table:table-cell>
              <table:table-cell office:value-type="float" office:value="30872.8767123288">
                <text:p>30872.876712328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3625.6074459028">
                <text:p>33625.6074459028</text:p>
              </table:table-cell>
              <table:table-cell office:value-type="float" office:value="30890.1369863014">
                <text:p>30890.136986301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3653.2449314748">
                <text:p>33653.2449314748</text:p>
              </table:table-cell>
              <table:table-cell office:value-type="float" office:value="30907.397260274">
                <text:p>30907.39726027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3680.9051327883">
                <text:p>33680.9051327883</text:p>
              </table:table-cell>
              <table:table-cell office:value-type="float" office:value="30924.6575342466">
                <text:p>30924.657534246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3708.5880685139">
                <text:p>33708.5880685139</text:p>
              </table:table-cell>
              <table:table-cell office:value-type="float" office:value="30941.9178082192">
                <text:p>30941.917808219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3736.2937573374">
                <text:p>33736.2937573374</text:p>
              </table:table-cell>
              <table:table-cell office:value-type="float" office:value="30959.1780821918">
                <text:p>30959.178082191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3764.0222179598">
                <text:p>33764.0222179598</text:p>
              </table:table-cell>
              <table:table-cell office:value-type="float" office:value="30976.4383561644">
                <text:p>30976.438356164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3791.7734690979">
                <text:p>33791.7734690979</text:p>
              </table:table-cell>
              <table:table-cell office:value-type="float" office:value="30993.698630137">
                <text:p>30993.69863013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3819.5475294834">
                <text:p>33819.5475294834</text:p>
              </table:table-cell>
              <table:table-cell office:value-type="float" office:value="31010.9589041096">
                <text:p>31010.958904109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3847.3444178638">
                <text:p>33847.3444178638</text:p>
              </table:table-cell>
              <table:table-cell office:value-type="float" office:value="31028.2191780822">
                <text:p>31028.219178082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3875.1641530018">
                <text:p>33875.1641530018</text:p>
              </table:table-cell>
              <table:table-cell office:value-type="float" office:value="31045.4794520548">
                <text:p>31045.479452054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3903.0067536755">
                <text:p>33903.0067536755</text:p>
              </table:table-cell>
              <table:table-cell office:value-type="float" office:value="31062.7397260274">
                <text:p>31062.739726027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3930.8722386785">
                <text:p>33930.8722386785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3958.7606268199">
                <text:p>33958.7606268199</text:p>
              </table:table-cell>
              <table:table-cell office:value-type="float" office:value="31097.2602739726">
                <text:p>31097.260273972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3986.6719369241">
                <text:p>33986.6719369241</text:p>
              </table:table-cell>
              <table:table-cell office:value-type="float" office:value="31114.5205479452">
                <text:p>31114.520547945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4014.6061878312">
                <text:p>34014.6061878312</text:p>
              </table:table-cell>
              <table:table-cell office:value-type="float" office:value="31131.7808219178">
                <text:p>31131.780821917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4042.5633983965">
                <text:p>34042.5633983965</text:p>
              </table:table-cell>
              <table:table-cell office:value-type="float" office:value="31149.0410958904">
                <text:p>31149.041095890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4070.5435874911">
                <text:p>34070.5435874911</text:p>
              </table:table-cell>
              <table:table-cell office:value-type="float" office:value="31166.301369863">
                <text:p>31166.30136986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4098.5467740014">
                <text:p>34098.5467740014</text:p>
              </table:table-cell>
              <table:table-cell office:value-type="float" office:value="31183.5616438356">
                <text:p>31183.561643835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4126.5729768293">
                <text:p>34126.5729768293</text:p>
              </table:table-cell>
              <table:table-cell office:value-type="float" office:value="31200.8219178082">
                <text:p>31200.821917808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4154.6222148925">
                <text:p>34154.6222148925</text:p>
              </table:table-cell>
              <table:table-cell office:value-type="float" office:value="31218.0821917808">
                <text:p>31218.082191780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4182.6945071239">
                <text:p>34182.6945071239</text:p>
              </table:table-cell>
              <table:table-cell office:value-type="float" office:value="31235.3424657534">
                <text:p>31235.342465753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4210.7898724722">
                <text:p>34210.7898724722</text:p>
              </table:table-cell>
              <table:table-cell office:value-type="float" office:value="31252.602739726">
                <text:p>31252.60273972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4238.9083299016">
                <text:p>34238.9083299016</text:p>
              </table:table-cell>
              <table:table-cell office:value-type="float" office:value="31269.8630136986">
                <text:p>31269.863013698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4267.049898392">
                <text:p>34267.049898392</text:p>
              </table:table-cell>
              <table:table-cell office:value-type="float" office:value="31287.1232876712">
                <text:p>31287.123287671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4295.2145969386">
                <text:p>34295.2145969386</text:p>
              </table:table-cell>
              <table:table-cell office:value-type="float" office:value="31304.3835616438">
                <text:p>31304.383561643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4323.4024445525">
                <text:p>34323.4024445525</text:p>
              </table:table-cell>
              <table:table-cell office:value-type="float" office:value="31321.6438356164">
                <text:p>31321.643835616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4351.6134602604">
                <text:p>34351.6134602604</text:p>
              </table:table-cell>
              <table:table-cell office:value-type="float" office:value="31338.904109589">
                <text:p>31338.90410958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4379.8476631044">
                <text:p>34379.8476631044</text:p>
              </table:table-cell>
              <table:table-cell office:value-type="float" office:value="31356.1643835616">
                <text:p>31356.164383561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4408.1050721426">
                <text:p>34408.1050721426</text:p>
              </table:table-cell>
              <table:table-cell office:value-type="float" office:value="31373.4246575342">
                <text:p>31373.424657534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4436.3857064485">
                <text:p>34436.3857064485</text:p>
              </table:table-cell>
              <table:table-cell office:value-type="float" office:value="31390.6849315068">
                <text:p>31390.684931506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4464.6895851113">
                <text:p>34464.6895851113</text:p>
              </table:table-cell>
              <table:table-cell office:value-type="float" office:value="31407.9452054795">
                <text:p>31407.945205479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4493.016727236">
                <text:p>34493.016727236</text:p>
              </table:table-cell>
              <table:table-cell office:value-type="float" office:value="31425.2054794521">
                <text:p>31425.205479452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4521.3671519434">
                <text:p>34521.3671519434</text:p>
              </table:table-cell>
              <table:table-cell office:value-type="float" office:value="31442.4657534247">
                <text:p>31442.465753424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4549.7408783696">
                <text:p>34549.7408783696</text:p>
              </table:table-cell>
              <table:table-cell office:value-type="float" office:value="31459.7260273973">
                <text:p>31459.726027397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4578.1379256669">
                <text:p>34578.1379256669</text:p>
              </table:table-cell>
              <table:table-cell office:value-type="float" office:value="31476.9863013699">
                <text:p>31476.986301369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4606.5583130031">
                <text:p>34606.5583130031</text:p>
              </table:table-cell>
              <table:table-cell office:value-type="float" office:value="31494.2465753425">
                <text:p>31494.246575342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4635.0020595617">
                <text:p>34635.0020595617</text:p>
              </table:table-cell>
              <table:table-cell office:value-type="float" office:value="31511.5068493151">
                <text:p>31511.506849315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4663.4691845421">
                <text:p>34663.4691845421</text:p>
              </table:table-cell>
              <table:table-cell office:value-type="float" office:value="31528.7671232877">
                <text:p>31528.767123287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4691.9597071596">
                <text:p>34691.9597071596</text:p>
              </table:table-cell>
              <table:table-cell office:value-type="float" office:value="31546.0273972603">
                <text:p>31546.027397260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4720.4736466449">
                <text:p>34720.4736466449</text:p>
              </table:table-cell>
              <table:table-cell office:value-type="float" office:value="31563.2876712329">
                <text:p>31563.287671232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4749.0110222449">
                <text:p>34749.0110222449</text:p>
              </table:table-cell>
              <table:table-cell office:value-type="float" office:value="31580.5479452055">
                <text:p>31580.547945205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4777.5718532221">
                <text:p>34777.5718532221</text:p>
              </table:table-cell>
              <table:table-cell office:value-type="float" office:value="31597.8082191781">
                <text:p>31597.808219178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4806.1561588549">
                <text:p>34806.1561588549</text:p>
              </table:table-cell>
              <table:table-cell office:value-type="float" office:value="31615.0684931507">
                <text:p>31615.068493150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4834.7639584375">
                <text:p>34834.7639584375</text:p>
              </table:table-cell>
              <table:table-cell office:value-type="float" office:value="31632.3287671233">
                <text:p>31632.328767123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4863.39527128">
                <text:p>34863.39527128</text:p>
              </table:table-cell>
              <table:table-cell office:value-type="float" office:value="31649.5890410959">
                <text:p>31649.589041095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4892.0501167085">
                <text:p>34892.0501167085</text:p>
              </table:table-cell>
              <table:table-cell office:value-type="float" office:value="31666.8493150685">
                <text:p>31666.849315068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4920.7285140647">
                <text:p>34920.7285140647</text:p>
              </table:table-cell>
              <table:table-cell office:value-type="float" office:value="31684.1095890411">
                <text:p>31684.109589041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4949.4304827064">
                <text:p>34949.4304827064</text:p>
              </table:table-cell>
              <table:table-cell office:value-type="float" office:value="31701.3698630137">
                <text:p>31701.369863013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4978.1560420072">
                <text:p>34978.1560420072</text:p>
              </table:table-cell>
              <table:table-cell office:value-type="float" office:value="31718.6301369863">
                <text:p>31718.630136986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5006.9052113568">
                <text:p>35006.9052113568</text:p>
              </table:table-cell>
              <table:table-cell office:value-type="float" office:value="31735.8904109589">
                <text:p>31735.890410958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5035.6780101607">
                <text:p>35035.6780101607</text:p>
              </table:table-cell>
              <table:table-cell office:value-type="float" office:value="31753.1506849315">
                <text:p>31753.150684931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5064.4744578403">
                <text:p>35064.4744578403</text:p>
              </table:table-cell>
              <table:table-cell office:value-type="float" office:value="31770.4109589041">
                <text:p>31770.410958904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5093.294573833">
                <text:p>35093.294573833</text:p>
              </table:table-cell>
              <table:table-cell office:value-type="float" office:value="31787.6712328767">
                <text:p>31787.671232876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5122.1383775923">
                <text:p>35122.1383775923</text:p>
              </table:table-cell>
              <table:table-cell office:value-type="float" office:value="31804.9315068493">
                <text:p>31804.931506849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5151.0058885876">
                <text:p>35151.0058885876</text:p>
              </table:table-cell>
              <table:table-cell office:value-type="float" office:value="31822.1917808219">
                <text:p>31822.191780821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5179.8971263043">
                <text:p>35179.8971263043</text:p>
              </table:table-cell>
              <table:table-cell office:value-type="float" office:value="31839.4520547945">
                <text:p>31839.452054794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5208.8121102437">
                <text:p>35208.8121102437</text:p>
              </table:table-cell>
              <table:table-cell office:value-type="float" office:value="31856.7123287671">
                <text:p>31856.712328767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5237.7508599234">
                <text:p>35237.7508599234</text:p>
              </table:table-cell>
              <table:table-cell office:value-type="float" office:value="31873.9726027397">
                <text:p>31873.972602739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5266.7133948767">
                <text:p>35266.7133948767</text:p>
              </table:table-cell>
              <table:table-cell office:value-type="float" office:value="31891.2328767123">
                <text:p>31891.232876712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5295.6997346533">
                <text:p>35295.6997346533</text:p>
              </table:table-cell>
              <table:table-cell office:value-type="float" office:value="31908.4931506849">
                <text:p>31908.493150684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5324.7098988188">
                <text:p>35324.7098988188</text:p>
              </table:table-cell>
              <table:table-cell office:value-type="float" office:value="31925.7534246575">
                <text:p>31925.753424657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5353.7439069548">
                <text:p>35353.7439069548</text:p>
              </table:table-cell>
              <table:table-cell office:value-type="float" office:value="31943.0136986301">
                <text:p>31943.013698630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5382.8017786592">
                <text:p>35382.8017786592</text:p>
              </table:table-cell>
              <table:table-cell office:value-type="float" office:value="31960.2739726027">
                <text:p>31960.273972602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5411.8835335457">
                <text:p>35411.8835335457</text:p>
              </table:table-cell>
              <table:table-cell office:value-type="float" office:value="31977.5342465753">
                <text:p>31977.534246575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5440.9891912445">
                <text:p>35440.9891912445</text:p>
              </table:table-cell>
              <table:table-cell office:value-type="float" office:value="31994.7945205479">
                <text:p>31994.794520547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5470.1187714017">
                <text:p>35470.1187714017</text:p>
              </table:table-cell>
              <table:table-cell office:value-type="float" office:value="32012.0547945205">
                <text:p>32012.054794520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5499.2722936796">
                <text:p>35499.2722936796</text:p>
              </table:table-cell>
              <table:table-cell office:value-type="float" office:value="32029.3150684932">
                <text:p>32029.315068493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5528.4497777566">
                <text:p>35528.4497777566</text:p>
              </table:table-cell>
              <table:table-cell office:value-type="float" office:value="32046.5753424657">
                <text:p>32046.575342465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5557.6512433273">
                <text:p>35557.6512433273</text:p>
              </table:table-cell>
              <table:table-cell office:value-type="float" office:value="32063.8356164384">
                <text:p>32063.835616438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5586.8767101027">
                <text:p>35586.8767101027</text:p>
              </table:table-cell>
              <table:table-cell office:value-type="float" office:value="32081.095890411">
                <text:p>32081.09589041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5616.1261978096">
                <text:p>35616.1261978096</text:p>
              </table:table-cell>
              <table:table-cell office:value-type="float" office:value="32098.3561643836">
                <text:p>32098.356164383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5645.3997261914">
                <text:p>35645.3997261914</text:p>
              </table:table-cell>
              <table:table-cell office:value-type="float" office:value="32115.6164383562">
                <text:p>32115.616438356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5674.6973150074">
                <text:p>35674.6973150074</text:p>
              </table:table-cell>
              <table:table-cell office:value-type="float" office:value="32132.8767123288">
                <text:p>32132.876712328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5704.0189840334">
                <text:p>35704.0189840334</text:p>
              </table:table-cell>
              <table:table-cell office:value-type="float" office:value="32150.1369863014">
                <text:p>32150.136986301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5733.3647530614">
                <text:p>35733.3647530614</text:p>
              </table:table-cell>
              <table:table-cell office:value-type="float" office:value="32167.397260274">
                <text:p>32167.39726027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5762.7346418995">
                <text:p>35762.7346418995</text:p>
              </table:table-cell>
              <table:table-cell office:value-type="float" office:value="32184.6575342466">
                <text:p>32184.657534246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5792.1286703723">
                <text:p>35792.1286703723</text:p>
              </table:table-cell>
              <table:table-cell office:value-type="float" office:value="32201.9178082192">
                <text:p>32201.917808219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5821.5468583206">
                <text:p>35821.5468583206</text:p>
              </table:table-cell>
              <table:table-cell office:value-type="float" office:value="32219.1780821918">
                <text:p>32219.178082191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5850.9892256014">
                <text:p>35850.9892256014</text:p>
              </table:table-cell>
              <table:table-cell office:value-type="float" office:value="32236.4383561644">
                <text:p>32236.438356164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5880.4557920882">
                <text:p>35880.4557920882</text:p>
              </table:table-cell>
              <table:table-cell office:value-type="float" office:value="32253.698630137">
                <text:p>32253.69863013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5909.9465776707">
                <text:p>35909.9465776707</text:p>
              </table:table-cell>
              <table:table-cell office:value-type="float" office:value="32270.9589041096">
                <text:p>32270.958904109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5939.4616022551">
                <text:p>35939.4616022551</text:p>
              </table:table-cell>
              <table:table-cell office:value-type="float" office:value="32288.2191780822">
                <text:p>32288.219178082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5969.0008857638">
                <text:p>35969.0008857638</text:p>
              </table:table-cell>
              <table:table-cell office:value-type="float" office:value="32305.4794520548">
                <text:p>32305.479452054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5998.5644481357">
                <text:p>35998.5644481357</text:p>
              </table:table-cell>
              <table:table-cell office:value-type="float" office:value="32322.7397260274">
                <text:p>32322.739726027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6028.1523093259">
                <text:p>36028.1523093259</text:p>
              </table:table-cell>
              <table:table-cell office:value-type="float" office:value="32340">
                <text:p>3234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6057.7644893062">
                <text:p>36057.7644893062</text:p>
              </table:table-cell>
              <table:table-cell office:value-type="float" office:value="32357.2602739726">
                <text:p>32357.260273972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6087.4010080645">
                <text:p>36087.4010080645</text:p>
              </table:table-cell>
              <table:table-cell office:value-type="float" office:value="32374.5205479452">
                <text:p>32374.520547945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6117.0618856054">
                <text:p>36117.0618856054</text:p>
              </table:table-cell>
              <table:table-cell office:value-type="float" office:value="32391.7808219178">
                <text:p>32391.780821917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6146.7471419497">
                <text:p>36146.7471419497</text:p>
              </table:table-cell>
              <table:table-cell office:value-type="float" office:value="32409.0410958904">
                <text:p>32409.041095890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6176.4567971349">
                <text:p>36176.4567971349</text:p>
              </table:table-cell>
              <table:table-cell office:value-type="float" office:value="32426.301369863">
                <text:p>32426.30136986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6206.1908712148">
                <text:p>36206.1908712148</text:p>
              </table:table-cell>
              <table:table-cell office:value-type="float" office:value="32443.5616438356">
                <text:p>32443.561643835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6235.9493842596">
                <text:p>36235.9493842596</text:p>
              </table:table-cell>
              <table:table-cell office:value-type="float" office:value="32460.8219178082">
                <text:p>32460.821917808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6265.7323563562">
                <text:p>36265.7323563562</text:p>
              </table:table-cell>
              <table:table-cell office:value-type="float" office:value="32478.0821917808">
                <text:p>32478.082191780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6295.539807608">
                <text:p>36295.539807608</text:p>
              </table:table-cell>
              <table:table-cell office:value-type="float" office:value="32495.3424657534">
                <text:p>32495.342465753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6325.3717581348">
                <text:p>36325.3717581348</text:p>
              </table:table-cell>
              <table:table-cell office:value-type="float" office:value="32512.602739726">
                <text:p>32512.60273972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6355.228228073">
                <text:p>36355.228228073</text:p>
              </table:table-cell>
              <table:table-cell office:value-type="float" office:value="32529.8630136986">
                <text:p>32529.863013698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6385.1092375756">
                <text:p>36385.1092375756</text:p>
              </table:table-cell>
              <table:table-cell office:value-type="float" office:value="32547.1232876712">
                <text:p>32547.123287671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6415.0148068119">
                <text:p>36415.0148068119</text:p>
              </table:table-cell>
              <table:table-cell office:value-type="float" office:value="32564.3835616438">
                <text:p>32564.383561643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6444.9449559682">
                <text:p>36444.9449559682</text:p>
              </table:table-cell>
              <table:table-cell office:value-type="float" office:value="32581.6438356164">
                <text:p>32581.643835616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6474.8997052471">
                <text:p>36474.8997052471</text:p>
              </table:table-cell>
              <table:table-cell office:value-type="float" office:value="32598.904109589">
                <text:p>32598.90410958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6504.8790748678">
                <text:p>36504.8790748678</text:p>
              </table:table-cell>
              <table:table-cell office:value-type="float" office:value="32616.1643835616">
                <text:p>32616.164383561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6534.8830850664">
                <text:p>36534.8830850664</text:p>
              </table:table-cell>
              <table:table-cell office:value-type="float" office:value="32633.4246575342">
                <text:p>32633.424657534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6564.9117560952">
                <text:p>36564.9117560952</text:p>
              </table:table-cell>
              <table:table-cell office:value-type="float" office:value="32650.6849315068">
                <text:p>32650.684931506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6594.9651082235">
                <text:p>36594.9651082235</text:p>
              </table:table-cell>
              <table:table-cell office:value-type="float" office:value="32667.9452054795">
                <text:p>32667.945205479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6625.0431617371">
                <text:p>36625.0431617371</text:p>
              </table:table-cell>
              <table:table-cell office:value-type="float" office:value="32685.2054794521">
                <text:p>32685.205479452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6655.1459369385">
                <text:p>36655.1459369385</text:p>
              </table:table-cell>
              <table:table-cell office:value-type="float" office:value="32702.4657534247">
                <text:p>32702.465753424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6685.273454147">
                <text:p>36685.273454147</text:p>
              </table:table-cell>
              <table:table-cell office:value-type="float" office:value="32719.7260273973">
                <text:p>32719.726027397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6715.4257336983">
                <text:p>36715.4257336983</text:p>
              </table:table-cell>
              <table:table-cell office:value-type="float" office:value="32736.9863013699">
                <text:p>32736.986301369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6745.6027959452">
                <text:p>36745.6027959452</text:p>
              </table:table-cell>
              <table:table-cell office:value-type="float" office:value="32754.2465753425">
                <text:p>32754.246575342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6775.8046612569">
                <text:p>36775.8046612569</text:p>
              </table:table-cell>
              <table:table-cell office:value-type="float" office:value="32771.5068493151">
                <text:p>32771.506849315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6806.0313500196">
                <text:p>36806.0313500196</text:p>
              </table:table-cell>
              <table:table-cell office:value-type="float" office:value="32788.7671232877">
                <text:p>32788.767123287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6836.282882636">
                <text:p>36836.282882636</text:p>
              </table:table-cell>
              <table:table-cell office:value-type="float" office:value="32806.0273972603">
                <text:p>32806.027397260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6866.5592795259">
                <text:p>36866.5592795259</text:p>
              </table:table-cell>
              <table:table-cell office:value-type="float" office:value="32823.2876712329">
                <text:p>32823.287671232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6896.8605611255">
                <text:p>36896.8605611255</text:p>
              </table:table-cell>
              <table:table-cell office:value-type="float" office:value="32840.5479452055">
                <text:p>32840.547945205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6927.1867478881">
                <text:p>36927.1867478881</text:p>
              </table:table-cell>
              <table:table-cell office:value-type="float" office:value="32857.8082191781">
                <text:p>32857.808219178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6957.5378602836">
                <text:p>36957.5378602836</text:p>
              </table:table-cell>
              <table:table-cell office:value-type="float" office:value="32875.0684931507">
                <text:p>32875.068493150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6987.9139187989">
                <text:p>36987.9139187989</text:p>
              </table:table-cell>
              <table:table-cell office:value-type="float" office:value="32892.3287671233">
                <text:p>32892.328767123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7018.3149439376">
                <text:p>37018.3149439376</text:p>
              </table:table-cell>
              <table:table-cell office:value-type="float" office:value="32909.5890410959">
                <text:p>32909.589041095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7048.7409562203">
                <text:p>37048.7409562203</text:p>
              </table:table-cell>
              <table:table-cell office:value-type="float" office:value="32926.8493150685">
                <text:p>32926.849315068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7079.1919761843">
                <text:p>37079.1919761843</text:p>
              </table:table-cell>
              <table:table-cell office:value-type="float" office:value="32944.1095890411">
                <text:p>32944.109589041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7109.6680243839">
                <text:p>37109.6680243839</text:p>
              </table:table-cell>
              <table:table-cell office:value-type="float" office:value="32961.3698630137">
                <text:p>32961.369863013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7140.1691213903">
                <text:p>37140.1691213903</text:p>
              </table:table-cell>
              <table:table-cell office:value-type="float" office:value="32978.6301369863">
                <text:p>32978.630136986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7170.6952877914">
                <text:p>37170.6952877914</text:p>
              </table:table-cell>
              <table:table-cell office:value-type="float" office:value="32995.8904109589">
                <text:p>32995.890410958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7201.2465441923">
                <text:p>37201.2465441923</text:p>
              </table:table-cell>
              <table:table-cell office:value-type="float" office:value="33013.1506849315">
                <text:p>33013.150684931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7231.822911215">
                <text:p>37231.822911215</text:p>
              </table:table-cell>
              <table:table-cell office:value-type="float" office:value="33030.4109589041">
                <text:p>33030.410958904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7262.4244094982">
                <text:p>37262.4244094982</text:p>
              </table:table-cell>
              <table:table-cell office:value-type="float" office:value="33047.6712328767">
                <text:p>33047.671232876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7293.0510596977">
                <text:p>37293.0510596977</text:p>
              </table:table-cell>
              <table:table-cell office:value-type="float" office:value="33064.9315068493">
                <text:p>33064.931506849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7323.7028824865">
                <text:p>37323.7028824865</text:p>
              </table:table-cell>
              <table:table-cell office:value-type="float" office:value="33082.1917808219">
                <text:p>33082.191780821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7354.3798985543">
                <text:p>37354.3798985543</text:p>
              </table:table-cell>
              <table:table-cell office:value-type="float" office:value="33099.4520547945">
                <text:p>33099.452054794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7385.0821286079">
                <text:p>37385.0821286079</text:p>
              </table:table-cell>
              <table:table-cell office:value-type="float" office:value="33116.7123287671">
                <text:p>33116.712328767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7415.8095933712">
                <text:p>37415.8095933712</text:p>
              </table:table-cell>
              <table:table-cell office:value-type="float" office:value="33133.9726027397">
                <text:p>33133.972602739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7446.5623135849">
                <text:p>37446.5623135849</text:p>
              </table:table-cell>
              <table:table-cell office:value-type="float" office:value="33151.2328767123">
                <text:p>33151.232876712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7477.340310007">
                <text:p>37477.340310007</text:p>
              </table:table-cell>
              <table:table-cell office:value-type="float" office:value="33168.4931506849">
                <text:p>33168.493150684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7508.1436034125">
                <text:p>37508.1436034125</text:p>
              </table:table-cell>
              <table:table-cell office:value-type="float" office:value="33185.7534246575">
                <text:p>33185.753424657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7538.9722145934">
                <text:p>37538.9722145934</text:p>
              </table:table-cell>
              <table:table-cell office:value-type="float" office:value="33203.0136986301">
                <text:p>33203.013698630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7569.8261643588">
                <text:p>37569.8261643588</text:p>
              </table:table-cell>
              <table:table-cell office:value-type="float" office:value="33220.2739726027">
                <text:p>33220.273972602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7600.705473535">
                <text:p>37600.705473535</text:p>
              </table:table-cell>
              <table:table-cell office:value-type="float" office:value="33237.5342465753">
                <text:p>33237.534246575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7631.6101629653">
                <text:p>37631.6101629653</text:p>
              </table:table-cell>
              <table:table-cell office:value-type="float" office:value="33254.7945205479">
                <text:p>33254.794520547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7662.5402535102">
                <text:p>37662.5402535102</text:p>
              </table:table-cell>
              <table:table-cell office:value-type="float" office:value="33272.0547945205">
                <text:p>33272.054794520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7693.4957660474">
                <text:p>37693.4957660474</text:p>
              </table:table-cell>
              <table:table-cell office:value-type="float" office:value="33289.3150684932">
                <text:p>33289.315068493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7724.4767214715">
                <text:p>37724.4767214715</text:p>
              </table:table-cell>
              <table:table-cell office:value-type="float" office:value="33306.5753424658">
                <text:p>33306.575342465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7755.4831406946">
                <text:p>37755.4831406946</text:p>
              </table:table-cell>
              <table:table-cell office:value-type="float" office:value="33323.8356164384">
                <text:p>33323.835616438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7786.5150446459">
                <text:p>37786.5150446459</text:p>
              </table:table-cell>
              <table:table-cell office:value-type="float" office:value="33341.095890411">
                <text:p>33341.09589041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7817.5724542716">
                <text:p>37817.5724542716</text:p>
              </table:table-cell>
              <table:table-cell office:value-type="float" office:value="33358.3561643836">
                <text:p>33358.356164383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7848.6553905354">
                <text:p>37848.6553905354</text:p>
              </table:table-cell>
              <table:table-cell office:value-type="float" office:value="33375.6164383562">
                <text:p>33375.616438356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7879.763874418">
                <text:p>37879.763874418</text:p>
              </table:table-cell>
              <table:table-cell office:value-type="float" office:value="33392.8767123288">
                <text:p>33392.876712328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7910.8979269176">
                <text:p>37910.8979269176</text:p>
              </table:table-cell>
              <table:table-cell office:value-type="float" office:value="33410.1369863014">
                <text:p>33410.136986301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7942.0575690493">
                <text:p>37942.0575690493</text:p>
              </table:table-cell>
              <table:table-cell office:value-type="float" office:value="33427.397260274">
                <text:p>33427.39726027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7973.2428218457">
                <text:p>37973.2428218457</text:p>
              </table:table-cell>
              <table:table-cell office:value-type="float" office:value="33444.6575342466">
                <text:p>33444.657534246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8004.4537063569">
                <text:p>38004.4537063569</text:p>
              </table:table-cell>
              <table:table-cell office:value-type="float" office:value="33461.9178082192">
                <text:p>33461.917808219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8035.6902436498">
                <text:p>38035.6902436498</text:p>
              </table:table-cell>
              <table:table-cell office:value-type="float" office:value="33479.1780821918">
                <text:p>33479.178082191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8066.9524548089">
                <text:p>38066.9524548089</text:p>
              </table:table-cell>
              <table:table-cell office:value-type="float" office:value="33496.4383561644">
                <text:p>33496.438356164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8098.2403609362">
                <text:p>38098.2403609362</text:p>
              </table:table-cell>
              <table:table-cell office:value-type="float" office:value="33513.698630137">
                <text:p>33513.69863013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8129.5539831506">
                <text:p>38129.5539831506</text:p>
              </table:table-cell>
              <table:table-cell office:value-type="float" office:value="33530.9589041096">
                <text:p>33530.958904109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8160.8933425888">
                <text:p>38160.8933425888</text:p>
              </table:table-cell>
              <table:table-cell office:value-type="float" office:value="33548.2191780822">
                <text:p>33548.219178082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8192.2584604047">
                <text:p>38192.2584604047</text:p>
              </table:table-cell>
              <table:table-cell office:value-type="float" office:value="33565.4794520548">
                <text:p>33565.479452054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8223.6493577694">
                <text:p>38223.6493577694</text:p>
              </table:table-cell>
              <table:table-cell office:value-type="float" office:value="33582.7397260274">
                <text:p>33582.739726027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8255.0660558717">
                <text:p>38255.0660558717</text:p>
              </table:table-cell>
              <table:table-cell office:value-type="float" office:value="33600">
                <text:p>3360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8286.5085759176">
                <text:p>38286.5085759176</text:p>
              </table:table-cell>
              <table:table-cell office:value-type="float" office:value="33617.2602739726">
                <text:p>33617.260273972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8317.9769391307">
                <text:p>38317.9769391307</text:p>
              </table:table-cell>
              <table:table-cell office:value-type="float" office:value="33634.5205479452">
                <text:p>33634.520547945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8349.4711667519">
                <text:p>38349.4711667519</text:p>
              </table:table-cell>
              <table:table-cell office:value-type="float" office:value="33651.7808219178">
                <text:p>33651.780821917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8380.9912800396">
                <text:p>38380.9912800396</text:p>
              </table:table-cell>
              <table:table-cell office:value-type="float" office:value="33669.0410958904">
                <text:p>33669.041095890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8412.5373002698">
                <text:p>38412.5373002698</text:p>
              </table:table-cell>
              <table:table-cell office:value-type="float" office:value="33686.301369863">
                <text:p>33686.30136986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8444.1092487358">
                <text:p>38444.1092487358</text:p>
              </table:table-cell>
              <table:table-cell office:value-type="float" office:value="33703.5616438356">
                <text:p>33703.561643835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8475.7071467484">
                <text:p>38475.7071467484</text:p>
              </table:table-cell>
              <table:table-cell office:value-type="float" office:value="33720.8219178082">
                <text:p>33720.821917808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8507.3310156362">
                <text:p>38507.3310156362</text:p>
              </table:table-cell>
              <table:table-cell office:value-type="float" office:value="33738.0821917808">
                <text:p>33738.082191780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8538.9808767449">
                <text:p>38538.9808767449</text:p>
              </table:table-cell>
              <table:table-cell office:value-type="float" office:value="33755.3424657534">
                <text:p>33755.342465753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8570.6567514381">
                <text:p>38570.6567514381</text:p>
              </table:table-cell>
              <table:table-cell office:value-type="float" office:value="33772.602739726">
                <text:p>33772.60273972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8602.3586610968">
                <text:p>38602.3586610968</text:p>
              </table:table-cell>
              <table:table-cell office:value-type="float" office:value="33789.8630136986">
                <text:p>33789.863013698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8634.0866271197">
                <text:p>38634.0866271197</text:p>
              </table:table-cell>
              <table:table-cell office:value-type="float" office:value="33807.1232876712">
                <text:p>33807.123287671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8665.8406709228">
                <text:p>38665.8406709228</text:p>
              </table:table-cell>
              <table:table-cell office:value-type="float" office:value="33824.3835616438">
                <text:p>33824.383561643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8697.62081394">
                <text:p>38697.62081394</text:p>
              </table:table-cell>
              <table:table-cell office:value-type="float" office:value="33841.6438356164">
                <text:p>33841.643835616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8729.4270776226">
                <text:p>38729.4270776226</text:p>
              </table:table-cell>
              <table:table-cell office:value-type="float" office:value="33858.904109589">
                <text:p>33858.90410958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8761.2594834399">
                <text:p>38761.2594834399</text:p>
              </table:table-cell>
              <table:table-cell office:value-type="float" office:value="33876.1643835616">
                <text:p>33876.164383561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8793.1180528783">
                <text:p>38793.1180528783</text:p>
              </table:table-cell>
              <table:table-cell office:value-type="float" office:value="33893.4246575342">
                <text:p>33893.424657534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8825.0028074423">
                <text:p>38825.0028074423</text:p>
              </table:table-cell>
              <table:table-cell office:value-type="float" office:value="33910.6849315068">
                <text:p>33910.684931506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8856.9137686539">
                <text:p>38856.9137686539</text:p>
              </table:table-cell>
              <table:table-cell office:value-type="float" office:value="33927.9452054795">
                <text:p>33927.945205479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8888.8509580528">
                <text:p>38888.8509580528</text:p>
              </table:table-cell>
              <table:table-cell office:value-type="float" office:value="33945.2054794521">
                <text:p>33945.205479452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8920.8143971964">
                <text:p>38920.8143971964</text:p>
              </table:table-cell>
              <table:table-cell office:value-type="float" office:value="33962.4657534247">
                <text:p>33962.465753424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8952.8041076599">
                <text:p>38952.8041076599</text:p>
              </table:table-cell>
              <table:table-cell office:value-type="float" office:value="33979.7260273973">
                <text:p>33979.726027397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8984.820111036">
                <text:p>38984.820111036</text:p>
              </table:table-cell>
              <table:table-cell office:value-type="float" office:value="33996.9863013699">
                <text:p>33996.986301369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9016.8624289355">
                <text:p>39016.8624289355</text:p>
              </table:table-cell>
              <table:table-cell office:value-type="float" office:value="34014.2465753425">
                <text:p>34014.246575342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9048.9310829867">
                <text:p>39048.9310829867</text:p>
              </table:table-cell>
              <table:table-cell office:value-type="float" office:value="34031.5068493151">
                <text:p>34031.506849315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9081.0260948357">
                <text:p>39081.0260948357</text:p>
              </table:table-cell>
              <table:table-cell office:value-type="float" office:value="34048.7671232877">
                <text:p>34048.767123287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9113.1474861465">
                <text:p>39113.1474861465</text:p>
              </table:table-cell>
              <table:table-cell office:value-type="float" office:value="34066.0273972603">
                <text:p>34066.027397260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9145.2952786009">
                <text:p>39145.2952786009</text:p>
              </table:table-cell>
              <table:table-cell office:value-type="float" office:value="34083.2876712329">
                <text:p>34083.287671232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9177.4694938984">
                <text:p>39177.4694938984</text:p>
              </table:table-cell>
              <table:table-cell office:value-type="float" office:value="34100.5479452055">
                <text:p>34100.547945205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9209.6701537564">
                <text:p>39209.6701537564</text:p>
              </table:table-cell>
              <table:table-cell office:value-type="float" office:value="34117.8082191781">
                <text:p>34117.808219178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9241.8972799102">
                <text:p>39241.8972799102</text:p>
              </table:table-cell>
              <table:table-cell office:value-type="float" office:value="34135.0684931507">
                <text:p>34135.068493150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9274.1508941128">
                <text:p>39274.1508941128</text:p>
              </table:table-cell>
              <table:table-cell office:value-type="float" office:value="34152.3287671233">
                <text:p>34152.328767123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9306.4310181354">
                <text:p>39306.4310181354</text:p>
              </table:table-cell>
              <table:table-cell office:value-type="float" office:value="34169.5890410959">
                <text:p>34169.589041095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9338.7376737667">
                <text:p>39338.7376737667</text:p>
              </table:table-cell>
              <table:table-cell office:value-type="float" office:value="34186.8493150685">
                <text:p>34186.849315068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9371.0708828137">
                <text:p>39371.0708828137</text:p>
              </table:table-cell>
              <table:table-cell office:value-type="float" office:value="34204.1095890411">
                <text:p>34204.109589041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9403.4306671009">
                <text:p>39403.4306671009</text:p>
              </table:table-cell>
              <table:table-cell office:value-type="float" office:value="34221.3698630137">
                <text:p>34221.369863013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9435.8170484711">
                <text:p>39435.8170484711</text:p>
              </table:table-cell>
              <table:table-cell office:value-type="float" office:value="34238.6301369863">
                <text:p>34238.630136986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9468.2300487849">
                <text:p>39468.2300487849</text:p>
              </table:table-cell>
              <table:table-cell office:value-type="float" office:value="34255.8904109589">
                <text:p>34255.890410958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9500.6696899209">
                <text:p>39500.6696899209</text:p>
              </table:table-cell>
              <table:table-cell office:value-type="float" office:value="34273.1506849315">
                <text:p>34273.150684931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9533.1359937756">
                <text:p>39533.1359937756</text:p>
              </table:table-cell>
              <table:table-cell office:value-type="float" office:value="34290.4109589041">
                <text:p>34290.410958904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9565.6289822637">
                <text:p>39565.6289822637</text:p>
              </table:table-cell>
              <table:table-cell office:value-type="float" office:value="34307.6712328767">
                <text:p>34307.671232876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9598.1486773176">
                <text:p>39598.1486773176</text:p>
              </table:table-cell>
              <table:table-cell office:value-type="float" office:value="34324.9315068493">
                <text:p>34324.931506849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9630.695100888">
                <text:p>39630.695100888</text:p>
              </table:table-cell>
              <table:table-cell office:value-type="float" office:value="34342.1917808219">
                <text:p>34342.191780821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9663.2682749435">
                <text:p>39663.2682749435</text:p>
              </table:table-cell>
              <table:table-cell office:value-type="float" office:value="34359.4520547945">
                <text:p>34359.452054794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9695.8682214709">
                <text:p>39695.8682214709</text:p>
              </table:table-cell>
              <table:table-cell office:value-type="float" office:value="34376.7123287671">
                <text:p>34376.712328767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9728.4949624748">
                <text:p>39728.4949624748</text:p>
              </table:table-cell>
              <table:table-cell office:value-type="float" office:value="34393.9726027397">
                <text:p>34393.972602739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9761.1485199782">
                <text:p>39761.1485199782</text:p>
              </table:table-cell>
              <table:table-cell office:value-type="float" office:value="34411.2328767123">
                <text:p>34411.232876712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9793.828916022">
                <text:p>39793.828916022</text:p>
              </table:table-cell>
              <table:table-cell office:value-type="float" office:value="34428.4931506849">
                <text:p>34428.493150684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9826.5361726654">
                <text:p>39826.5361726654</text:p>
              </table:table-cell>
              <table:table-cell office:value-type="float" office:value="34445.7534246575">
                <text:p>34445.753424657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9859.2703119853">
                <text:p>39859.2703119853</text:p>
              </table:table-cell>
              <table:table-cell office:value-type="float" office:value="34463.0136986301">
                <text:p>34463.013698630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9892.0313560774">
                <text:p>39892.0313560774</text:p>
              </table:table-cell>
              <table:table-cell office:value-type="float" office:value="34480.2739726027">
                <text:p>34480.273972602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9924.819327055">
                <text:p>39924.819327055</text:p>
              </table:table-cell>
              <table:table-cell office:value-type="float" office:value="34497.5342465753">
                <text:p>34497.534246575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9957.6342470498">
                <text:p>39957.6342470498</text:p>
              </table:table-cell>
              <table:table-cell office:value-type="float" office:value="34514.7945205479">
                <text:p>34514.794520547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9990.4761382118">
                <text:p>39990.4761382118</text:p>
              </table:table-cell>
              <table:table-cell office:value-type="float" office:value="34532.0547945205">
                <text:p>34532.054794520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0023.3450227089">
                <text:p>40023.3450227089</text:p>
              </table:table-cell>
              <table:table-cell office:value-type="float" office:value="34549.3150684932">
                <text:p>34549.315068493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0056.2409227276">
                <text:p>40056.2409227276</text:p>
              </table:table-cell>
              <table:table-cell office:value-type="float" office:value="34566.5753424658">
                <text:p>34566.575342465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0089.1638604723">
                <text:p>40089.1638604723</text:p>
              </table:table-cell>
              <table:table-cell office:value-type="float" office:value="34583.8356164384">
                <text:p>34583.835616438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0122.1138581659">
                <text:p>40122.1138581659</text:p>
              </table:table-cell>
              <table:table-cell office:value-type="float" office:value="34601.095890411">
                <text:p>34601.09589041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0155.0909380493">
                <text:p>40155.0909380493</text:p>
              </table:table-cell>
              <table:table-cell office:value-type="float" office:value="34618.3561643836">
                <text:p>34618.356164383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0188.0951223819">
                <text:p>40188.0951223819</text:p>
              </table:table-cell>
              <table:table-cell office:value-type="float" office:value="34635.6164383562">
                <text:p>34635.616438356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0221.1264334414">
                <text:p>40221.1264334414</text:p>
              </table:table-cell>
              <table:table-cell office:value-type="float" office:value="34652.8767123288">
                <text:p>34652.876712328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0254.1848935237">
                <text:p>40254.1848935237</text:p>
              </table:table-cell>
              <table:table-cell office:value-type="float" office:value="34670.1369863014">
                <text:p>34670.136986301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0287.270524943">
                <text:p>40287.270524943</text:p>
              </table:table-cell>
              <table:table-cell office:value-type="float" office:value="34687.397260274">
                <text:p>34687.39726027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0320.383350032">
                <text:p>40320.383350032</text:p>
              </table:table-cell>
              <table:table-cell office:value-type="float" office:value="34704.6575342466">
                <text:p>34704.657534246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0353.5233911416">
                <text:p>40353.5233911416</text:p>
              </table:table-cell>
              <table:table-cell office:value-type="float" office:value="34721.9178082192">
                <text:p>34721.917808219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0386.6906706412">
                <text:p>40386.6906706412</text:p>
              </table:table-cell>
              <table:table-cell office:value-type="float" office:value="34739.1780821918">
                <text:p>34739.178082191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0419.8852109185">
                <text:p>40419.8852109185</text:p>
              </table:table-cell>
              <table:table-cell office:value-type="float" office:value="34756.4383561644">
                <text:p>34756.438356164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0453.1070343795">
                <text:p>40453.1070343795</text:p>
              </table:table-cell>
              <table:table-cell office:value-type="float" office:value="34773.698630137">
                <text:p>34773.69863013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0486.3561634488">
                <text:p>40486.3561634488</text:p>
              </table:table-cell>
              <table:table-cell office:value-type="float" office:value="34790.9589041096">
                <text:p>34790.958904109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0519.6326205695">
                <text:p>40519.6326205695</text:p>
              </table:table-cell>
              <table:table-cell office:value-type="float" office:value="34808.2191780822">
                <text:p>34808.219178082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0552.9364282028">
                <text:p>40552.9364282028</text:p>
              </table:table-cell>
              <table:table-cell office:value-type="float" office:value="34825.4794520548">
                <text:p>34825.479452054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0586.2676088287">
                <text:p>40586.2676088287</text:p>
              </table:table-cell>
              <table:table-cell office:value-type="float" office:value="34842.7397260274">
                <text:p>34842.739726027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0619.6261849456">
                <text:p>40619.6261849456</text:p>
              </table:table-cell>
              <table:table-cell office:value-type="float" office:value="34860">
                <text:p>3486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0653.0121790702">
                <text:p>40653.0121790702</text:p>
              </table:table-cell>
              <table:table-cell office:value-type="float" office:value="34877.2602739726">
                <text:p>34877.260273972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0686.4256137379">
                <text:p>40686.4256137379</text:p>
              </table:table-cell>
              <table:table-cell office:value-type="float" office:value="34894.5205479452">
                <text:p>34894.520547945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0719.8665115026">
                <text:p>40719.8665115026</text:p>
              </table:table-cell>
              <table:table-cell office:value-type="float" office:value="34911.7808219178">
                <text:p>34911.780821917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0753.3348949368">
                <text:p>40753.3348949368</text:p>
              </table:table-cell>
              <table:table-cell office:value-type="float" office:value="34929.0410958904">
                <text:p>34929.041095890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0786.8307866312">
                <text:p>40786.8307866312</text:p>
              </table:table-cell>
              <table:table-cell office:value-type="float" office:value="34946.301369863">
                <text:p>34946.30136986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0820.3542091956">
                <text:p>40820.3542091956</text:p>
              </table:table-cell>
              <table:table-cell office:value-type="float" office:value="34963.5616438356">
                <text:p>34963.561643835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0853.9051852579">
                <text:p>40853.9051852579</text:p>
              </table:table-cell>
              <table:table-cell office:value-type="float" office:value="34980.8219178082">
                <text:p>34980.821917808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0887.483737465">
                <text:p>40887.483737465</text:p>
              </table:table-cell>
              <table:table-cell office:value-type="float" office:value="34998.0821917808">
                <text:p>34998.082191780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0921.0898884821">
                <text:p>40921.0898884821</text:p>
              </table:table-cell>
              <table:table-cell office:value-type="float" office:value="35015.3424657534">
                <text:p>35015.342465753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0954.7236609932">
                <text:p>40954.7236609932</text:p>
              </table:table-cell>
              <table:table-cell office:value-type="float" office:value="35032.602739726">
                <text:p>35032.60273972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0988.3850777008">
                <text:p>40988.3850777008</text:p>
              </table:table-cell>
              <table:table-cell office:value-type="float" office:value="35049.8630136986">
                <text:p>35049.863013698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1022.0741613263">
                <text:p>41022.0741613263</text:p>
              </table:table-cell>
              <table:table-cell office:value-type="float" office:value="35067.1232876712">
                <text:p>35067.123287671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1055.7909346096">
                <text:p>41055.7909346096</text:p>
              </table:table-cell>
              <table:table-cell office:value-type="float" office:value="35084.3835616438">
                <text:p>35084.383561643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1089.5354203093">
                <text:p>41089.5354203093</text:p>
              </table:table-cell>
              <table:table-cell office:value-type="float" office:value="35101.6438356164">
                <text:p>35101.643835616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1123.3076412027">
                <text:p>41123.3076412027</text:p>
              </table:table-cell>
              <table:table-cell office:value-type="float" office:value="35118.904109589">
                <text:p>35118.90410958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1157.1076200859">
                <text:p>41157.1076200859</text:p>
              </table:table-cell>
              <table:table-cell office:value-type="float" office:value="35136.1643835616">
                <text:p>35136.164383561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1190.9353797736">
                <text:p>41190.9353797736</text:p>
              </table:table-cell>
              <table:table-cell office:value-type="float" office:value="35153.4246575342">
                <text:p>35153.424657534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1224.7909430995">
                <text:p>41224.7909430995</text:p>
              </table:table-cell>
              <table:table-cell office:value-type="float" office:value="35170.6849315068">
                <text:p>35170.684931506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1258.6743329157">
                <text:p>41258.6743329157</text:p>
              </table:table-cell>
              <table:table-cell office:value-type="float" office:value="35187.9452054795">
                <text:p>35187.945205479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1292.5855720935">
                <text:p>41292.5855720935</text:p>
              </table:table-cell>
              <table:table-cell office:value-type="float" office:value="35205.205479452">
                <text:p>35205.20547945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1326.5246835226">
                <text:p>41326.5246835226</text:p>
              </table:table-cell>
              <table:table-cell office:value-type="float" office:value="35222.4657534247">
                <text:p>35222.465753424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1360.4916901118">
                <text:p>41360.4916901118</text:p>
              </table:table-cell>
              <table:table-cell office:value-type="float" office:value="35239.7260273973">
                <text:p>35239.726027397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1394.4866147886">
                <text:p>41394.4866147886</text:p>
              </table:table-cell>
              <table:table-cell office:value-type="float" office:value="35256.9863013699">
                <text:p>35256.986301369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1428.5094804994">
                <text:p>41428.5094804994</text:p>
              </table:table-cell>
              <table:table-cell office:value-type="float" office:value="35274.2465753425">
                <text:p>35274.246575342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1462.5603102094">
                <text:p>41462.5603102094</text:p>
              </table:table-cell>
              <table:table-cell office:value-type="float" office:value="35291.5068493151">
                <text:p>35291.506849315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1496.6391269027">
                <text:p>41496.6391269027</text:p>
              </table:table-cell>
              <table:table-cell office:value-type="float" office:value="35308.7671232877">
                <text:p>35308.767123287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1530.7459535823">
                <text:p>41530.7459535823</text:p>
              </table:table-cell>
              <table:table-cell office:value-type="float" office:value="35326.0273972603">
                <text:p>35326.027397260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1564.8808132702">
                <text:p>41564.8808132702</text:p>
              </table:table-cell>
              <table:table-cell office:value-type="float" office:value="35343.2876712329">
                <text:p>35343.287671232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1599.0437290071">
                <text:p>41599.0437290071</text:p>
              </table:table-cell>
              <table:table-cell office:value-type="float" office:value="35360.5479452055">
                <text:p>35360.547945205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1633.2347238529">
                <text:p>41633.2347238529</text:p>
              </table:table-cell>
              <table:table-cell office:value-type="float" office:value="35377.8082191781">
                <text:p>35377.808219178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1667.4538208862">
                <text:p>41667.4538208862</text:p>
              </table:table-cell>
              <table:table-cell office:value-type="float" office:value="35395.0684931507">
                <text:p>35395.068493150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1701.7010432047">
                <text:p>41701.7010432047</text:p>
              </table:table-cell>
              <table:table-cell office:value-type="float" office:value="35412.3287671233">
                <text:p>35412.328767123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1735.9764139252">
                <text:p>41735.9764139252</text:p>
              </table:table-cell>
              <table:table-cell office:value-type="float" office:value="35429.5890410959">
                <text:p>35429.589041095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1770.2799561832">
                <text:p>41770.2799561832</text:p>
              </table:table-cell>
              <table:table-cell office:value-type="float" office:value="35446.8493150685">
                <text:p>35446.849315068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1804.6116931335">
                <text:p>41804.6116931335</text:p>
              </table:table-cell>
              <table:table-cell office:value-type="float" office:value="35464.1095890411">
                <text:p>35464.109589041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1838.9716479498">
                <text:p>41838.9716479498</text:p>
              </table:table-cell>
              <table:table-cell office:value-type="float" office:value="35481.3698630137">
                <text:p>35481.369863013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1873.3598438248">
                <text:p>41873.3598438248</text:p>
              </table:table-cell>
              <table:table-cell office:value-type="float" office:value="35498.6301369863">
                <text:p>35498.630136986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1907.7763039704">
                <text:p>41907.7763039704</text:p>
              </table:table-cell>
              <table:table-cell office:value-type="float" office:value="35515.8904109589">
                <text:p>35515.890410958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1942.2210516175">
                <text:p>41942.2210516175</text:p>
              </table:table-cell>
              <table:table-cell office:value-type="float" office:value="35533.1506849315">
                <text:p>35533.150684931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1976.6941100161">
                <text:p>41976.6941100161</text:p>
              </table:table-cell>
              <table:table-cell office:value-type="float" office:value="35550.4109589041">
                <text:p>35550.410958904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2011.1955024353">
                <text:p>42011.1955024353</text:p>
              </table:table-cell>
              <table:table-cell office:value-type="float" office:value="35567.6712328767">
                <text:p>35567.671232876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2045.7252521633">
                <text:p>42045.7252521633</text:p>
              </table:table-cell>
              <table:table-cell office:value-type="float" office:value="35584.9315068493">
                <text:p>35584.931506849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2080.2833825075">
                <text:p>42080.2833825075</text:p>
              </table:table-cell>
              <table:table-cell office:value-type="float" office:value="35602.1917808219">
                <text:p>35602.191780821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2114.8699167945">
                <text:p>42114.8699167945</text:p>
              </table:table-cell>
              <table:table-cell office:value-type="float" office:value="35619.4520547945">
                <text:p>35619.452054794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2149.48487837">
                <text:p>42149.48487837</text:p>
              </table:table-cell>
              <table:table-cell office:value-type="float" office:value="35636.7123287671">
                <text:p>35636.712328767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2184.1282905988">
                <text:p>42184.1282905988</text:p>
              </table:table-cell>
              <table:table-cell office:value-type="float" office:value="35653.9726027397">
                <text:p>35653.972602739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2218.800176865">
                <text:p>42218.800176865</text:p>
              </table:table-cell>
              <table:table-cell office:value-type="float" office:value="35671.2328767123">
                <text:p>35671.232876712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2253.500560572">
                <text:p>42253.500560572</text:p>
              </table:table-cell>
              <table:table-cell office:value-type="float" office:value="35688.4931506849">
                <text:p>35688.493150684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2288.2294651424">
                <text:p>42288.2294651424</text:p>
              </table:table-cell>
              <table:table-cell office:value-type="float" office:value="35705.7534246575">
                <text:p>35705.753424657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2322.9869140178">
                <text:p>42322.9869140178</text:p>
              </table:table-cell>
              <table:table-cell office:value-type="float" office:value="35723.0136986301">
                <text:p>35723.013698630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2357.7729306595">
                <text:p>42357.7729306595</text:p>
              </table:table-cell>
              <table:table-cell office:value-type="float" office:value="35740.2739726027">
                <text:p>35740.273972602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2392.5875385477">
                <text:p>42392.5875385477</text:p>
              </table:table-cell>
              <table:table-cell office:value-type="float" office:value="35757.5342465753">
                <text:p>35757.534246575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2427.4307611821">
                <text:p>42427.4307611821</text:p>
              </table:table-cell>
              <table:table-cell office:value-type="float" office:value="35774.7945205479">
                <text:p>35774.794520547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2462.3026220817">
                <text:p>42462.3026220817</text:p>
              </table:table-cell>
              <table:table-cell office:value-type="float" office:value="35792.0547945205">
                <text:p>35792.054794520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2497.2031447848">
                <text:p>42497.2031447848</text:p>
              </table:table-cell>
              <table:table-cell office:value-type="float" office:value="35809.3150684932">
                <text:p>35809.315068493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2532.132352849">
                <text:p>42532.132352849</text:p>
              </table:table-cell>
              <table:table-cell office:value-type="float" office:value="35826.5753424658">
                <text:p>35826.575342465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2567.0902698514">
                <text:p>42567.0902698514</text:p>
              </table:table-cell>
              <table:table-cell office:value-type="float" office:value="35843.8356164384">
                <text:p>35843.835616438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2602.0769193882">
                <text:p>42602.0769193882</text:p>
              </table:table-cell>
              <table:table-cell office:value-type="float" office:value="35861.095890411">
                <text:p>35861.09589041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2637.0923250754">
                <text:p>42637.0923250754</text:p>
              </table:table-cell>
              <table:table-cell office:value-type="float" office:value="35878.3561643836">
                <text:p>35878.356164383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2672.1365105481">
                <text:p>42672.1365105481</text:p>
              </table:table-cell>
              <table:table-cell office:value-type="float" office:value="35895.6164383562">
                <text:p>35895.616438356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2707.2094994608">
                <text:p>42707.2094994608</text:p>
              </table:table-cell>
              <table:table-cell office:value-type="float" office:value="35912.8767123288">
                <text:p>35912.876712328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2742.3113154878">
                <text:p>42742.3113154878</text:p>
              </table:table-cell>
              <table:table-cell office:value-type="float" office:value="35930.1369863014">
                <text:p>35930.136986301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2777.4419823224">
                <text:p>42777.4419823224</text:p>
              </table:table-cell>
              <table:table-cell office:value-type="float" office:value="35947.397260274">
                <text:p>35947.39726027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2812.6015236778">
                <text:p>42812.6015236778</text:p>
              </table:table-cell>
              <table:table-cell office:value-type="float" office:value="35964.6575342466">
                <text:p>35964.657534246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2847.7899632863">
                <text:p>42847.7899632863</text:p>
              </table:table-cell>
              <table:table-cell office:value-type="float" office:value="35981.9178082192">
                <text:p>35981.917808219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2883.0073248999">
                <text:p>42883.0073248999</text:p>
              </table:table-cell>
              <table:table-cell office:value-type="float" office:value="35999.1780821918">
                <text:p>35999.178082191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2918.2536322903">
                <text:p>42918.2536322903</text:p>
              </table:table-cell>
              <table:table-cell office:value-type="float" office:value="36016.4383561644">
                <text:p>36016.438356164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2953.5289092483">
                <text:p>42953.5289092483</text:p>
              </table:table-cell>
              <table:table-cell office:value-type="float" office:value="36033.698630137">
                <text:p>36033.69863013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2988.8331795847">
                <text:p>42988.8331795847</text:p>
              </table:table-cell>
              <table:table-cell office:value-type="float" office:value="36050.9589041096">
                <text:p>36050.958904109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3024.1664671295">
                <text:p>43024.1664671295</text:p>
              </table:table-cell>
              <table:table-cell office:value-type="float" office:value="36068.2191780822">
                <text:p>36068.219178082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3059.5287957327">
                <text:p>43059.5287957327</text:p>
              </table:table-cell>
              <table:table-cell office:value-type="float" office:value="36085.4794520548">
                <text:p>36085.479452054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3094.9201892634">
                <text:p>43094.9201892634</text:p>
              </table:table-cell>
              <table:table-cell office:value-type="float" office:value="36102.7397260274">
                <text:p>36102.739726027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3130.3406716107">
                <text:p>43130.3406716107</text:p>
              </table:table-cell>
              <table:table-cell office:value-type="float" office:value="36120">
                <text:p>3612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3165.7902666833">
                <text:p>43165.7902666833</text:p>
              </table:table-cell>
              <table:table-cell office:value-type="float" office:value="36137.2602739726">
                <text:p>36137.260273972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3201.2689984093">
                <text:p>43201.2689984093</text:p>
              </table:table-cell>
              <table:table-cell office:value-type="float" office:value="36154.5205479452">
                <text:p>36154.520547945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3236.7768907368">
                <text:p>43236.7768907368</text:p>
              </table:table-cell>
              <table:table-cell office:value-type="float" office:value="36171.7808219178">
                <text:p>36171.780821917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3272.3139676333">
                <text:p>43272.3139676333</text:p>
              </table:table-cell>
              <table:table-cell office:value-type="float" office:value="36189.0410958904">
                <text:p>36189.041095890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3307.8802530861">
                <text:p>43307.8802530861</text:p>
              </table:table-cell>
              <table:table-cell office:value-type="float" office:value="36206.301369863">
                <text:p>36206.30136986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3343.4757711024">
                <text:p>43343.4757711024</text:p>
              </table:table-cell>
              <table:table-cell office:value-type="float" office:value="36223.5616438356">
                <text:p>36223.561643835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3379.1005457088">
                <text:p>43379.1005457088</text:p>
              </table:table-cell>
              <table:table-cell office:value-type="float" office:value="36240.8219178082">
                <text:p>36240.821917808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3414.7546009518">
                <text:p>43414.7546009518</text:p>
              </table:table-cell>
              <table:table-cell office:value-type="float" office:value="36258.0821917808">
                <text:p>36258.082191780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3450.4379608978">
                <text:p>43450.4379608978</text:p>
              </table:table-cell>
              <table:table-cell office:value-type="float" office:value="36275.3424657534">
                <text:p>36275.342465753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3486.1506496328">
                <text:p>43486.1506496328</text:p>
              </table:table-cell>
              <table:table-cell office:value-type="float" office:value="36292.602739726">
                <text:p>36292.60273972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3521.8926912626">
                <text:p>43521.8926912626</text:p>
              </table:table-cell>
              <table:table-cell office:value-type="float" office:value="36309.8630136986">
                <text:p>36309.863013698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3557.664109913">
                <text:p>43557.664109913</text:p>
              </table:table-cell>
              <table:table-cell office:value-type="float" office:value="36327.1232876712">
                <text:p>36327.123287671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3593.4649297293">
                <text:p>43593.4649297293</text:p>
              </table:table-cell>
              <table:table-cell office:value-type="float" office:value="36344.3835616438">
                <text:p>36344.383561643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3629.2951748771">
                <text:p>43629.2951748771</text:p>
              </table:table-cell>
              <table:table-cell office:value-type="float" office:value="36361.6438356164">
                <text:p>36361.643835616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3665.1548695413">
                <text:p>43665.1548695413</text:p>
              </table:table-cell>
              <table:table-cell office:value-type="float" office:value="36378.904109589">
                <text:p>36378.90410958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3701.0440379273">
                <text:p>43701.0440379273</text:p>
              </table:table-cell>
              <table:table-cell office:value-type="float" office:value="36396.1643835616">
                <text:p>36396.164383561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3736.9627042598">
                <text:p>43736.9627042598</text:p>
              </table:table-cell>
              <table:table-cell office:value-type="float" office:value="36413.4246575342">
                <text:p>36413.424657534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3772.9108927838">
                <text:p>43772.9108927838</text:p>
              </table:table-cell>
              <table:table-cell office:value-type="float" office:value="36430.6849315068">
                <text:p>36430.684931506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3808.8886277642">
                <text:p>43808.8886277642</text:p>
              </table:table-cell>
              <table:table-cell office:value-type="float" office:value="36447.9452054795">
                <text:p>36447.945205479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3844.8959334857">
                <text:p>43844.8959334857</text:p>
              </table:table-cell>
              <table:table-cell office:value-type="float" office:value="36465.205479452">
                <text:p>36465.20547945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3880.9328342529">
                <text:p>43880.9328342529</text:p>
              </table:table-cell>
              <table:table-cell office:value-type="float" office:value="36482.4657534247">
                <text:p>36482.465753424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3916.9993543907">
                <text:p>43916.9993543907</text:p>
              </table:table-cell>
              <table:table-cell office:value-type="float" office:value="36499.7260273973">
                <text:p>36499.726027397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3953.0955182436">
                <text:p>43953.0955182436</text:p>
              </table:table-cell>
              <table:table-cell office:value-type="float" office:value="36516.9863013699">
                <text:p>36516.986301369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3989.2213501764">
                <text:p>43989.2213501764</text:p>
              </table:table-cell>
              <table:table-cell office:value-type="float" office:value="36534.2465753425">
                <text:p>36534.246575342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4025.3768745738">
                <text:p>44025.3768745738</text:p>
              </table:table-cell>
              <table:table-cell office:value-type="float" office:value="36551.5068493151">
                <text:p>36551.506849315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4061.5621158406">
                <text:p>44061.5621158406</text:p>
              </table:table-cell>
              <table:table-cell office:value-type="float" office:value="36568.7671232877">
                <text:p>36568.767123287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4097.7770984015">
                <text:p>44097.7770984015</text:p>
              </table:table-cell>
              <table:table-cell office:value-type="float" office:value="36586.0273972603">
                <text:p>36586.027397260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4134.0218467016">
                <text:p>44134.0218467016</text:p>
              </table:table-cell>
              <table:table-cell office:value-type="float" office:value="36603.2876712329">
                <text:p>36603.287671232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4170.2963852057">
                <text:p>44170.2963852057</text:p>
              </table:table-cell>
              <table:table-cell office:value-type="float" office:value="36620.5479452055">
                <text:p>36620.547945205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4206.600738399">
                <text:p>44206.600738399</text:p>
              </table:table-cell>
              <table:table-cell office:value-type="float" office:value="36637.8082191781">
                <text:p>36637.808219178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4242.9349307868">
                <text:p>44242.9349307868</text:p>
              </table:table-cell>
              <table:table-cell office:value-type="float" office:value="36655.0684931507">
                <text:p>36655.068493150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4279.2989868943">
                <text:p>44279.2989868943</text:p>
              </table:table-cell>
              <table:table-cell office:value-type="float" office:value="36672.3287671233">
                <text:p>36672.328767123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4315.6929312671">
                <text:p>44315.6929312671</text:p>
              </table:table-cell>
              <table:table-cell office:value-type="float" office:value="36689.5890410959">
                <text:p>36689.589041095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4352.1167884708">
                <text:p>44352.1167884708</text:p>
              </table:table-cell>
              <table:table-cell office:value-type="float" office:value="36706.8493150685">
                <text:p>36706.849315068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4388.5705830915">
                <text:p>44388.5705830915</text:p>
              </table:table-cell>
              <table:table-cell office:value-type="float" office:value="36724.1095890411">
                <text:p>36724.109589041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4425.0543397351">
                <text:p>44425.0543397351</text:p>
              </table:table-cell>
              <table:table-cell office:value-type="float" office:value="36741.3698630137">
                <text:p>36741.369863013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4461.5680830281">
                <text:p>44461.5680830281</text:p>
              </table:table-cell>
              <table:table-cell office:value-type="float" office:value="36758.6301369863">
                <text:p>36758.630136986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4498.1118376169">
                <text:p>44498.1118376169</text:p>
              </table:table-cell>
              <table:table-cell office:value-type="float" office:value="36775.8904109589">
                <text:p>36775.890410958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4534.6856281683">
                <text:p>44534.6856281683</text:p>
              </table:table-cell>
              <table:table-cell office:value-type="float" office:value="36793.1506849315">
                <text:p>36793.150684931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4571.2894793696">
                <text:p>44571.2894793696</text:p>
              </table:table-cell>
              <table:table-cell office:value-type="float" office:value="36810.4109589041">
                <text:p>36810.410958904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4607.9234159279">
                <text:p>44607.9234159279</text:p>
              </table:table-cell>
              <table:table-cell office:value-type="float" office:value="36827.6712328767">
                <text:p>36827.671232876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4644.5874625712">
                <text:p>44644.5874625712</text:p>
              </table:table-cell>
              <table:table-cell office:value-type="float" office:value="36844.9315068493">
                <text:p>36844.931506849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4681.2816440473">
                <text:p>44681.2816440473</text:p>
              </table:table-cell>
              <table:table-cell office:value-type="float" office:value="36862.1917808219">
                <text:p>36862.191780821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4718.0059851246">
                <text:p>44718.0059851246</text:p>
              </table:table-cell>
              <table:table-cell office:value-type="float" office:value="36879.4520547945">
                <text:p>36879.452054794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4754.7605105918">
                <text:p>44754.7605105918</text:p>
              </table:table-cell>
              <table:table-cell office:value-type="float" office:value="36896.7123287671">
                <text:p>36896.712328767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4791.545245258">
                <text:p>44791.545245258</text:p>
              </table:table-cell>
              <table:table-cell office:value-type="float" office:value="36913.9726027397">
                <text:p>36913.972602739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4828.3602139528">
                <text:p>44828.3602139528</text:p>
              </table:table-cell>
              <table:table-cell office:value-type="float" office:value="36931.2328767123">
                <text:p>36931.232876712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4865.2054415259">
                <text:p>44865.2054415259</text:p>
              </table:table-cell>
              <table:table-cell office:value-type="float" office:value="36948.4931506849">
                <text:p>36948.493150684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4902.0809528477">
                <text:p>44902.0809528477</text:p>
              </table:table-cell>
              <table:table-cell office:value-type="float" office:value="36965.7534246575">
                <text:p>36965.753424657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4938.9867728089">
                <text:p>44938.9867728089</text:p>
              </table:table-cell>
              <table:table-cell office:value-type="float" office:value="36983.0136986301">
                <text:p>36983.013698630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4975.9229263208">
                <text:p>44975.9229263208</text:p>
              </table:table-cell>
              <table:table-cell office:value-type="float" office:value="37000.2739726027">
                <text:p>37000.273972602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5012.889438315">
                <text:p>45012.889438315</text:p>
              </table:table-cell>
              <table:table-cell office:value-type="float" office:value="37017.5342465753">
                <text:p>37017.534246575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5049.8863337438">
                <text:p>45049.8863337438</text:p>
              </table:table-cell>
              <table:table-cell office:value-type="float" office:value="37034.7945205479">
                <text:p>37034.794520547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5086.9136375797">
                <text:p>45086.9136375797</text:p>
              </table:table-cell>
              <table:table-cell office:value-type="float" office:value="37052.0547945205">
                <text:p>37052.054794520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5123.9713748161">
                <text:p>45123.9713748161</text:p>
              </table:table-cell>
              <table:table-cell office:value-type="float" office:value="37069.3150684932">
                <text:p>37069.315068493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5161.0595704666">
                <text:p>45161.0595704666</text:p>
              </table:table-cell>
              <table:table-cell office:value-type="float" office:value="37086.5753424657">
                <text:p>37086.575342465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5198.1782495657">
                <text:p>45198.1782495657</text:p>
              </table:table-cell>
              <table:table-cell office:value-type="float" office:value="37103.8356164384">
                <text:p>37103.835616438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5235.327437168">
                <text:p>45235.327437168</text:p>
              </table:table-cell>
              <table:table-cell office:value-type="float" office:value="37121.095890411">
                <text:p>37121.09589041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5272.5071583493">
                <text:p>45272.5071583493</text:p>
              </table:table-cell>
              <table:table-cell office:value-type="float" office:value="37138.3561643836">
                <text:p>37138.356164383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5309.7174382055">
                <text:p>45309.7174382055</text:p>
              </table:table-cell>
              <table:table-cell office:value-type="float" office:value="37155.6164383562">
                <text:p>37155.616438356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5346.9583018533">
                <text:p>45346.9583018533</text:p>
              </table:table-cell>
              <table:table-cell office:value-type="float" office:value="37172.8767123288">
                <text:p>37172.876712328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5384.2297744302">
                <text:p>45384.2297744302</text:p>
              </table:table-cell>
              <table:table-cell office:value-type="float" office:value="37190.1369863014">
                <text:p>37190.136986301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5421.5318810941">
                <text:p>45421.5318810941</text:p>
              </table:table-cell>
              <table:table-cell office:value-type="float" office:value="37207.397260274">
                <text:p>37207.39726027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5458.8646470237">
                <text:p>45458.8646470237</text:p>
              </table:table-cell>
              <table:table-cell office:value-type="float" office:value="37224.6575342466">
                <text:p>37224.657534246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5496.2280974186">
                <text:p>45496.2280974186</text:p>
              </table:table-cell>
              <table:table-cell office:value-type="float" office:value="37241.9178082192">
                <text:p>37241.917808219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5533.6222574986">
                <text:p>45533.6222574986</text:p>
              </table:table-cell>
              <table:table-cell office:value-type="float" office:value="37259.1780821918">
                <text:p>37259.178082191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5571.0471525048">
                <text:p>45571.0471525048</text:p>
              </table:table-cell>
              <table:table-cell office:value-type="float" office:value="37276.4383561644">
                <text:p>37276.438356164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5608.5028076986">
                <text:p>45608.5028076986</text:p>
              </table:table-cell>
              <table:table-cell office:value-type="float" office:value="37293.698630137">
                <text:p>37293.69863013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5645.9892483625">
                <text:p>45645.9892483625</text:p>
              </table:table-cell>
              <table:table-cell office:value-type="float" office:value="37310.9589041096">
                <text:p>37310.958904109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5683.5064997995">
                <text:p>45683.5064997995</text:p>
              </table:table-cell>
              <table:table-cell office:value-type="float" office:value="37328.2191780822">
                <text:p>37328.219178082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5721.0545873336">
                <text:p>45721.0545873336</text:p>
              </table:table-cell>
              <table:table-cell office:value-type="float" office:value="37345.4794520548">
                <text:p>37345.479452054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5758.6335363095">
                <text:p>45758.6335363095</text:p>
              </table:table-cell>
              <table:table-cell office:value-type="float" office:value="37362.7397260274">
                <text:p>37362.739726027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5796.2433720927">
                <text:p>45796.2433720927</text:p>
              </table:table-cell>
              <table:table-cell office:value-type="float" office:value="37380">
                <text:p>3738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5833.8841200698">
                <text:p>45833.8841200698</text:p>
              </table:table-cell>
              <table:table-cell office:value-type="float" office:value="37397.2602739726">
                <text:p>37397.260273972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5871.5558056479">
                <text:p>45871.5558056479</text:p>
              </table:table-cell>
              <table:table-cell office:value-type="float" office:value="37414.5205479452">
                <text:p>37414.520547945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5909.2584542553">
                <text:p>45909.2584542553</text:p>
              </table:table-cell>
              <table:table-cell office:value-type="float" office:value="37431.7808219178">
                <text:p>37431.780821917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5946.992091341">
                <text:p>45946.992091341</text:p>
              </table:table-cell>
              <table:table-cell office:value-type="float" office:value="37449.0410958904">
                <text:p>37449.041095890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5984.756742375">
                <text:p>45984.756742375</text:p>
              </table:table-cell>
              <table:table-cell office:value-type="float" office:value="37466.301369863">
                <text:p>37466.30136986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6022.5524328482">
                <text:p>46022.5524328482</text:p>
              </table:table-cell>
              <table:table-cell office:value-type="float" office:value="37483.5616438356">
                <text:p>37483.561643835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6060.3791882724">
                <text:p>46060.3791882724</text:p>
              </table:table-cell>
              <table:table-cell office:value-type="float" office:value="37500.8219178082">
                <text:p>37500.821917808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6098.2370341806">
                <text:p>46098.2370341806</text:p>
              </table:table-cell>
              <table:table-cell office:value-type="float" office:value="37518.0821917808">
                <text:p>37518.082191780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6136.1259961265">
                <text:p>46136.1259961265</text:p>
              </table:table-cell>
              <table:table-cell office:value-type="float" office:value="37535.3424657534">
                <text:p>37535.342465753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6174.046099685">
                <text:p>46174.046099685</text:p>
              </table:table-cell>
              <table:table-cell office:value-type="float" office:value="37552.602739726">
                <text:p>37552.60273972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6211.9973704518">
                <text:p>46211.9973704518</text:p>
              </table:table-cell>
              <table:table-cell office:value-type="float" office:value="37569.8630136986">
                <text:p>37569.863013698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6249.979834044">
                <text:p>46249.979834044</text:p>
              </table:table-cell>
              <table:table-cell office:value-type="float" office:value="37587.1232876712">
                <text:p>37587.123287671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6287.9935160994">
                <text:p>46287.9935160994</text:p>
              </table:table-cell>
              <table:table-cell office:value-type="float" office:value="37604.3835616438">
                <text:p>37604.383561643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6326.038442277">
                <text:p>46326.038442277</text:p>
              </table:table-cell>
              <table:table-cell office:value-type="float" office:value="37621.6438356164">
                <text:p>37621.643835616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6364.1146382569">
                <text:p>46364.1146382569</text:p>
              </table:table-cell>
              <table:table-cell office:value-type="float" office:value="37638.904109589">
                <text:p>37638.90410958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6402.2221297404">
                <text:p>46402.2221297404</text:p>
              </table:table-cell>
              <table:table-cell office:value-type="float" office:value="37656.1643835616">
                <text:p>37656.164383561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6440.3609424498">
                <text:p>46440.3609424498</text:p>
              </table:table-cell>
              <table:table-cell office:value-type="float" office:value="37673.4246575342">
                <text:p>37673.424657534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6478.5311021285">
                <text:p>46478.5311021285</text:p>
              </table:table-cell>
              <table:table-cell office:value-type="float" office:value="37690.6849315069">
                <text:p>37690.684931506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6516.7326345412">
                <text:p>46516.7326345412</text:p>
              </table:table-cell>
              <table:table-cell office:value-type="float" office:value="37707.9452054795">
                <text:p>37707.945205479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6554.9655654737">
                <text:p>46554.9655654737</text:p>
              </table:table-cell>
              <table:table-cell office:value-type="float" office:value="37725.2054794521">
                <text:p>37725.205479452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6593.229920733">
                <text:p>46593.229920733</text:p>
              </table:table-cell>
              <table:table-cell office:value-type="float" office:value="37742.4657534247">
                <text:p>37742.465753424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6631.5257261473">
                <text:p>46631.5257261473</text:p>
              </table:table-cell>
              <table:table-cell office:value-type="float" office:value="37759.7260273973">
                <text:p>37759.726027397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6669.8530075661">
                <text:p>46669.8530075661</text:p>
              </table:table-cell>
              <table:table-cell office:value-type="float" office:value="37776.9863013699">
                <text:p>37776.986301369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6708.21179086">
                <text:p>46708.21179086</text:p>
              </table:table-cell>
              <table:table-cell office:value-type="float" office:value="37794.2465753425">
                <text:p>37794.246575342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6746.6021019209">
                <text:p>46746.6021019209</text:p>
              </table:table-cell>
              <table:table-cell office:value-type="float" office:value="37811.5068493151">
                <text:p>37811.506849315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6785.0239666622">
                <text:p>46785.0239666622</text:p>
              </table:table-cell>
              <table:table-cell office:value-type="float" office:value="37828.7671232877">
                <text:p>37828.767123287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6823.4774110184">
                <text:p>46823.4774110184</text:p>
              </table:table-cell>
              <table:table-cell office:value-type="float" office:value="37846.0273972603">
                <text:p>37846.027397260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6861.9624609453">
                <text:p>46861.9624609453</text:p>
              </table:table-cell>
              <table:table-cell office:value-type="float" office:value="37863.2876712329">
                <text:p>37863.287671232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6900.47914242">
                <text:p>46900.47914242</text:p>
              </table:table-cell>
              <table:table-cell office:value-type="float" office:value="37880.5479452055">
                <text:p>37880.547945205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6939.0274814412">
                <text:p>46939.0274814412</text:p>
              </table:table-cell>
              <table:table-cell office:value-type="float" office:value="37897.8082191781">
                <text:p>37897.808219178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6977.6075040287">
                <text:p>46977.6075040287</text:p>
              </table:table-cell>
              <table:table-cell office:value-type="float" office:value="37915.0684931507">
                <text:p>37915.068493150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7016.2192362238">
                <text:p>47016.2192362238</text:p>
              </table:table-cell>
              <table:table-cell office:value-type="float" office:value="37932.3287671233">
                <text:p>37932.328767123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7054.8627040892">
                <text:p>47054.8627040892</text:p>
              </table:table-cell>
              <table:table-cell office:value-type="float" office:value="37949.5890410959">
                <text:p>37949.589041095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7093.537933709">
                <text:p>47093.537933709</text:p>
              </table:table-cell>
              <table:table-cell office:value-type="float" office:value="37966.8493150685">
                <text:p>37966.849315068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7132.2449511887">
                <text:p>47132.2449511887</text:p>
              </table:table-cell>
              <table:table-cell office:value-type="float" office:value="37984.1095890411">
                <text:p>37984.109589041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7170.9837826555">
                <text:p>47170.9837826555</text:p>
              </table:table-cell>
              <table:table-cell office:value-type="float" office:value="38001.3698630137">
                <text:p>38001.369863013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7209.7544542576">
                <text:p>47209.7544542576</text:p>
              </table:table-cell>
              <table:table-cell office:value-type="float" office:value="38018.6301369863">
                <text:p>38018.630136986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7248.5569921653">
                <text:p>47248.5569921653</text:p>
              </table:table-cell>
              <table:table-cell office:value-type="float" office:value="38035.8904109589">
                <text:p>38035.890410958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7287.3914225698">
                <text:p>47287.3914225698</text:p>
              </table:table-cell>
              <table:table-cell office:value-type="float" office:value="38053.1506849315">
                <text:p>38053.150684931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7326.2577716842">
                <text:p>47326.2577716842</text:p>
              </table:table-cell>
              <table:table-cell office:value-type="float" office:value="38070.4109589041">
                <text:p>38070.410958904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7365.1560657431">
                <text:p>47365.1560657431</text:p>
              </table:table-cell>
              <table:table-cell office:value-type="float" office:value="38087.6712328767">
                <text:p>38087.671232876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7404.0863310026">
                <text:p>47404.0863310026</text:p>
              </table:table-cell>
              <table:table-cell office:value-type="float" office:value="38104.9315068493">
                <text:p>38104.931506849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7443.0485937405">
                <text:p>47443.0485937405</text:p>
              </table:table-cell>
              <table:table-cell office:value-type="float" office:value="38122.1917808219">
                <text:p>38122.191780821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7482.0428802559">
                <text:p>47482.0428802559</text:p>
              </table:table-cell>
              <table:table-cell office:value-type="float" office:value="38139.4520547945">
                <text:p>38139.452054794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7521.0692168698">
                <text:p>47521.0692168698</text:p>
              </table:table-cell>
              <table:table-cell office:value-type="float" office:value="38156.7123287671">
                <text:p>38156.712328767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7560.1276299247">
                <text:p>47560.1276299247</text:p>
              </table:table-cell>
              <table:table-cell office:value-type="float" office:value="38173.9726027397">
                <text:p>38173.97260273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